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7"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8"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4" style:family="paragraph" style:parent-style-name="Text_20_body">
      <style:paragraph-properties fo:margin-left="0cm" fo:margin-right="0cm" fo:text-align="justify" style:justify-single-word="false" fo:text-indent="0.499cm" style:auto-text-indent="false"/>
      <style:text-properties fo:color="#6666ff" fo:language="uk" fo:country="UA"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3"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4"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5"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64"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65"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66"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67" style:family="paragraph" style:parent-style-name="Text_20_body">
      <style:paragraph-properties fo:margin-left="0cm" fo:margin-right="0cm" fo:text-align="justify" style:justify-single-word="false" fo:text-indent="0.499cm" style:auto-text-indent="false"/>
      <style:text-properties fo:color="#0000ff"/>
    </style:style>
    <style:style style:name="P68" style:family="paragraph" style:parent-style-name="Text_20_body">
      <style:paragraph-properties fo:margin-left="0cm" fo:margin-right="0cm" fo:text-align="justify" style:justify-single-word="false" fo:text-indent="0.499cm"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71"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72"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74" style:family="paragraph" style:parent-style-name="Text_20_body">
      <style:paragraph-properties fo:margin-left="0cm" fo:margin-right="0cm" fo:text-align="end" style:justify-single-word="false" fo:text-indent="0.499cm" style:auto-text-indent="false"/>
    </style:style>
    <style:style style:name="P75"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7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77"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7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7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8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8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8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8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8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8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8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88"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89"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90"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91"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2"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9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9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9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9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8"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italic" fo:font-weight="normal" fo:background-color="transparent" style:font-style-asian="italic" style:font-weight-asian="normal" style:font-style-complex="italic" style:font-weight-complex="normal"/>
    </style:style>
    <style:style style:name="P104"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5"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06" style:family="paragraph" style:parent-style-name="Standard">
      <style:paragraph-properties fo:margin-left="0cm" fo:margin-right="0cm" fo:text-align="justify" style:justify-single-word="false" fo:text-indent="0.499cm" style:auto-text-indent="false"/>
      <style:text-properties fo:language="ru" fo:country="RU"/>
    </style:style>
    <style:style style:name="P107"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style:style>
    <style:style style:name="P108"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9"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0"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fo:color="#800000" fo:language="ru" fo:country="RU" fo:font-style="normal" fo:font-weight="normal" fo:background-color="transparent" style:font-style-asian="normal" style:font-weight-asian="normal" style:font-style-complex="normal" style:font-weight-complex="normal"/>
    </style:style>
    <style:style style:name="P111" style:family="paragraph" style:parent-style-name="Text_20_body">
      <style:paragraph-properties fo:text-align="justify" style:justify-single-word="false"/>
    </style:style>
    <style:style style:name="P112"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13" style:family="paragraph" style:parent-style-name="Text_20_body">
      <style:text-properties fo:language="ru" fo:country="RU"/>
    </style:style>
    <style:style style:name="P114" style:family="paragraph" style:parent-style-name="Text_20_body">
      <style:text-properties fo:language="en" fo:country="US"/>
    </style:style>
    <style:style style:name="P115" style:family="paragraph" style:parent-style-name="Text_20_body">
      <style:paragraph-properties fo:background-color="#eeeeee">
        <style:background-image/>
      </style:paragraph-properties>
    </style:style>
    <style:style style:name="P116" style:family="paragraph" style:parent-style-name="Text_20_body">
      <style:paragraph-properties fo:background-color="#eeeeee">
        <style:background-image/>
      </style:paragraph-properties>
      <style:text-properties fo:language="ru" fo:country="RU"/>
    </style:style>
    <style:style style:name="P117" style:family="paragraph" style:parent-style-name="Text_20_body">
      <style:paragraph-properties fo:text-align="justify" style:justify-single-word="false" fo:background-color="#eeeeee">
        <style:background-image/>
      </style:paragraph-properties>
      <style:text-properties fo:language="ru" fo:country="RU"/>
    </style:style>
    <style:style style:name="P118" style:family="paragraph" style:parent-style-name="Text_20_body">
      <style:paragraph-properties fo:background-color="#eeeeee">
        <style:background-image/>
      </style:paragraph-properties>
      <style:text-properties fo:language="en" fo:country="US"/>
    </style:style>
    <style:style style:name="P119" style:family="paragraph" style:parent-style-name="First_20_line_20_indent">
      <style:paragraph-properties fo:background-color="#eeeeee">
        <style:background-image/>
      </style:paragraph-properties>
      <style:text-properties fo:language="ru" fo:country="RU"/>
    </style:style>
    <style:style style:name="P120"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21" style:family="paragraph" style:parent-style-name="Text_20_body">
      <style:paragraph-properties fo:margin-left="0cm" fo:margin-right="0cm" fo:text-align="justify" style:justify-single-word="false" fo:text-indent="0cm" style:auto-text-indent="false"/>
    </style:style>
    <style:style style:name="P122"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23" style:family="paragraph" style:parent-style-name="Text_20_body">
      <style:paragraph-properties fo:margin-left="0cm" fo:margin-right="0cm" fo:text-align="center" style:justify-single-word="false" fo:text-indent="0cm" style:auto-text-indent="false"/>
    </style:style>
    <style:style style:name="P124"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25"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6" style:family="paragraph" style:parent-style-name="Text_20_body">
      <style:paragraph-properties fo:margin-left="0cm" fo:margin-right="0cm" fo:text-align="justify" style:justify-single-word="false" fo:text-indent="0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27"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2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29"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30"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31"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32"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33"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34"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35" style:family="paragraph" style:parent-style-name="Footnote">
      <style:paragraph-properties fo:margin-left="0cm" fo:margin-right="0cm" fo:text-indent="0cm" style:auto-text-indent="false"/>
      <style:text-properties fo:language="en" fo:country="US"/>
    </style:style>
    <style:style style:name="P136" style:family="paragraph" style:parent-style-name="Footnote">
      <style:text-properties fo:language="en" fo:country="US"/>
    </style:style>
    <style:style style:name="P137" style:family="paragraph" style:parent-style-name="Footnote">
      <style:text-properties fo:language="ru" fo:country="RU"/>
    </style:style>
    <style:style style:name="P138" style:family="paragraph" style:parent-style-name="Footnote">
      <style:text-properties style:use-window-font-color="true" fo:language="ru" fo:country="RU"/>
    </style:style>
    <style:style style:name="P13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4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4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4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4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4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4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46"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47" style:family="paragraph" style:parent-style-name="Standard">
      <style:text-properties fo:font-style="italic" style:font-style-asian="italic" style:font-style-complex="italic"/>
    </style:style>
    <style:style style:name="P148" style:family="paragraph" style:parent-style-name="Heading_20_1">
      <style:paragraph-properties fo:margin-left="0cm" fo:margin-right="0cm" fo:text-align="center" style:justify-single-word="false" fo:text-indent="0.499cm" style:auto-text-indent="false"/>
    </style:style>
    <style:style style:name="P149" style:family="paragraph" style:parent-style-name="Heading_20_1">
      <style:paragraph-properties fo:background-color="#eeeeee">
        <style:background-image/>
      </style:paragraph-properties>
    </style:style>
    <style:style style:name="P150" style:family="paragraph" style:parent-style-name="Heading_20_2">
      <style:text-properties fo:language="en" fo:country="US"/>
    </style:style>
    <style:style style:name="P151" style:family="paragraph" style:parent-style-name="Heading_20_2">
      <style:text-properties fo:language="ru" fo:country="RU"/>
    </style:style>
    <style:style style:name="P152" style:family="paragraph" style:parent-style-name="Heading_20_2">
      <style:paragraph-properties fo:text-align="justify" style:justify-single-word="false"/>
    </style:style>
    <style:style style:name="P153" style:family="paragraph" style:parent-style-name="Heading_20_2">
      <style:paragraph-properties fo:background-color="#eeeeee">
        <style:background-image/>
      </style:paragraph-properties>
    </style:style>
    <style:style style:name="P154" style:family="paragraph" style:parent-style-name="Heading_20_2">
      <style:paragraph-properties fo:background-color="#eeeeee">
        <style:background-image/>
      </style:paragraph-properties>
      <style:text-properties fo:language="ru" fo:country="RU"/>
    </style:style>
    <style:style style:name="P155"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56" style:family="paragraph" style:parent-style-name="Text_20_body" style:list-style-name="L1">
      <style:paragraph-properties fo:text-align="justify" style:justify-single-word="false"/>
    </style:style>
    <style:style style:name="P157" style:family="paragraph" style:parent-style-name="Text_20_body" style:list-style-name="L1">
      <style:paragraph-properties fo:text-align="justify" style:justify-single-word="false"/>
      <style:text-properties fo:language="ru" fo:country="RU"/>
    </style:style>
    <style:style style:name="P158" style:family="paragraph" style:parent-style-name="Text_20_body" style:list-style-name="L2">
      <style:paragraph-properties fo:text-align="justify" style:justify-single-word="false"/>
      <style:text-properties fo:language="ru" fo:country="RU"/>
    </style:style>
    <style:style style:name="P159" style:family="paragraph" style:parent-style-name="Text_20_body" style:list-style-name="L3">
      <style:text-properties fo:language="ru" fo:country="RU"/>
    </style:style>
    <style:style style:name="P160" style:family="paragraph" style:parent-style-name="Text_20_body" style:list-style-name="L3">
      <style:text-properties fo:language="ru" fo:country="RU" fo:background-color="#ffff00"/>
    </style:style>
    <style:style style:name="P161"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62"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63"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64"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65"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66"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ru" fo:country="RU" style:text-underline-style="none"/>
    </style:style>
    <style:style style:name="T9" style:family="text">
      <style:text-properties fo:language="en" fo:country="US"/>
    </style:style>
    <style:style style:name="T10" style:family="text">
      <style:text-properties fo:language="en" fo:country="US" fo:font-style="normal" style:font-style-asian="normal" style:font-style-complex="normal"/>
    </style:style>
    <style:style style:name="T11" style:family="text">
      <style:text-properties fo:language="en" fo:country="US" fo:font-style="italic" style:font-style-asian="italic" style:font-style-complex="italic"/>
    </style:style>
    <style:style style:name="T12" style:family="text">
      <style:text-properties fo:language="en" fo:country="US" fo:font-weight="bold" style:font-weight-asian="bold" style:font-weight-complex="bold"/>
    </style:style>
    <style:style style:name="T13" style:family="text">
      <style:text-properties fo:language="en" fo:country="US" fo:font-weight="normal" style:font-weight-asian="normal" style:font-weight-complex="normal"/>
    </style:style>
    <style:style style:name="T14" style:family="text">
      <style:text-properties fo:language="en" fo:country="US" fo:font-weight="normal" fo:background-color="transparent" style:font-weight-asian="normal" style:font-weight-complex="normal" loext:char-shading-value="0"/>
    </style:style>
    <style:style style:name="T15" style:family="text">
      <style:text-properties fo:language="en" fo:country="US" fo:background-color="transparent" loext:char-shading-value="0"/>
    </style:style>
    <style:style style:name="T16" style:family="text">
      <style:text-properties fo:color="#ff3333"/>
    </style:style>
    <style:style style:name="T17" style:family="text">
      <style:text-properties fo:color="#ff3333" fo:language="ru" fo:country="RU"/>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color="#6666ff" fo:language="ru" fo:country="RU"/>
    </style:style>
    <style:style style:name="T22" style:family="text">
      <style:text-properties fo:color="#800000"/>
    </style:style>
    <style:style style:name="T23" style:family="text">
      <style:text-properties fo:color="#800000" fo:language="ru" fo:country="RU"/>
    </style:style>
    <style:style style:name="T24" style:family="text">
      <style:text-properties fo:color="#800000" fo:language="ru" fo:country="RU" fo:font-style="normal" style:font-style-asian="normal" style:font-style-complex="normal"/>
    </style:style>
    <style:style style:name="T25" style:family="text">
      <style:text-properties fo:color="#800000" fo:language="en" fo:country="US"/>
    </style:style>
    <style:style style:name="T26" style:family="text">
      <style:text-properties fo:color="#800000" fo:font-style="normal" fo:font-weight="normal" fo:background-color="transparent" style:font-style-asian="normal" style:font-weight-asian="normal" style:font-style-complex="normal" style:font-weight-complex="normal"/>
    </style:style>
    <style:style style:name="T27" style:family="text">
      <style:text-properties fo:color="#ff6600"/>
    </style:style>
    <style:style style:name="T28" style:family="text">
      <style:text-properties fo:color="#ff6600" fo:language="ru" fo:country="RU"/>
    </style:style>
    <style:style style:name="T29" style:family="text">
      <style:text-properties fo:font-weight="bold" style:font-weight-asian="bold" style:font-weight-complex="bold"/>
    </style:style>
    <style:style style:name="T30" style:family="text">
      <style:text-properties fo:font-weight="bold" fo:background-color="transparent" style:font-weight-asian="bold" style:font-weight-complex="bold" loext:char-shading-value="0"/>
    </style:style>
    <style:style style:name="T31" style:family="text">
      <style:text-properties style:use-window-font-color="true"/>
    </style:style>
    <style:style style:name="T32" style:family="text">
      <style:text-properties style:use-window-font-color="true" fo:language="ru" fo:country="RU"/>
    </style:style>
    <style:style style:name="T33" style:family="text">
      <style:text-properties style:use-window-font-color="true" fo:language="ru" fo:country="RU" fo:font-style="normal" style:font-style-asian="normal" style:font-style-complex="normal"/>
    </style:style>
    <style:style style:name="T34" style:family="text">
      <style:text-properties style:use-window-font-color="true" fo:language="ru" fo:country="RU" fo:font-style="normal" fo:font-weight="normal" style:font-style-asian="normal" style:font-weight-asian="normal" style:font-style-complex="normal" style:font-weight-complex="normal"/>
    </style:style>
    <style:style style:name="T35"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6" style:family="text">
      <style:text-properties style:use-window-font-color="true" fo:language="ru" fo:country="RU" fo:font-style="italic" style:font-style-asian="italic" style:font-style-complex="italic"/>
    </style:style>
    <style:style style:name="T37" style:family="text">
      <style:text-properties style:use-window-font-color="true" fo:language="ru" fo:country="RU" fo:font-style="italic" fo:font-weight="normal" style:font-style-asian="italic" style:font-weight-asian="normal" style:font-style-complex="italic" style:font-weight-complex="normal"/>
    </style:style>
    <style:style style:name="T38" style:family="text">
      <style:text-properties style:use-window-font-color="true" fo:language="ru" fo:country="RU" fo:font-weight="normal" style:font-weight-asian="normal" style:font-weight-complex="normal"/>
    </style:style>
    <style:style style:name="T39" style:family="text">
      <style:text-properties style:use-window-font-color="true" fo:language="ru" fo:country="RU" fo:background-color="transparent" loext:char-shading-value="0"/>
    </style:style>
    <style:style style:name="T40" style:family="text">
      <style:text-properties style:use-window-font-color="true" fo:language="en" fo:country="US"/>
    </style:style>
    <style:style style:name="T41" style:family="text">
      <style:text-properties style:use-window-font-color="true" fo:language="en" fo:country="US" fo:font-style="normal" style:font-style-asian="normal" style:font-style-complex="normal"/>
    </style:style>
    <style:style style:name="T42" style:family="text">
      <style:text-properties style:use-window-font-color="true" fo:language="en" fo:country="US" fo:font-style="normal" fo:background-color="transparent" style:font-style-asian="normal" style:font-style-complex="normal" loext:char-shading-value="0"/>
    </style:style>
    <style:style style:name="T43" style:family="text">
      <style:text-properties style:use-window-font-color="true" fo:language="en" fo:country="US" fo:font-style="normal" fo:font-weight="normal" style:font-style-asian="normal" style:font-weight-asian="normal" style:font-style-complex="normal" style:font-weight-complex="normal"/>
    </style:style>
    <style:style style:name="T44" style:family="text">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T45"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6" style:family="text">
      <style:text-properties style:use-window-font-color="true" fo:language="en" fo:country="US" fo:font-weight="normal" style:font-weight-asian="normal" style:font-weight-complex="normal"/>
    </style:style>
    <style:style style:name="T47" style:family="text">
      <style:text-properties style:use-window-font-color="true" fo:font-style="normal" style:font-style-asian="normal" style:font-style-complex="normal"/>
    </style:style>
    <style:style style:name="T48" style:family="text">
      <style:text-properties style:use-window-font-color="true" fo:font-style="normal" fo:font-weight="normal" style:font-style-asian="normal" style:font-weight-asian="normal" style:font-style-complex="normal" style:font-weight-complex="normal"/>
    </style:style>
    <style:style style:name="T49" style:family="text">
      <style:text-properties style:use-window-font-color="true" fo:font-style="normal" fo:font-weight="normal" fo:background-color="transparent" style:font-style-asian="normal" style:font-weight-asian="normal" style:font-style-complex="normal" style:font-weight-complex="normal"/>
    </style:style>
    <style:style style:name="T50" style:family="text">
      <style:text-properties style:use-window-font-color="true" fo:font-style="italic" fo:font-weight="normal" style:font-style-asian="italic" style:font-weight-asian="normal" style:font-style-complex="italic" style:font-weight-complex="normal"/>
    </style:style>
    <style:style style:name="T51" style:family="text">
      <style:text-properties style:use-window-font-color="true" fo:background-color="transparent" loext:char-shading-value="0"/>
    </style:style>
    <style:style style:name="T52" style:family="text">
      <style:text-properties fo:background-color="transparent" loext:char-shading-value="0"/>
    </style:style>
    <style:style style:name="T53" style:family="text">
      <style:text-properties style:text-position="super 58%"/>
    </style:style>
    <style:style style:name="T54" style:family="text">
      <style:text-properties fo:color="#c5000b"/>
    </style:style>
    <style:style style:name="T55" style:family="text">
      <style:text-properties fo:language="fr" fo:country="FR"/>
    </style:style>
    <style:style style:name="T56" style:family="text">
      <style:text-properties fo:color="#0000ff"/>
    </style:style>
    <style:style style:name="T57" style:family="text">
      <style:text-properties fo:color="#0000ff" fo:language="ru" fo:country="RU"/>
    </style:style>
    <style:style style:name="T58" style:family="text">
      <style:text-properties fo:color="#3333ff"/>
    </style:style>
    <style:style style:name="T59" style:family="text">
      <style:text-properties fo:color="#3333ff" fo:language="en" fo:country="US"/>
    </style:style>
    <style:style style:name="T60" style:family="text">
      <style:text-properties fo:font-style="normal" style:font-style-asian="normal" style:font-style-complex="normal"/>
    </style:style>
    <style:style style:name="T61" style:family="text">
      <style:text-properties fo:color="#0066ff"/>
    </style:style>
    <style:style style:name="T62" style:family="text">
      <style:text-properties fo:color="#0066ff" fo:language="en" fo:country="US" fo:font-style="normal" fo:background-color="transparent" style:font-style-asian="normal" style:font-style-complex="normal" loext:char-shading-value="0"/>
    </style:style>
    <style:style style:name="T63" style:family="text">
      <style:text-properties fo:background-color="#ffff00" loext:char-shading-value="0"/>
    </style:style>
    <style:style style:name="T64" style:family="text">
      <style:text-properties fo:color="#00ccff"/>
    </style:style>
    <style:style style:name="T65" style:family="text">
      <style:text-properties fo:font-weight="normal" style:font-weight-asian="normal" style:font-weight-complex="normal"/>
    </style:style>
    <style:style style:name="T66" style:family="text">
      <style:text-properties fo:font-weight="normal" fo:background-color="transparent" style:font-weight-asian="normal" style:font-weight-complex="normal" loext:char-shading-value="0"/>
    </style:style>
    <style:style style:name="T67" style:family="text">
      <style:text-properties fo:color="#0066cc"/>
    </style:style>
    <style:style style:name="T68" style:family="text">
      <style:text-properties fo:color="#0066cc" fo:language="ru" fo:country="RU"/>
    </style:style>
    <style:style style:name="T69" style:family="text">
      <style:text-properties fo:color="#0000cc"/>
    </style:style>
    <style:style style:name="T70" style:family="text">
      <style:text-properties style:text-line-through-style="solid" fo:font-weight="bold" style:font-weight-asian="bold" style:font-weight-complex="bold"/>
    </style:style>
    <style:style style:name="T71" style:family="text">
      <style:text-properties fo:language="uk" fo:country="UA"/>
    </style:style>
    <style:style style:name="T72" style:family="text">
      <style:text-properties fo:language="uk" fo:country="UA" fo:font-style="italic" style:font-style-asian="italic" style:font-style-complex="italic"/>
    </style:style>
    <style:style style:name="T73" style:family="text">
      <style:text-properties fo:language="uk" fo:country="UA" fo:font-weight="bold" style:font-weight-asian="bold" style:font-weight-complex="bold"/>
    </style:style>
    <style:style style:name="T74" style:family="text">
      <style:text-properties fo:color="#ff0000"/>
    </style:style>
    <style:style style:name="T75" style:family="text">
      <style:text-properties style:text-underline-style="none"/>
    </style:style>
    <style:style style:name="T76" style:family="text">
      <style:text-properties style:text-rotation-angle="90" style:text-rotation-scale="line-height"/>
    </style:style>
    <style:style style:name="T77" style:family="text">
      <style:text-properties style:text-rotation-angle="270" style:text-rotation-scale="line-height"/>
    </style:style>
    <style:style style:name="T78" style:family="text">
      <style:text-properties style:text-position="sub 58%" style:font-size-asian="10.5pt"/>
    </style:style>
    <style:style style:name="T79" style:family="text">
      <style:text-properties style:font-name="Symbol" style:font-name-asian="Symbol" style:font-name-complex="Symbol"/>
    </style:style>
    <style:style style:name="T80" style:family="text">
      <style:text-properties style:font-name="Liberation Serif1" style:font-name-asian="Symbol" style:font-name-complex="Symbol"/>
    </style:style>
    <style:style style:name="T81" style:family="text">
      <style:text-properties style:font-name="Courier New CYR"/>
    </style:style>
    <style:style style:name="T82" style:family="text">
      <style:text-properties style:font-name="Courier New CYR" fo:language="en" fo:country="U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8" text:outline-level="1">Последний фанфик</text:h>
      <text:p text:style-name="P1"><text:span text:style-name="T1">&lt;</text:span><text:span text:style-name="T57">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3"><text:span text:style-name="T44">&lt;</text:span><text:span text:style-name="T49">Э</text:span><text:span text:style-name="T26">пизод в Кантерлоте, где Луна составляет невысокое мнение об умственных способностях Макса</text:span><text:span text:style-name="T44">&gt;</text:span></text:p>
      <text:p text:style-name="P38">&lt;<text:span text:style-name="T23">Глава про то, как Селестия пытается определить, чего хочет Макс </text:span>&lt;<text:span text:style-name="T1">и </text:span><text:span text:style-name="T23">ест ванильное мороженное</text:span>&gt;<text:span text:style-name="T23">. В конце-концов, она понимает, что Макс хочет секса и дружбы (на самом деле - любви). Эпизод с Агамемноном-бескланником:</text:span></text:p>
      <text:p text:style-name="P30">- Отвали, шмакодявка! И так покоя от вас, пони, нету! В прошлый раз розовая пони с рогом, <text:s/>крыльями и сердечком на крупе всю башку мне проела, талдыча про каких-то не то подменышей, не то подъёбышей. Как будто мне есть до этого дело!<text:span text:style-name="T40">&gt;</text:span></text:p>
      <text:p text:style-name="P42">&lt;<text:span text:style-name="T23">Селестия лечит Макса в Кантерлоте от болячек и наркозависимости. И тогда он начинает её любить и хотеть. И она это понимает</text:span>&gt;</text:p>
      <text:p text:style-name="P68">Таймлайн <text:span text:style-name="T9">(</text:span>события через 10 лет после Обмена): </text:p>
      <text:p text:style-name="P68">Год 2143 ПВ <text:span text:style-name="T9">(AU -?)</text:span></text:p>
      <text:p text:style-name="P68">22-е мая — вызов Макса в Эквестрию. Гибель Кимеринна</text:p>
      <text:p text:style-name="P68">25-е мая — встреча с Норфом</text:p>
      <text:p text:style-name="P68">27-е мая — первая встреча с Селестией после бегства из замка Сестёр. Сцена с докторами</text:p>
      <text:p text:style-name="P68">29-е мая — встреча с Индиго. Прогулка с Селестией по парку. Муравьи под накрупником</text:p>
      <text:p text:style-name="P68">30-е мая — исчезновение Селестии на неделю</text:p>
      <text:p text:style-name="P68">6-е июня — встреча с Селестией после разлуки. Прогулка по парку. Вид со стены. Землетрясение</text:p>
      <text:p text:style-name="P68"><text:span text:style-name="T9">&lt;</text:span>7<text:span text:style-name="T9">-</text:span>е июня — секс с Селестией. Раздор</text:p>
      <text:p text:style-name="P68">&lt;15-е июня — исчезновение Норфа. Прощание с Селестией.</text:p>
      <text:p text:style-name="P68">17-е июня — отбытие из Кантерлота</text:p>
      <text:p text:style-name="P69"><text:span text:style-name="T1">18</text:span>-<text:span text:style-name="T1">июня — Прибытие в Понивилль. Прочтение дневника эксперимента с заклинанием Индрэ</text:span></text:p>
      <text:p text:style-name="P68"><text:span text:style-name="T9">&lt;</text:span>25-е июня — попойка с Пинки. Бочколёт метконосцев</text:p>
      <text:p text:style-name="P68">27-е июня — получение письма от Селестии. Отказ выдать магический усилитель</text:p>
      <text:p text:style-name="P68"><text:span text:style-name="T9">&lt;</text:span>28-е июня<text:span text:style-name="T9"> </text:span>- попытка отослать письмо Селестии через Спайка</text:p>
      <text:p text:style-name="P68">30-е июня — выезд из Понивилля</text:p>
      <text:p text:style-name="P68">1-е июля — Прибытие в Фетлок. Захват резонаторных рубинов в павильоне Псинтела</text:p>
      <text:p text:style-name="P68">2-е июля — выезд из Фетлока Макса с Дэш в фургоне</text:p>
      <text:p text:style-name="P68">&lt;4-е июля - Дэш стучит лбом в дерево. Обнимашки</text:p>
      <text:p text:style-name="P68">8-е июля — прибытие в Груммингтон</text:p>
      <text:p text:style-name="P68">9-е июля –<text:span text:style-name="T9"> </text:span>Провал Груммингтона. Отбытие с Груммингтона</text:p>
      <text:p text:style-name="P68"><text:span text:style-name="T9">&lt;</text:span>12-е июля — Прибытие в Филлидельфию. Отбытие. Падение Макса с самоката</text:p>
      <text:p text:style-name="P68">14-е июля — переправа через седловое озеро. Прибытие Макса с Дэш в Понивилль</text:p>
      <text:p text:style-name="P68">15-е июля — эксперимент с усиленным заклинанием Индрэ. Поединок Луны с Твайлайт в Понивилле</text:p>
      <text:p text:style-name="P68">17-е июля — прибытие в Кантерлот Луны, Макса и шестёрки</text:p>
      <text:p text:style-name="P68"><text:span text:style-name="T9">[</text:span>21-е июля<text:span text:style-name="T9">]</text:span> — Гранд Галопин Гала</text:p>
      <text:p text:style-name="P69">&lt;26-<text:span text:style-name="T1">е июля</text:span>&gt;<text:span text:style-name="T1"> — совещание в зале стратегического планирования</text:span></text:p>
      <text:p text:style-name="P69"/>
      <text:h text:style-name="Heading_20_2" text:outline-level="2"><text:soft-page-break/>Прочитанные фанфики</text:h>
      <text:h text:style-name="Heading_20_3" text:outline-level="3">Эпичные</text:h>
      <text:p text:style-name="P113">Обмен ( <text:a xlink:type="simple" xlink:href="https://darkpony.ru/obmen/" text:style-name="Internet_20_link" text:visited-style-name="Visited_20_Internet_20_Link">https://darkpony.ru/obmen/</text:a> )</text:p>
      <text:p text:style-name="P113">Розовые глазки</text:p>
      <text:p text:style-name="P114">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soft-page-break/><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21"/>
      <text:h text:style-name="Heading_20_2" text:outline-level="2">Идеи</text:h>
      <text:list xml:id="list8398624177037814550" text:style-name="L1">
        <text:list-item>
          <text:p text:style-name="P156">добавить детектив <text:span text:style-name="T1">(реализовано)</text:span>+ магические уроки/трактаты Старсвирла (реализовано)</text:p>
        </text:list-item>
        <text:list-item>
          <text:p text:style-name="P157">Терра несколько раз пытается убить Макса (один раз — в аквапарке). Несколько раз Макса спасает Селестия (даёт приказы Нексусу)</text:p>
        </text:list-item>
        <text:list-item>
          <text:p text:style-name="P157">Книги:</text:p>
        </text:list-item>
      </text:list>
      <text:list xml:id="list8774080897346021572" text:style-name="L2">
        <text:list-item>
          <text:p text:style-name="P158">«Великие грифоны прошлого» - из канона (5<text:span text:style-name="T9">s8e)</text:span></text:p>
        </text:list-item>
        <text:list-item>
          <text:p text:style-name="P158">«Высшие заклинания в повседневном использовании: от песчинки до дворца»</text:p>
        </text:list-item>
        <text:list-item>
          <text:p text:style-name="P161">«Малоизвестные аспекты магии трансформаций»</text:p>
        </text:list-item>
        <text:list-item>
          <text:p text:style-name="P158">«...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8">Дасти Вейфарер «Зебрианская культура, быт и фольклор»</text:p>
        </text:list-item>
        <text:list-item>
          <text:p text:style-name="P158">«Краткая история Эквестрии»</text:p>
        </text:list-item>
        <text:list-item>
          <text:p text:style-name="P158">«Шедевры архитектуры Эквестрии» с разделом о Кантерлотском Королевском Дворце</text:p>
        </text:list-item>
        <text:list-item>
          <text:p text:style-name="P158">«Великие дела и великие чары». Страница 893: …</text:p>
        </text:list-item>
        <text:list-item>
          <text:p text:style-name="P158">«<text:span text:style-name="T63">Природа Проклятий</text:span>» - обмен</text:p>
        </text:list-item>
        <text:list-item>
          <text:p text:style-name="P158"><text:span text:style-name="T63">«Магия для Чайников»</text:span> - обмен</text:p>
        </text:list-item>
        <text:list-item>
          <text:p text:style-name="P158"><text:span text:style-name="T63">«Энциклопедия Арканум»</text:span> - обмен</text:p>
        </text:list-item>
        <text:list-item>
          <text:p text:style-name="P158">«О Гейсах» - обмен</text:p>
        </text:list-item>
        <text:list-item>
          <text:p text:style-name="P158">«<text:span text:style-name="T63">Тайны Тайных Наук</text:span>» - обмен</text:p>
        </text:list-item>
        <text:list-item>
          <text:p text:style-name="P161">«Основы Заклятий» - обмен</text:p>
        </text:list-item>
        <text:list-item>
          <text:p text:style-name="P158">«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207564473922222632" text:style-name="L3">
        <text:list-item>
          <text:p text:style-name="P159">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9">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60">Селестия — переменчивая пони. В одно время не строгая, а в другое может быть такой, что страшно становится</text:p>
        </text:list-item>
        <text:list-item>
          <text:p text:style-name="P159"><text:soft-page-break/>У Селестии были такие элементы гармонии: Магия, Доброта, Смех. У Луны — Верность, Честность, Щедрость. (ксенофазия)</text:p>
        </text:list-item>
        <text:list-item>
          <text:p text:style-name="P159">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9">Около 820-ти лет назад будущий маг Лайтнинг Стар поступил на обучение к наставнику Тииспоту</text:p>
        </text:list-item>
        <text:list-item>
          <text:p text:style-name="P159">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9">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9">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9">У Селестии грива и хвост развеваются и переливаются от магического шампуня</text:p>
        </text:list-item>
        <text:list-item>
          <text:p text:style-name="P159">Тело Селестии очень крепкое — может выдержать несколько тонн земли</text:p>
        </text:list-item>
        <text:list-item>
          <text:p text:style-name="P159">Дискорд намного старше принцесс, его магия сильнее ихней на голову</text:p>
        </text:list-item>
        <text:list-item>
          <text:p text:style-name="P159">Луна младше Селестии на 3 года. Сёстрам около 5000 лет. <text:span text:style-name="T63">По другим данным, Селестии около 2500 лет (Обмен).</text:span></text:p>
        </text:list-item>
        <text:list-item>
          <text:p text:style-name="P159">Принцессы начали войну с Дискордом в возрасте, когда им было около 700 лет — и продолжалась война почти сто лет</text:p>
        </text:list-item>
        <text:list-item>
          <text:p text:style-name="P159">Самый главный враг сестёр и Дискорда — скука</text:p>
        </text:list-item>
        <text:list-item>
          <text:p text:style-name="P159">В Эквестрии на одного жеребца приходится четыре - пять кобыл</text:p>
        </text:list-item>
        <text:list-item>
          <text:p text:style-name="P159">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9">Селестия в первые полторы тысячи лет путешествовала — и заварила несколько войн (две — с Эквестрией, в одной была против Луны)</text:p>
        </text:list-item>
        <text:list-item>
          <text:p text:style-name="P159">Настоящий цвет гривы Селестии — клубнично-розовая. Радужный цвет гривы и хвоста поддерживается магией</text:p>
        </text:list-item>
        <text:list-item>
          <text:p text:style-name="P159">Кроме Дискорда, старше сестёр ещё старейшина драконов</text:p>
        </text:list-item>
        <text:list-item>
          <text:p text:style-name="P159">Кэйденс не прожила и 60-ти лет и является низкорожденной</text:p>
        </text:list-item>
        <text:list-item>
          <text:p text:style-name="P159">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9">Народ тихо фигел от нововведений и с ещё большим ожесточением продолжал делать по-своему</text:p>
        </text:list-item>
        <text:list-item>
          <text:p text:style-name="P159">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9">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9">Когда пони женятся, они обмениваются ножными браслетами</text:p>
        </text:list-item>
        <text:list-item>
          <text:p text:style-name="P159">Светилами, кроме сестёр, могут управлять единороги (группы), Дискорд, Твайлайт и Старсвирл</text:p>
        </text:list-item>
        <text:list-item>
          <text:p text:style-name="P159">Королева Кризалис — правительница Зелёной Долины</text:p>
        </text:list-item>
        <text:list-item>
          <text:p text:style-name="P159"><text:soft-page-break/>Мать Луны и Селестии — аликорн Лорен. Мать Дискорда — Алиса (пони-человек)</text:p>
        </text:list-item>
        <text:list-item>
          <text:p text:style-name="P159">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11">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11">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11">Искусственный интеллект. Создан Владом и Максом. Разработан для управления корпорациями.</text:p>
      <text:h text:style-name="Heading_20_3" text:outline-level="3">Норф</text:h>
      <text:p text:style-name="P111">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11">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text:span text:style-name="T9">2500</text:span>. Страдает о скуки.</text:p>
      <text:h text:style-name="Heading_20_3" text:outline-level="3">Луна</text:h>
      <text:p text:style-name="P111">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11">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11">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11">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21">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text:soft-page-break/>Рэйнбоу Дэш</text:h>
      <text:p text:style-name="P121">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21">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21">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21">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21">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21">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21">Единорог. Холост, молод, мечтателен. Живёт в Кантерлоте. В свободное время рисует облака.</text:p>
      <text:h text:style-name="Heading_20_3" text:outline-level="3">Алекс</text:h>
      <text:p text:style-name="P121">Менеджер проектов, над одним из которых (Нексус) работает Макс.</text:p>
      <text:h text:style-name="Heading_20_3" text:outline-level="3">Ростик</text:h>
      <text:p text:style-name="P121">Лидер команды тестировщиков</text:p>
      <text:h text:style-name="Heading_20_3" text:outline-level="3">Стас</text:h>
      <text:p text:style-name="P121">Программист-новичок в команде Макса.</text:p>
      <text:h text:style-name="Heading_20_3" text:outline-level="3">Рома</text:h>
      <text:p text:style-name="P121">Программист в команде UI-программистов</text:p>
      <text:h text:style-name="Heading_20_3" text:outline-level="3">Анджела</text:h>
      <text:p text:style-name="P121">Сисадмин. Флиртует с Максом.</text:p>
      <text:p text:style-name="P121"/>
      <text:h text:style-name="Heading_20_2" text:outline-level="2">Положения</text:h>
      <text:p text:style-name="P121">Без Магии в Эквестрии - технологии средних веков. Магия помогает работать паровым машинам, элетродвигателям, ДВС.</text:p>
      <text:h text:style-name="Heading_20_2" text:outline-level="2"><text:soft-page-break/>Сюжет (кратко)</text:h>
      <text:p text:style-name="P34">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text:soft-page-break/>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50" text:outline-level="2">1. Терра</text:h>
      <text:p text:style-name="P23">музыка - кондовая электронная, холодная и отчаянная (Electronics “Disappointed”)</text:p>
      <text:p text:style-name="P24">или из Донни Дарко</text:p>
      <text:p text:style-name="P25">&lt;Mission Impossible theme ?&gt;</text:p>
      <text:p text:style-name="P25">&lt;Pink Floyd “Another Brick In The Wall”&gt;</text:p>
      <text:p text:style-name="P122">&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22">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6">–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3"><text:note text:id="ftn1" text:note-class="footnote"><text:note-citation>1</text:note-citation><text:note-body><text:p text:style-name="P136">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36">Team lead — г<text:span text:style-name="T1">лавный программист команды, работающей над проектом</text:span></text:p></text:note-body></text:note> проекта ушёл в запой, семь лет работы в жопу?</text:p>
      <text:p text:style-name="P4"><text:soft-page-break/>Блядь!</text:p>
      <text:p text:style-name="P3">– Ладно, <text:span text:style-name="T9">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8"><text:span text:style-name="T1">Пиздец! Мало того, что годы без отпусков на работе просиживал, так и теперь от них не спрячешься.</text:span><text:span text:style-name="T9">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p>
      <text:p text:style-name="P34">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4">В уголке <text:span text:style-name="T9">RnD-</text:span><text:span text:style-name="T1">зоны</text:span><text:span text:style-name="T1"><text:note text:id="ftn3" text:note-class="footnote"><text:note-citation>3</text:note-citation><text:note-body><text:p text:style-name="P136">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9">UI</text:span>-программистов.</text:p>
      <text:p text:style-name="P16">&lt;<text:span text:style-name="T23">Добавить сцену со Стасом</text:span>&gt;</text:p>
      <text:p text:style-name="P34">Я повесил куртку на спинку кресла и включил комп.</text:p>
      <text:p text:style-name="P34">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34">Я запустил административную консоль и ввёл <text:span text:style-name="T1">логин и пароль</text:span>. Голосовой модуль у нас ещё не отлажен, обойдёмся текстом.</text:p>
      <text:p text:style-name="P12"/>
      <text:p text:style-name="P64"><text:span text:style-name="T9">&gt;\</text:span>Привет, Н<text:span text:style-name="T1">эш.</text:span> Это Макс.</text:p>
      <text:p text:style-name="P64"><text:span text:style-name="T9">&lt;\</text:span>Привет Макс. <text:span text:style-name="T1">Рад тебя видеть. Где ты отсутствовал три дня?</text:span></text:p>
      <text:p text:style-name="P64"><text:span text:style-name="T9">&gt;\</text:span><text:span text:style-name="T1">Неважно.</text:span><text:span text:style-name="T9"> </text:span>Выдай <text:span text:style-name="T1">общую </text:span>диагностику <text:span text:style-name="T1">на экран</text:span> в сжатом формате.</text:p>
      <text:p text:style-name="P20"/>
      <text:p text:style-name="P34">Так, что тут у нас? По логам видно, что <text:s/>три последних запроса вызвали сбои в работе кластера и заставили перегрузиться один из хостов.</text:p>
      <text:p text:style-name="P34">Введём-ка парочку <text:span text:style-name="T1">простейших</text:span> вопросов <text:span text:style-name="T1">для разминки</text:span>.</text:p>
      <text:p text:style-name="P34"/>
      <text:p text:style-name="P64"><text:span text:style-name="T9">&gt;\</text:span>Как называется наш проект?</text:p>
      <text:p text:style-name="P64"><text:span text:style-name="T9">&lt;\</text:span>Дайсон.</text:p>
      <text:p text:style-name="P64"><text:span text:style-name="T9">&gt;\</text:span>Сколько тебе лет?</text:p>
      <text:p text:style-name="P64"><text:span text:style-name="T9">&lt;\</text:span>Два года с начала запуска кластера.</text:p>
      <text:p text:style-name="P64"><text:span text:style-name="T9">&gt;\</text:span>Какой сейчас год?</text:p>
      <text:p text:style-name="P64"><text:span text:style-name="T9">&gt;\</text:span>202<text:span text:style-name="T1">1</text:span>-й.</text:p>
      <text:p text:style-name="P21"/>
      <text:p text:style-name="P34">Так, на закрытые словарные вопросы ответы есть <text:span text:style-name="T1">—</text:span> значит, речевой транслятор и база знаний в порядке.</text:p>
      <text:p text:style-name="P34"><text:soft-page-break/>Проверим бизнес-логику на тестовой задачке.</text:p>
      <text:p text:style-name="P33"/>
      <text:p text:style-name="P64"><text:span text:style-name="T9">&gt;\</text:span>Н<text:span text:style-name="T1">эш</text:span>, отключи память <text:span text:style-name="T1">заданий</text:span> за последнюю неделю.</text:p>
      <text:p text:style-name="P64"><text:span text:style-name="T9">&lt;\</text:span>Выполнено.</text:p>
      <text:p text:style-name="P64"><text:span text:style-name="T9">&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4"><text:span text:style-name="T9">&lt;\</text:span><text:span text:style-name="T1">Тебя понял. Читаю задачу...</text:span></text:p>
      <text:p text:style-name="P86">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86">Ограничени<text:span text:style-name="T1">е 1:</text:span><text:span text:style-name="T9"> </text:span><text:span text:style-name="T1">нельзя</text:span> подать в суд на компанию Б и ждать результатов, так как за время разбирательства компания А обанкротится.</text:p>
      <text:p text:style-name="P86">Ограничени<text:span text:style-name="T1">е 2: решение должно находиться в правовых рамках уголовного и административного кодекса.</text:span></text:p>
      <text:p text:style-name="P86">Задание:<text:span text:style-name="T9">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86"><text:span text:style-name="T9">&lt;\</text:span><text:span text:style-name="T1">Выполняю задачу</text:span>...</text:p>
      <text:p text:style-name="P86"><text:span text:style-name="T9">&lt;\</text:span>...</text:p>
      <text:p text:style-name="P86"><text:span text:style-name="T9">&lt;\</text:span>Решение:</text:p>
      <text:p text:style-name="P86"><text:span text:style-name="T9">&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86"><text:span text:style-name="T9">&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79">Подробный план действий по дням приведен в файле «Война корпораций_A_06.09.2026_23<text:span text:style-name="T9">:47.bmf»</text:span></text:p>
      <text:p text:style-name="P20"/>
      <text:p text:style-name="P27">&lt;<text:span text:style-name="T1">как-то говённо. Улучшить</text:span>&gt;</text:p>
      <text:p text:style-name="P34">Хм, не понял? Ч<text:span text:style-name="T1">ё</text:span> за хрень?</text:p>
      <text:p text:style-name="P34"><text:soft-page-break/></text:p>
      <text:p text:style-name="P64"><text:span text:style-name="T9">&gt;</text:span>\<text:span text:style-name="T1">Нэш</text:span>, почему ты используешь жёсткие настройки <text:span text:style-name="T1">для решения задачи</text:span>?</text:p>
      <text:p text:style-name="P64"><text:span text:style-name="T9">&lt;\</text:span>Настройки правильные, <text:span text:style-name="T1">Макс</text:span>.</text:p>
      <text:p text:style-name="P21"/>
      <text:p text:style-name="P34">Хм. Кто-то из релиз-команды лажанулся <text:span text:style-name="T1">с бизнес-настройками</text:span><text:span text:style-name="T9">?</text:span> Ладно, <text:span text:style-name="T1">это не моё дело, на стабильность работы это не влияет. П</text:span>роехали.</text:p>
      <text:p text:style-name="P34"><text:span text:style-name="T1">Ч</text:span>то у нас с аналитикой?</text:p>
      <text:p text:style-name="P12"/>
      <text:p text:style-name="P64"><text:span text:style-name="T9">&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1"/>
      <text:p text:style-name="P34">Вместо ответа Нексус выплюнул в консоль длинную строку букв и служебных символов, среди которых бросилась в глаза строка “<text:span text:style-name="T29">incompartible interface Analytics v.0.93 beta</text:span>”</text:p>
      <text:p text:style-name="P34">Ага, уже теплее.</text:p>
      <text:p text:style-name="P34"/>
      <text:p text:style-name="P64"><text:span text:style-name="T9">&gt;</text:span>\<text:span text:style-name="T1">Нэш</text:span>, выдай <text:span text:style-name="T1">краткую </text:span>диагностику модулей <text:span text:style-name="T1">аналитики</text:span></text:p>
      <text:p text:style-name="P34"/>
      <text:p text:style-name="P34">Йо! </text:p>
      <text:p text:style-name="P34">Видеокамеры молча наблюдают за поднятым вверх <text:span text:style-name="T1">большим пальцем</text:span>.</text:p>
      <text:p text:style-name="P34">Всё понятно. Версия аналитического модуля устарела и стала несовместимой с последним релизом кибермозга. </text:p>
      <text:p text:style-name="P34">Набираю номер прожект-мэнеджера.</text:p>
      <text:p text:style-name="P34"><text:span text:style-name="T9">–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4"><text:span text:style-name="T9">– </text:span>Окей. Спасибо, Макс. <text:span text:style-name="T1">Выручил.</text:span></text:p>
      <text:p text:style-name="P34"><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4"><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ене.</text:p>
      <text:p text:style-name="P7">– Забей, это не наше дело.</text:p>
      <text:p text:style-name="P34"><text:span text:style-name="T1">– </text:span>Ааа, понятно. Ну ладно, у меня всё. <text:span text:style-name="T1">Отбой</text:span>!</text:p>
      <text:p text:style-name="P35"><text:span text:style-name="T1">– Отбой</text:span>. <text:span text:style-name="T1">Ещё раз спасибо, что помог. Жаль, что ты ушёл</text:span><text:span text:style-name="T9">.</text:span></text:p>
      <text:p text:style-name="P88">Гудки.</text:p>
      <text:p text:style-name="P34"><text:span text:style-name="T1">У</text:span>ходя попрощался с охранником, <text:span text:style-name="T1">увлечённо исследующим тему садо-мазо</text:span>.</text:p>
      <text:p text:style-name="P34">Всё, свободен. Хотя <text:s/><text:span text:style-name="T1">воскресенье</text:span> уже испорчен<text:span text:style-name="T1">о</text:span>.</text:p>
      <text:p text:style-name="P34"/>
      <text:p text:style-name="P123">***</text:p>
      <text:p text:style-name="P123"/>
      <text:p text:style-name="P3"><text:soft-page-break/>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6">Junior — <text:span text:style-name="T1">младший программист.</text:span></text:p></text:note-body></text:note></text:span><text:span text:style-name="T1">, а оглянуться не успел — и уже лидер проекта, входящего в </text:span><text:span text:style-name="T9">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9">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oft-page-break/><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8"><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7">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22">Bionic-Hill’а</text:span>. <text:span text:style-name="T1">Разноцветное искрение снежинок в мягком свете фонарей</text:span> создавал<text:span text:style-name="T1">о</text:span> атмосферу <text:span text:style-name="T74">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span text:style-name="T9">&lt;</text:span><text:span text:style-name="T68">мелодия из Донни Дарко</text:span><text:span text:style-name="T9">&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8"><text:span text:style-name="T1">Блядь</text:span>, что за мысли пошли!</text:p>
      <text:p text:style-name="P1"><text:soft-page-break/>Я вспомнил Влада, <text:span text:style-name="T1">месяц</text:span> назад прыгнувшего с крыши <text:span text:style-name="T1">своей</text:span> многоэтажки.</text:p>
      <text:p text:style-name="P18">Нет, это не для меня. Я сюда пришёл подышать воздухом. И только.</text:p>
      <text:p text:style-name="P1">Влад тогда совершил глупость, большую глупость. Я ему давно го<text:span text:style-name="T52">ворил </text:span><text:span text:style-name="T2">—</text:span><text:span text:style-name="T52">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2">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4">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4">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2">А у нас получается... </text:span><text:span text:style-name="T2">–</text:span><text:span text:style-name="T52">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36">AI <text:span text:style-name="T2">– </text:span><text:span text:style-name="T52">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text:soft-page-break/>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8">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8">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8">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9">2. </text:span>Дом, любимый дом</text:h>
      <text:p text:style-name="P66">Музыка быстрая, тревожная, надорваная и печальная (Pet Shop Boys “So Hard” ?)</text:p>
      <text:p text:style-name="P26"/>
      <text:p text:style-name="P75"><text:span text:style-name="T9">&lt;</text:span><text:span text:style-name="T1">Описание полёта через Эогипп. Удивлённый взгляд Анакорна</text:span><text:span text:style-name="T9">&gt;</text:span></text:p>
      <text:p text:style-name="P34">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4">Единорог поднял голову.</text:p>
      <text:p text:style-name="P34"><text:span text:style-name="T9">–</text:span> Она очнулась.</text:p>
      <text:p text:style-name="P1">Сразу стало ясно три вещи.</text:p>
      <text:p text:style-name="P1">1) Единорог <text:span text:style-name="T9">—</text:span> самка. <text:span text:style-name="T1">М</text:span>ягкий, грудной и женственный <text:span text:style-name="T1">г</text:span>олос не оставлял сомнения о поле его обладателя.</text:p>
      <text:p text:style-name="P1"><text:soft-page-break/>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2">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2">, </text:span><text:span text:style-name="T2">а от валиума таких глюков у меня ни разу не было</text:span><text:span text:style-name="T52">.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31">…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9">облака.&lt;</text:span><text:span text:style-name="T23">Описание получше. Подземелье</text:span><text:span text:style-name="T9">&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0">проводник</text:span>??? А?!! Ахахахахахаха! <text:span text:style-name="T9">–</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text:soft-page-break/>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6"><text:span text:style-name="T1">–</text:span> Такая <text:span text:style-name="T16">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36"><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9">!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4">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3">Именно Селестия нашла пророчество-заклинание Свирла и настояла на его исполнении</text:span><text:span text:style-name="T9">&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9">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text:soft-page-break/>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9">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1">верх</text:span>…</text:p>
      <text:p text:style-name="P3">– Сестра, ты идёшь? – заглянула в зал Луна.</text:p>
      <text:p text:style-name="P3">Тут м<text:span text:style-name="T9">еня, </text:span>наконец,<text:span text:style-name="T9"> стошнило. Буквально вывернуло наизнанку: из носа текло, в глазах стояли слёзы. </text:span></text:p>
      <text:p text:style-name="P3">Тёмная аликорница брезгливо поджала губы. <text:span text:style-name="T9">Д</text:span>искорд сделал шаг в сторону, чтобы не попасть под брызги.</text:p>
      <text:p text:style-name="P1"><text:span text:style-name="T9">– </text:span><text:span text:style-name="T1">Присматривай получше за своим </text:span><text:bookmark text:name="result_box"/><text:span text:style-name="T55">Jack of Hearts</text:span><text:span text:style-name="T55"><text:note text:id="ftn7" text:note-class="footnote"><text:note-citation>7</text:note-citation><text:note-body><text:p text:style-name="Footnote"><text:bookmark text:name="result_box1"/><text:span text:style-name="T55">Jack of Hearts</text:span> <text:span text:style-name="T1">– Червовый валет (фр.)</text:span></text:p></text:note-body></text:note></text:span><text:span text:style-name="T55"> , </text:span><text:span text:style-name="T1">Сахарная Ватка</text:span><text:span text:style-name="T55">!</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1">Я смутился и потянулся за платком.</text:p>
      <text:p text:style-name="P11">– Я это… Извиняюсь. Сейчас вытру.</text:p>
      <text:p text:style-name="P3"><text:span text:style-name="T9">Селестия снова взглянула на меня. Н</text:span>ос её медленно сморщился. <text:span text:style-name="T9">Внезапно полускрытые чёлкой глаза сощурились в усмешке и она негромко хихикнула.</text:span></text:p>
      <text:p text:style-name="P11">–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1">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text:soft-page-break/>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text:soft-page-break/>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1">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text:soft-page-break/>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1">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7">Спи, сестра моя родная,<text:line-break/>Спи. Усни.<text:line-break/>Крыльями тебя укрою,<text:line-break/>Спи. Усни.</text:p><text:p text:style-name="P137"><text:tab/>В чаще тёмной волки воют,<text:line-break/>Спи. Усни.</text:p><text:p text:style-name="P137"><text:tab/>В мрачном замке духи ноют,<text:line-break/>Спи. Усни.</text:p><text:p text:style-name="P137"><text:tab/>Сказки вечность нам читает,<text:line-break/>Спи. Усни.<text:line-break/>День осенний угасает,<text:line-break/>Спи. Усни.<text:line-break/>Помни только в сне глубоком,</text:p><text:p text:style-name="P137"><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text:soft-page-break/>–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6">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6">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1"><text:soft-page-break/>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2">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3">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2">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text:soft-page-break/>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1">,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1">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9">–</text:span> Уфф! Выкарабкались. Почти без потерь, <text:span text:style-name="T9">–</text:span> заметил Дискорд, оглядывая крыло. <text:span text:style-name="T9">–</text:span> Могло быть и хуже.</text:p>
      <text:p text:style-name="P3"><text:span text:style-name="T9">–</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text:soft-page-break/>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9">–</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9">–</text:span> ТЫ!!! ТЫ!..</text:p>
      <text:p text:style-name="P3"><text:span text:style-name="T9">–</text:span> Да, я!!! <text:span text:style-name="T9">–</text:span> Дискорд подбоченился и с вызовом посмотрел на разъярённую аликорницу. <text:span text:style-name="T9">–</text:span> Можешь скинуть меня в болото, можешь превратить обратно в камень, <text:span text:style-name="T22">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9">–</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6"/>
      <text:h text:style-name="Heading_20_2" text:outline-level="2"><text:span text:style-name="T9">3. </text:span>Кантерлот</text:h>
      <text:p text:style-name="P67">Музыка медленная, фэнтезийная, средневековая, изысканая, дворцовая (стиль Dire Straits “Coyote”)</text:p>
      <text:p text:style-name="P18">Глава IV. Пределы магии</text:p>
      <text:p text:style-name="P15"/>
      <text:p text:style-name="P18">Вашему покорному слуге известны четыре предела магии: </text:p>
      <text:list xml:id="list6980751838447159101" text:style-name="L4">
        <text:list-item>
          <text:p text:style-name="P162">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62">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62">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62">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text:span><text:soft-page-break/><text:span text:style-name="T1">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9"><text:s/>–</text:span> Блядь, как меня заебала эта архаика! Когда-нибудь пошлю нахер все каноны письменности и учредю свои! С блекджеком и шлюхами. <text:span text:style-name="T9">– Стар Свирл перевернулся на другой бок и обратился к учени</text:span><text:span text:style-name="T1">це</text:span><text:span text:style-name="T9">. – Это не пиши, это оффтоп.</text:span></text:p><text:p text:style-name="P135"><text:s/>Сколько страниц сегодня нахреначили?</text:p><text:p text:style-name="P136">– <text:span text:style-name="T1">Восемь, учитель!</text:span></text:p><text:p text:style-name="P136">– Отлично. Надиктую ещё две и сбегаешь за кофе.</text:p></text:note-body></text:note></text:span></text:p>
        </text:list-item>
      </text:list>
      <text:p text:style-name="P4"/>
      <text:p text:style-name="P9">Я захлопнул “Основы заклятий<text:span text:style-name="T9">”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65">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65">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65">Дискорд исчез. Последний раз драконикуса видели, когда он на своей <text:span text:style-name="T1">золотой барже</text:span> удалялся в сторону Жеребячьих<text:span text:style-name="T22"> </text:span>гор.</text:p>
      <text:p text:style-name="P65">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65">Я потянулся. Хватит на сегодня чтения. Настало время ежедневной прогулки по городу. Тем более, что у меня есть деньги.</text:p>
      <text:p text:style-name="P65">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65">Так что даже на ремонт одежды и покупку необходимых в повседневной жизни мелочей у меня финансов не было. До недавнего времени. </text:p>
      <text:p text:style-name="P65">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3">–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65"><text:span text:style-name="T9">Ну, понятно, в элитном придворцовом квартале, который представляет из себя </text:span><text:span text:style-name="T1">верхний город</text:span><text:span text:style-name="T9">, цены кусаются. Надо топать вниз, на окраину. Но, блин, корявые пальцы внесли свою коррективу в шопинг-план!</text:span></text:p>
      <text:p text:style-name="P65"><text:soft-page-break/><text:span text:style-name="T9">Как раз на спуске в нижний </text:span><text:span text:style-name="T1">город, на мосту</text:span><text:span text:style-name="T9">, я выронил монетку. И, естественно, она не осталась лежать там, где упала, а начала катиться </text:span><text:span text:style-name="T1">по мостовой </text:span><text:span text:style-name="T9">— </text:span><text:span text:style-name="T1">чем дальше, тем быстрее</text:span><text:span text:style-name="T9">.</text:span></text:p>
      <text:p text:style-name="P13">В погоне за ней я чуть не открыл лбом дубовые ворота — серебряшка прокатилась прямо под ними.</text:p>
      <text:p text:style-name="P9"><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3">–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3">– Макс. – <text:s/>отрекомендовался я. – <text:s/>Человек.</text:p>
      <text:p text:style-name="P13">–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9">Рядом с ним в ангаре на двух домкратах покоилась старая знакомая <text:span text:style-name="T9">—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3">–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3">– К сожалению, не слышал. Я тут недавно.</text:p>
      <text:p text:style-name="P13">–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3">– Я вижу вас. – честно признался я.</text:p>
      <text:p text:style-name="P13">–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3">– Вы говорили, что королевские кареты делали три мастерских…</text:p>
      <text:p text:style-name="P13">–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3">Норф строго посмотрел на меня поверх очков.</text:p>
      <text:p text:style-name="P13">–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3">Единорог с силой крутанул колесо. Оно беззвучно завертелось, превратившись в серый размытый диск.</text:p>
      <text:p text:style-name="P13"><text:soft-page-break/>–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3">Норф пошёл к сараю, стоявшему у задней стены дворика. На полпути он обернулся.</text:p>
      <text:p text:style-name="P13">– Не могли бы вы помочь мне вон с тем домкратом? А то склероз замучал, а бегать туда-сюда уже малость трудновато.</text:p>
      <text:p text:style-name="P13">Распахнув ветхие ворота сарайчика, он картинно вскинул копыто.</text:p>
      <text:p text:style-name="P13">– “Королева Лорен ”! Встречайте!</text:p>
      <text:p text:style-name="P13">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1">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3">–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3">Старик клюнул носом и встрепенулся. Потом он огляделся и заговорщицки подмигнул мне.</text:p>
      <text:p text:style-name="P13">– “Лорен” я сделал на базе <text:span text:style-name="T31">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1">парящие платформы.</text:span> Но дворцовым бюрократам необязательно ж знать, КАК я их уничтожаю, хе-хе! Некоторые из <text:span text:style-name="T31">платформ </text:span><text:span text:style-name="T32">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1"> И никто ж не догадывался, что она </text:span><text:span text:style-name="T32">сделана по королевскому заказу</text:span><text:span text:style-name="T31">! Её </text:span><text:span text:style-name="T32">Солнечное </text:span><text:span text:style-name="T31"><text:s/>Высочество только тихо посмеивались в крыло.</text:span></text:p>
      <text:p text:style-name="P13">Норф любовно погладил обтекатель кареты и стал подымать её на домкрате.</text:p>
      <text:p text:style-name="P13">–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3">Норф снял заднее колесо и покатил его под навес. Я закрыл охромевшую “Королеву Лорен” в гараже и последовал за ним.</text:p>
      <text:p text:style-name="P13">– А вы, как я вижу, королевский гость? – Норф кивнул на ворот рубашки с закрепённой клипсой-пропуском. – Могу я вас попросить об одном одолжении?</text:p>
      <text:p text:style-name="P13">– Да пожалуйста!</text:p>
      <text:p text:style-name="P13">– Подождите минутку, я сейчас.</text:p>
      <text:p text:style-name="P13">Норф закончил монтаж колеса и скрылся в небольшом домике в глубине двора.</text:p>
      <text:p text:style-name="P13">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4">935 – 992 A.C.</text:span> ”. Под надписью было стилизованное изображение распростёршего крылья пегаса, тянущего колесницу.</text:p>
      <text:p text:style-name="P13">Я торопливо отошёл к воротам. Норф как раз вышел из дома с маленькой деревянной коробочкой красного цвета.</text:p>
      <text:p text:style-name="P13">–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3">– Не забуду. – пообещал я.</text:p>
      <text:p text:style-name="P13"><text:soft-page-break/></text:p>
      <text:h text:style-name="Heading_20_2" text:outline-level="2"><text:span text:style-name="T9">4. </text:span>Библиотека</text:h>
      <text:p text:style-name="P14">&lt;<text:span text:style-name="T56">Mike Oldfield – Tres Lunas ”To Be Free” (Radio Edit)</text:span>&gt;</text:p>
      <text:p text:style-name="P18">Глава VI. Основы</text:p>
      <text:p text:style-name="P18"/>
      <text:p text:style-name="P18">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1">прервавшая связь между мною и демоном</text:span>, спасла моё бренное тело для дальнейших магических изысканий.</text:p>
      <text:p text:style-name="P18">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8">Возьмём, <text:s/>примеру, заклинание начального предела: “Ярету пхонг руул квами”, <text:span text:style-name="T1">—</text:span> что означает: “<text:span text:style-name="T22">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9">– </text:span>Гм!</text:p><text:p text:style-name="Footnote"><text:span text:style-name="T9">– </text:span>Ну, ты ж понимаешь, что без таланта к магии никакое надувание щёк не поможет. <text:span text:style-name="T9">–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67"/>
      <text:p text:style-name="P36">На трактат упала тень.</text:p>
      <text:p text:style-name="P37">– Эй, нельзя ли не заслонять …</text:p>
      <text:p text:style-name="P37">Я поперхнулся словом, упёршись носом в покрытую белой шерстью грудь. Селестия оступила, извиняясь.</text:p>
      <text:p text:style-name="P37">– Извини за беспокойство. Просто стало интересно, что ты так увлечённо читаешь? Стража докладывала, что ты днюешь и ночуешь в библиотеке.</text:p>
      <text:p text:style-name="P36"><text:span text:style-name="T9">За прошедшие дни я уже привык и к магии, и к разумным эквиноподобным и даже </text:span><text:span text:style-name="T1">ко сну вдоволь</text:span><text:span text:style-name="T9">.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7">– Эээ…</text:p>
      <text:p text:style-name="P37">–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7">Она потянулась за спину, сжала зубами зажим, и, после негромкого щелчка, экзоскелет “разошёлся” в стороны.</text:p>
      <text:p text:style-name="P37">– Вот, так лучше. – улыбнулась она, вышагивая из него. – Доктор Плантаго Майор был уверен, что я не дотянусь до замка.</text:p>
      <text:p text:style-name="P60"><text:soft-page-break/>Экзоскелет, лишившись хозяйки, переключил цвет лампочки с зелёного на оранжевый.</text:p>
      <text:p text:style-name="P37">– Насколько я знаю, тебе было прописано два месяца постельного режима. Сейчас и недели не прошло...</text:p>
      <text:p text:style-name="P37">– Не волнуйся, аликорны куда крепче единорогов, по стандартам которых меня лечат.</text:p>
      <text:p text:style-name="P36">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6">Она, почувствовав мой взгляд, подняла нос <text:span text:style-name="T1">из</text:span> книги и <text:s/>посмотрела на меня, насторожив уши.</text:p>
      <text:p text:style-name="P36"><text:span text:style-name="T9">–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8">– А по-моему, ты не…</text:p>
      <text:p text:style-name="P36"><text:span text:style-name="T10">– Так, я попрошу! – перебила меня венценосная кобыла. – Давай, ты не будешь лезть в мои дела, а я не буду</text:span><text:span text:style-name="T4">… эээ… ммм…</text:span></text:p>
      <text:p text:style-name="P38">– Не будешь что?</text:p>
      <text:p text:style-name="P46">Селестия нахмурилась и угрожающе подняла крылья.</text:p>
      <text:p text:style-name="P46"><text:span text:style-name="T9">– </text:span>Не забывай, человек, я — могущественный маг и правитель Эквестрии. Ко мне нужно относиться с должным уважением!</text:p>
      <text:p text:style-name="P46"><text:span text:style-name="T9">– </text:span>А то что? Превратишь в жабу? Сошлёшь на Луну? Убьёшь нахер?</text:p>
      <text:p text:style-name="P46">Аликорница сникла. Уши её опустились.</text:p>
      <text:p text:style-name="P46"><text:span text:style-name="T9">– </text:span>Макс, не надо... Ты же знаешь, я этого не сделаю.</text:p>
      <text:p text:style-name="P46"><text:span text:style-name="T9">–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6">Селестия приложила копыто ко лбу и издала протяжный стон.</text:p>
      <text:p text:style-name="P38">– О, небо! Я забыла распорядиться насчёт тебя! Какая же я тупая! Макс, извини, пожалуйста!</text:p>
      <text:p text:style-name="P46"><text:span text:style-name="T9">–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9"> штучки при общении со мной. А я постараюсь помочь тебе </text:span>— если это в моих силах, разумеется<text:span text:style-name="T9">.</text:span></text:p>
      <text:p text:style-name="P46"><text:span text:style-name="T9">Аликорница уселась н</text:span>а пол <text:span text:style-name="T9">и прижала копыто к груди.</text:span></text:p>
      <text:p text:style-name="P38">– Да будет так! Сим заявляю, что отныне и впредь буду общаться с тобой на равных, человек Макс. Слово Селестии <text:span text:style-name="T1">Эквестрийской</text:span>!</text:p>
      <text:p text:style-name="P46">Закончив фразу, аликорница вскинула копыто вперёд и вверх. Я чуть не подавился нервным смешком, настолько это напоминало зигу<text:tab/>.</text:p>
      <text:p text:style-name="P46"><text:span text:style-name="T9">– Лады! Вот видишь, нам легко договориться! А теперь расскажи, наконец, зачем </text:span>т<text:span text:style-name="T9">ы притащил</text:span>а<text:span text:style-name="T9"> меня сюда? Только сначала вытащи катетер из шеи </text:span>— <text:s/>он меня нервирует<text:span text:style-name="T9">. Или погоди, я сам вытащу…</text:span></text:p>
      <text:p text:style-name="P46"><text:span text:style-name="T9">Л</text:span>ампа<text:span text:style-name="T9"> отбрасывал</text:span>а<text:span text:style-name="T9"> мягкие тени на стену библиотеки. Селестия, расположи</text:span>вшись<text:span text:style-name="T9"> у моего кресл</text:span>а,<text:span text:style-name="T9">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6"><text:span text:style-name="T9">– </text:span>Вот, читай отсюда. <text:span text:style-name="T9">– а</text:span>ликорница подчеркнула абзац копытом.</text:p>
      <text:p text:style-name="P46"/>
      <text:p text:style-name="P47">***</text:p>
      <text:p text:style-name="P47"><text:soft-page-break/></text:p>
      <text:p text:style-name="P54">«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4">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4">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4">Но величайшая справедливость юниверсума заключается в том, что не существует безвыходных положений. Всегда есть надежда.</text:p>
      <text:p text:style-name="P54">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4">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6"/>
      <text:p text:style-name="P46">&lt;<text:span text:style-name="T22">Селестии не удастся привлечь Макса на сторону Эквестри даже с помощью 34 — это удастся Дэш</text:span>&gt;</text:p>
      <text:p text:style-name="P46">В ухе стало щекотно от тёплого дуновения.</text:p>
      <text:p text:style-name="P38">– Теперь ты понимаешь, почему мы не ожидали увидеть тебя? Мы, вообще-то, вызывали сверхаликорна…</text:p>
      <text:p text:style-name="P38">Я повернулся к Селестии.</text:p>
      <text:p text:style-name="P38">–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8">Аликорница отвернулась.</text:p>
      <text:p text:style-name="P38">– Это очень чувствительная тема. – сказала она после недолгой заминки. – <text:s/>Постыдная для нас.</text:p>
      <text:p text:style-name="P38">– Какая тема?</text:p>
      <text:p text:style-name="P38">Селестия повернулась, но старалась избегать меня взглядом.</text:p>
      <text:p text:style-name="P38">– Магия.</text:p>
      <text:p text:style-name="P38">– Что?</text:p>
      <text:p text:style-name="P38">–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8">Я посмотрел на аликорницу. Та старательно делала вид, что интересуется состоянием лака на копыте.</text:p>
      <text:p text:style-name="P38">– То есть, вы почувствовали ослабление своих магических способностей, и решили, что миру приходит конец?</text:p>
      <text:p text:style-name="P38"><text:soft-page-break/>–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8">– Ээээ… ммм… А вы пробовали обратиться к врачу? – начал я как можно мягче.</text:p>
      <text:p text:style-name="P38">БАЦ!</text:p>
      <text:p text:style-name="P38">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8">– Это бесполезно… Он не верит мне. У меня нет времени его переубедить.</text:p>
      <text:p text:style-name="P38">Потом она обратилась ко мне.</text:p>
      <text:p text:style-name="P38">– <text:s/>Извини. Сорвалась. Мне очень стыдно. Последнее время всё идёт наперекосяк, совсем не так, как мы планировали.</text:p>
      <text:p text:style-name="P38">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6">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6">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6">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6">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8">–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6">Я снял её копыто со своего плеча и осторожно поставил на пол.</text:p>
      <text:p text:style-name="P38"><text:span text:style-name="T1">– Зачем? </text:span>– спросил я. – Что это за театр, твоё… Ваше Высочество? Во-первых, я не давал своё согласие на чтение моих мыслей. Во-вторых…</text:p>
      <text:p text:style-name="P38">Я присел на корточки, раздвинул гриву и снизу вверх заглянул в морду аликорнице.</text:p>
      <text:p text:style-name="P46"><text:soft-page-break/>–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6">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6">–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6">Я протянул руку, вытер ей слёзы и погладил по шее.</text:p>
      <text:p text:style-name="P46">– Не плачь. Я не отказываюсь. Хотя, скорее всего, Стар Свирл что-то напутал в заклинании, потому что я человек, а не сверхаликорн.</text:p>
      <text:p text:style-name="P46">–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6">Селестия успокоилась и смущённо потёрлась носом мне о плечо.</text:p>
      <text:p text:style-name="P46">– <text:s/>И я не читала твои мысли. У тебя на лице и так всё написано — ты не умеешь скрывать эмоции.</text:p>
      <text:p text:style-name="P46">Наружная дверь заскрипела, после чего коридор наполнился топотом множества копыт и шумом голосов.</text:p>
      <text:p text:style-name="P38">Аликорница <text:span text:style-name="T1">прислушалась, </text:span>всполошилась и стала носиться по читальному залу с загнанным видом.</text:p>
      <text:p text:style-name="P38">– <text:s/><text:span text:style-name="T1">Дискордовы</text:span> яйца! Они нашли меня!</text:p>
      <text:p text:style-name="P38">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8">– <text:s/>Ты! Чего! Делаешь! Твоё, <text:span text:style-name="T1">блин,</text:span> высочество!!! – <text:s/>я едва уберёг <text:span text:style-name="T1">своё </text:span>естество от острого рога.</text:p>
      <text:p text:style-name="P38">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8">– Помоги! Мне самой не закрыть замок, – <text:s/>обратилась аликорница ко мне, тщётно пытаясь охватить зубами раскрытую защёлку.</text:p>
      <text:p text:style-name="P38"><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8">–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8">– <text:s/><text:span text:style-name="T1">Я</text:span> помогу! – <text:s/>Селестия изогнула шею и стала зубами сжимать защёлку.</text:p>
      <text:p text:style-name="P38">ШЛОП!</text:p>
      <text:p text:style-name="P38">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6">Увидев Селестию, толпа замерла. Та в попытке спрятать меня, раскрыла крылья.</text:p>
      <text:p text:style-name="P46">В наступившей тишине аликорница прошептала мне убито:</text:p>
      <text:p text:style-name="P38">– <text:s/><text:span text:style-name="T1">Что-то мне не хочется оборачиваться.</text:span></text:p>
      <text:p text:style-name="P46">– <text:s/>А придётся. Кстати, крылья можешь опустить. Всё равно видна табуретка и мои ноги.</text:p>
      <text:p text:style-name="P46">Селестия закрыла глаза и медленно обернулась к толпе.</text:p>
      <text:p text:style-name="P38">–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8"><text:span text:style-name="T1">– Занавес. </text:span>– <text:s/><text:span text:style-name="T1">подытожил я.</text:span></text:p>
      <text:p text:style-name="P38"><text:soft-page-break/></text:p>
      <text:h text:style-name="P151" text:outline-level="2"><text:span text:style-name="T9">5. </text:span>Индиго</text:h>
      <text:p text:style-name="P38"/>
      <text:p text:style-name="P38">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8">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8">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8">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6"><text:span text:style-name="T1">– </text:span>А-а-апчхииии! – раздалось прямо у меня под ногами.</text:p>
      <text:p text:style-name="P46">–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6">– Ты кто? – машинально спросил я.</text:p>
      <text:p text:style-name="P46">– Индиго. – ответили глаза.</text:p>
      <text:p text:style-name="P46">Ответ не прояснил ситуацию ни на йоту, так что я продолжил.</text:p>
      <text:p text:style-name="P46">– А чего ты под лавкой делаешь?</text:p>
      <text:p text:style-name="P46">– Прячусь.</text:p>
      <text:p text:style-name="P46">Поняв, что расспросами ничего не добьёшься, я предложил прямо:</text:p>
      <text:p text:style-name="P46">– Может, ты вылезешь? Меня можно не бояться. Я не страшный.</text:p>
      <text:p text:style-name="P46">Под лавкой началась <text:s/>возня и сопение, потом наружу вылез жеребёнок-единорог насыщенного синего цвета.</text:p>
      <text:p text:style-name="P46">– А я тебя вовсе и не боюсь. Вот ещё! Я в прятки играла.</text:p>
      <text:p text:style-name="P46">–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6">– Ничо страшного! – малютка вытерла нос. – Меня всё равно искать некому.</text:p>
      <text:p text:style-name="P46">– Это как? Ты же с кем-то в прятки играешь? – продолжал допытываться я.</text:p>
      <text:p text:style-name="P46">– Сама с собой и играю. – хмуро ответила кобылка. – А тебе чего, дяденька?</text:p>
      <text:p text:style-name="P46">Я понял, что жеребёнок не настроен на беседу. Пожал плечами <text:s/>и повернулся было уходить.</text:p>
      <text:p text:style-name="P46">– Эээ, гм-м…</text:p>
      <text:p text:style-name="P46">Я повернулся обратно.</text:p>
      <text:p text:style-name="P46">– Что?</text:p>
      <text:p text:style-name="P46">Единорожка ковыряла копытом землю и шмыгала носом, не смотря на меня. Я терпеливо ждал.</text:p>
      <text:p text:style-name="P46"><text:soft-page-break/>– Дяденька, а ты не мог бы спросить принцессу Селестию, куда девалась Шейла Блюскай? А то мне играть не с кем.</text:p>
      <text:p text:style-name="P46">– При случае спрошу. Если встречу.</text:p>
      <text:p text:style-name="P46">– Встретишь, канешн! Скажи ей, что у меня сегодня день рождения, и я здоровски обиделась, когда она на него не пришла!</text:p>
      <text:p text:style-name="P46"><text:s/>Такая уверенность кобылки меня заинтриговала. Я пригляделся к жеребёнку повнимательнее. Да нет, вроде, раньше её не встречал.</text:p>
      <text:p text:style-name="P46">– Позволь поинтересоваться, откуда у тебя такая уверенность, что я встречусь с Селестией? Я ей, знаешь ли, свиданий не назначаю.</text:p>
      <text:p text:style-name="P46">– Да ладно-о-о, брось заливать-то! – скептически протянуло юное создание. – Все знают, что вы встречаетесь. Вот и спроси её, пажалста, когда увидишь.</text:p>
      <text:p text:style-name="P46">– Кто это «все»?</text:p>
      <text:p text:style-name="P46">– Ну, прислуга, стража, мой па…</text:p>
      <text:p text:style-name="P46">Ох! Во что же это такое я вляпался, а? За кого они меня, чёрт побери, принимают?</text:p>
      <text:p text:style-name="P46">Я присел на лавочку и наклонился пониже, чтобы наши головы были на одном уровне.</text:p>
      <text:p text:style-name="P46">– А твоего «па» не смущает, что я и Селестия м-м-м… немного разных видов? Точнее, совсем разных?</text:p>
      <text:p text:style-name="P46">– И чо? – без малейшего замешательства спросила кроха.</text:p>
      <text:p text:style-name="P46">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6">–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6">–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6">– <text:s/>Кха-кхе-гррхмм... Э-э-э... м-м-м... ну-у-у...</text:p>
      <text:p text:style-name="P46">У меня в голове произошло короткое замыкание. Слова пропали. Уши начали гореть.</text:p>
      <text:p text:style-name="P46">– <text:s/>Как, ты говоришь, тебя зовут? – в конце-концов выдавил осипшим голосом я, стараясь перевести тему. – Про чей день рождения я должен рассказать?</text:p>
      <text:p text:style-name="P46">–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6">У меня в памяти зажглась лампочка.</text:p>
      <text:p text:style-name="P46">– Постой-постой, не части. Твой отец, случайно, не Хорст Мэдтроттер?</text:p>
      <text:p text:style-name="P46">– Агась. А ты откудова знаешь?</text:p>
      <text:p text:style-name="P46">– Да так, один пони сказал. – я полез за пазуху и достал красную коробочку. – Вот тебе подарок.</text:p>
      <text:p text:style-name="P46">–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46">– Вообще-то, это не мой подарок. Его просил передать один старик, Норф Каррус из каретной мастерской.</text:p>
      <text:p text:style-name="P46"><text:soft-page-break/>– Аааа, знаю его! Мы с Шейлой ходили к нему играть, пока она не пропала. У Норфа здоровски интересно!</text:p>
      <text:p text:style-name="P46">Индиго открыла коробочку. Внутри на подстилке из тырсы лежала крохотная модель кареты в мельчайших подробностях.</text:p>
      <text:p text:style-name="P46">– Ух ты! – благоговейно прошептала Индиго. – Королева Лорен! Я даже управляла ею немножко.</text:p>
      <text:p text:style-name="P46">– Как ею можно управлять, если она не запряжена? Уж не Норф ли таскал её? – усомнился я.</text:p>
      <text:p text:style-name="P46">–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46">Я остался сидеть в полнейшем замешательстве. </text:p>
      <text:p text:style-name="P46"/>
      <text:p text:style-name="P47">***</text:p>
      <text:p text:style-name="P46">&lt;<text:span text:style-name="T56">Depeche Mode - Painkiller</text:span>&gt;</text:p>
      <text:p text:style-name="P54">...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6"/>
      <text:p text:style-name="P46">В дверях библиотеки появился знакомый силуэт.</text:p>
      <text:p text:style-name="P46">– Привет, твоё высочество! Тебя уже выпустили, или опять от докторов смылась?</text:p>
      <text:p text:style-name="P46">Аликорница прошла в комнату и устало уселась рядом со мной.</text:p>
      <text:p text:style-name="P46">–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6">Я с подозрением посмотрел на Селестию. Где-то я уже видел эту улыбочку на хитрой роже.</text:p>
      <text:p text:style-name="P46">–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6">– Вот ещё! – возмущению Селестии не было предела. Аликорница встала и демонстративно повернулась ко мне задом.</text:p>
      <text:p text:style-name="P46">–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6">Я подёргал замок на накрупнике. Таки не врёт.</text:p>
      <text:p text:style-name="P46">– Убедился? Вообще-то, такое недоверие меня оскорбляет. Ни один пони так бы себя не вёл со мной. – Селестия улеглась возле кресла и надулась.</text:p>
      <text:p text:style-name="P46">– Разумеется, твои подданные вели бы себя с большим пиететом. Но я же не твой подданный, твоё высочество!</text:p>
      <text:p text:style-name="P46">Аликорница вскинула копыто к виску.</text:p>
      <text:p text:style-name="P46">–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text:soft-page-break/>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6">– Окей, как хочешь. Никаких больше высочеств.</text:p>
      <text:p text:style-name="P46">–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2">расписать сложности общения и мороку с этикетом</text:span>&gt;</text:p>
      <text:p text:style-name="P46">Селестия сморщила нос в улыбке и спросила, прикрывшись крылом:</text:p>
      <text:p text:style-name="P46">– К слову, а что говорят мои подданные про нас? Что означает «чёрте-что»?</text:p>
      <text:p text:style-name="P46">Я вспомнил разговор с Индиго и почувствовал, как снова начинают гореть уши.</text:p>
      <text:p text:style-name="P46">– Чёрте-что — это значит «ерунда». Большая ерунда.</text:p>
      <text:p text:style-name="P46">– Оу, как интересно! – Селестия приблизила ко мне морду и повернула уши. – Расскажи-ка поподробнее. Я вся во внимании.</text:p>
      <text:p text:style-name="P46">–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6">Аликорница, широко раскрыв глаза, медленно тянула ко мне морду. Наконец, когда наши носы почти соприкоснулись, она не выдержала.</text:p>
      <text:p text:style-name="P46">– А-ха-ха-ха-ха-ха-ха!!! О-у-у-у-у-у-ха-ха-ха! И-и-и-и-ха-ха-ха! – Селестия перевернулась на спину и дёргала от смеха копытами.</text:p>
      <text:p text:style-name="P46">– <text:s/>Очень смешно! Ей говорят, что она подозревается в сексуальных извращениях, а она регочет! Мне-то пофиг, а тебе ещё править придётся!</text:p>
      <text:p text:style-name="P46">– <text:s/>И-и-изви-ни, Макс, не-мо-гу-у-у-у… Ох! Давненько я так не смеялась! Лет двести — так точно!</text:p>
      <text:p text:style-name="P46">Я потянул её за копыто и перевернул обратно на живот.</text:p>
      <text:p text:style-name="P46">– Что смешного-то?</text:p>
      <text:p text:style-name="P46">Аликорница вытерла крылом выступившие слёзы и объяснила:</text:p>
      <text:p text:style-name="P46">–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6">– Ты не видишь ничего странного в межвидовых спариваниях? – охренел я. – Куда я, блин, попал???</text:p>
      <text:p text:style-name="P46">Селестия развернула моё кресло к себе и задумчиво посмотрела мне в глаза.</text:p>
      <text:p text:style-name="P46">– Очевидно, мне стоит рассказать тебе, Макс, откуда произошли пегасы и единороги.</text:p>
      <text:p text:style-name="P46">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6">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6"><text:soft-page-break/>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6">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46">– А как выглядят сами истинные единороги? – спросил я.</text:p>
      <text:p text:style-name="P46">–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6">– Ха! – ответил я. – В моём мире они также известны. Правда, как несуществующий, сказочный вид.</text:p>
      <text:p text:style-name="P46">–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6">– Хм. А что было дальше?</text:p>
      <text:p text:style-name="P46">–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6">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6">Селестия встала и принялась по очереди поднимать ноги, разминая суставы. Потом направилась к выходу. У двери аликорница обернулась ко мне.</text:p>
      <text:p text:style-name="P46">– Сто лет не гуляла по парку. Составишь мне компанию?</text:p>
      <text:p text:style-name="P46">Я поднялся с кресла, гадая, шутила Селестия про сто лет, или нет?</text:p>
      <text:p text:style-name="P46">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46">–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6">–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6">Селестия грустно засмеялась своим мыслям.</text:p>
      <text:p text:style-name="P46">–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38">&lt;<text:span text:style-name="T23">Селестия достаёт из потайной щели свиток с мыслями Селестии</text:span><text:span text:style-name="T22">`<text:tab/>`</text:span>&gt;</text:p>
      <text:p text:style-name="P46">– А о чём ты грустила?</text:p>
      <text:p text:style-name="P46">–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6"><text:soft-page-break/>– Но ты не выглядишь сумасшедшей.</text:p>
      <text:p text:style-name="P46">–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46">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46">– Постой, а как же Луна? Мне показалось, она питала тёплые чувства к Кимеринну?</text:p>
      <text:p text:style-name="P46">Селестия задумалась, автоматически ковыряя копытом ямку под валуном.</text:p>
      <text:p text:style-name="P46">–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6">– А Дискорд? Он, вроде, не моложе вас. Тем-не-менее, он определённо «подъезжал» к Луне тогда, в развалинах.</text:p>
      <text:p text:style-name="P46">–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6">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46"/>
      <text:p text:style-name="P54">День 137344</text:p>
      <text:p text:style-name="P54">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4">…</text:p>
      <text:p text:style-name="P54">День 287651</text:p>
      <text:p text:style-name="P54">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4">…</text:p>
      <text:p text:style-name="P54">День 364886</text:p>
      <text:p text:style-name="P54">О небо, как я мечтаю, чтобы это поскорее закончилось! Сестра, приди скорей!</text:p>
      <text:p text:style-name="P46"/>
      <text:p text:style-name="P46">Селестия со вздохом захлопнула книгу.</text:p>
      <text:p text:style-name="P46">–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6"><text:soft-page-break/>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6">–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6">Селестия мелодично рассмеялась.</text:p>
      <text:p text:style-name="P46">–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6">Селестия вскочила с места.</text:p>
      <text:p text:style-name="P46">– АЙ-Я-Я-Я-Я-Й!</text:p>
      <text:p text:style-name="P46">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6">– Раньше тут не было муравейника!!! – Селестия с мольбой взглянула на меня. – Мааакс!! Помоги! ОНИ КУСАЮТСЯ! Я <text:s/>сейчас свихнусь почище Дискорда!</text:p>
      <text:p text:style-name="P46">Аликорница подпрыгнула и, взбрыкнув, начала кружиться в обратную сторону.</text:p>
      <text:p text:style-name="P46">– Вот нечего землю ковырять там, где не надо! Стой!!! – я схватил её за хвост, останавливая. Затем осторожно завёл руку под накрупник.</text:p>
      <text:p text:style-name="P46"/>
      <text:p text:style-name="P46">…</text:p>
      <text:p text:style-name="P46"/>
      <text:p text:style-name="P46">–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6">– Да ладно! Мне это ничего не стоило.</text:p>
      <text:p text:style-name="P46">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6">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6">– Эммм... Селестия?</text:p>
      <text:p text:style-name="P46"><text:soft-page-break/>– Дааа? – ответила аликорница, не повернув головы. В её тоне слышались смешливые нотки.</text:p>
      <text:p text:style-name="P46">Я вытащил руку из-под накрупника.</text:p>
      <text:p text:style-name="P46">– Всё в порядке?</text:p>
      <text:p text:style-name="P46">Селестия повернула голову, и я ясно увидел широкую улыбку и фирменный ехидный прищур из-под чёлки.</text:p>
      <text:p text:style-name="P46">– А почему ты спрашиваешь? Ты разобрался с муравьями?</text:p>
      <text:p text:style-name="P46">– Вроде да. Хотя, по-моему, дело уже не в муравьях.</text:p>
      <text:p text:style-name="P46">– По-моему, тоже. – рассмеялась аликорница. – Продолжай...</text:p>
      <text:p text:style-name="P46"/>
      <text:h text:style-name="P150" text:outline-level="2">6. Стыд</text:h>
      <text:p text:style-name="P46"/>
      <text:p text:style-name="P54">~~~ Завтра на семь в библиотеке ~~~</text:p>
      <text:p text:style-name="P54"/>
      <text:p text:style-name="P46">–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6">Норф носился по мастерской, окрылённый новообретённым учеником.</text:p>
      <text:p text:style-name="P46">–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6">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6">–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6">Я посмотрел на часы. До семи оставалось двадцать минут — как раз, чтоб успеть дойти до библиотеки. Я намеренно уронил на пол тяжёлый рашпиль.</text:p>
      <text:p text:style-name="P46">– На сегодня довольно. Я ж вижу, ты торопишься. – заметил Норф, просыпаясь.</text:p>
      <text:p text:style-name="P46">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text:soft-page-break/>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6">Я закрыл пенал и сунул его во внутренний карман куртки.</text:p>
      <text:p text:style-name="P46">– Завтра будешь? – спросил Норф. – Надо бы закончить заказ из <text:s/>Троттингема.</text:p>
      <text:p text:style-name="P46">– В это же время. – подтвердил я.</text:p>
      <text:p text:style-name="P46"/>
      <text:p text:style-name="P47">***</text:p>
      <text:p text:style-name="P46"/>
      <text:p text:style-name="P46">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6">– Здрасьте!</text:p>
      <text:p text:style-name="P46">Аликорница не ответила, всматриваясь в глобус.</text:p>
      <text:p text:style-name="P46">– Привет, говорю! – я подошёл вплотную и легонько сжал ей холку.</text:p>
      <text:p text:style-name="P46">– А, это ты, Макс? Привет. – аликорница, наконец, оторвалась от разноцветной сферы. – Как осваиваешься?</text:p>
      <text:p text:style-name="P46">– Нормально осваиваюсь. Работу себе нашёл. К <text:s/>Норфолку Каррусу в ученики записался.</text:p>
      <text:p text:style-name="P46">–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6">–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6">– Да, уже пять дней. Так здорово снова чувствовать свои мышцы! Корсет был ужасен.</text:p>
      <text:p text:style-name="P46">Аликорница прошлась передо мной с раскрытыми крыльями, демонстрируя восстановленную работоспособность.</text:p>
      <text:p text:style-name="P46">– Ну что же, и я рад за тебя. – я отвернулся, присел на край стола и стал изучать потолок. – Зачем вызывала?</text:p>
      <text:p text:style-name="P46">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6">– Ты сердишься?</text:p>
      <text:p text:style-name="P46">Её ресницы щекотали мне щёку. Я отодвинул её морду от лица и сказал скучающим тоном:</text:p>
      <text:p text:style-name="P46">– Та не, с чего бы? За что мне на тебя сердиться?</text:p>
      <text:p text:style-name="P46">– Но ты ведёшь себя как чужой. Как будто мы незнакомы! Ещё чуть-чуть, и станешь называть меня на «Вы» и «Ваше Высочество».</text:p>
      <text:p text:style-name="P46">Меня прорвало.</text:p>
      <text:p text:style-name="P46">–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6"><text:soft-page-break/>Я вытащил из заднего кармана брюк смятую записку с королевскими вензелями и бросил её под ноги Селестии.</text:p>
      <text:p text:style-name="P46">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6">Наконец Селестия развернулась и глубоко выдохнула.</text:p>
      <text:p text:style-name="P46">–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6">Я подошёл к аликорнице и прикоснулся к её шее.</text:p>
      <text:p text:style-name="P46">– Всё в порядке. Я тебя понимаю — и ценю твоё признание. Сам бы ещё и не так себя повёл на твоём месте.</text:p>
      <text:p text:style-name="P46">– Да? А как бы ты себя повёл? – заинтересовалась Селестия.</text:p>
      <text:p text:style-name="P46">Я вспомнил свои неудачные попытки завязать личную жизнь с девушками. Конечно, те были далеки от совершенства. Но так ли безгрешен был я сам?</text:p>
      <text:p text:style-name="P46">– Я бы не извинился. Огрызался бы и считал себя правым до последнего. Ещё и послал бы подальше.</text:p>
      <text:p text:style-name="P46">Аликорница насмешливо покачала головой.</text:p>
      <text:p text:style-name="P46">–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6">Я снова присел на столик, теперь уже лицом к аликорнице.</text:p>
      <text:p text:style-name="P46">– Так что случилось? Куда ты пропадала? Рассказывай.</text:p>
      <text:p text:style-name="P46">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6">– Что ты видишь? – спросила она напряжённо.</text:p>
      <text:p text:style-name="P46">–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6">–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6">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6">– Ты не ошиблась? Нет тут никакого города.</text:p>
      <text:p text:style-name="P46">– Сейчас нет. Раньше был. – еле слышно прошептала аликорница.</text:p>
      <text:p text:style-name="P46">– Чего ты так волнуешься? Может, на более подробной карте есть? Я бы на точность глобуса не слишком полагался.</text:p>
      <text:p text:style-name="P46">–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6">– Так, может, его и не было? – заметил я цинично.</text:p>
      <text:p text:style-name="P46"><text:soft-page-break/>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6">– Ты прав. Теперь уже не было. Было когда-то такое страшное заклинание — <text:span text:style-name="T71">Стирание</text:span> из бытия. Точнее, его нет и не было после того, как я замкнула его на его создателя, Иггуса. Суть заклинания <text:span text:style-name="T71">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1">ни в настоящем, ни в прошлом, ни в будущем</text:span>.</text:p>
      <text:p text:style-name="P46">– А как ты сама помнишь о том заклинании, если оно стёрто из бытия? – резонно подметил я.</text:p>
      <text:p text:style-name="P46">– У меня <text:span text:style-name="T71">стоит</text:span> защита памяти. Я поставила её, когда сражалась с Иггусом… Правда, защита еле действует, так как прошло очень много времени.</text:p>
      <text:p text:style-name="P46">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6">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6">Аликорница потёрла висок и растерянно посмотрела на меня.</text:p>
      <text:p text:style-name="P46">–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6">Я обнял аликорницу, успокаивая.</text:p>
      <text:p text:style-name="P46">– Не волнуйся, принцесса. Ты делаешь всё, что от тебя зависит. Не твоя вина, если это происходит.</text:p>
      <text:p text:style-name="P46">Селестия рассеянно мотнула головой, не соглашаясь со мной.</text:p>
      <text:p text:style-name="P46">–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6">Она проследовала к выходу, кивком головы приглашая меня следовать за ней.</text:p>
      <text:p text:style-name="P46">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6">–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6">– Да так, ни о чём. – покраснел я, вернувшись на дорожку.</text:p>
      <text:p text:style-name="P46"><text:soft-page-break/>Селестия всмотрелась в меня внимательно и всё поняла.</text:p>
      <text:p text:style-name="P46">– <text:s/>Нам не туда. Не сейчас. Я хочу показать тебе Эквестрию. – тихо сказала она.</text:p>
      <text:p text:style-name="P46">&lt;<text:span text:style-name="T58">Pet Shop Boys — A Man Could Get Arrested</text:span>&gt;</text:p>
      <text:p text:style-name="P46">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6"><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6">Она ещё сочувствует! Я старался не смотреть в её сторону, отводя глаза. Так мы дошли до городской стены.</text:p>
      <text:p text:style-name="P46">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6">Взобравшись на галерею по винтовой лестнице крохотной сторожевой башенки, мы остановились у зубца.</text:p>
      <text:p text:style-name="P46">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6">– Что ты чувствуешь? – спросила аликорница.</text:p>
      <text:p text:style-name="P46">– У меня нет слов. Ничего прекраснее я в жизни не видел! – только и смог выговорить я.</text:p>
      <text:p text:style-name="P46">Селестия склонила голову, соглашаясь.</text:p>
      <text:p text:style-name="P46">–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6">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6">– Прошлогодний выпуск. – заметила Селестия. – Отличная работа, хотя жеребячливости хватает. Что неудивительно, учитывая их возраст.</text:p>
      <text:p text:style-name="P46">–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2"> </text:span>И вообще, зачем вам учиться летать, если вы и так это умеете с рождения?</text:p>
      <text:p text:style-name="P46"><text:soft-page-break/>–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6">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6">– Проблемы? Что за проблемы? Извини, я таки прослушал.</text:p>
      <text:p text:style-name="P46">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6">– Когда твоя жизнь длится тысячи лет, начинаешь тонко чувствовать гармонию мира. – начала она.</text:p>
      <text:p text:style-name="P46"/>
      <text:h text:style-name="Heading_20_2" text:outline-level="2"><text:span text:style-name="T1">7</text:span>. Нелетающие пегасы</text:h>
      <text:p text:style-name="P49">&lt;<text:span text:style-name="T22">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3">—</text:span> осень, за осенью <text:span text:style-name="T33">—</text:span> зима. <text:s/>Если пошёл дождь, должно быть мокро, если выпал снег <text:span text:style-name="T33">—</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9">–</text:span> Постой, постой, <text:span text:style-name="T9">–</text:span> я попыталась удержать ускользающую тень сомнения. <text:span text:style-name="T9">–</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9">–</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9">–</text:span> По состоянию здоровья? <text:span text:style-name="T9">–</text:span> переспросила я, не спуская с него взгяд.</text:p>
      <text:p text:style-name="P1"><text:span text:style-name="T9">–</text:span> Да, Ваше Высочество, <text:span text:style-name="T9">–</text:span> гонец потупил взгляд, глаза его забегали, <text:span text:style-name="T9">–</text:span> по состоянию здоровья.</text:p>
      <text:p text:style-name="P36">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9">–</text:span> Какая болезнь посетила Клаудсдейл, что целых два крыла жеребят пропустили экзамены?</text:p>
      <text:p text:style-name="P1"><text:soft-page-break/>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9">–</text:span> Эммм… Они… м-м-м… не больны… в некотором смысле… <text:span text:style-name="T9">–</text:span> гонец изо всех сил ковырял копытом <text:s/>литку, пряча взгляд. <text:span text:style-name="T9">–</text:span> Они… мнэээ… сами… в некотором роде… кхм. Нервный срыв. Переутомление и бессонница… Кхм.</text:p>
      <text:p text:style-name="P1"><text:span text:style-name="T9">–</text:span> Сами <text:span text:style-name="T9">—</text:span> что? <text:span text:style-name="T9">–</text:span> Я постепенно начала понимать причину смущения гонца.</text:p>
      <text:p text:style-name="P1"><text:span text:style-name="T9">–</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9">—</text:span> в возможности летать. И добровольно отказаться от полётов для него <text:span text:style-name="T9">—</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9">–</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1">Семь жеребят-подростков стояли передо мною с отсутствующим видом.</text:p>
      <text:p text:style-name="P11">– Представьтесь перед вашей принцессой! – шикнул на них сопровождающий стражник.</text:p>
      <text:p text:style-name="P11">Жеребята встрепенулись.</text:p>
      <text:p text:style-name="P1"><text:span text:style-name="T9">– </text:span>Добрый день, Ваше Высочество! <text:span text:style-name="T9">–</text:span> склонились они в поклоне. После некоторого перешёптывания, они всё же назвались по очереди.</text:p>
      <text:p text:style-name="P1"><text:span text:style-name="T9">–</text:span> А где восьмой? <text:span text:style-name="T9">–</text:span> удивилась я. <text:span text:style-name="T9">–</text:span> Мне сказали, вас было восемь. Восемь отказавшихся летать.</text:p>
      <text:p text:style-name="P1"><text:span text:style-name="T9">–</text:span> Да, Ваше Высочество, п-принцесса Селестия, <text:span text:style-name="T9">–</text:span> старший из них запинался от волнения. <text:span text:style-name="T9">–</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9">–</text:span> Успокойтесь, <text:span text:style-name="T9">–</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9">–</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oft-page-break/><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2">старший. </text:span><text:span text:style-name="T2">–</text:span><text:span text:style-name="T52">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3">—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text:soft-page-break/>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9">— и втайне немного завидовала этому</text:span>. Если бы сестра со своими способностями к магии умела обуздывать свои эмоции <text:span text:style-name="T9">—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6"><text:soft-page-break/>–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6">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6">Ну что же, основное искусство правления <text:span text:style-name="T9">— умение делегировать полномочия. Вечером того же дня я села за письменный стол.</text:span></text:p>
      <text:p text:style-name="P38">“<text:span text:style-name="T19">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46"/>
      <text:p text:style-name="P47">***</text:p>
      <text:p text:style-name="P46"/>
      <text:p text:style-name="P46">– Так ты поручила Твайлайт Спаркл расследование необычных снов жеребят?</text:p>
      <text:p text:style-name="P46">– Да, их и других подобных, начавшихся у многих пони. Мы назвали подобные сны «потусторонними» <text:span text:style-name="T9">—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9"> Они засыпают, а на утро находят лишь примятую простыню в постели.</text:span></text:p>
      <text:p text:style-name="P46">– А что стало с жеребятами? – спросил я. – Они перестали бояться экзаменов?</text:p>
      <text:p text:style-name="P46">–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6">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6">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6">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6">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6">Описав круг, Селестия перелетела через стену и приземлилась в парке. Я скатился на траву, пытаясь вдохнуть.</text:p>
      <text:p text:style-name="P46">– Что... Это... Было?</text:p>
      <text:p text:style-name="P46">Селестия осторожно, но настойчиво повалила меня на траву и принялась ощупывать рёбра.</text:p>
      <text:p text:style-name="P46">– Так больно? А так?</text:p>
      <text:p text:style-name="P46"><text:soft-page-break/>–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6">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6">–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6">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6">– Не могу поверить. В Кантерлоте никогда не было землетрясений. Это неестественно. – пробормотала аликорница растерянно. – Слишком быстро.</text:p>
      <text:p text:style-name="P46">– Что <text:span text:style-name="T9">— </text:span>быстро? – не выдержал я.</text:p>
      <text:p text:style-name="P46">–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6">– Нет проблем, Селестия. Я всё понимаю.</text:p>
      <text:p text:style-name="P46">Аликорница приготовилась было взлетать, но в последний момент, приняв какое-то решение, остановилась.</text:p>
      <text:p text:style-name="P46">– Макс?</text:p>
      <text:p text:style-name="P46">– Да?</text:p>
      <text:p text:style-name="P46">– Мы уже достаточно неплохо знаем друг друга. Могу сказать, что ты меня знаешь лучше, чем кто-либо ещё во дворце, за исключением Луны.</text:p>
      <text:p text:style-name="P46">– Да?</text:p>
      <text:p text:style-name="P46">– Да. Зови меня Селли. Если хочешь.</text:p>
      <text:p text:style-name="P46">– Хорошо. До встречи, Селли.</text:p>
      <text:p text:style-name="P46">– До встречи, Макс.</text:p>
      <text:p text:style-name="P46"/>
      <text:h text:style-name="Heading_20_2" text:outline-level="2"><text:span text:style-name="T1">8</text:span>. (40*<text:span text:style-name="T9">ctg(Pi/4)-6)/(ln(e)-sin(0))</text:span></text:h>
      <text:p text:style-name="P70">Mark Knopfler — Hill Farmers Blues — или на следующую главу (прощание)</text:p>
      <text:p text:style-name="P46"/>
      <text:p text:style-name="P54">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9">— оставить тебе напутствие.</text:span></text:p>
      <text:p text:style-name="P54"><text:span text:style-name="T9">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9">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4"><text:span text:style-name="T9">Тебе может не нравиться этот мир. Тебе могут не нравиться пони. Ты можешь быть удивлён и обижен </text:span>их <text:span text:style-name="T9">отношением к себе. Тебя могут шокировать порядки, царящие здесь. Брось. Прежде чем </text:span><text:soft-page-break/><text:span text:style-name="T9">обижаться, вспомни свой собственный мир. Так ли он хорош? Счастлив ли ты в нём? </text:span>Можешь ли ты сказать, что он лучше этого?</text:p>
      <text:p text:style-name="P54">Будь снисходителен. Будь терпелив, добр и, по возможности, мудр <text:span text:style-name="T9">— </text:span>и ты увидишь, как мир меняется к лучшему. Он очень молод и гибок. Он горит желанием изменяться. Но в этом его слабость <text:span text:style-name="T9">— </text:span>он может меняться и в плохую сторону. От тебя зависит, в какую.</text:p>
      <text:p text:style-name="P54">Эх, хотел бы я поменяться с тобой местами <text:span text:style-name="T9">—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4">Удачи!</text:p>
      <text:p text:style-name="P54"/>
      <text:p text:style-name="P38">…</text:p>
      <text:p text:style-name="P38"/>
      <text:p text:style-name="P46">Тоже мне, философ выискался, Диоген копытный! Вот не люблю, когда всякие "гуру" с глубокомысленным видом порют чушь. Эквестрия <text:span text:style-name="T11">—</text:span> сказочная страна, пони <text:span text:style-name="T11">— </text:span><text:span text:style-name="T9">прекрасные создания, порядки тут з</text:span>амечательные<text:span text:style-name="T9">! Чисто, культурно, вежливо. Дворецкий </text:span><text:span text:style-name="T11">—</text:span><text:span text:style-name="T9"> скопидом, конечно, но то работа </text:span><text:span text:style-name="T9">у него такая. </text:span>Блин, м<text:span text:style-name="T9">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9">– </text:span>Её Высочество Принцесса Селестия хочет видеть вас, человек Макс.</text:p>
      <text:p text:style-name="P1">Я захлопнул трактат<text:span text:style-name="T9">.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9">–</text:span> Уже иду. Где я могу её найти?</text:p>
      <text:p text:style-name="P1"><text:span text:style-name="T9">–</text:span> Я проведу вас, человек Макс. <text:span text:style-name="T9">–</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0"> </text:span><text:span text:style-name="T41">— вся архитектура явно </text:span><text:span text:style-name="T33">была </text:span><text:span text:style-name="T41">заточена под крылатых. Таких, для которых приземлиться на балкон в тронном зале или уйти через портик на крыше</text:span><text:span text:style-name="T60"> </text:span><text:span text:style-name="T41">— обычное дело. </text:span><text:span text:style-name="T60">Хорошо, что ежедневные посещения каретной мастерской подняли мой тонус, изрядно посаженный сидячим образом жизни.</text:span></text:p>
      <text:p text:style-name="P1"><text:span text:style-name="T60">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9">–</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text:soft-page-break/>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1">— книжный шкаф и напольная подставка для чтения с </text:span><text:span text:style-name="T33">упором в виде </text:span><text:span text:style-name="T41">голов</text:span><text:span text:style-name="T33">ы</text:span><text:span text:style-name="T41">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3">Каменный пол комнаты был покрыт розовым ковром с длиннейшим ворсом.</text:span><text:span text:style-name="T41"> </text:span><text:span text:style-name="T33">Его центр занимал высокий </text:span><text:span text:style-name="T41">кругл</text:span><text:span text:style-name="T33">ый</text:span><text:span text:style-name="T41"> </text:span><text:span text:style-name="T33">футон</text:span><text:span text:style-name="T41"> </text:span><text:span text:style-name="T33">с</text:span><text:span text:style-name="T41"> велик</text:span><text:span text:style-name="T33">им</text:span><text:span text:style-name="T41"> множество</text:span><text:span text:style-name="T33">м</text:span><text:span text:style-name="T41"> подушек. Среди них я с удивлением заметил плюшевую единорожку </text:span><text:span text:style-name="T33">фиолетового</text:span><text:span text:style-name="T41"> цвета. За полускрытым гардинами проёмом виднелся широкий балкон с низенькими пузатыми перилами. Пахло лавандовым маслом.</text:span></text:p>
      <text:p text:style-name="P38">– Рада тебя видеть, Макс. – знакомый силуэт на балконе повернулся в мою сторону. Гардины раздвинулись и Селестия вошла в комнату.</text:p>
      <text:p text:style-name="P38"><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8">Аликорница смотрела на меня из под чёлки с фирменной саркастической улыбочкой.</text:p>
      <text:p text:style-name="P38">– <text:span text:style-name="T1">Такое впечатление, что ты увидел не меня, а василиска! Отомри!</text:span></text:p>
      <text:p text:style-name="P46">Я выдохнул.</text:p>
      <text:p text:style-name="P38">– <text:span text:style-name="T1">Как ты это делаешь? Я видел тебя и раньше, но ты никогда не была такой... Такой...</text:span></text:p>
      <text:p text:style-name="P38">–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8">–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6">Селестия тихо рассмеялась.</text:p>
      <text:p text:style-name="P38">– <text:span text:style-name="T1">Могу же я расслабиться хотя бы раз в сто лет? Я тоже живое существо, что бы там ни говорили подпольщики.</text:span></text:p>
      <text:p text:style-name="P46">Она кивком указала мне на тапочки в углу рядом с накопытниками. Я переобулся и вошёл в комнату.</text:p>
      <text:p text:style-name="P38">– <text:span text:style-name="T1">О каких подпольщиках ты говоришь? В Эквестрии зреет революция?</text:span></text:p>
      <text:p text:style-name="P38">Селестия подошла к фонтанчику и начала набирать воду в серебряный чайник.</text:p>
      <text:p text:style-name="P38">–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3">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8"><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6">Аликорница смутилась.</text:p>
      <text:p text:style-name="P46">–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38"><text:soft-page-break/><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38">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8"><text:span text:style-name="T1">–</text:span> Спасибо, Селестия. Пожалуй, буду “кантерлотский королевский”.</text:p>
      <text:p text:style-name="P46">Аликорница искоса зыркнула на меня, недовольно сморщив нос.</text:p>
      <text:p text:style-name="P38"><text:span text:style-name="T1">–</text:span> Мы же договорились! <text:span text:style-name="T1">Селли</text:span>! Не хватало мне ещё слышать официоз у себя дома. Его в моей жизни и так хватает.</text:p>
      <text:p text:style-name="P38">Она открыла шкафчик и, потянув зубами золотой шнурок, вытащила чёрный с золотом пакетик.</text:p>
      <text:p text:style-name="P38"><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8">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8"><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8"><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8"><text:span text:style-name="T1">–</text:span> Не стой столбом, Макс! Об тебя можно взгляд поцарапать!</text:p>
      <text:p text:style-name="P38">Я присел на краешек. Она немного придвинулась ко мне и смешливо сощурилась.</text:p>
      <text:p text:style-name="P38"><text:span text:style-name="T1">–</text:span> Ты не против, если мы продолжим знакомство? Я хотела пригласить тебя на чай ещё вчера, но землетрясение…</text:p>
      <text:p text:style-name="P38">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8"><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8"><text:span text:style-name="T1">Селестия</text:span> виновато сморщила нос.</text:p>
      <text:p text:style-name="P38"><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38">Я молчал, раздумывая, чтобы такое остроумное ляпнуть в ответ, когда аликорница шутливо ткнула меня копытом в плечо. </text:p>
      <text:p text:style-name="P38"><text:soft-page-break/><text:span text:style-name="T1">–</text:span> Ну же, Макс, ты как деревянный! Расслабься! Можно подумать, тебя никогда раньше не приглашали на свидания!</text:p>
      <text:p text:style-name="P38">От неожиданности я повалился на ложе.</text:p>
      <text:p text:style-name="P38"><text:span text:style-name="T1">–</text:span> Эй, полегче! Ты пихаешься, как бульдозер!</text:p>
      <text:p text:style-name="P38"><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8">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8"><text:span text:style-name="T1">–</text:span> Ты чего??? <text:span text:style-name="T1">–</text:span> я непонимающе уставился на аликорницу.</text:p>
      <text:p text:style-name="P38"><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8">Мне печалиться не стоит</text:p><text:p text:style-name="P138">Жизнь прекрасна и ярка</text:p><text:p text:style-name="P138">Телом молода, душою —</text:p><text:p text:style-name="P138">Как дракон морской мудра</text:p><text:p text:style-name="P138"/><text:p text:style-name="P138">Я видала взлёт империй,</text:p><text:p text:style-name="P138">Я жила среди легенд,</text:p><text:p text:style-name="P138">Древней магии мистерий</text:p><text:p text:style-name="P138">Я прилежнейший студент</text:p><text:p text:style-name="P138"/><text:p text:style-name="P138">Обожаема народом,</text:p><text:p text:style-name="P138">Уважаема врагом,</text:p><text:p text:style-name="P138">Но друзей моих немного,</text:p><text:p text:style-name="P138">Гложет душу холодом</text:p><text:p text:style-name="P138"/><text:p text:style-name="P138">Одинока и печальна,</text:p><text:p text:style-name="P138">Недоступна и строга,</text:p><text:p text:style-name="P138">Потеряла изначальный</text:p><text:p text:style-name="P138">Смысл жизни навсегда</text:p><text:p text:style-name="P138"/><text:p text:style-name="P138">Жизнь моя теперь публична,</text:p><text:p text:style-name="P138">Жизнь моя теперь для всех,</text:p><text:p text:style-name="P138">В этом — горе, в этом — счастье,</text:p><text:p text:style-name="P138">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8">–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8">Аликорница поводила носом над чашками и заметила:</text:p>
      <text:p text:style-name="P38">–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8">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8">Я трогал пальцем ноги воду, сидя на бортике бассейна, когда дверь открылась и внутрь сунулся нос аликорницы.</text:p>
      <text:p text:style-name="P38">– Тебе в чай класть мёд или сахар? – спросила она, невинно наблюдая за моими тщётными попытками прикрыться.</text:p>
      <text:p text:style-name="P38"><text:soft-page-break/>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8">– Ты бы предупреждала, прежде чем войти, что ли? – просипел я. </text:p>
      <text:p text:style-name="P38"><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8">– Мёд. Или сахар. На твоё усмотрение.</text:p>
      <text:p text:style-name="P38">– Как скажешь. – нос <text:span text:style-name="T1">Селестии</text:span> скрылся за дверью.</text:p>
      <text:p text:style-name="P38">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8">– О, ты уже?</text:p>
      <text:p text:style-name="P38">Аликорница поставила на поднос чашки и плетёнку с бубликами и подошла с ним к тюфяку.</text:p>
      <text:p text:style-name="P38">– А почему ты опустила жалюзи на окне в ванной? Оттуда такой прекрасный вид!</text:p>
      <text:p text:style-name="P38">–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38"><text:span text:style-name="T1">– Примерно такие? </text:span>– <text:span text:style-name="T1">я бросил на диван «Роял джорнэл» от текущего месяца.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46">– Примерно такие. – расхохоталась Селестия. <text:span text:style-name="T9">– С</text:span>пасибо, мнет хоть инвалидное кресло не пририсовали!</text:p>
      <text:p text:style-name="P38">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8">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8">–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8">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8">Я повернулся к <text:span text:style-name="T1">Селестии</text:span>. Мне пришлось осторожно напрягать мускулы шеи, чтобы они случайно не отвернули голову нафиг.</text:p>
      <text:p text:style-name="P38">– Это просто бомба! Я чувствую себя богом! Кажется, я понял секрет вашей силы и долголетия: вы пьёте эту траву каждый день.</text:p>
      <text:p text:style-name="P38">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6"><text:soft-page-break/>Копыто легло мне на плечо и мягко повалило на постель. Селестия легла рядом и тепло дунула мне в ухо.</text:p>
      <text:p text:style-name="P38">– <text:span text:style-name="T1">Ты готов познакомиться поближе? Совсем близко?</text:span></text:p>
      <text:p text:style-name="P38">–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6">Тия фыркнула.</text:p>
      <text:p text:style-name="P46">–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9">У нас до утра — если сестрица ничего не напутает — девять часов. И все они — наши.</text:span></text:p>
      <text:p text:style-name="P46">Её ресницы щекотали мне щеку. Я повернулся к ней и буквально растворился в ласковом взгляде огромных фиалковых глаз.</text:p>
      <text:p text:style-name="P46">– Ты предлагаешь мне заняться сексом? С тобой? Но... как?</text:p>
      <text:p text:style-name="P38"><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6">Тия подняла голову.</text:p>
      <text:p text:style-name="P46">–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6">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6">Как во сне я разделся и зашёл к ней сзади. "Это неправильно!» – пискнули во мне остатки ханжества и замолкли, раздавленные желанием.</text:p>
      <text:p text:style-name="P46">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6">Через некоторое время Тия осторожно высвободилась из-под меня и встала с постели. </text:p>
      <text:p text:style-name="P46">– Лежи спокойно, я сейчас. – муркнула она, поцеловав меня в ухо.</text:p>
      <text:p text:style-name="P46">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6">В открывшемся мини-баре я углядел ряд вычурных бутылок и пузатых графинчиков. Их содержимое не вызывало у меня никаких сомнений.</text:p>
      <text:p text:style-name="P36"><text:span text:style-name="T9">–</text:span> Иногда хочется забыться, <text:span text:style-name="T9">–</text:span> перехватила мой взгляд аликорница, <text:span text:style-name="T9">–</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6"><text:soft-page-break/><text:span text:style-name="T9">–</text:span> А водку у вас принято пить?</text:p>
      <text:p text:style-name="P36"><text:span text:style-name="T9">–</text:span> Некоторые употребляют. Но правительница Эквестрии, пьющая <text:span text:style-name="T1">яблочную </text:span>водку <text:span text:style-name="T1">—</text:span> это уже черезчур. <text:span text:style-name="T9">–</text:span> засмеялась Селестия. <text:span text:style-name="T9">–</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6">Достав из шкафчика пузатую заплесневевшую бутылку, Тия что-то прикинула и наполнила её содержимым два бокала на полуметровых ножках.</text:p>
      <text:p text:style-name="P46">–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6">–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6">Тия покачала головой и прошла с бокалами в ванную, кивком пригласив меня следовать за ней.</text:p>
      <text:p text:style-name="P46">–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9">— сильнейший энергетик, он многократно усиливает чувства и возможности организма, но он же и иссушает его.</text:span></text:p>
      <text:p text:style-name="P46"><text:span text:style-name="T9">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9">—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9">—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6">Наконец, я со вздохом отпрянул.</text:p>
      <text:p text:style-name="P46"><text:span text:style-name="T9">– Я несказанно рада, что, наконец-то, могу назвать тебя своим другом. </text:span>– мурлыкнула Тия. – <text:span text:style-name="T9">За дружбу! </text:span>– подняла бокал она.</text:p>
      <text:p text:style-name="P46">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6"><text:span text:style-name="T9">– Это ты называешь “дружбой”? – с </text:span>улыбкой хмыкнул<text:span text:style-name="T9"> я. – </text:span>Мне нравится твоё чувство юмора.</text:p>
      <text:p text:style-name="P46">Аликорница нахмурилась.</text:p>
      <text:p text:style-name="P46"><text:span text:style-name="T9">– </text:span>Тебе не нравится моя дружба? Ты не принимаешь её? Ты чем-то недоволен?</text:p>
      <text:p text:style-name="P46">Я расхохотался, чуть не поперхнувшись водой, плескавшейся у подбородка.</text:p>
      <text:p text:style-name="P46"><text:span text:style-name="T9">– </text:span>Нет, что ты, Тия, не мели ерунды! Я всем доволен, я просто в восторге. Мне вообще кажется, что я попал в рай, а ты <text:span text:style-name="T9">— </text:span>мой ангел-хранитель. И называть ЭТО дружбой <text:span text:style-name="T9">—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9">— не друг, я — нечто большее. Я тебя </text:span>лю...</text:p>
      <text:p text:style-name="P46">Копыто аликорницы закрыло мне рот прежде чем я успел договорить заветное слово.</text:p>
      <text:p text:style-name="P38"><text:soft-page-break/>– Макс, не надо! – умоляюще произнесла аликорница. – Не продолжай! Пожалуйста!</text:p>
      <text:p text:style-name="P38">Слова встали у меня поперёк горла. Я медленно отодвинул копыто от лица и потрясённо уставился на неё.</text:p>
      <text:p text:style-name="P38">– Но почему? – в конце-концов выдавил я. – Что не так? Это из-за того, что я — человек?</text:p>
      <text:p text:style-name="P38">Тия виновато закусила губу и отвернулась.</text:p>
      <text:p text:style-name="P38">–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8">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8">– Макс… Я не смогу сделать тебя бессмертным… Мне очень жаль… Извини…</text:p>
      <text:p text:style-name="P38">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8">Слёзы злости душили меня, но я сдержался.</text:p>
      <text:p text:style-name="P38">– Охренеть. – сказал я холодно. – А я прям напрашивался!</text:p>
      <text:p text:style-name="P38">Одиночество, отступившее перед мягким, но настойчивым натиском аликорницы в последние <text:span text:style-name="T1">дни</text:span>, снова сковало душу стужей.</text:p>
      <text:p text:style-name="P38">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8">“...пожалуйста, останься...”</text:p>
      <text:p text:style-name="P38">Где этот чёртов носок?</text:p>
      <text:p text:style-name="P38">“...пойми, это эффект лазурного вина...”</text:p>
      <text:p text:style-name="P38">Джинсы узкие, блядь! На мокрое тело хрен натянешь...</text:p>
      <text:p text:style-name="P38">“...ох, я глупая...”</text:p>
      <text:p text:style-name="P38">Так, всё. Шмотки на мне, вроде, ничего не забыл.</text:p>
      <text:p text:style-name="P46">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6"/>
      <text:h text:style-name="Heading_20_2" text:outline-level="2">9. <text:span text:style-name="T1">Прощание</text:span></text:h>
      <text:p text:style-name="P46"/>
      <text:p text:style-name="P38">– <text:span text:style-name="T1">Норф!.. Эй, Норф! Ты где?..</text:span></text:p>
      <text:p text:style-name="P46">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6">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8"/>
      <text:p text:style-name="P47"><text:soft-page-break/>***</text:p>
      <text:p text:style-name="P38"/>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41">– </text:span><text:span text:style-name="T33">Говорят, в Додж-сити почти не осталось жителей. В местном депо перестали обслуживать паровозы из-за отсутствия рабочих. Старик </text:span><text:span text:style-name="T41">–</text:span><text:span text:style-name="T33">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1">– </text:span><text:span text:style-name="T47">А из Пинто Крика уже месяц нет новостей...</text:span></text:p>
      <text:p text:style-name="P3"><text:span text:style-name="T41">– </text:span><text:span text:style-name="T47">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6">…</text:p>
      <text:p text:style-name="P11"><text:span text:style-name="T47">– </text:span>“<text:span text:style-name="T1">Что я могу сделать, чтобы вернуть всё назад?</text:span>”</text:p>
      <text:p text:style-name="P11"><text:span text:style-name="T47">– </text:span><text:span text:style-name="T33">Так и сказала?</text:span></text:p>
      <text:p text:style-name="P1"><text:span text:style-name="T41">– </text:span><text:span text:style-name="T33">Да, </text:span><text:span text:style-name="T34">Фэнси</text:span><text:span text:style-name="T33">,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1"><text:span text:style-name="T47">– </text:span><text:span text:style-name="T33">Что бы это значило, Флер?</text:span></text:p>
      <text:p text:style-name="P11"><text:span text:style-name="T47">– </text:span><text:span text:style-name="T33">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6">…</text:p>
      <text:p text:style-name="P60">–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0">– Куда проваливаться?</text:p>
      <text:p text:style-name="P60">– Они не знают. В тех провалах не видно дна...</text:p>
      <text:p text:style-name="P60">…</text:p>
      <text:p text:style-name="P60"/>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0">– Леди и джентльпони! Приём окончен! Её Высочество Принцесса Селестия будет рада видеть <text:s/>вас в следующую среду!</text:p>
      <text:p text:style-name="P60">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9">–</text:span> Ты? <text:span text:style-name="T9">–</text:span> повернулась она ко мне.</text:p>
      <text:p text:style-name="P37">– Привет, Селестия. – подчёркнуто нейтрально обратился я. – Как дела?</text:p>
      <text:p text:style-name="P37">– Привет… Макс. <text:s/>Не очень, мягко говоря.</text:p>
      <text:p text:style-name="P36"><text:soft-page-break/><text:span text:style-name="T9">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9">олоски и даже целые пряди розового цвета выбивались </text:span><text:span text:style-name="T1">и</text:span><text:span text:style-name="T9">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9"> </text:span><text:span text:style-name="T1">И даже м</text:span><text:span text:style-name="T9">астерски наложенный макияж не мог скрыть мешки под глазами.</text:span></text:p>
      <text:p text:style-name="P37">–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pan text:style-name="T9">–</text:span> <text:span text:style-name="T1">Сорок девять</text:span> из шестидесяти четырёх? Хренасе! <text:span text:style-name="T9">–</text:span> я вспомнил рассказ Селестии про восьмёрку пегасов прошлогоднего выпуска. <text:span text:style-name="T9">–</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9">–</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0">— </text:span><text:span text:style-name="T32">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0">—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9">–</text:span> А почему вы не поселитесь в более пригодном для земледелия месте?</text:p>
      <text:p text:style-name="P37">–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37">Селестия подошла к фонтанчику, обмакнула в него копыто и провела им по лбу.</text:p>
      <text:p text:style-name="P37">–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7">Я сделал вид, что не заметил полунамёка в последнем предложении. Выяснять отношения и мириться мне не хотелось.</text:p>
      <text:p text:style-name="P37">– Порадовать, к сожалению, нечем. Твой приятель, Норфолк Каррус, исчез. Судя по всему, во сне.</text:p>
      <text:p text:style-name="P37">– И Норф? О-о-о, нет!</text:p>
      <text:p text:style-name="P37">Селестия в отчаянии села на пол, прижав копыто к виску и опустошенно качая головой.</text:p>
      <text:p text:style-name="P37">–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7">Аликорница подняла голову и <text:span text:style-name="T1">удручённо</text:span> посмотрела на меня.</text:p>
      <text:p text:style-name="P37">–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7">– Может, спросишь Луну, куда деваются пони? Сон по её части.</text:p>
      <text:p text:style-name="P36"><text:span text:style-name="T9">– </text:span><text:span text:style-name="T1">Она</text:span><text:span text:style-name="T9"> отказывается разговаривать со мной со времени нашего возвращения из Вечнодикого леса. </text:span><text:span text:style-name="T1">Прямо как ты в последнее время. </text:span><text:span text:style-name="T9">– </text:span><text:span text:style-name="T1">горько заметила аликорница. </text:span><text:span text:style-name="T9">– Гибель Кимеринна очень сильно </text:span><text:soft-page-break/><text:span text:style-name="T9">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7">– Может, мне поговорить с ней?</text:p>
      <text:p text:style-name="P36"><text:span text:style-name="T9">–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0">— так точно.</text:span></text:p>
      <text:p text:style-name="P38">– Ну ок. Тогда она обрадуется следующей новости: я ухожу.</text:p>
      <text:p text:style-name="P38">Селестия еле заметно дрогнула ушами. Она отвернулась и молча смотрела в окно, не выказывая эмоций.</text:p>
      <text:p text:style-name="P38">Я продолжил.</text:p>
      <text:p text:style-name="P38">–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8">Поза аликорницы стала чуть менее скованной. На грани слышимости я уловил её вздох. Она наконец повернулась ко мне и слабо улыбнулась.</text:p>
      <text:p text:style-name="P38">–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8">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8">– А в мешочке что?</text:p>
      <text:p text:style-name="P38">–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8">Я хотел было оскорбиться такой опекой со стороны аликорницы, но, глянув в её глаза, передумал.</text:p>
      <text:p text:style-name="P38">– Твоё высочество<text:span text:style-name="T1">, ты, вообще, спишь по ночам? У тебя глаза красные, как у кролика-альбиноса.</text:span></text:p>
      <text:p text:style-name="P38">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8">–<text:span text:style-name="T1"> Отправляйся, Макс. Очень надеюсь на успех твоей миссии.</text:span></text:p>
      <text:p text:style-name="P46">Она повернулась и вышла из зала, почти подметая хвостом пол.</text:p>
      <text:p text:style-name="P38"/>
      <text:p text:style-name="P1"><text:span text:style-name="T42">&lt;</text:span><text:span text:style-name="T62">Mark Knopfler - </text:span><text:span text:style-name="T61">Hill Farmer's Blues</text:span><text:span text:style-name="T42">&gt;</text:span></text:p>
      <text:p text:style-name="P40">***</text:p>
      <text:p text:style-name="P38"><text:soft-page-break/></text:p>
      <text:p text:style-name="P44">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4">–<text:span text:style-name="T1"> Но магия есть и сейчас, мам!</text:span></text:p>
      <text:p text:style-name="P44"><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pan text:style-name="T1">меньше силы. Так и с миром: чем он старше, тем более материален и менее гибок он становится, и тем меньше в нём магии.</text:span></text:p>
      <text:p text:style-name="P44"><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4">Так возникли пони и многие другие.</text:p>
      <text:p text:style-name="P44"><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4">–<text:span text:style-name="T1"> Весь мир как Вечнодикий лес?</text:span></text:p>
      <text:p text:style-name="P54">–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4">– Ма-а-ам, а со мной связан элементаль?</text:p>
      <text:p text:style-name="P54">– Конечно, Эйприл. В каждом из нас есть её бессмертная искорка.</text:p>
      <text:p text:style-name="P1"><text:span text:style-name="T36">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4"><text:span text:style-name="T1">– Конечно, мам! «День горящего очага» </text:span>— <text:span text:style-name="T1">верно?</text:span></text:p>
      <text:p text:style-name="P54">–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54">Так возникли аликорны.</text:p>
      <text:p text:style-name="P54">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54">Имя её было Селестия.</text:p>
      <text:p text:style-name="P54">За ней последовала и сестра её, <text:span text:style-name="T9">Луна</text:span>.</text:p>
      <text:p text:style-name="P54">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4">То есть, всегда.</text:p>
      <text:p text:style-name="P54"><text:soft-page-break/>Тут и сказке конец. А теперь, Эйприл, залазь на полку и закрывай глазки.</text:p>
      <text:p text:style-name="P54">– Ну ма-а-ам! Раскажи ещё что-нибудь! Про Сомбру!</text:p>
      <text:p text:style-name="P54">– Про Сомбру <text:span text:style-name="T9">— в следующий раз. А е</text:span>сли мы не уснём в ближайшие десять минут, придёт древесный волк и заберёт меня в Вечнодикий лес!</text:p>
      <text:p text:style-name="P54">– А почему только тебя? А меня? А дядю-<text:span text:style-name="T71">мино</text:span>тавра?</text:p>
      <text:p text:style-name="P54">– <text:s/>Тебя забрать я ему не дам. А в дядю не тыкай копытом, это невежливо! Спи уже, моя маленькая!</text:p>
      <text:p text:style-name="P54">– Поцелуй меня на ночь, мам!</text:p>
      <text:p text:style-name="P54">– Конечно, моя хорошая...</text:p>
      <text:p text:style-name="P54"/>
      <text:p text:style-name="P38">Вагоны убаюкивающе перестукивались по рельсам, унося меня прочь от Кантерлота. Я перевернулся на другой бок и провалился в сон.</text:p>
      <text:p text:style-name="P71">&lt;https://www.youtube.com/watch?v=Py9SDdYGFrQ&gt;</text:p>
      <text:h text:style-name="Heading_20_2" text:outline-level="2">10. Понивилль</text:h>
      <text:p text:style-name="P38"/>
      <text:p text:style-name="P11">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1">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7">—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1"><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1">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1">Гостинницу я сразу отверг <text:span text:style-name="T47">—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8">–<text:span text:style-name="T1"> Вот этот подойдёт. </text:span>–<text:span text:style-name="T1"> ткнул я в квадратик на карте, расположенный на окраине.</text:span></text:p>
      <text:p text:style-name="P46">Уплатив в городской бюджет скромную арендную плату и получив ключ, я отправился обживаться.</text:p>
      <text:p text:style-name="P11"/>
      <text:p text:style-name="P17">***</text:p>
      <text:p text:style-name="P11"/>
      <text:p text:style-name="P11">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1">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text:soft-page-break/>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1">–</text:span><text:span text:style-name="T33"> Эй, верзила, поосторожнее, лягать тя в пузо! Куда прёшься-то?</text:span></text:p>
      <text:p text:style-name="P11">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1">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8">– Ты что, как-тя-там, впервые на базаре? Так таращишься по сторонам, как будто морковку с картохой впервые в жизни увидел.</text:p>
      <text:p text:style-name="P38">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8">Я перегнулся через прилавок, стараясь рассмотреть кьютимарку кобылки. </text:p>
      <text:p text:style-name="P38">–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8">Так и есть! На крупе кобылки красовались три яблока. Вот только, блин, как её звали-то?</text:p>
      <text:p text:style-name="P38">– <text:s/>Прошу прощения, Аппл... Эппл... Эпплхэт?</text:p>
      <text:p text:style-name="P38">– Ща залеплю оплеуху. – мрачно процедила пони. – Мало того, что таращится, как василиск, так ещё и издевается!</text:p>
      <text:p text:style-name="P38">– Да ладно тебе, Эй-Джей! Вполне милое имя. – хихикнул дракончик с кукурузой, проходя мимо.</text:p>
      <text:p text:style-name="P38">Ага, вот!</text:p>
      <text:p text:style-name="P38">– Извините меня пожалуйста, Эй-Джей, просто мне показалось, что вы напоминаете одну мою знакомую.</text:p>
      <text:p text:style-name="P38">– Эй-Джей я для друзей! – сварливо заметила поняха, – А для всех остальных — тебя тоже! — Эпплджек.</text:p>
      <text:p text:style-name="P38">Блин, опять облажался. Как-то хреново начинается знакомство с Понивиллем.</text:p>
      <text:p text:style-name="P38">– Понял. А меня зовут Макс. Приятно было познакомиться, Эпплджек.</text:p>
      <text:p text:style-name="P38">Я повернулся было уходить.</text:p>
      <text:p text:style-name="P38">– Э-э-э… Макс?</text:p>
      <text:p text:style-name="P38">– Да? – я повернулся обратно.</text:p>
      <text:p text:style-name="P38">Поняха водила копытом по прилавку. Надвинутая на лоб шляпа скрывала выражение мордочки. </text:p>
      <text:p text:style-name="P38">–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8"><text:soft-page-break/>Я вернулся к прилавку.</text:p>
      <text:p text:style-name="P38">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8">– Сколько стоят вот эти? – указал я на пирамидку красных яблок размером с <text:span text:style-name="T1">четверть</text:span> арбуза каждое.</text:p>
      <text:p text:style-name="P38">– Ред <text:span text:style-name="T1">Гала</text:span>? Две серебряшки.</text:p>
      <text:p text:style-name="P38">– Куча?</text:p>
      <text:p text:style-name="P38">– Ну ты даёшь! – хмыкнула Эпплджек. – Даже не смешно.</text:p>
      <text:p text:style-name="P38">– Неужели штука?</text:p>
      <text:p text:style-name="P38">Поня<text:span text:style-name="T1">х</text:span>а выпрыгнула из-за прилавка и смерила меня долгим взглядом.</text:p>
      <text:p text:style-name="P38">–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8">Я улыбнулся и кивнул в ответ. Ситуация начала выправляться.</text:p>
      <text:p text:style-name="P38">–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38">– А сколько стоит вот это? – указал я на небольшую прикрытую от солнца мешковиной баночку с содержимым удивительной радужной расцветки.</text:p>
      <text:p text:style-name="P38">–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8">Поняшка набрала ложечку джема и предложила мне. </text:p>
      <text:p text:style-name="P38">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8">– Это просто восхитительно! Чудесно! Никогда такого не пробовал! И даже представить не мог, что такая вкуснотень существует!</text:p>
      <text:p text:style-name="P38">Эпплджек просто расцвела от моих дифирамбов.</text:p>
      <text:p text:style-name="P38">– Тебе, сахарок, как гостю города, сделаю скидку. Забирай за шестьдесят. Раньше меньше чем золотой не отдавала.</text:p>
      <text:p text:style-name="P38">Расплачиваясь, я спросил:</text:p>
      <text:p text:style-name="P38">– Ты, случаем, не знаешь, как пройти к городской библиотеке?</text:p>
      <text:p text:style-name="P38">Эпплджек, вскинув копыто ко лбу, запричитала:</text:p>
      <text:p text:style-name="P38">–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38">Тут Эпплджек прервалась и что есть силы замахала кому-то:</text:p>
      <text:p text:style-name="P38">– Рэр! Эй! Рэр! Давай к нам!</text:p>
      <text:p text:style-name="P38"><text:soft-page-break/>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8">–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8">–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8">– Эпплджек! Сколько можно повторять: модельер, а не рукодельница! Проведу, конечно. – устало произнесла Рэрити.</text:p>
      <text:p text:style-name="P38">– А какая разница? – беспечно махнула копытом Эпплджек, не обращая внимание на нахмурившуюся единорожку. – Шмотки — они и в Эппллузе шмотки.</text:p>
      <text:p text:style-name="P38">– Разница, как если бы тебя вместо огородницы назвали… ммм… <text:s/>реднеком. Пойдёмте, Макс.</text:p>
      <text:p text:style-name="P38">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8">–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8">–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8">– Огородница!.. Ишь, чего выдумала! По мне, так уж лучше “реднек”, чем “огородница”! – слышалось бурчание Эпплджек нам вдогонку.</text:p>
      <text:p text:style-name="P38">Единорожка с серьёзным видом завела меня за угол и только после этого звонко расхохоталась.</text:p>
      <text:p text:style-name="P38">– Я думал, вы друзья. – заметил я.</text:p>
      <text:p text:style-name="P38">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8">–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8">– Буду только рад. Сам бы предложил, да не успел.</text:p>
      <text:p text:style-name="P38">–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8">– Не сомневаюсь. Мы в конце-концов неплохо поладили и она даже сделала мне скидку на вольт-яблочн<text:span text:style-name="T1">ый</text:span> джем.</text:p>
      <text:p text:style-name="P38">– А почём продала, если не секрет?</text:p>
      <text:p text:style-name="P38">– За шестьдесят бит.</text:p>
      <text:p text:style-name="P38">–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8">–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text:soft-page-break/>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8">Единорожка чуть не подпрыгивала от любопытства. Заметив мою отвалившуюся челюсть, она вновь рассмеялась.</text:p>
      <text:p text:style-name="P38">–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8">–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8">–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8">–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8">– От недосыпа. – перебил я Рэрити. – Красные от недосыпа глаза я не спутаю ни с чем. Сам такие двадцать лет наблюдал в зеркале.</text:p>
      <text:p text:style-name="P38">–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8">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8">–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8">Мы остановились перед деревом.</text:p>
      <text:p text:style-name="P38">Даже не так. </text:p>
      <text:p text:style-name="P38">Мы остановились перед ДЕРЕВОМ!</text:p>
      <text:p text:style-name="P38">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8"><text:soft-page-break/>–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8">Единорожка удалилась, оставив <text:span text:style-name="T1">после себя лёгкий запах жасмина.</text:span></text:p>
      <text:p text:style-name="P38"/>
      <text:h text:style-name="Heading_20_2" text:outline-level="2">11. Библиотека Золотого Дуба</text:h>
      <text:p text:style-name="P38"/>
      <text:p text:style-name="P38">– Э-э-э… Добрый день?</text:p>
      <text:p text:style-name="P38">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6">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6">Мне показалось, единорожка смотрела на меня малость раздражённо. Фолиант с громким стуком хлопнулся на пол.</text:p>
      <text:p text:style-name="P38">–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8">Йопт! Ещё один Шерлок Холмс на мою голову!</text:p>
      <text:p text:style-name="P38">– Извиняюсь за нескромность, а откуда тебе про меня известно?</text:p>
      <text:p text:style-name="P1"><text:span text:style-name="T41">–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3">пони-</text:span><text:span text:style-name="T41">исчезновений уже год. Почту за честь работать </text:span><text:span text:style-name="T33">под твоим руководством</text:span><text:span text:style-name="T41">. Подожди немного, я </text:span><text:span text:style-name="T33">от</text:span><text:span text:style-name="T41">систематизирую нужную информацию и расскажу тебе, насколько далеко смогла продвинуться.</text:span></text:p>
      <text:p text:style-name="P36">“Вот неугомонная” <text:span text:style-name="T10">–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8">–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8">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8">–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8">Твайлайт аж затопала на месте.</text:p>
      <text:p text:style-name="P38"><text:soft-page-break/>–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8">...</text:p>
      <text:p text:style-name="P38">– И оборудовать подвал библиотеки бронекапсулой для безопасных испытаний!</text:p>
      <text:p text:style-name="P38">–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8">–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8"><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6">–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6">– Хм. Странно. А я помню, как ты, вертясь перед зеркалом, говорила: ну почему я не…</text:p>
      <text:p text:style-name="P46">–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6"/>
      <text:p text:style-name="P39">***</text:p>
      <text:p text:style-name="P38"/>
      <text:p text:style-name="P124"><text:tab/>Свеча отбрасывала мягкие тени на книжные полки. Спайк положил обглоданную кочерыжку на горку и принялся облизывать пальцы.</text:p>
      <text:p text:style-name="P46">– Так. – <text:s/>я ткнул в позицию в длинном списке оснащения. – Зачем тебе преобразователь пси-поля?</text:p>
      <text:p text:style-name="P46">–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6">–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6">– Спайк! Ковыряться когтем в зубах некрасиво! Тем более, при посторонних!</text:p>
      <text:p text:style-name="P46"><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0">«...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6">– СПАЙК!!! Откуда ты взял этот листок?!! – Твайлайт покраснела, как варёный рак и выхватила бумажку у меня из рук.</text:p>
      <text:p text:style-name="P46">– У тебя в черновиках, естественно. Ты сама сказала экономить бумагу. – пожал плечами дракончик.</text:p>
      <text:p text:style-name="P46">Я осторожно взял следующий листок.</text:p>
      <text:p text:style-name="P46">– Электростимулятор гипоталамуса. Драконий. В комплекте с усиленной больничной койкой и набором фиксаторов.</text:p>
      <text:p text:style-name="P46"><text:soft-page-break/>– Это ещё чего??? – удивился Спайк. – я что-то не помню, чтоб ты такое хотела!</text:p>
      <text:p text:style-name="P46">–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9">— то есть крыльев. И я подумала: а что, если…</text:span></text:p>
      <text:p text:style-name="P46"><text:span text:style-name="T9">– Вот ещё! </text:span>– возмутился дракончик. – Никогда на такое не соглашусь!</text:p>
      <text:p text:style-name="P46">– Но ты сам подумай, как было бы здорово обладать крыльями! – мечтательно возразила Твайлайт.</text:p>
      <text:p text:style-name="P46">–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6">– Угу. Только шар ты же и прожёг, соревнуясь с Рэйнбоу Дэш в силе отрыжки.</text:p>
      <text:p text:style-name="P46">–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6">– Ну, достичь удалось не слишком многого. – повесила нос единорожка. – Собственно, сами работы шли только первые два месяца <text:span text:style-name="T9">— потом меня отстранили от экспериментов. И после этого от меня требуют ускорить исследования!</text:span></text:p>
      <text:p text:style-name="P46">– А почему тебя отстранили?</text:p>
      <text:p text:style-name="P46">– Из-за первых результатов. – единорожка насупилась ещё больше. – Они были ужасными.</text:p>
      <text:p text:style-name="P46"/>
      <text:p text:style-name="P47">***</text:p>
      <text:p text:style-name="P38"/>
      <text:p text:style-name="P38">...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8">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8">Со слов Луны, оболочка реальности истончилась и начала прорываться. И первой она начала рваться во снах, где она и так тонка.</text:p>
      <text:p text:style-name="P38">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8">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54">– Ага, он был закладкой в четвёртом номере «PlayMare», в разделе «Тридцать две позы, которые удивят вашу френдпони».</text:p>
      <text:p text:style-name="P54">– Спайк! Немедленно ложись спать!</text:p>
      <text:p text:style-name="P54">– Уже иду. Кукурузу доем только и иду.</text:p>
      <text:p text:style-name="P54">– Кстати, а почему Индрэ считали одержимым?</text:p>
      <text:p text:style-name="P54">–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3">— далеко </text:span><text:soft-page-break/><text:span text:style-name="T13">не у всякого опытного мага хватит силы его вызвать</text:span>. И совсем немногим удастся контролировать его направление.</text:p>
      <text:p text:style-name="P54">– Так у вас знают про людей? Вот это новость!. В Кантерлоте, да и в Понивилле все обращаются со мной, как с диковинкой.</text:p>
      <text:p text:style-name="P54">–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4">– Хм. Ясно. Продолжай, Твайлайт.</text:p>
      <text:p text:style-name="P46"/>
      <text:p text:style-name="P46">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6">–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6">–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6">–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6">– Так давай сюда весь Понивилль притащим! Это ж будет на 20% круче! Представляю себе видок Биг Мака в теле мисс Черили, гы-гы!</text:p>
      <text:p text:style-name="P46">–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9">— максимум двух пони, </text:span>после чего мне придётся восстанавливаться около месяца<text:span text:style-name="T9">.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6">–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6">–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46">–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6">– Скажи уж прямо, поближе к королевскому дворцу, Рэр! Все в курсе твоих интересов, сахарок!</text:p>
      <text:p text:style-name="P46"><text:soft-page-break/>– Эпплджек, я попрошу! Я же никому не говорю, ЧТО ты делаешь с огурцами!</text:p>
      <text:p text:style-name="P46">– !!!</text:p>
      <text:p text:style-name="P46">–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9">. Это поможет мне в моей монографии на тему аликорнизации.</text:span></text:p>
      <text:p text:style-name="P46">Я уселась на пуфике, а подруги заняли места на матрасах…</text:p>
      <text:p text:style-name="P54"/>
      <text:p text:style-name="P54">– Спайк, будь добр, принеси дневник эксперимента. Он в подвале, за шкафом с ретортами, в...</text:p>
      <text:p text:style-name="P54">– В сейфе, я в курсе.</text:p>
      <text:p text:style-name="P54"/>
      <text:p text:style-name="P55">***</text:p>
      <text:p text:style-name="P67">&lt;Seal — Amazing <text:span text:style-name="T1">(T</text:span><text:span text:style-name="T9">hin White Duke Remix)</text:span>&gt;</text:p>
      <text:p text:style-name="P54">Дата: 12.04.1003 А.С.</text:p>
      <text:p text:style-name="P54">Эксперимент: заклинание Воплощения Индрэ</text:p>
      <text:p text:style-name="P54">Испытуемая: Эпплджек</text:p>
      <text:p text:style-name="P54">Синопсис: запись сна со слов испытуемой</text:p>
      <text:p text:style-name="P54">Замечания: замечаний нет</text:p>
      <text:p text:style-name="P54"/>
      <text:p text:style-name="P1">Я посмотрела на застывшее у моих ног<text:span text:style-name="T1"> тело</text:span>.</text:p>
      <text:p text:style-name="P18">“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8">“Как её зовут? Запамятовала... Дочка Бловбола, я его ещё последним втащила, прежде чем дверь затворилась. Как же её зовут-то?”</text:p>
      <text:p text:style-name="P65">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8">“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8"><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6">— солнце. Моё солнце.</text:span><text:span text:style-name="T6">»</text:span></text:p>
      <text:p text:style-name="P10">Я остановилась перед дверью. Четыре ярда брони отделяли меня от Эквестрии. Четыре ярда и двадцать пять лет.</text:p>
      <text:p text:style-name="P18"><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6">—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text:span><text:soft-page-break/><text:span text:style-name="T46">немногих, кто ещё видел тебя вживую. Пусть светит солнце, а уж найти Эпплснэка я смогу. Мне больше ничего не надо.</text:span><text:span text:style-name="T6">»</text:span></text:p>
      <text:p text:style-name="P3">Я прошла сквозь дверь.</text:p>
      <text:p text:style-name="P3">Снаружи вставало солнце. Размытый а<text:span text:style-name="T31">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9">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4"/>
      <text:p text:style-name="P54">Примечания: ПипБак? Стойло? Двойники? Параллельные Эквестрии?</text:p>
      <text:p text:style-name="P1"/>
      <text:p text:style-name="P2">***</text:p>
      <text:p text:style-name="P1"/>
      <text:p text:style-name="P54">Дата: 12.04.1003 А.С.</text:p>
      <text:p text:style-name="P54">Эксперимент: заклинание Воплощения Индрэ</text:p>
      <text:p text:style-name="P54">Испытуемая: Рэйнбоу Дэш</text:p>
      <text:p text:style-name="P54">Синопсис: описание пробуждения испытуемой</text:p>
      <text:p text:style-name="P54">Замечания: испытуемая отказалась дать описание сна. «Гы-гы... Фигасе... Человеки рулят...» <text:span text:style-name="T12">—</text:span><text:span text:style-name="T13"> </text:span><text:span text:style-name="T65">всё, что удалось от неё добиться.</text:span></text:p>
      <text:p text:style-name="P1"/>
      <text:p text:style-name="P18">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6">&lt;<text:span text:style-name="T64">d.notive — Talking Flight</text:span>&gt;</text:p>
      <text:p text:style-name="P54"><text:soft-page-break/>Дата: 12.04.1003 А.С.</text:p>
      <text:p text:style-name="P54">Эксперимент: заклинание Воплощения Индрэ</text:p>
      <text:p text:style-name="P54">Испытуемая: Рэрити</text:p>
      <text:p text:style-name="P54">Синопсис: запись сна со слов испытуемой</text:p>
      <text:p text:style-name="P54">Замечания: замечаний нет</text:p>
      <text:p text:style-name="P54"/>
      <text:p text:style-name="P1"><text:span text:style-name="T33">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9">—</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18">Примечания: <text:span text:style-name="T46">чёрный экран?</text:span></text:p>
      <text:p text:style-name="P45"/>
      <text:p text:style-name="P47">***</text:p>
      <text:p text:style-name="P46"/>
      <text:p text:style-name="P54">Дата: 12.04.1003 А.С.</text:p>
      <text:p text:style-name="P54">Эксперимент: заклинание Воплощения Индрэ</text:p>
      <text:p text:style-name="P54">Испытуемая: Пинки Пай</text:p>
      <text:p text:style-name="P54">Синопсис: описание пробуждения испытуемой</text:p>
      <text:p text:style-name="P54">Замечания: испытуемая отказалась дать описание сна.</text:p>
      <text:p text:style-name="P54"/>
      <text:p text:style-name="P54">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4"/>
      <text:p text:style-name="P54">Примечания: через месяц волосы Пинки пришли в обычное состояние, хотя при встрече с Рэйнбоу Дэш она по прежнему прячет глаза.</text:p>
      <text:p text:style-name="P54"/>
      <text:p text:style-name="P55">***</text:p>
      <text:p text:style-name="P54"><text:soft-page-break/></text:p>
      <text:p text:style-name="P54">Дата: 12.04.1003 А.С.</text:p>
      <text:p text:style-name="P54">Эксперимент: заклинание Воплощения Индрэ</text:p>
      <text:p text:style-name="P54">Испытуемая: Флаттершай</text:p>
      <text:p text:style-name="P54">Синопсис: описание пробуждения испытуемой</text:p>
      <text:p text:style-name="P54">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4"/>
      <text:p text:style-name="P54">* Примечания: при виде кексиков истерика случилась с Пинки Пай.</text:p>
      <text:p text:style-name="P54"/>
      <text:p text:style-name="P2">***</text:p>
      <text:p text:style-name="P1"/>
      <text:p text:style-name="P18">Сим повелеваем прекратить дальнейшие эксперименты<text:span text:style-name="T31">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8"/>
      <text:p text:style-name="P19">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74"/>
      <text:h text:style-name="Heading_20_2" text:outline-level="2">12. День сурка</text:h>
      <text:p text:style-name="P11">&lt;<text:span text:style-name="T58">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9">—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9">—</text:span> так и в дурку попасть недолго. Вот и сейчас перегар такой, что снег плавится. Пройди реабилитацию и вернись в проект. А не примут <text:span text:style-name="T9">— найти новую работу. Так даже лучше: быстрее забудешь всю эту хренотень с рогатыми кобылами. </text:span>Будь мужиком, блеать! <text:span text:style-name="T9">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9">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46">– Здравствуй, Макс.</text:p>
      <text:p text:style-name="P46">Я молча смотрел на неё, слегка пошатываясь. В голове воцарилась звенящая пустота.</text:p>
      <text:p text:style-name="P46">Селестия шагнула мне навстречу.</text:p>
      <text:p text:style-name="P46"><text:soft-page-break/>– Пожалуйста, прошу тебя, не думай так. Мы — не плод твоего воображения, мы — живые, мы — существуем! Когда ты так думаешь, я чувствую, как мир тает.</text:p>
      <text:p text:style-name="P46">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6">– <text:s/>Думаю как?</text:p>
      <text:p text:style-name="P46">– Думаешь, что мы — плод твоего воображения, отравленного наркотиком. Это не так. Прошу тебя...</text:p>
      <text:p text:style-name="P46">– А если ты — действительно мой бред? – съязвил я. – Вот сейчас протрезвею, и ты исчезнешь.</text:p>
      <text:p text:style-name="P46">Порыв ветра скрыл аликорницу в вихре снежинок. Её очертания расплылись.</text:p>
      <text:p text:style-name="P46">– Эй, постой, ты куда? Я пошутил! Погоди, не исчезай! Стой! Не оставляй меня здесь!!! Я пошутил!!!</text:p>
      <text:p text:style-name="P46">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6">– Ты напугала меня! – пожаловался я ей. – Не исчезай больше!</text:p>
      <text:p text:style-name="P46">Аликорница прижала меня к себе крыльями и устало усмехнулась.</text:p>
      <text:p text:style-name="P46">–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7">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6">– Знаешь, я всё думал над твоими словами тогда, ну, ты помнишь... В бассейне. Они всё ещё в силе? Я могу быть твоим другом?</text:p>
      <text:p text:style-name="P46">Аликорница тихо засмеялась, защекотав мне ухо.</text:p>
      <text:p text:style-name="P46">–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6">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6">– Времени осталось немного. Мне надо, чтобы ты запомнил одну вещь.</text:p>
      <text:p text:style-name="P46">– А?</text:p>
      <text:p text:style-name="P46">–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6">– Я доведу! Обещаю! Но что может случиться с тобой, Селли?</text:p>
      <text:p text:style-name="P3">Стук стал громче.</text:p>
      <text:p text:style-name="P46">–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6">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text:soft-page-break/>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6">–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6">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6">– Что за ерунда? – Я схватился за голову, пытаясь не дать ей взорваться. Потом взглянул вниз и схватился за другое. – Что за херня??!</text:p>
      <text:p text:style-name="P46">Я вскочил и в спешке начал одеваться.</text:p>
      <text:p text:style-name="P46">БАЦ-БАЦ-БАЦ!!!</text:p>
      <text:p text:style-name="P46">– Уже бегу!</text:p>
      <text:p text:style-name="P46">Одевая штаны, я попрыгал к двери на одной ноге. На пороге стояла серая пегаска с косящим взглядом.</text:p>
      <text:p text:style-name="P46">– Привет, Макс. Тебе корреспонденция. – пегаска порылась в сумке и выудила зубами пухлый пакет.</text:p>
      <text:p text:style-name="P46">– «Особенности поведения, питания и размножения приматов». – прочитал я на стикере.</text:p>
      <text:p text:style-name="P46">–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9">Солнечный лучик настойчиво пробивался сквозь плотно сомкнутые веки. Ветерок через открытое окно </text:span><text:span text:style-name="T1">щекотал уши и шуршал</text:span><text:span text:style-name="T9"> </text:span><text:span text:style-name="T1">занавесками</text:span><text:span text:style-name="T9">. Я раскрыл глаза, в который раз наслаждаясь ясной головой и абсолютной выспанностью </text:span><text:span text:style-name="T41">—</text:span><text:span text:style-name="T9"> роскошью, недоступной мне </text:span><text:span text:style-name="T1">годами</text:span><text:span text:style-name="T9">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6">– Но нигде не сказано, какие частицы надо ускорять! Мне за эти самоцветы от сестры влетит!</text:p>
      <text:p text:style-name="P46">–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text:soft-page-break/>какие есть у каждого! С которыми жалко расстаться! Вот, к примеру, Биг Мак ускоряет вольт-яблоки <text:span text:style-name="T9">— и о</text:span>н<text:span text:style-name="T9"> з</text:span>нает, как приготовить<text:span text:style-name="T9"> </text:span>из них особенный вольт-сидр, который больше никто не сделает<text:span text:style-name="T9">.</text:span></text:p>
      <text:p text:style-name="P38">– Эээ! Это что же получается? Выходит, зря я яблоки <text:span text:style-name="T1">притащила</text:span>? Нам же не сидр нужен?</text:p>
      <text:p text:style-name="P38">–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6">– А, по-моему, ты перепутала, Скуталу. Мыслью направляется <text:span text:style-name="T9">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6">– Эээ! Я не собираюсь ни с чем сталкивать свои яблоки! И перегонять тоже! Давайте лучше их съедим.</text:p>
      <text:p text:style-name="P46">– Тише, поняши! Нас могут услышать! Зачем сейчас спорить о том, о чём мы уже спорили вчера и позавчера?</text:p>
      <text:p text:style-name="P46">– Тебе легко говорить, Ску! Ты никакой своей особенной частицы не притащила! Давай мы твой скутер к ускорителю пришпандорим?</text:p>
      <text:p text:style-name="P38"><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6">– Так причём тут ускоритель, Скуталу?! Говорю ж, это для заклинания Индрэ...</text:p>
      <text:p text:style-name="P46"/>
      <text:p text:style-name="P46">…</text:p>
      <text:p text:style-name="P46"/>
      <text:p text:style-name="P46">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6">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9">— то ли я был глух к магии, то ли она ко мне, но с в</text:span>олшебством<text:span text:style-name="T9">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6">Закрыв дверь, я отправился в город.</text:p>
      <text:p text:style-name="P46"/>
      <text:p text:style-name="P46">…</text:p>
      <text:p text:style-name="P46"/>
      <text:p text:style-name="P46">– Ты не понимаешь! Магия подобна струе воды, исходящей из садового шланга. А заклинание <text:span text:style-name="T9">—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6">– Ну, если по аналогии с садовым шлангом, струя воды сметёт весь песок и может облить всех рядом присутствующих.</text:p>
      <text:p text:style-name="P46">– Правильно! – единорожка кивнула в одобрении. – А ускоритель <text:span text:style-name="T9">—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6">– А ты неопытный маг? – парировал я.</text:p>
      <text:p text:style-name="P46">–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text:soft-page-break/>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9">— НЕТ!</text:span></text:p>
      <text:p text:style-name="P1">Твайлайт начала в возбуждении ходить по читальному залу.</text:p>
      <text:p text:style-name="P1"><text:span text:style-name="T33">–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1"> </text:span><text:span text:style-name="T33">Мощнее ускорителя только магия драконов, аликорнов и Элементов Гармонии. Если бы я была...</text:span><text:span text:style-name="T9"> </text:span>Ай!</text:p>
      <text:p text:style-name="P1">Твайлайт, погружённая в свои мысли, не заметила вылезшего из своей корзинки зевающего Спайка.</text:p>
      <text:p text:style-name="P1"><text:span text:style-name="T9">–</text:span> Элементы-шмелементы, <text:span text:style-name="T9">–</text:span> проворчал Спайк, выкарабкиваясь из-под Твайлайт, <text:span text:style-name="T9">–</text:span> доброе утро, Макс. Твай, ты не ушиблась?</text:p>
      <text:p text:style-name="P1"><text:span text:style-name="T9">–</text:span> Дет, всё в порядке. <text:span text:style-name="T9">–</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06"><text:span text:style-name="T41">– Я </text:span><text:span text:style-name="T47">всегда буду оставаться в тени. </text:span><text:span text:style-name="T41">– </text:span><text:span text:style-name="T47">хлюпала единорожка. </text:span><text:span text:style-name="T41">– </text:span><text:span text:style-name="T47">Мне не хватает сил, чтобы воспользоваться всеми знаниями, которые я освоила. Ведь даже заклинание «Последнего Шанса» я нашла!</text:span></text:p>
      <text:p text:style-name="P104"><text:span text:style-name="T9">– </text:span>Ты?!</text:p>
      <text:p text:style-name="P104"><text:span text:style-name="T9">–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104"><text:span text:style-name="T9">– М</text:span>ожет тогда, ты скажешь, что в нём пошло не так и почему к вам попал я, а не сверхаликорн?</text:p>
      <text:p text:style-name="P104"><text:span text:style-name="T9">– </text:span>Не скажу. Заклинания Стар Свирла Бородатого обычно если срабатывают, то без ошибок.</text:p>
      <text:p text:style-name="P46"><text:span text:style-name="T9">– Если </text:span>только <text:span text:style-name="T9">их правильно вызывают. – </text:span>пробурчал Спайк, возвращаясь в корзинку.</text:p>
      <text:p text:style-name="P36"><text:span text:style-name="T9">–</text:span> <text:span text:style-name="T1">Эмм. </text:span>Что он имел ввиду?</text:p>
      <text:p text:style-name="P36"><text:span text:style-name="T9">–</text:span> Ну, <text:span text:style-name="T9">–</text:span> Твайлайт смутилась, <text:span text:style-name="T9">–</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5"> </text:span><text:span text:style-name="T8">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9">–</text:span> <text:span text:style-name="T1">е</text:span>динорожка опустила голову.</text:p>
      <text:p text:style-name="P36"><text:span text:style-name="T9">– </text:span><text:span text:style-name="T1">Да, завершилось всё препаршиво. Принцесса Луна сказала, лучше бы её обратно на Луну закинули.</text:span></text:p>
      <text:p text:style-name="P36"><text:span text:style-name="T9">– </text:span><text:span text:style-name="T1">И я её понимаю! Не каждый может справиться с потерей своего особенного пони. Вот у тебя, Макс, есть своя особенная пони?</text:span></text:p>
      <text:p text:style-name="P36"><text:span text:style-name="T9">– </text:span><text:span text:style-name="T1">Хм. Нет.</text:span></text:p>
      <text:p text:style-name="P36"><text:span text:style-name="T9">– </text:span><text:span text:style-name="T1">А друзья?</text:span></text:p>
      <text:p text:style-name="P36"><text:span text:style-name="T9">– </text:span><text:span text:style-name="T1">У меня был друг. Погиб два месяца назад.</text:span></text:p>
      <text:p text:style-name="P1"><text:span text:style-name="T9">–</text:span> О, мои соболезнования! Друзей терять <text:span text:style-name="T1">тоже</text:span> тяжко.</text:p>
      <text:p text:style-name="P1"><text:span text:style-name="T9">–</text:span> Всё в порядке, Твайлайт.<text:span text:style-name="T9">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9">– </text:span><text:span text:style-name="T1">сказала она. Заклинание </text:span><text:soft-page-break/><text:span text:style-name="T1">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1">— </text:span><text:span text:style-name="T33">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1">– Да, это вариант. – единорожка не выглядела обрадованной. – Потому что с драконами нам совсем не светит.</text:p>
      <text:p text:style-name="P1"><text:span text:style-name="T9">–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1">. Годится?</text:span></text:p>
      <text:p text:style-name="P1"><text:span text:style-name="T9">–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9">– </text:span><text:span text:style-name="T1">Ерунда! Там стоит запрет только для пони. На приматах Луна экспериментировать не запрещала</text:span><text:span text:style-name="T33">.</text:span></text:p>
      <text:p text:style-name="P46"/>
      <text:p text:style-name="P46">…</text:p>
      <text:p text:style-name="P46"/>
      <text:p text:style-name="P46">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6">«<text:span text:style-name="T29">Чужестранец-примат разбил сердце нашей обожаемой Селестии! Двор в отчаянии </text:span><text:span text:style-name="T12">— </text:span><text:span text:style-name="T29">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46">Папарацци хреновы!</text:p>
      <text:p text:style-name="P46">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6"><text:span text:style-name="T9">– </text:span>Привет, Эй-Джей! У тебя проблемы?</text:p>
      <text:p text:style-name="P46"><text:span text:style-name="T9">– </text:span>Привет, сахарок. <text:span text:style-name="T9">– </text:span>озабоченно поприветствовала меня пони. <text:span text:style-name="T9">–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6">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6"><text:span text:style-name="T9">– </text:span>А ты, Маки, вместо того, чтоб хихикать, лучше б тележку починил! Уже полдень! Не успеем распродать яблоки <text:span text:style-name="T9">— </text:span>придётся домой везти. И можешь быть уверен, бабуля тя за это по головке не погладит!</text:p>
      <text:p text:style-name="P46">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6"><text:span text:style-name="T9">– </text:span>Думаю, я могу починить телегу. Только больших нагрузок эта ось уже не выдержит. Но до фермы худо-бедно доедете.</text:p>
      <text:p text:style-name="P46">Эпплджек с сомнением посмотрела на меня.</text:p>
      <text:p text:style-name="P46"><text:span text:style-name="T9">– </text:span>Хошь сказать, ты в Кантерлоте у Селестии под крылышком телеги чинил? Или Рэр сбрехала про Селестию?</text:p>
      <text:p text:style-name="P46">Я мысленно ругнулся на языкатую единорожку и молча достал пенал с инструментами.</text:p>
      <text:p text:style-name="P46"/>
      <text:p text:style-name="P46">…</text:p>
      <text:p text:style-name="P46"><text:soft-page-break/></text:p>
      <text:p text:style-name="P46">Собрав инструмент, я потолкал тележку назад-вперёд.</text:p>
      <text:p text:style-name="P46"><text:span text:style-name="T9">– Г</text:span>отово. Принимай работу, хозяйка!</text:p>
      <text:p text:style-name="P46">Эпплджек стиснула меня в сокрушающих объятиях.</text:p>
      <text:p text:style-name="P46"><text:span text:style-name="T9">–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6">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6"><text:span text:style-name="T9">– </text:span>Этой... Бери... Сам делал... Ток не говори никому, лады?</text:p>
      <text:p text:style-name="P46">Я сунул флягу за пазуху. Биг Мак молниеносно накрыл дерюгой подсумок и через мгновение за телегу заглянула Эпплджек.</text:p>
      <text:p text:style-name="P46"><text:span text:style-name="T9">– </text:span>Чегой-то вы тут скрытничаете, а?</text:p>
      <text:p text:style-name="P46">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6"><text:span text:style-name="T9">– </text:span>Бери, сахарок. Для тебя <text:span text:style-name="T9">— </text:span>самые <text:span text:style-name="T9">о</text:span>тборные. И помни: в «Сладком яблочке» тебе всегда будут рады!</text:p>
      <text:p text:style-name="P46">Телега с яблоками укатилась по направлению к рынку. Я проводил её глазами, чувствуя голод и удовлетворение от сделанной работы <text:span text:style-name="T13">— </text:span><text:span text:style-name="T65">именно в такой последовательности.</text:span></text:p>
      <text:p text:style-name="P46">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3">— </text:span><text:span text:style-name="T65">объявляла вывеска.</text:span></text:p>
      <text:p text:style-name="P46">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6"><text:span text:style-name="T9">– </text:span>Свободно? <text:span text:style-name="T9">– </text:span>спросил я у единственной пони, сидящей за столиком.</text:p>
      <text:p text:style-name="P46"><text:span text:style-name="T9">– </text:span>Да-да, конечно. <text:span text:style-name="T9">–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46"><text:span text:style-name="T9">– <text:s/></text:span>Пирог с грибами, яишницу и чизкейк<text:span text:style-name="T9"> – </text:span>сообщил я подошедшей официантке.</text:p>
      <text:p text:style-name="P46"><text:span text:style-name="T9">– </text:span>Советую выбрать салат «по-Кантерлотски». <text:span text:style-name="T9">– </text:span>так же убито пробормотала моя соседка по столу. <text:span text:style-name="T9">– </text:span>Очень вкусно. Копыта оближешь. И мягкий к тому же.</text:p>
      <text:p text:style-name="P46"><text:span text:style-name="T9">– </text:span>И салат «по-Кантерлотски».</text:p>
      <text:p text:style-name="P48">Пока я ел, пони мрачно смотрела на меня, положив голову на стол. Мне стало неловко от её тяжёлого взгляда и я попытался завести разговор.</text:p>
      <text:p text:style-name="P48"><text:span text:style-name="T9">– </text:span>Вы, наверное, ждёте кого-то?</text:p>
      <text:p text:style-name="P48"><text:span text:style-name="T9">– </text:span>Неа.</text:p>
      <text:p text:style-name="P48"><text:span text:style-name="T9">– </text:span>Просто обедаете?</text:p>
      <text:p text:style-name="P48"><text:span text:style-name="T9">– </text:span>Неа.</text:p>
      <text:p text:style-name="P48"><text:span text:style-name="T9">– </text:span>Просто сидите и мрачно смотрите на меня?</text:p>
      <text:p text:style-name="P48"><text:span text:style-name="T9">– </text:span>Неа.</text:p>
      <text:p text:style-name="P48"><text:soft-page-break/>Хм, а эта пони не из разговорчивых. Ну ладно.</text:p>
      <text:p text:style-name="P48"><text:span text:style-name="T9">– </text:span>А что же вы делаете?</text:p>
      <text:p text:style-name="P48"><text:span text:style-name="T9">– </text:span>Веселюсь. <text:span text:style-name="T9">– </text:span>мрачно заявила пони.</text:p>
      <text:p text:style-name="P48"><text:span text:style-name="T9">– </text:span>Если я вас достал, то так и скажите. Извините.</text:p>
      <text:p text:style-name="P48">Я продолжил есть молча.</text:p>
      <text:p text:style-name="P48">Неожиданно пони улыбнулась и подмигнула мне. Её сморщенная мордочка разгладилась и стала весьма милой.</text:p>
      <text:p text:style-name="P48"><text:span text:style-name="T9">– </text:span>Привет, Макс!</text:p>
      <text:p text:style-name="P48">Вот дискорд! То есть, чёрт! Обитатели этого городка в который раз поражали меня своей проницательностью. У меня на лбу написано, что ли?!</text:p>
      <text:p text:style-name="P48"><text:span text:style-name="T9">– </text:span>Мы с вами раньше встречались?</text:p>
      <text:p text:style-name="P48"><text:span text:style-name="T9">– </text:span>Неа! <text:span text:style-name="T9">– </text:span>пони улыбалась уже широкой улыбкой от уха и до уха. <text:span text:style-name="T9">– </text:span>Это моя пинки-чуйка! Она вернулась!! И поэтому я знаю, что тебя зовут Макс, и ты программист, и тебе <text:span text:style-name="T22">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48">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8"><text:span text:style-name="T9">– </text:span>Оставь, Салвер.<text:span text:style-name="T9"> </text:span>Ему за счёт заведения.</text:p>
      <text:p text:style-name="P46"><text:span text:style-name="T9">– </text:span>Ясно, мисс Пинки. <text:span text:style-name="T9">– </text:span>официантка кивнула и ушла.</text:p>
      <text:p text:style-name="P46"><text:span text:style-name="T9">– Ч</text:span>его-о-о?<text:span text:style-name="T9"> </text:span>Так это твой бар?</text:p>
      <text:p text:style-name="P46"><text:span text:style-name="T9">– </text:span>Агась. <text:span text:style-name="T9">– </text:span>поняха пожала плечами. <text:span text:style-name="T9">– </text:span>Надо же мне было чем-то заниматься после увольнения от Кейков<text:span text:style-name="T9">?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9">– </text:span>Пинки понизила голос до шёпота, <text:span text:style-name="T9">–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6">Говоря это, кобылка оттянула передними копытами нижние веки, став похожей на маньяка.</text:p>
      <text:p text:style-name="P46"><text:span text:style-name="T9">– </text:span>Тихо-тихо. <text:span text:style-name="T9">– </text:span>я оглянулся на посетителей. Шёпот Пинки, наверное, был слышен даже на улице. <text:span text:style-name="T9">– </text:span>Не вспоминай опять. Давай лучше выпьем на брудершафт. За знакомство.</text:p>
      <text:p text:style-name="P46"><text:span text:style-name="T9">– </text:span>Агась! <text:span text:style-name="T9">– </text:span>кивнула пони, придвигая ко мне бутылку. <text:span text:style-name="T9">– </text:span>Хотя ты и так уже знаком со мной, глупенький человек, я не прочь, чтобы ты познакомился со мной ещё раз!</text:p>
      <text:p text:style-name="P46">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6"><text:span text:style-name="T9">– </text:span>У меня есть идея получше. <text:span text:style-name="T9">– </text:span>на свет показалась фляга Большого Макинтоша.</text:p>
      <text:p text:style-name="P46"><text:span text:style-name="T9">– </text:span>Ух ты-ы-ы! <text:span text:style-name="T9">– </text:span>Пинки понюхала горлышко. <text:span text:style-name="T9">–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6"><text:span text:style-name="T9">– </text:span>Починил телегу. Только молчок про самогон, раз уж ты в курсе. <text:span text:style-name="T9">– </text:span>я разлил сидр по чашкам.</text:p>
      <text:p text:style-name="P46"><text:span text:style-name="T9">– </text:span>Да ты что?! Чтоб я выболтала главную тайну Биг Мака, про которую не знают целых две пони в Понивилле? За кого ты меня принимаешь? <text:span text:style-name="T9">–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6"><text:soft-page-break/><text:s/>Сидр Биг Мака на вкус был безобидным, чуть забродившим яблочным соком. Я выпил полную чашку и заявил Пинки:</text:p>
      <text:p text:style-name="P46"><text:span text:style-name="T9">– </text:span>Эт-то ты наззваешь ссуфер-ддуфер-ссильн...?</text:p>
      <text:p text:style-name="P46">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6"><text:span text:style-name="T9">– У </text:span>тебя такая смешная мордочка! <text:span text:style-name="T9">– </text:span>захихикали Пинки, покачиваясь. <text:span text:style-name="T9">– </text:span>Как будто ты <text:span text:style-name="T65">подкову </text:span>в пироге обнаружил. Или Селестию в ванной.</text:p>
      <text:p text:style-name="P46">Это сравнение пробудило во мне полузабытое воспоминание.</text:p>
      <text:p text:style-name="P46"><text:span text:style-name="T9">– </text:span>Эммм... Скажи-ка мне, мой друг П-п-пинки... Легенда про фаэри <text:span text:style-name="T13">— </text:span><text:span text:style-name="T65">эт правда?</text:span></text:p>
      <text:p text:style-name="P46"><text:span text:style-name="T13">– </text:span><text:span text:style-name="T65">Какая из? Их много, вообще-то. Ик!</text:span></text:p>
      <text:p text:style-name="P46"><text:span text:style-name="T13">– </text:span><text:span text:style-name="T65">Про принцесс. Про то, что они фаэри, спустившиеся с неба во плоти, чтоб помогать пони управлять Эквестрией?</text:span></text:p>
      <text:p text:style-name="P46"><text:span text:style-name="T13">– </text:span><text:span text:style-name="T65">Макс, </text:span><text:span text:style-name="T13">– </text:span><text:span text:style-name="T65">захихикала Пинки, взъерошив копытами розовые кудряшки и попытавшись соорудить из них бороду, </text:span><text:span text:style-name="T13">– </text:span><text:span text:style-name="T65">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46"><text:span text:style-name="T13">– </text:span><text:span text:style-name="T65">Да так. Всё думаю, насколько это одиноко — быть бессмертной в мире смертных. Когда сам никого не любишь, и тебя никто не любит...</text:span></text:p>
      <text:p text:style-name="P46"><text:span text:style-name="T13">– </text:span><text:span text:style-name="T65">Ты что-о-о! Нельзя любить фаэри! Она похитит твоё сердце, и ты будешь искать её, пока не... </text:span><text:span text:style-name="T13">– </text:span><text:span text:style-name="T65">Пинки погрузилась в так и не съеденный салат «по-Кантерлотски» и захрапела.</text:span></text:p>
      <text:p text:style-name="P46"><text:span text:style-name="T13">– </text:span><text:span text:style-name="T65">Пока не умру?</text:span></text:p>
      <text:p text:style-name="P46"><text:span text:style-name="T13">– </text:span><text:span text:style-name="T65">Нет, глупенький, </text:span><text:span text:style-name="T13">– </text:span><text:span text:style-name="T65">пробулькала Пинки из миски. </text:span><text:span text:style-name="T13">– </text:span><text:span text:style-name="T65">Пока не найдёшь.</text:span></text:p>
      <text:p text:style-name="P49">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49">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49">Холодок незаметно прокрался мне в душу и прояснил мозги. Я кинул взгляд на часы на стене. Было без десяти шесть.</text:p>
      <text:p text:style-name="P49">Бля!</text:p>
      <text:p text:style-name="P49">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скочить между двумя фонарями.</text:p>
      <text:p text:style-name="P49">БАМММ!!!</text:p>
      <text:p text:style-name="P49">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49"><text:span text:style-name="T9">– </text:span>Судя по тому, как ты стремительно сбежал от меня не попрощавшись, у тебя проблемы. <text:span text:style-name="T9">– </text:span>заметила с укором кобылка.</text:p>
      <text:p text:style-name="P49"><text:soft-page-break/><text:span text:style-name="T9">– </text:span>Пинки, <text:span text:style-name="T9">– </text:span>несчастным голосом сообщил я ей. <text:span text:style-name="T9">– </text:span>Если я до шести не окажусь дома, проблемы будут у одной маленькой пони. Очень большие проблемы.</text:p>
      <text:p text:style-name="P49"><text:span text:style-name="T9">– </text:span>Хм. <text:span text:style-name="T9">– </text:span>кобылка через окно посмотрела на часы в баре. <text:span text:style-name="T9">– </text:span>Тогда нам надо поторопиться! У нас есть шесть минут!</text:p>
      <text:p text:style-name="P49"><text:span text:style-name="T9">– </text:span>У нас?</text:p>
      <text:p text:style-name="P49">Пинки молча поддела меня носом и с неожиданной<text:tab/>для такой маленькой кобылки силой буквально закинула меня себе на спину.</text:p>
      <text:p text:style-name="P49">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49">Но недостаточное.</text:p>
      <text:p text:style-name="P49">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49"><text:span text:style-name="T9">– </text:span>Стооой! <text:span text:style-name="T9">– </text:span>заорал я. <text:span text:style-name="T9">– </text:span>Выпрыгивай из бочки!!!</text:p>
      <text:p text:style-name="P49">Кобылка-пилот улыбнулась и постукала копытцем по шлему, показывая, что не слышит меня.</text:p>
      <text:p text:style-name="P49"><text:span text:style-name="T9">– </text:span>Выпрыгивааа... <text:span text:style-name="T9">– </text:span>мой крик утонул в рёве рвущихся фейерверков.</text:p>
      <text:p text:style-name="P49">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49">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49"><text:span text:style-name="T9">– </text:span>Эммм... Уже можно открывать? <text:span text:style-name="T9">– л</text:span>имонная поняшка отняла копыта от висков и открыла глаза. <text:span text:style-name="T9">– </text:span>Ух ты-ы-ы! Он всамделишную работает! Слышь, Свити, ускоритель Скуталу сработал!</text:p>
      <text:p text:style-name="P49">Поняшка ткнула в бок белоснежную пони-единорога. Та раскрыла глаза и осмотрелась.</text:p>
      <text:p text:style-name="P49"><text:span text:style-name="T9">– </text:span>Смотри, вот те и ответ на вопрос, куда деваются пони!</text:p>
      <text:p text:style-name="P49"><text:span text:style-name="T9">– </text:span>Где? <text:span text:style-name="T9">– </text:span>единорожка начала оглядываться.</text:p>
      <text:p text:style-name="P49"><text:span text:style-name="T9">– </text:span>Да ты не туда, ты сюда смотри! Вишь, прямо перед тобой! <text:span text:style-name="T9">– </text:span>жёлтая ткнула копытом прямо в меня. <text:span text:style-name="T9">–</text:span> Вот! Его тут до икс-пи-ри-мен-та не было. А терь он есть! Значит, это и есть ответ! Смекаешь?</text:p>
      <text:p text:style-name="P49"><text:span text:style-name="T9">– </text:span>И что? Я всё равно не пойму, куда пони деваются? И куда пропала Скуталу?</text:p>
      <text:p text:style-name="P49"><text:soft-page-break/><text:span text:style-name="T9">– Я </text:span>их ем. <text:span text:style-name="T9">– </text:span>зверски ухмыльнувшись, сообщил я поняшам. <text:span text:style-name="T9">– </text:span>Мне нравятся пони. Особенно я люблю непослушных жеребят.</text:p>
      <text:p text:style-name="P49">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49"/>
      <text:p text:style-name="P50">***<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46"/>
      <text:p text:style-name="P56">Приветствую тебя, мой маленький человек!</text:p>
      <text:p text:style-name="P56">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56">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9">— </text:span>забавного, не вполне нормального единорога, считающего себя то человеком, то аликорном.<text:span text:style-name="T9">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9">—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9">— </text:span>ключ к разгадке тайны исчезновения пони.</text:p>
      <text:p text:style-name="P56"><text:span text:style-name="T9">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5">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59">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56">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56">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text:soft-page-break/>Сокращение численности погодных пегасов крайне отрицательно сказывается на сельском хозяйстве. Над Эквестрией маячит призрак голода.</text:p>
      <text:p text:style-name="P56">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9">— </text:span>прорехи в ткани действительности появились и в реальном мире.</text:p>
      <text:p text:style-name="P56">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9">— </text:span>компания алмазных псов, производящая рубиновые резонаторы для ускорителей <text:span text:style-name="T9">—</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9">— </text:span>в Эквестрии больше нет производства магических ускорителей.</text:p>
      <text:p text:style-name="P56">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56">Макс, мне крайне неудобно подгонять тебя.<text:span text:style-name="T9">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9">—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56">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56">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56">«<text:span text:style-name="T9">P.S. Н</text:span>е гневите мироздание воровством! <text:span text:style-name="T29">Обмен рулит</text:span>!»</text:p>
      <text:p text:style-name="P56">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9">—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56">До встречи, мой маленький человек! Крепко обнимаю <text:span text:style-name="T9">— </text:span>если ты уже не сердишься на меня <text:span text:style-name="T9">—</text:span> или просто кладу рог тебе на плечо в противном случае.</text:p>
      <text:p text:style-name="P56"/>
      <text:p text:style-name="P44">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4"/>
      <text:p text:style-name="P44">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4"/>
      <text:h text:style-name="Heading_20_2" text:outline-level="2"><text:soft-page-break/>13. Мэйнхэттен</text:h>
      <text:p text:style-name="P73">ZZ Top – Gimme all your lovin</text:p>
      <text:p text:style-name="P73">Mothley Crue – Kick Start My Heart</text:p>
      <text:p text:style-name="P49"><text:span text:style-name="T9">– </text:span>Попробуй ещё раз. Может, сбой соединения.</text:p>
      <text:p text:style-name="P49">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49"><text:span text:style-name="T9">– </text:span>Не отсылается. Глюк какой-то.</text:p>
      <text:p text:style-name="P49">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9">«connection timeout». </text:span>А с особенностями понячьей бюрократии я уже немного ознакомился: было бы легче уговорить Селли нарисовать солнцем «<text:span text:style-name="T9">х#й</text:span>» на небе, чем заставить пони-чинушу поступиться хотя бы запятой в должностных инструкциях.</text:p>
      <text:p text:style-name="P49"><text:span text:style-name="T9">– </text:span>Может, она заснула? <text:span text:style-name="T9">– </text:span>Твайлайт ходила кругами по периметру библиотеки. <text:span text:style-name="T9">– </text:span>Ты говорил, она в последнее время выглядит невыспавшейся.</text:p>
      <text:p text:style-name="P49"><text:span text:style-name="T9">– А </text:span>я думаю, это её критические дни или какая-нибудь другая подобная фигня мешает. <text:span text:style-name="T9">– </text:span>вклинилась радужногривая пегаска. <text:span text:style-name="T9">–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49"/>
      <text:p text:style-name="P50">***</text:p>
      <text:p text:style-name="P49"/>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49"><text:span text:style-name="T9">– </text:span>Это неправильно! <text:span text:style-name="T9">– </text:span>заявила Рэйнбоу Дэш, отвернувшись от окна.</text:p>
      <text:p text:style-name="P49"><text:span text:style-name="T9">– </text:span>Ну да, я тоже так считаю. <text:span text:style-name="T9">– </text:span>откликнулся я. <text:span text:style-name="T9">– </text:span>Тащиться через полстраны только из-за неправильно составленной бумажки!</text:p>
      <text:p text:style-name="P49"><text:span text:style-name="T9">– </text:span>Да я не про то! <text:span text:style-name="T9">– </text:span>отмахнулась пегаска. <text:span text:style-name="T9">– </text:span>Посмотри на поле.</text:p>
      <text:p text:style-name="P49"><text:span text:style-name="T9">– </text:span>И что? Поле как поле.</text:p>
      <text:p text:style-name="P49"><text:span text:style-name="T9">– </text:span>Оно не убрано. <text:span text:style-name="T9">– </text:span>мрачно ответила пегаска. <text:span text:style-name="T9">– </text:span>Ужас, сколько кукурузы пропадает!</text:p>
      <text:p text:style-name="P49">Я присмотрелся получше и указал ей на очередной городок, проносящийся за окном.</text:p>
      <text:p text:style-name="P49"><text:span text:style-name="T9">– </text:span>У самого посёлка поля убраны. Наверняка дойдёт дело и до остальных.</text:p>
      <text:p text:style-name="P49"><text:span text:style-name="T9">– </text:span>Не дойдёт. <text:span text:style-name="T9">– </text:span>Рэйнбоу Дэш уставилась в карты, сморщила нос и побила мою шестёрку валетом. <text:span text:style-name="T9">–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49">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49"><text:span text:style-name="T9">– </text:span>Спасибо, но от пинкиных плюшек у меня фланки округляются.</text:p>
      <text:p text:style-name="P49"><text:span text:style-name="T9">– </text:span>Да ладно тебе, Рэйнбоу Дэш! От одной не округлятся.</text:p>
      <text:p text:style-name="P49"><text:soft-page-break/><text:span text:style-name="T9">– </text:span>От одной —<text:span text:style-name="T9"> </text:span>нет. Но я ж на одной не остановлюсь... И вот что. Зови меня Дэш! А то и мне придётся звать тебя полным именем, а я этого не выношу. <text:span text:style-name="T9">– </text:span>Пегаска взяла карту и нахмурилась. <text:span text:style-name="T9">– </text:span>Да что ж такое, какого сена! Одни валеты идут!</text:p>
      <text:p text:style-name="P49">За окном несколько пони работали на поле. Что-то странное было в их деятельности.<text:span text:style-name="T9"> </text:span>Как будто…</text:p>
      <text:p text:style-name="P49"><text:span text:style-name="T9">– О</text:span>но и понятно, что поля не убраны. Откуда ж им быть убранными, когда на двух работающих пони целая толпа бездельников!</text:p>
      <text:p text:style-name="P49">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49"><text:span text:style-name="T9">– </text:span>Они паслись… Ты можешь себе представить? Макс! Они ПАСЛИСЬ! Ели траву, как какие-то дикари! Фигня какая-то…</text:p>
      <text:p text:style-name="P49">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49">…</text:p>
      <text:p text:style-name="P49">ВЖИИИИИИИИИ!!!</text:p>
      <text:p text:style-name="P49">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49"><text:span text:style-name="T9">– </text:span>Что за…?</text:p>
      <text:p text:style-name="P112">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49"><text:span text:style-name="T9">– </text:span>Леди и джентльпони! Просьба не паниковать! Поезд дальше не идёт: впереди провал! <text:span text:style-name="T9">– </text:span>крикнул проводник.</text:p>
      <text:p text:style-name="P49"><text:span text:style-name="T9">– </text:span>Какой ещё, в дышло, провал? Я проезжал тут два дня назад!</text:p>
      <text:p text:style-name="P49"><text:span text:style-name="T9">– </text:span>Безобразие! Верните мне деньги за билет!</text:p>
      <text:p text:style-name="P49"><text:span text:style-name="T9">– </text:span>Как вы смеете! Я опоздаю в порт! <text:s/><text:span text:style-name="T9">– </text:span>послышались выкрики в толпе.</text:p>
      <text:p text:style-name="P49">Проводник — седой земнопони стального цвета — поставил фонарь на пол и вытер со лба пот.</text:p>
      <text:p text:style-name="P49"><text:span text:style-name="T9">–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49">Я осторожно подошёл к краю и глянул вниз. </text:p>
      <text:p text:style-name="P49">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49"><text:span text:style-name="T9">– </text:span>Эта дыра фиг знает на сколько длится! <text:span text:style-name="T9">– </text:span>заявила Дэш, выныривая из темноты. <text:span text:style-name="T9">–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49">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49"><text:span text:style-name="T9">– </text:span>Дэш, нам надо на ту сторону.</text:p>
      <text:p text:style-name="P49"><text:soft-page-break/><text:span text:style-name="T9">– </text:span>Нет проблем. Я могу тебя перенести.</text:p>
      <text:p text:style-name="P49">Я с сомнением посмотрел на пегаску. Дэш в холке была мне по пояс.</text:p>
      <text:p text:style-name="P49"><text:span text:style-name="T9">– </text:span>Ты точно в этом уверена?</text:p>
      <text:p text:style-name="P49">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49"><text:span text:style-name="T9">– </text:span>Почти. На восемьдесят процентов. Тут какой-то воздух разрежённый, мне трудно удерживать тебя. <text:span text:style-name="T9">– </text:span>пожаловалась пегаска. <text:span text:style-name="T9">– </text:span><text:s/>Хотя раньше я и побольше вес подымала, честно!</text:p>
      <text:p text:style-name="P49">Мля.</text:p>
      <text:p text:style-name="P49"><text:span text:style-name="T9">–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49">Пегаска почесала затылок и заметила.</text:p>
      <text:p text:style-name="P49"><text:span text:style-name="T9">– </text:span>В таком случае мы друг-другу сниться будем. Потому что в этих двадцати процентах я тоже гробанусь. Не думаешь же ты, что я тебя брошу?</text:p>
      <text:p text:style-name="P49">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49">А что, это идея! Если «мостик» из висящих рельсов выдержал её, то выдержит и меня —<text:span text:style-name="T9"> </text:span>я уже давно заметил, что пони по весу были не легче, а то и тяжелее меня. Я поплевал на руки и сбросил рюкзак.</text:p>
      <text:p text:style-name="P49">…</text:p>
      <text:p text:style-name="P49">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49">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9">– </text:span>двенадцать метров вперёд. Вот, переползу через стык <text:span text:style-name="T9">–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49">Разумеется, я посмотрел вниз.</text:p>
      <text:p text:style-name="P49">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49">…</text:p>
      <text:p text:style-name="P49">Я валялся на насыпи и трясся как в лихорадке. От пережитого шока меня тошнило.</text:p>
      <text:p text:style-name="P49"><text:soft-page-break/><text:span text:style-name="T9">– </text:span>Ты как, в порядке? Макс? <text:span text:style-name="T9">– п</text:span>егаска озабоченно потрогала меня за плечо. <text:span text:style-name="T9">– </text:span>В чём дело? Как ты себя чувствуешь?</text:p>
      <text:p text:style-name="P49">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49"><text:span text:style-name="T9">– </text:span>Я чувствую, что только что упустил отличную возможность отлить на вселенную!</text:p>
      <text:p text:style-name="P49"/>
      <text:p text:style-name="P50">***</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9">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49"><text:span text:style-name="T9">– </text:span>Павильон закрыт! Вы опоздали на две недели. <text:span text:style-name="T9">– </text:span>проворчал рыжий земнопони в фуражке и попытался захлопнуть дверь. Я вставил в проём ботинок и развернул перед его носом мандат.</text:p>
      <text:p text:style-name="P57">«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0">Принцесса Селестия Эквестрийская, Дневная Глава Диархии, Непобедимое Солнце, Защитница Кантерлота, Страж Эверфри и прочая и прочая...» </text:span><text:span text:style-name="T43">– </text:span><text:span text:style-name="T48">прочитал охранник, близоруко щурясь.</text:span></text:p>
      <text:p text:style-name="P49"><text:span text:style-name="T9">– </text:span>Удостоверение личности предъявлять? <text:span text:style-name="T9">– </text:span>осведомился я.</text:p>
      <text:p text:style-name="P49"><text:span text:style-name="T9">– </text:span>Ч-ч-человеку М-м-максу? <text:span text:style-name="T9">– </text:span>заикаясь, переспросил охранник. Он присмотрелся ко мне получше и изо всех сил опустил копыто мне на ботинок.</text:p>
      <text:p text:style-name="P49">Бляяя!!! Ах ты ж!!!</text:p>
      <text:p text:style-name="P49">Хлопнула освобождённая дверь, изнутри клацнула щеколда.</text:p>
      <text:p text:style-name="P49"><text:span text:style-name="T9">– </text:span>Нет, ты видела? Он мне чуть пальцы не размозжил, с-с-скотина!!! <text:span text:style-name="T9">– </text:span>заорал я, прыгая на одной ноге. <text:span text:style-name="T9">– </text:span>Вызывай полицию, пока я этого мудака не прибил нахрен!</text:p>
      <text:p text:style-name="P49">Дэш, ни слова не говоря, прислонила ухо к двери.</text:p>
      <text:p text:style-name="P49"><text:span text:style-name="T9">– </text:span>Будешь смеяться, но именно этим он и занят. Вызывает полицию по телефону. <text:span text:style-name="T9">– </text:span>сообщила пегаска.</text:p>
      <text:p text:style-name="P49"><text:span text:style-name="T9">– </text:span>Ха-ха-ха! Очень смешно, сейчас животик надорву! <text:span text:style-name="T9">– </text:span>съязвил я. <text:span text:style-name="T9">– </text:span>Тем лучше, нам даже напрягаться не надо. Подождём полицию и скрутим этого маньяка!</text:p>
      <text:p text:style-name="P49">Пегаска продолжала слушать. Потом глаза её округлились от удивления.</text:p>
      <text:p text:style-name="P49"><text:span text:style-name="T9">– </text:span>Оп-па! <text:span text:style-name="T9">– </text:span>пегаска оторвала ухо от двери. <text:span text:style-name="T9">– </text:span>Макс, кажись, у нас проблемы. Надо сваливать отсюда. Долго объяснять. Из того, что я поняла, копы будут не на нашей стороне.</text:p>
      <text:p text:style-name="P49"><text:soft-page-break/>Ну охренеть! Я что, нанёс моральную травму охраннику своим видом? Добро пожаловать в Эквестрию, страну дружбы и пони!</text:p>
      <text:p text:style-name="P49"><text:span text:style-name="T9">– </text:span>Сколько у нас времени?</text:p>
      <text:p text:style-name="P49">Дэш почесала в затылке.</text:p>
      <text:p text:style-name="P49"><text:span text:style-name="T9">–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9">– </text:span>двадцать минут у нас есть.</text:p>
      <text:p text:style-name="P49">Я с наслаждением захреначил ногой в стеклянную дверь павильона. Осколки стекла брызнули во все стороны.</text:p>
      <text:p text:style-name="P49"><text:span text:style-name="T9">– </text:span>Тогда давай сначала обыщем контору. Если уж полиция всё равно едет сюда, так пусть у них хотя бы будет повод!</text:p>
      <text:p text:style-name="P49"/>
      <text:p text:style-name="P50">***</text:p>
      <text:p text:style-name="P49"/>
      <text:p text:style-name="P49">Разумеется, полиция приехала, как только мы обнаружили эти чёртовы резонаторы — иначе ж и быть не могло!</text:p>
      <text:p text:style-name="P49"/>
      <text:p text:style-name="P49">…</text:p>
      <text:p text:style-name="P49"/>
      <text:p text:style-name="P49">Я рубил пожарным топором тяжёлую директорскую дверь с табличкой «<text:span text:style-name="T9">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49"><text:span text:style-name="T9">– “</text:span>Портативный магоэнергетический ускоритель «<text:span text:style-name="T9">Psyntel Rari2+ DDR</text:span>»,<text:span text:style-name="T9"> </text:span>демо-прототип<text:span text:style-name="T9">” – </text:span>прочитал я на бирке. <text:span text:style-name="T9">– </text:span>Оно!</text:p>
      <text:p text:style-name="P49">Снаружи послышался вой сирены и цокот множества копыт.</text:p>
      <text:p text:style-name="P49"><text:span text:style-name="T9">–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49">Пиздец! Мы с Дэш переглянулись.</text:p>
      <text:p text:style-name="P49"><text:span text:style-name="T9">– </text:span>Это твои двадцать минут? <text:span text:style-name="T9">– </text:span>возмутился я. <text:span text:style-name="T9">– </text:span>Да ещё и десяти не прошло!</text:p>
      <text:p text:style-name="P49">Дэш вымучено скривилась.</text:p>
      <text:p text:style-name="P49"><text:span text:style-name="T9">– П</text:span>римат Макс, здание окружено! Мы знаем, что ты внутри! Выходи добровольно, или будешь взят силой! <text:span text:style-name="T9">– </text:span>загремел усиленный мегафоном голос.</text:p>
      <text:p text:style-name="P49">Я разбил топором стеклянные дверцы прибора и вытащил рубины.</text:p>
      <text:p text:style-name="P49"><text:span text:style-name="T9">–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49">Пегаска отрицательно помотала головой.</text:p>
      <text:p text:style-name="P49"><text:span text:style-name="T9">– </text:span>Ну уж фигушки. Я тебя тут не оставлю.</text:p>
      <text:p text:style-name="P49"><text:soft-page-break/><text:span text:style-name="T9">– </text:span>Дэш! <text:span text:style-name="T9">– </text:span>взмолился я. <text:span text:style-name="T9">– </text:span>Сейчас не время геройствовать! Нам нужно добыть резонаторы! Ничего со мной не случится, посижу пару деньков в КПЗ и выйду как новенький!</text:p>
      <text:p text:style-name="P49"><text:span text:style-name="T9">– Н</text:span>е тупи! <text:span text:style-name="T9">– </text:span>упрямо мотнула головой пегаска. <text:span text:style-name="T9">– </text:span>Всё изменилось. Никто тебя не вытащит.</text:p>
      <text:p text:style-name="P49">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49"><text:span text:style-name="T9">– </text:span>Быстро за мной! <text:span text:style-name="T9">– </text:span>скомандовала пегаска, помчавшись к лестнице в офисные этажи.</text:p>
      <text:p text:style-name="P49">Я припустил было за ней, потом вернулся и поднял над головой раскуроченный ускоритель.</text:p>
      <text:p text:style-name="P49"><text:span text:style-name="T9">– Ю-</text:span>хууу<text:span text:style-name="T9">!!!</text:span></text:p>
      <text:p text:style-name="P49">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49">На последнем этаже пегаска стояла в коридоре, с сомнением обозревая ряд дверей.</text:p>
      <text:p text:style-name="P49"><text:span text:style-name="T9">– </text:span>Где-то тут должна быть дверь на крышу. Не могли же они залазить туда по пожарной лестнице?</text:p>
      <text:p text:style-name="P49">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9"> </text:span></text:p>
      <text:p text:style-name="P49">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49"><text:span text:style-name="T9">– </text:span>Макс, подвинься!</text:p>
      <text:p text:style-name="P49">Пегаска оттеснила меня крупом и повернулась к двери задом.</text:p>
      <text:p text:style-name="P49"><text:span text:style-name="T9">– </text:span>Ю-хууу!</text:p>
      <text:p text:style-name="P49">БАБАХ!!!</text:p>
      <text:p text:style-name="P49">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49"><text:span text:style-name="T9">– </text:span>Ты чего на меня так уставился? <text:span text:style-name="T9">– </text:span>подозрительно спросила пегаска.</text:p>
      <text:p text:style-name="P49"><text:span text:style-name="T9">– </text:span>Да так… Не ожидал, что ты такая…</text:p>
      <text:p text:style-name="P49"><text:span text:style-name="T9">– </text:span>Офигенски сильная? <text:span text:style-name="T9">– </text:span>зарделась Дэш. <text:span text:style-name="T9">– Е</text:span>сли честно, по удару задом Эпплджек меня уделает. Но больше никто в Понивилле!</text:p>
      <text:p text:style-name="P49">С лестницы донёсся топот копыт, в конце коридора появились пони-полицейские.</text:p>
      <text:p text:style-name="P49">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49"><text:span text:style-name="T9">– </text:span>Ну вот, теперь действуй! — я положил рубины в кошелёк, повесил его пегаске на шею и вдруг, сам для себя неожиданно, обнял её худенькое тельце. <text:span text:style-name="T9">–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49">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49"><text:soft-page-break/><text:span text:style-name="T9">– </text:span>Ты! Не! По! Нял! Те! Бе! Не! Льзя! Тут! Ос! Та! ВАТЬСЯ!!! <text:span text:style-name="T9">– </text:span>мощный толчок изнутри катапультировал её с люка.</text:p>
      <text:p text:style-name="P49">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49">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49"><text:span text:style-name="T9">– </text:span>Ты чего делаешь??! Пипец, мы же упадём! Ты ж не удержишь!..</text:p>
      <text:p text:style-name="P49">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49">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49">Некоторое время было тихо. Потом хлопнули ставни и чей-то сонный голос недовольно пробормотал:</text:p>
      <text:p text:style-name="P49"><text:span text:style-name="T9">– </text:span>Кто мешает нам спать после тяжкого выступления?</text:p>
      <text:p text:style-name="P49">Я осторожно выглянул из куста.</text:p>
      <text:p text:style-name="P49">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49">Птицы и цикады продолжили пение, прерванное нашим вторжением. </text:p>
      <text:p text:style-name="P49">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49"><text:span text:style-name="T9">– </text:span>Так вот кто тревожит наш сон!</text:p>
      <text:p text:style-name="P49">Дверь дома приоткрылась. Стало видно, что за ней притаилась единорожка, уже спустившаяся с мансарды.</text:p>
      <text:p text:style-name="P49"><text:span text:style-name="T9">– </text:span>Так-так, посмотрим, что тут у нас. Ага. Гм. Это наверняка тот монстр-примат, о котором писали в газетах. Занятно.</text:p>
      <text:p text:style-name="P49">Я крутился в телекинетическом поле перед единорожкой как некий диковинный экспонат шоу уродцев.</text:p>
      <text:p text:style-name="P49"><text:span text:style-name="T9">– </text:span>А это у нас кто? Гмм. Пегаска. Вот так раз! Рэйнбоу Дэш! Какими судьбами?</text:p>
      <text:p text:style-name="P49"><text:span text:style-name="T9">– </text:span>ТРИКСИ! <text:span text:style-name="T9">– <text:s/></text:span>фейсхуфнула Дэш. <text:span text:style-name="T9">– </text:span>Во имя Селестии, ЧТО ты тут делаешь?!!</text:p>
      <text:p text:style-name="P49"><text:span text:style-name="T9">– </text:span>Зарабатываем себе на жизнь представлениями, как ни странно! <text:span text:style-name="T9">– </text:span>язвительно ответила единорожка. <text:span text:style-name="T9">– </text:span>А вот что ВЫ делаете в НАШЕМ саду??!</text:p>
      <text:p text:style-name="P49">Так как дипломатические таланты пегаски оставляли желать лучшего, я решил взять переговоры в свои руки.</text:p>
      <text:p text:style-name="P49"><text:span text:style-name="T9">– </text:span>Эээ. Гм. Я дико извиняюсь, мы не знали, что вы спите днём, а то бы ни за что не стали вас тревожить. Мы пролетали мимо, и я подумал...</text:p>
      <text:p text:style-name="P49"><text:span text:style-name="T9">– </text:span>Нам не интересно знать, что ты подумал. <text:span text:style-name="T9">– </text:span>единорожка зевнула. <text:span text:style-name="T9">– </text:span>Мы намерены сдать вас в полицию.</text:p>
      <text:p text:style-name="P49"><text:soft-page-break/><text:span text:style-name="T9">– </text:span>Трикси! Не смей! У нас мегаважное задание! Нам нужно вернуться Понивилль во что бы то ни стало! <text:span text:style-name="T9">– </text:span>пегаска извивалась изо всех сил, пытаясь выбраться из магического захвата.</text:p>
      <text:p text:style-name="P49"><text:span text:style-name="T9">– </text:span>Три раза ХА! Назови хоть одну причину, по которой нам должно быть не всё равно! <text:span text:style-name="T9">– </text:span>насмешливо сказала Трикси. <text:span text:style-name="T9">– </text:span>Только учти, долго слушать мы не собираемся. Мы ценим наш сон больше ваших заданий.</text:p>
      <text:p text:style-name="P49">Пегаска задумалась. Она обернулась на меня и мрачно спросила:</text:p>
      <text:p text:style-name="P49"><text:span text:style-name="T9">– </text:span>Ей ведь нельзя рассказывать, да?</text:p>
      <text:p text:style-name="P49"><text:span text:style-name="T9">– </text:span>Нельзя. <text:span text:style-name="T9">– </text:span>подтвердил я. <text:span text:style-name="T9">– </text:span>Селестия запретила. Может возникнуть паника и всё такое.</text:p>
      <text:p text:style-name="P49">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49"><text:span text:style-name="T9">– </text:span>Трикси. Если ты нас не выдашь, я готова выступать. В твоих представлениях. Кем угодно. Целый месяц! После сопровождения Макса в Понивилль…</text:p>
      <text:p text:style-name="P49"><text:span text:style-name="T9">– </text:span>ОГО!</text:p>
      <text:p text:style-name="P49">Единорожка аж уселась на крыльцо от удивления.</text:p>
      <text:p text:style-name="P49"><text:span text:style-name="T9">– </text:span>Представлем себе, ЧТО вы скрываете, если ты готова на ТАКОЕ! Признаюсь, вам удалось нас заинтересовать!</text:p>
      <text:p text:style-name="P49">Единорожка в задумчивости стала ходить по веранде туда-сюда, разговаривая сама с собой.</text:p>
      <text:p text:style-name="P49"><text:span text:style-name="T9">–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49">Единорожка встала на задние ноги и захлопала в копыта. После чего она метнулась в дом, потянув нас за собой.</text:p>
      <text:p text:style-name="P49">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49">Единорожка улеглась на диване. Мы с Дэш шмякнулись на ковёр.</text:p>
      <text:p text:style-name="P49"><text:span text:style-name="T9">– </text:span>Мы приняли решение не выдавать вас полиции в обмен на то, что вы расскажете нам о вашей секретной миссии!</text:p>
      <text:p text:style-name="P49"><text:span text:style-name="T9">– </text:span>Не пойдёт! <text:span text:style-name="T9">– </text:span>заявил я. <text:span text:style-name="T9">– </text:span>Я уже сказал, что это тайна. Мне добавить нечего.</text:p>
      <text:p text:style-name="P49"><text:span text:style-name="T9">– </text:span>Да неужели? <text:span text:style-name="T9">– </text:span>захлопала ресницами Трикси. <text:span text:style-name="T9">– </text:span>Ты хорошо подумал?</text:p>
      <text:p text:style-name="P49">Окно <text:s/>комнаты распахнулось. В комнату ворвался вой сирены. Несколько полицейских фургонов промчались мимо.</text:p>
      <text:p text:style-name="P49">Вот чёрт!!!</text:p>
      <text:p text:style-name="P49"/>
      <text:p text:style-name="P49">…</text:p>
      <text:p text:style-name="P41"/>
      <text:p text:style-name="P49"><text:span text:style-name="T9">– </text:span>Так вот, почему в последнее время представления были такими изматывающими! Утечка магии не может не волновать нас! <text:span text:style-name="T9">– </text:span>единорожка задумалась. <text:span text:style-name="T9">– </text:span>Но твой рассказ не объясняет нам, куда исчезла принцесса Селестия!</text:p>
      <text:p text:style-name="P49"><text:span text:style-name="T9">– </text:span>Так вот почему я не могу нести тебя! <text:span text:style-name="T9">– </text:span>вторила ей пегаска. <text:span text:style-name="T9">–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49"><text:span text:style-name="T9">– </text:span>Стой! Что ты там сказала о Селестии?</text:p>
      <text:p text:style-name="P49"><text:soft-page-break/>Трикси молча левитировала мне газеты с трюмо.</text:p>
      <text:p text:style-name="P49">…</text:p>
      <text:p text:style-name="P49">Фак! Фак-фак-фак!!!</text:p>
      <text:p text:style-name="P49">«<text:span text:style-name="T29">Исчезновение дневной главы диархии: Эквестрия в панике!</text:span>» (статья двухдневной давности).</text:p>
      <text:p text:style-name="P49">«<text:span text:style-name="T29">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49">«<text:span text:style-name="T29">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9">Да отстаньте же вы от меня! Он сказал, что ест пони, но я этого НЕ ВИДЕЛА!!!</text:span>»).</text:p>
      <text:p text:style-name="P49">«<text:span text:style-name="T29">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49">«<text:span text:style-name="T29">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49">Получается, Селестия исчезла уже когда мы садились в поезд. А когда прибыли в Фетлок, мой фейс уже красовался на плакатах <text:span text:style-name="T9">“Wanted...” .</text:span></text:p>
      <text:p text:style-name="P41"><text:span text:style-name="T9">–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1">– <text:span text:style-name="T1">ОНИ ЧТО, ШУТОК НЕ ПОНИМАЮТ?!! </text:span>– <text:span text:style-name="T1">заорал я наконец. </text:span>– <text:span text:style-name="T1">Нашли пониеда, ёбнутые пони!!!</text:span></text:p>
      <text:p text:style-name="P49"><text:span text:style-name="T9">– </text:span>Прикинь, а? <text:span text:style-name="T9">– </text:span>участливо ткнулась в меня носом Дэш. <text:span text:style-name="T9">– </text:span>Над моими приколами тоже одна я смеюсь. У<text:span text:style-name="T9"> </text:span>большинства вместо чувства юмора жир на ляжках.</text:p>
      <text:p text:style-name="P61">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49">Я зажал голову в ладонях и застонал, покачиваясь из стороны в сторону.</text:p>
      <text:p text:style-name="P49"><text:span text:style-name="T9">– </text:span>Макс? Ты в порядке?</text:p>
      <text:p text:style-name="P49">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49">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49">И вот теперь её нет. Зачем куда-то бежать, скрываться, рисковать, если смысл стараний потерян?</text:p>
      <text:p text:style-name="P54"/>
      <text:p text:style-name="P54">«…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7">– Я доведу! Обещаю!..»</text:p>
      <text:p text:style-name="P49"/>
      <text:p text:style-name="P49"><text:soft-page-break/>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49">И у меня есть кое-какие результаты, чёрт побери!</text:p>
      <text:p text:style-name="P49">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49">Дерьмо! Слишком много «если» и «может быть»!</text:p>
      <text:p text:style-name="P49">Трижды дерьмо!!! Я забыл, что для проведения эксперимента, нам нужна помощь Селестии!</text:p>
      <text:p text:style-name="P49"/>
      <text:p text:style-name="P61"><text:span text:style-name="T1">«.</text:span><text:span text:style-name="T3">..А ускоритель </text:span><text:span text:style-name="T11">—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49"/>
      <text:p text:style-name="P49">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49">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49">Что ж, вполне привычное для меня состояние. Последний месяц был просто ярким фантастически-нереальным исключением из правила.</text:p>
      <text:p text:style-name="P31">МУ-ХА-ХА!</text:p>
      <text:p text:style-name="P31">Кажется, я знаю, как показать фак провидению! <text:span text:style-name="T9">Show must go on!</text:span></text:p>
      <text:p text:style-name="P49">Я улыбнулся и помахал пегаске рукой, показывая, что в норме. Дэш облегчённо выдохнула.</text:p>
      <text:p text:style-name="P41">– <text:span text:style-name="T1">Так что, мы свободны? </text:span>– <text:span text:style-name="T1">спросил я, поднимаясь с пола.</text:span></text:p>
      <text:p text:style-name="P41">– <text:span text:style-name="T1">О, да! Великая и могучая Трикси держит слово!</text:span></text:p>
      <text:p text:style-name="P49">Единорожка задумалась и продолжила:</text:p>
      <text:p text:style-name="P41"><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3">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25"/>
      <text:h text:style-name="Heading_20_2" text:outline-level="2">14. <text:span text:style-name="T1">Деградация</text:span></text:h>
      <text:p text:style-name="P41">&lt;<text:span text:style-name="T69">David Bowie - Lets Dance/ Ashes To Ashes</text:span></text:p>
      <text:p text:style-name="P41"><text:span text:style-name="T69">Roxette – Queen of rain</text:span>&gt;</text:p>
      <text:p text:style-name="P49">– Ы! Ы! Ы! Ы! Ы!</text:p>
      <text:p text:style-name="P49">Дэш стучала лбом о сосну с такой силой, что на неё падали иголки и шишки.</text:p>
      <text:p text:style-name="P49">Я вышел из фургона и присел рядом.</text:p>
      <text:p text:style-name="P49">– Дэш! В конце-концов, мы можем спать днём, а идти ночью. Тогда я могу тащить фургон. Не стоит тебе так мучаться.</text:p>
      <text:p text:style-name="P49">Пегаска стояла, прижавшись лбом к стволу, и молчала. Я продолжил.</text:p>
      <text:p text:style-name="P49"><text:soft-page-break/>– Или же мы можем нанять земнопони. Я не буду показываться из фургона, а ты строго запретишь ему совать нос внутрь.</text:p>
      <text:p text:style-name="P49">Дэш тяжело вздохнула и закатила глаза.</text:p>
      <text:p text:style-name="P49">–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49">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49">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49">Пегаска пробормотала что-то чуть слышно.</text:p>
      <text:p text:style-name="P49">– Что? – не расслышал я.</text:p>
      <text:p text:style-name="P49">–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49">Я пожал плечами и обнял пегаску.</text:p>
      <text:p text:style-name="P49">– Э, нет, погоди. – Дэш сбросила плащ Трикси, скрывающий её крылья. – Давай!</text:p>
      <text:p text:style-name="P49">Я обнял её повторно. В этот раз пегаска не стояла смирно, а, в свою очередь, обняла меня.</text:p>
      <text:p text:style-name="P49">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49">– Эмм… Ты чего?</text:p>
      <text:p text:style-name="P49">Дэш раскрыла глаза. Я упёрся ладонью ей в грудь и осторожно отодвинул от себя. Пегаска разжала обьятия.</text:p>
      <text:p text:style-name="P49">– Йей! Обнимашки таки клёво снимают стресс! Тебе разве не нравится?</text:p>
      <text:p text:style-name="P49">– Нравится. Но ты слишком увлеклась: я чуть не оказался на земле.</text:p>
      <text:p text:style-name="P49">Дэш смутилась.</text:p>
      <text:p text:style-name="P49">– Упс! Забыла, что у тебя только одна пара ног для упора! Не сердись!</text:p>
      <text:p text:style-name="P49">Я покровительно похлопал пегаску по шее.</text:p>
      <text:p text:style-name="P49">–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49">Пегаска немедленно заорала:</text:p>
      <text:p text:style-name="P49">– Обнимашки-и-и!!! – и повалила меня на траву. Сила, таящаяся в её худеньком теле, обескураживала.</text:p>
      <text:p text:style-name="P49">– Дэш! Ну, не воспринимай же всё так буквально, ё-моё!</text:p>
      <text:p text:style-name="P49">– Гы! Что-то ты не слишком был готов к этому разу!</text:p>
      <text:p text:style-name="P49"><text:soft-page-break/>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9">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49">Наконец она приземлилась, пропахав в дёрне борозды тормозного следа.</text:p>
      <text:p text:style-name="P49">– Ффух! Ещё бы немного, и я бы рехнулась от тоски! Как только Эпплджек эти телеги таскает? Это же офигенно скучно!</text:p>
      <text:p text:style-name="P49">Пегаска накинула на себя плащ, скрыв крылья, и стала впрягаться в фургончик.</text:p>
      <text:p text:style-name="P49">– Макс, залазь в фургон. Там впереди какой-то посёлок. Купим еды и узнаем новости.</text:p>
      <text:p text:style-name="P49"/>
      <text:p text:style-name="P50">***</text:p>
      <text:p text:style-name="P49"/>
      <text:p text:style-name="P49">Три дня спустя…</text:p>
      <text:p text:style-name="P49"/>
      <text:p text:style-name="P49">«<text:span text:style-name="T29">Добро пожаловать в Груммингтон! Вам здесь рады!</text:span></text:p>
      <text:p text:style-name="P49"><text:span text:style-name="T29">Население города </text:span><text:span text:style-name="T70">302 пони</text:span><text:span text:style-name="T29">.</text:span></text:p>
      <text:p text:style-name="P49"><text:span text:style-name="T70">250 пони</text:span><text:span text:style-name="T29">.</text:span></text:p>
      <text:p text:style-name="P49"><text:span text:style-name="T70">125 поней</text:span><text:span text:style-name="T29">.</text:span></text:p>
      <text:p text:style-name="P49"><text:span text:style-name="T29">54 паня.</text:span>»</text:p>
      <text:p text:style-name="P49"/>
      <text:p text:style-name="P49">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49">Я вернулся за столик у окна и продолжил писать письмо.</text:p>
      <text:p text:style-name="P49">«<text:span text:style-name="T19">...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57">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57">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57"><text:soft-page-break/>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57">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57">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57">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7">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8">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7">Крепко обнимаю, чешу холку, хлопаю по шее! Твой Макс. </text:span><text:span text:style-name="T19">Дружба </text:span><text:span text:style-name="T37">—</text:span><text:span text:style-name="T19"> </text:span><text:span text:style-name="T3">э</text:span><text:span text:style-name="T19">то, </text:span><text:span text:style-name="T72">так её </text:span><text:span text:style-name="T3">разэтак</text:span><text:span text:style-name="T72">,</text:span><text:span text:style-name="T19"> магия!</text:span><text:span text:style-name="T60">»</text:span></text:p>
      <text:p text:style-name="P49"/>
      <text:p text:style-name="P49">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49">– Всё в порядке, Дэш?</text:p>
      <text:p text:style-name="P49">Пегаска смотрела на язычки огня, танцующие в окошке печной дверцы и молчала. Наконец она отозвалась.</text:p>
      <text:p text:style-name="P49">– Нет. Не всё в порядке.</text:p>
      <text:p text:style-name="P49">Дэш отвернулась от огня и взглянула на меня.</text:p>
      <text:p text:style-name="P49">–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49">Я сел рядом с пегаской, обнял её и легонько встряхнул.</text:p>
      <text:p text:style-name="P49">–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49">Дэш негромко всхлипнула и тут же закашлялась, пытаясь скрыть секундную слабость.</text:p>
      <text:p text:style-name="P49"><text:soft-page-break/>–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49">Пегаска фейсхуфнула.</text:p>
      <text:p text:style-name="P49">–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49">Я поставил кастрюлю с картошкой на печку.</text:p>
      <text:p text:style-name="P49">– Дэш. Когда ты в последний раз летала?</text:p>
      <text:p text:style-name="P49">– Вчера утром немного. А что?</text:p>
      <text:p text:style-name="P49">– Попробуй взлети сейчас. Просто поднимись к потолку.</text:p>
      <text:p text:style-name="P49">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49">– …Да ладно!</text:p>
      <text:p text:style-name="P49">Пегаска сидела на полу и удивлённо рассматривала свои крылья. Потом для уверенности подёргала зубами за маховые перья.</text:p>
      <text:p text:style-name="P49">– Вроде не сплю — боль чувствуется. Тогда какого сена я падаю?!!</text:p>
      <text:p text:style-name="P49">– Дэш. – мягко сказал я. – Судя по площади крыльев, пегасы держатся в воздухе, в основном, за счёт магии.</text:p>
      <text:p text:style-name="P49">– И?</text:p>
      <text:p text:style-name="P49">–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49">– У-у-у-ы-ы-ы-а-а-а!</text:p>
      <text:p text:style-name="P49">Дэш горько, с подвыванием, разрыдалась.</text:p>
      <text:p text:style-name="P49">– Ы-ы-ы! Я не могу без неба-а-а! Мне нужно лета-а-ать! Я пега-а-ас!</text:p>
      <text:p text:style-name="P49">Крутая и тренированная пегаска сотрясалась от плача, как ребёнок. Её депрессия последних дней вырвалась наружу эмоциональным взрывом.</text:p>
      <text:p text:style-name="P49">– Почему всё так… хнык... паршиво? Что мы сделали не так? Хнык… Я даже не знаю, с кем надо подраться, чтобы всё исправить…</text:p>
      <text:p text:style-name="P49">Я сел рядом. Мне нечем было её утешить, я мог лишь молча обнять её, поглаживая по растрёпанной гриве. Пегаска, вхлипывая, прижалась ко мне.</text:p>
      <text:p text:style-name="P49">– Макс?</text:p>
      <text:p text:style-name="P49">– Да?</text:p>
      <text:p text:style-name="P49">–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49"><text:soft-page-break/>– Дэш, мы дойдём до Понивилля, что бы ни случилось. Обещаю тебе.</text:p>
      <text:p text:style-name="P49">Пегаска утешилась и замерла, глядя в огонь.</text:p>
      <text:p text:style-name="P49">Я мыл тарелки после ужина, когда услышал бормотание Дэш за спиной.</text:p>
      <text:p text:style-name="P49">«И-и-и… о-о-о… эн… а-а-а… И она.. П-э-э-э… о-о-о… Как эта буква называется, забери меня дискорд? Ша? Ша! Эл! А! Мммм… И она пошла... Ы-ы-ы!!!»</text:p>
      <text:p text:style-name="P49">Громкий «бабах» дал понять, что Дэш захлопнула книгу. После короткой паузы взьерошенная пегаска <text:s/>выглянула из-за спины.</text:p>
      <text:p text:style-name="P49">– Макс? Расскажи какую-нибудь сказку на ночь? Что-то спать не хочется.</text:p>
      <text:p text:style-name="P49">Пегаска залезла на диван и похлопала рядом с собой.</text:p>
      <text:p text:style-name="P49">Я поставил тарелку в шкафчик и вытер руки о передник.</text:p>
      <text:p text:style-name="P49">– Дэш, это плохая идея. Давай, я лучше тебе почитаю.</text:p>
      <text:p text:style-name="P49">– Хочу сказку! – пегаска насупилась и отгородилась от меня подушкой. – Ты плохой!</text:p>
      <text:p text:style-name="P49">– Дэш! Я не помню ни черта!</text:p>
      <text:p text:style-name="P49">– Сказку!!! – подушка полетела в меня.</text:p>
      <text:p text:style-name="P49">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49">Дэш повернулась ко мне спиной и стала подозрительно шмыгать носом.</text:p>
      <text:p text:style-name="P49">Я подошёл к дивану и сел рядом, развернув её к себе.</text:p>
      <text:p text:style-name="P49">– Ну ладно. Сама напросилась!</text:p>
      <text:p text:style-name="P49">Я задумался.</text:p>
      <text:p text:style-name="P49">…</text:p>
      <text:p text:style-name="P49">– Вот тебе сказка с моралью. Слушай.</text:p>
      <text:p text:style-name="P49">Я устроился на диване, положив под ноги подушку, на которой тут же примостилась и пегаска.</text:p>
      <text:p text:style-name="P49">– Однажды в кувшин с молоком попали две жабы…</text:p>
      <text:p text:style-name="P49">– Бггг! Уже смешно! – заржала Дэш. – <text:s/>Как могли жабы попасть в кувшин? Он же высокий? Жабы прыгают низко. Может, это было блюдце?</text:p>
      <text:p text:style-name="P49">– Нет! – упёрся я. – Кувшин! Иначе морали не получится! Жабы… эээ… свалились в него с кантерлотской скалы.</text:p>
      <text:p text:style-name="P49">– Ух ты! Круто! А что они там делали?</text:p>
      <text:p text:style-name="P49">– Дэш! Как я могу рассказывать, если ты постоянно меня перебиваешь?</text:p>
      <text:p text:style-name="P49">– Ну пожалуйста! Больше не буду, только объясни, как жабы оказались в Кантерлоте?</text:p>
      <text:p text:style-name="P49">–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49">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49">– Вау! Прикольно!</text:p>
      <text:p text:style-name="P49">–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49"><text:soft-page-break/>– А потом?</text:p>
      <text:p text:style-name="P49">–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49">Пегаска затряслась от смеха. Потом, прервавшись, строго спросила с меня:</text:p>
      <text:p text:style-name="P49">– А какая тут мораль? Ты говорил, в этой сказке будет мораль!</text:p>
      <text:p text:style-name="P49">– Мораль? Э-э-э... Мораль тут такая. – <text:s/>мрачно заявил я. – Не умеешь летать — не суйся к принцессе!</text:p>
      <text:p text:style-name="P49">– Хорошая… ммм… сказка… – пробормотала пегаска сонно. Зевнув во весь рот она потянулась и, обняв мою ногу, заснула.</text:p>
      <text:p text:style-name="P49">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49">Я пожал плечами, устроился поудобнее и укрылся одеялом.</text:p>
      <text:p text:style-name="P49">…</text:p>
      <text:p text:style-name="P49">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49">Скррржжжж… Скррржжж… Скррржжж…</text:p>
      <text:p text:style-name="P49">Снаружи раздался скрежет. В глубокой ночи, посреди абсолютной тишины этот тихий <text:s/>звук таил необъяснимую угрозу.</text:p>
      <text:p text:style-name="P49">Скррржжжж… Скррржжж…</text:p>
      <text:p text:style-name="P49">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49">На земле прямо перед фургоном сидела кобылка-жеребёнок и, зажав в зубах гвоздь, выцарапывала что-то на жестяной крышке коробки из-под конфет.</text:p>
      <text:p text:style-name="P49">– Что ты тут делаешь так поздно? Где твои родители? – вздохнув с облегчением, спросил я.</text:p>
      <text:p text:style-name="P49">Выйдя из фургона, я подошёл к жеребёнку и посветил на жестянку.</text:p>
      <text:p text:style-name="P49">– Чем ты тут занимаешься?</text:p>
      <text:p text:style-name="P49">Жеребёнка молча смотрела на меня, зажав гвоздь в зубах. На жестянке были коряво выцарапаны буквы.</text:p>
      <text:p text:style-name="P49">«<text:span text:style-name="T70">37 пни</text:span></text:p>
      <text:p text:style-name="P63">24пн</text:p>
      <text:p text:style-name="P63">15</text:p>
      <text:p text:style-name="P49"><text:span text:style-name="T29">1</text:span>»</text:p>
      <text:p text:style-name="P49">– Что это за цифры? – спросил я.</text:p>
      <text:p text:style-name="P49">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49">«<text:span text:style-name="T29">Добро пожаловать в Груммингтон! Вам здесь рады!</text:span></text:p>
      <text:p text:style-name="P49"><text:span text:style-name="T29">Население города </text:span><text:span text:style-name="T70">302 пони</text:span><text:span text:style-name="T29">.</text:span></text:p>
      <text:p text:style-name="P49"><text:span text:style-name="T70">250 пони</text:span><text:span text:style-name="T29">.</text:span></text:p>
      <text:p text:style-name="P49"><text:span text:style-name="T70">125 поней</text:span><text:span text:style-name="T29">.</text:span></text:p>
      <text:p text:style-name="P49"><text:soft-page-break/><text:span text:style-name="T29">54 паня.</text:span>»</text:p>
      <text:p text:style-name="P49">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49">– Ты хочешь сказать, этой ночью из населения осталась ты одна? – хрипло спросил я.</text:p>
      <text:p text:style-name="P49">Кобылка кивнула и снова показала на жестянку и вверх.</text:p>
      <text:p text:style-name="P49">– Макс! Оглянись! – тревожно воскликнула Дэш у меня за спиной.</text:p>
      <text:p text:style-name="P49">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49">– Дэш! Быстро!</text:p>
      <text:p text:style-name="P49">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49">УУУУУУРРРРРРГГГГХХХХХХХ!!!<text:span text:style-name="T9">&lt;</text:span><text:span text:style-name="T59">Metallica-Enter Sandman</text:span><text:span text:style-name="T9">&gt;</text:span></text:p>
      <text:p text:style-name="P49">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49">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49">– Макс, запрыгивай!</text:p>
      <text:p text:style-name="P49">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3"/>
      <text:p text:style-name="P53">0</text:p>
      <text:p text:style-name="P49"/>
      <text:p text:style-name="P49">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49"/>
      <text:h text:style-name="Heading_20_2" text:outline-level="2">15. Филлидельфия</text:h>
      <text:p text:style-name="P41">&lt;<text:span text:style-name="T58">Kiss – I Was Made For Lovin’ You</text:span>&gt;</text:p>
      <text:p text:style-name="P49">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49">Я поднял кусок газеты, прибитый ветром к ограждению и быстро пробежался по заголовкам.</text:p>
      <text:p text:style-name="P49"><text:soft-page-break/>«<text:span text:style-name="T29">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9">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2">«</text:span><text:span text:style-name="T30">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2">».</text:span> «<text:span text:style-name="T29">Провинция пустеет: репортаж из обеспоневшего посёлка</text:span>». «<text:span text:style-name="T29">Нехватка пегасов-погодников: указ принцессы Луны разрешает набор в погодные команды пегасов без лётных аттестатов</text:span>». «<text:span text:style-name="T29">Опасный преступник «примат-макс» всё ещё на свободе! Фетлок приходит в себя после разгрома павильона Псинтела. Награда за поимку </text:span><text:span text:style-name="T29">возросла до двадцати тысяч!!!</text:span>». «<text:span text:style-name="T29">Казус в Мэйнхэттене: неизвестные разбросали по центру города листовки, доказывающие похищение Селестии Найтмэр Мун</text:span>».</text:p>
      <text:p text:style-name="P49">На ближайшем же столбе висело объявление, в котором за мою голову уже предлагалось двадцать пять тысяч.</text:p>
      <text:p text:style-name="P49">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49">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49">–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49">Пегаска взмахнула крыльями для эффекта. Неожиданно для неё и меня, взмах крыльев подбросил её вверх на хороший метр.</text:p>
      <text:p text:style-name="P49">– Какого се… – пегаска приземлилась на круп, изумлённо глядя на свои крылья. – ...на!</text:p>
      <text:p text:style-name="P49">Подумав немного, Дэш выбралась из упряжи и что есть мочи замахала крыльями.</text:p>
      <text:p text:style-name="P49">–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49">–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49">Я перевязывал пегаске голову, когда мне в голову пришла идея. Я указал на валяющийся рядом с нами самокат.</text:p>
      <text:p text:style-name="P49">– Дэш, ты ведь сможешь буксировать его на лету?</text:p>
      <text:p text:style-name="P49">– Этот? Конечно могу! Плёвое дело!</text:p>
      <text:p text:style-name="P49">– А со мной?</text:p>
      <text:p text:style-name="P49">– Хмм. Понимаю, к чему ты клонишь.</text:p>
      <text:p text:style-name="P49">Пегаска критически оглядела меня.</text:p>
      <text:p text:style-name="P49">–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49">…</text:p>
      <text:p text:style-name="P49">Когда дорожное покрытие слилось в сплошную серую полосу, а руль самоката начал у меня в руках вибрировать от скорости, я заорал:</text:p>
      <text:p text:style-name="P49">– Дэ-э-э-ш!!! Сто-о-ой!!! Хватит! Испытание пройдено! Не увлекайся!!!</text:p>
      <text:p text:style-name="P49"><text:soft-page-break/>Пегаска приземлилась и, выплюнув поводья изо рта, встала в гордую позу.</text:p>
      <text:p text:style-name="P49">– Я ещё и не начинала, между прочим! Так, только чуть-чуть размялась!</text:p>
      <text:p text:style-name="P49">Я положил самокат и на трясущихся ногах приближался к ней. Сердце ходило ходуном где-то в районе пяток.</text:p>
      <text:p text:style-name="P49">– Дэш, ты это нарочно? Про «клячу» и всё такое?</text:p>
      <text:p text:style-name="P49">– А что такое? – невинно спросила пегаска, полуобернувшись ко мне задом.</text:p>
      <text:p text:style-name="P49">– А ничего. – нарочито спокойно сказал я, демонстративно закатывая рукава.</text:p>
      <text:p text:style-name="P49">–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49">– <text:s/>А того, что я тебя сейчас!..</text:p>
      <text:p text:style-name="P49">ХЛОП!</text:p>
      <text:p text:style-name="P49">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49">– Бггг! – <text:s/>заржала пегаска. – Макс, не будь нытиком! Прикольная же шутка!</text:p>
      <text:p text:style-name="P49">–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49">–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49"><text:s/>Я потрепал пегаску между ушей.</text:p>
      <text:p text:style-name="P49">– Насчёт шуток я уже заметил. Не парься, я не сержусь. Вдобавок, не такой уж я и хрупкий, просто люблю перестраховаться.</text:p>
      <text:p text:style-name="P49">– Да? Это клёво. – успокоилась Дэш. – А можно попросить тебя об одной вещи?</text:p>
      <text:p text:style-name="P49">– Да?</text:p>
      <text:p text:style-name="P49">– Помнишь, я разревелась в Груммингтоне?</text:p>
      <text:p text:style-name="P49">– Ну да, было дело.</text:p>
      <text:p text:style-name="P49">– Забудь про это!</text:p>
      <text:p text:style-name="P49">– Почему? – озадачился я. – Ты тогда была такой милой тогда.</text:p>
      <text:p text:style-name="P49">Дэш насупилась и принялась ковырять копытом асфальт.</text:p>
      <text:p text:style-name="P49">–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49">Я пожал плечами.</text:p>
      <text:p text:style-name="P49">–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49">– Но ты не плачешь.</text:p>
      <text:p text:style-name="P49">Я задумался.</text:p>
      <text:p text:style-name="P49"><text:soft-page-break/>–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49">– Ни фига себе! Куда ж может быть хуже? – воскликнула Дэш. – У вас что, все поголовно встают в восемь утра и едят сено на завтрак, обед и ужин?</text:p>
      <text:p text:style-name="P49">Я засмеялся.</text:p>
      <text:p text:style-name="P49">– Кто-то встаёт и раньше. Но не в этом проблема. У нас... Как бы это сказать... очень холодно.</text:p>
      <text:p text:style-name="P49">–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49">– Нет, я не то имел ввиду. Холодно не в физическом смысле. В душевном.</text:p>
      <text:p text:style-name="P49">Пегаска всмотрелась мне в лицо, как будто впервые видя его.</text:p>
      <text:p text:style-name="P49">– Ты имеешь ввиду, что тебе утром некому сказать: «Привет, хорошего дня»?</text:p>
      <text:p text:style-name="P49">– Да, примерно это я имел ввиду.</text:p>
      <text:p text:style-name="P49">– Сочувствую. Без друзей не прикольно. Всем нужны друзья. Даже Дискорду, дискорд его забери!</text:p>
      <text:p text:style-name="P49">Пегаска вдруг стала на задние ноги, положив передние мне на плечи.</text:p>
      <text:p text:style-name="P49">– Макс! В Эквестрии у тебя всегда будут друзья, что бы ни случилось!</text:p>
      <text:p text:style-name="P49">Я растроганно обнял пегаску и погладил её по шее.</text:p>
      <text:p text:style-name="P49">– Спасибо, Дэш. Это просто здорово!</text:p>
      <text:p text:style-name="P49">…</text:p>
      <text:p text:style-name="P49">Оставляя на прилавке очередной пустующей филлидельфийской лавки монетку, я озабоченно заметил:</text:p>
      <text:p text:style-name="P49">–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49">– Ты чего? – не поняла шутки пегаска. – А как же твоё участие в эксперименте?</text:p>
      <text:p text:style-name="P49">– Ты меня всё равно как-нибудь вытащишь. – отмахнулся я. – Лучше помоги искать палатку.</text:p>
      <text:p text:style-name="P49">–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49">Я пропустил замечание пегаски мимо ушей и продолжил паковать рюкзак.</text:p>
      <text:p text:style-name="P49">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49">– Надеюсь, с ним ничего не случится. – озабоченно сказал я. – Иначе придётся объясняться с Трикси.</text:p>
      <text:p text:style-name="P49">– Ерунда! В крайнем случае, купишь ей новый. – отмахнулась пегаска. – Ты не представляешь, как я рада, что избавилась от него!</text:p>
      <text:p text:style-name="P49">Пегаска взлетела и осторожно потянула упряжь. Потом приземлилась и недовольно глянула на меня.</text:p>
      <text:p text:style-name="P49">– Скидывай! – скомандовала пегаска, указав на рюкзак.</text:p>
      <text:p text:style-name="P49">– В чём дело?</text:p>
      <text:p text:style-name="P49">Пегаска молча потянула зубами за шлейку рюкзака, сдёргивая его с меня.</text:p>
      <text:p text:style-name="P49">– Дэш, ты чего?</text:p>
      <text:p text:style-name="P49">Пегаска раскрыла рюкзак и стала копаться в нём.</text:p>
      <text:p text:style-name="P49">– Я могу нести тебя, когда ты весишь семьдесят килограмм. – больший из двух котелков отправился в провал.</text:p>
      <text:p text:style-name="P49"><text:soft-page-break/>– Я могу тянуть тебя, когда ты весишь восемьдесят килограмм. – две трети наших запасов картошки и ухнули следом.</text:p>
      <text:p text:style-name="P49">– Я могу тащить тебя, даже когда ты весишь девяносто! – насос и запасное колесо к самокату улетели туда же.</text:p>
      <text:p text:style-name="P49">– Но мы не договаривались, что ты будешь весить под сто десять только потому, что дорвался до бесплатных магазинов! Лягать, это уже слишком!</text:p>
      <text:p text:style-name="P49">– Погоди, Дэш, консервы-то не выкидывай! Ты ж сама говорила, что только-только размялась и всё такое. <text:span text:style-name="T71">И магазин</text:span>ы вовсе<text:span text:style-name="T71"> не </text:span>бесплатные<text:span text:style-name="T71"> <text:s/></text:span>— я оставлял там деньги — последние, кстати. Дай, я сам отберу припасы...</text:p>
      <text:p text:style-name="P49">…</text:p>
      <text:p text:style-name="P49">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49">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49">– Я уже вижу Кантерлот. Ещё день пути — и сворачиваем к Понивиллю.</text:p>
      <text:p text:style-name="P49">– А ты выдержишь?</text:p>
      <text:p text:style-name="P49">Пегаска фыркнула.</text:p>
      <text:p text:style-name="P49">– Я-то выдержу. Самокат — нет.</text:p>
      <text:p text:style-name="P49">–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49">– Я уже думала над этим. Там часто встречаются пони. Тебя узнают.</text:p>
      <text:p text:style-name="P49">–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49">– «Трасса 52» – прочла Дэш на табличке. – Что-то я не помню тут никаких трасс. Наверное, недавно построили.</text:p>
      <text:p text:style-name="P49">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49">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49">– Дэ-э-эш! Тормози-и-и!!!</text:p>
      <text:p text:style-name="P49">– Чего-о-о?! Не слышу!!!</text:p>
      <text:p text:style-name="P49">КРАК!!!</text:p>
      <text:p text:style-name="P49"><text:soft-page-break/>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49"/>
      <text:p text:style-name="P49">…</text:p>
      <text:p text:style-name="P49"/>
      <text:p text:style-name="P57">Сияние. <text:span text:style-name="T71">Оно п</text:span>овсюду. <text:span text:style-name="T71">Нет верха и низа, нет направлений и расстояний. Нет м</text:span>ыслей. Нет чувств. Нет времени. Есть только бесконечное сияние.</text:p>
      <text:p text:style-name="P57"><text:s/>В какой-то момент пришло осознание.</text:p>
      <text:p text:style-name="P57">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57">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57">– Док, позавчерашний приходит в сознание!</text:p>
      <text:p text:style-name="P57">– Следи за давлением.</text:p>
      <text:p text:style-name="P57">В поле зрения появляется предмет. Сквозь ресницы видны только его расплывчатые очертания. Предмет движется, проводя какие-то манипуляции.</text:p>
      <text:p text:style-name="P57">Я открываю глаза и вижу фигуру в голубом.</text:p>
      <text:p text:style-name="P57">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57">– Больной, как вы себя чувствуете? Вы можете назвать своё имя?</text:p>
      <text:p text:style-name="P57">Я закрываю глаза и пытаюсь вспомнить.</text:p>
      <text:p text:style-name="P57">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57">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57">Я вспомнил почти всё. Моё имя? Осталось вспомнить имя. Меня зовут...</text:p>
      <text:p text:style-name="P57">– Ма-а-акс! Ма-а-акс! Ма-а-акс!</text:p>
      <text:p text:style-name="P57">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57">Я открываю глаза и вижу фигуру в голубом.</text:p>
      <text:p text:style-name="P57"/>
      <text:p text:style-name="P49"><text:soft-page-break/>…</text:p>
      <text:p text:style-name="P49"/>
      <text:p text:style-name="P49">Сознание с трудом возвращалось в гудевшую <text:span text:style-name="T71">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49">– Ма-а-акс! Ма-а-акс! Встава-а-ай!</text:p>
      <text:p text:style-name="P49">– И как я, интересно, могу встать, если ты стоишь прямо надо мной? – с трудом отвечаю я.</text:p>
      <text:p text:style-name="P49">– Хорош умничать! – буркнула пегаска сквозь слёзы. – Макс?!!</text:p>
      <text:p text:style-name="P49">Я был полузадушен силой объятий пегаски.</text:p>
      <text:p text:style-name="P49">– Что-то я слишком часто реву с тех пор, как мы познакомились. – пробормотала Дэш, прижавшись ко мне. – Это не круто.</text:p>
      <text:p text:style-name="P49">– Ещё как круто! – утешил пегаску я. – Ты мне всю рубашку промочила. Прямо как водомётная машина.</text:p>
      <text:p text:style-name="P49">– <text:span text:style-name="T71">А т</text:span>ы вставать не хотел! Я очень-очень испугалась. <text:span text:style-name="T71">Всё-таки, д</text:span>урацкая это была затея с самокатом! Если бы можно было вернуться к фургону!</text:p>
      <text:p text:style-name="P49">–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49">Дэш почесала в затылке.</text:p>
      <text:p text:style-name="P49">–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49">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49">Вроде, не издевается.</text:p>
      <text:p text:style-name="P49">– Дэш!</text:p>
      <text:p text:style-name="P49">– Ась?</text:p>
      <text:p text:style-name="P49">Пегаска с невинным видом уставилась на меня, практически упёршись своим носом в мой.</text:p>
      <text:p text:style-name="P49">– Я бегаю ещё хуже, чем ты таскаешь фургоны. То есть, чуть лучше, чем никак.</text:p>
      <text:p text:style-name="P49">Пегаска критически осмотрела меня и помотала головой.</text:p>
      <text:p text:style-name="P49">– Фиговые у тебя шутки. Не смешные.</text:p>
      <text:p text:style-name="P49">– Дэш, я не шучу.</text:p>
      <text:p text:style-name="P49">– Не верю. – пегаска провела крылом по моей ноге от пояса до пятки. – У тебя очень длинные ноги. Почти как у аликорнов. Ты не можешь плохо бегать.</text:p>
      <text:p text:style-name="P49">– И всё же это так. Я могу пробежать пару сотен метров, и на этом выдохнусь. Что неудивительно, учитывая тот образ жизни, что я вёл в прошлом мире.</text:p>
      <text:p text:style-name="P49"><text:span text:style-name="T9">–</text:span> А какой у тебя там был образ жизни?</text:p>
      <text:p text:style-name="P49"><text:span text:style-name="T9">–</text:span> Сидячий. Каждый день по восемь-десять часов в день на стуле, перед компьютером. Иногда и по двенадцать.</text:p>
      <text:p text:style-name="P49">У Дэш отвалилась челюсть.</text:p>
      <text:p text:style-name="P49"><text:span text:style-name="T9">–</text:span> Дискордовы яйца! Ты сидел в тюрьме? За что тебя посадили?</text:p>
      <text:p text:style-name="P49"><text:soft-page-break/><text:span text:style-name="T9">–</text:span> Я не сидел в тюрьме! У меня работа сидячая. Была. Программисты так работают, понимаешь? Сидя. У нас это в порядке вещей.</text:p>
      <text:p text:style-name="P49">Пегаска неверяще смотрела на меня. Потом её удивление сменилось сочувствием. Она схватилась за голову.</text:p>
      <text:p text:style-name="P49"><text:span text:style-name="T9">–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1">о такие… гм… заклинания. Ты </text:span><text:span text:style-name="T39">пишешь</text:span><text:span text:style-name="T51"> программу, запускаешь её, а потом она делает что-то для тебя.</text:span></text:p>
      <text:p text:style-name="P35"><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5"><text:span text:style-name="T1">–</text:span> Вряд ли меня так можно называть. Очень далёкие параллели. <text:span text:style-name="T1">И у</text:span> нас совсем нет магии.</text:p>
      <text:p text:style-name="P49"><text:span text:style-name="T52">–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1">– Не парься. Просто исходи из того, что до Понивилля мы доберёмся шагом. И ещё вот что…</text:p>
      <text:p text:style-name="P51">– Да?</text:p>
      <text:p text:style-name="P51">– Слезь с меня наконец!</text:p>
      <text:p text:style-name="P51"/>
      <text:p text:style-name="P50">***</text:p>
      <text:p text:style-name="P49"/>
      <text:p text:style-name="P49">Два дня спустя…</text:p>
      <text:p text:style-name="P49"/>
      <text:p text:style-name="P49">Мы стояли на берегу Седлового озера. Дэш озадаченно осматривалась.</text:p>
      <text:p text:style-name="P51">–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1">– Ты хочешь сказать, нам надо <text:span text:style-name="T9">сделать крюк</text:span> в сто миль?! Да это ж ещё неделю ходьбы! У нас картошки осталось на день, твоими стараниями<text:span text:style-name="T9">!</text:span></text:p>
      <text:p text:style-name="P51">Пегаска <text:span text:style-name="T9">сконфужено</text:span> заметила:</text:p>
      <text:p text:style-name="P51">– Я в этих краях впервые. И обычно я путешествую по воздуху или поездом.</text:p>
      <text:p text:style-name="P51">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1">–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1">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1">матюков мне</text:span> удалось замазать самые большие щели. За тестовый<text:span text:style-name="T71"> </text:span>получасовый заплыв<text:span text:style-name="T71"> </text:span>в лодку набралось всего две банки воды.</text:p>
      <text:p text:style-name="P51">– Ну что, отправляемся? – Дэш свеслилась с носа, глядя в зеленоватую воду. – Как лодку назовёшь, кэп?</text:p>
      <text:p text:style-name="P51">– «Две банки». – буркнул я.</text:p>
      <text:p text:style-name="P42"/>
      <text:p text:style-name="P42"><text:soft-page-break/>…</text:p>
      <text:p text:style-name="P42">&lt;<text:bookmark text:name="eow-title"/><text:span text:style-name="T61">Haddaway - What is love </text:span>&gt;</text:p>
      <text:p text:style-name="P51">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1">И всё же это был славный заплыв! Медитативный плеск волн, ласково греющее спину солнце, крик чаек настроили меня на философский лад. </text:p>
      <text:p text:style-name="P51">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1">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1">– Макс. – прервала ход моих мыслей пегаска. – Наш путь заканчивается. В Понивилле мы расстанемся. Ты ничего не хочешь сказать?</text:p>
      <text:p text:style-name="P51">– Что именно? – вопрос застал меня врасплох. Я прекратил грести и обернулся.</text:p>
      <text:p text:style-name="P51">– Ну… – пегаска смутилась. – Что у тебя на душе? Какие чувства? Ты правда совсем-совсем ничего не хочешь мне сказать?</text:p>
      <text:p text:style-name="P51">– Да вроде нет. Ни о чём не думал вообще.</text:p>
      <text:p text:style-name="P51">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1">– Значит, тебе нечего мне сказать? Тогда я скажу! Ты врёшь, что ни о чём не думал! Ты опять думал о ней!</text:p>
      <text:p text:style-name="P51">– О ком?</text:p>
      <text:p text:style-name="P51">–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1">Та-а-ак! Вот в чём дело, лягать меня в пузо! Пегаска ревнует! Какого хера? <text:span text:style-name="T71">Я не давал ей повода!</text:span></text:p>
      <text:p text:style-name="P51">– Это не твоё дело! – рявкнул я.</text:p>
      <text:p text:style-name="P51">– Ах, не моё?! Не моё после побега из центра Псинтела?! Не моё после обнимашек в фургоне?! Не моё после трассы 52?!! Ты… Ты…</text:p>
      <text:p text:style-name="P51">–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1">– Да пожалуйста! – пегаска топнула ногой. – Нет там для вас ничего полезного! Но раз уж ты это вспомнил — на здоровье! Я видела во сне человека! И о<text:span text:style-name="T71">н жил с пони! И они </text:span>офигенски <text:span text:style-name="T71">любили друг друга! И у них </text:span>был<text:span text:style-name="T71"> </text:span>офигенский <text:span text:style-name="T71">секс! </text:span>И это было круто!<text:span text:style-name="T71"> </text:span>А ты… Ты <text:span text:style-name="T9">— н</text:span>е такой! Ты не любишь пони!!!</text:p>
      <text:p text:style-name="P51">С каждой фразой пегаска всё сильнее топала ногой. Последнюю фразу она завершила сокрушительным фумикоми.</text:p>
      <text:p text:style-name="P51">КРАК!</text:p>
      <text:p text:style-name="P51">– Ой! – пегаска поспешно отдёрнула ногу. Но было поздно.</text:p>
      <text:p text:style-name="P51"><text:soft-page-break/>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1">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1">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1">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1">– Оставь меня в покое! Мне не нужна твоя помощь!!!</text:p>
      <text:p text:style-name="P51">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9">—</text:span> скажем, метров <text:span text:style-name="T1">сорок.</text:span> <text:span text:style-name="T1">Н</text:span>о в такой воде <text:span text:style-name="T35">—</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1">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1">Приволочив меня на берег, Дэш разжала зубы. Я успел перевернуться на спину, когда она со стоном повалилась на меня, раскинув крылья.</text:p>
      <text:p text:style-name="P51"><text:span text:style-name="T9">–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1"><text:span text:style-name="T9">– </text:span>Выф-выф-вуф! <text:span text:style-name="T9">– </text:span>возразил я.</text:p>
      <text:p text:style-name="P51">Отпихнув от лица живот пегаски и выплюнув шерсть, я продолжил.</text:p>
      <text:p text:style-name="P51"><text:span text:style-name="T9">–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1"><text:span text:style-name="T9">– </text:span>Бе-бе-бе! <text:span text:style-name="T9">– </text:span>устало передразнила меня Дэш. <text:span text:style-name="T9">– </text:span><text:span text:style-name="T22">Макс! Я </text:span><text:span text:style-name="T25">— </text:span><text:span text:style-name="T22">плохая пони, потому что хотела получить то, что мне не принадлежит.</text:span> Но какой же ты всё-таки глупый! Пойми, смертные <text:span text:style-name="T9">— </text:span>игрушки в копытах вечных. Любимые, но всего лишь игрушки. Они заботятся о нас, они <text:span text:style-name="T9">— </text:span>наши обожаемые принцессы, и мы боимся их потерять, но мы для них <text:span text:style-name="T9">—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1">Я молчал, осмысливая услышанное. Злость ушла. Пришла печаль.</text:p>
      <text:p text:style-name="P51"><text:span text:style-name="T9">– </text:span>Дэш, я знаю. Просто не могу о ней забыть.</text:p>
      <text:p text:style-name="P51">Пегаска тяжело поднялась.</text:p>
      <text:p text:style-name="P51"><text:span text:style-name="T9">– </text:span>Везёт же некоторым. <text:span text:style-name="T9">– </text:span>пробормотала она, раскрывая крылья для просушки.</text:p>
      <text:p text:style-name="P51">…</text:p>
      <text:p text:style-name="P51"><text:span text:style-name="T9">– А </text:span>ты круто ныряешь<text:span text:style-name="T9">! – </text:span>уважительно заметила пегаска после нескольких минут молчания. <text:span text:style-name="T9">– </text:span>Ни одна пони без магии столько под водой не продержится. Я здорово перепугалась, когда ты так долго не появлялся на поверхности.</text:p>
      <text:p text:style-name="P51"><text:soft-page-break/>Я сидел на песке, прижимаясь спиной к спине пегаски. Её распахнутые крылья защищали меня от ветра.</text:p>
      <text:p text:style-name="P51"><text:span text:style-name="T9">– </text:span>Это остатки былой славы. Мой институтский рекорд <text:span text:style-name="T9">—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5">– </text:span><text:span text:style-name="T35">Макс, ты весь дрожишь! Тебе надо просушить шерсть. </text:span>Снимай-ка одежду! <text:span text:style-name="T9">–</text:span> <text:span text:style-name="T1">с</text:span>командовала Дэш.</text:p>
      <text:p text:style-name="P1"><text:span text:style-name="T9">–</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9">–</text:span> Куда это ты спрятался? <text:span text:style-name="T9">–</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9">–</text:span> Ты чего? <text:span text:style-name="T9">–</text:span> <text:span text:style-name="T1">в</text:span> конце-концов озадаченно спросила она. <text:span text:style-name="T9">–</text:span> Что-то не так?</text:p>
      <text:p text:style-name="P1"><text:span text:style-name="T9">–</text:span> Не так, <text:span text:style-name="T9">–</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9">–</text:span> А с кем не так? Со мной? С тобой? Или вообще? <text:span text:style-name="T9">–</text:span> <text:span text:style-name="T1">д</text:span>опытывалась пегаска.</text:p>
      <text:p text:style-name="P1"><text:span text:style-name="T9">–</text:span> Наверное, со мной. <text:span text:style-name="T9">–</text:span> <text:span text:style-name="T1">я</text:span> завязал рукава куртки за спиной и вышел из-за куста. <text:span text:style-name="T9">–</text:span> Видишь ли, у нас, у людей, не принято находиться без одежды в обществе других… людей.</text:p>
      <text:p text:style-name="P1"><text:span text:style-name="T9">–</text:span> Ну и?</text:p>
      <text:p text:style-name="P1"><text:span text:style-name="T9">–</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9">–</text:span> А какой смысл в этом правиле? Какую цель оно преследует?</text:p>
      <text:p text:style-name="P1"><text:span text:style-name="T9">–</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9">–</text:span> Я знаю, что такое социальное табу, <text:span text:style-name="T9">–</text:span> важно кивнула Дэш. <text:span text:style-name="T9">–</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9">–</text:span> Вот видишь, ты меня правильно поняла. Описанные тобой табу у нас, кстати, тоже есть.</text:p>
      <text:p text:style-name="P1"><text:span text:style-name="T9">–</text:span> Но, с другой стороны, <text:span text:style-name="T9">–</text:span> продолжала пегаска, подходя ко мне поближе, <text:span text:style-name="T9">–</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9">–</text:span> Дэш подошла вплотную, <text:span text:style-name="T9">–</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9">–</text:span> Дэш!.. Блин! <text:span text:style-name="T9">–</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9">– </text:span>Ты так смешно выглядишь, когда пытаешься спрятаться. <text:span text:style-name="T9">–</text:span> <text:span text:style-name="T1">п</text:span>егаска, немного наклонив голову, наблюдала за моими попытками скрестить ноги и обнять колени руками. <text:span text:style-name="T9">–</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oft-page-break/><text:span text:style-name="T9">–</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9">–</text:span> А-ХА-ХА-ХА-ХА!!! <text:span text:style-name="T9">–</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9">–</text:span> У тебя оригинальный способ исповедаться, Дэш. <text:span text:style-name="T9">–</text:span> наконец закашлялся я. <text:span text:style-name="T9">–</text:span> <text:span text:style-name="T1">Устроить кораблекрушение, з</text:span>атащить в укромное местечко, <text:span text:style-name="T1">а </text:span>под конец сорвать штаны и… <text:span text:style-name="T9">–</text:span> тут Дэш сама прыснула от смеха.</text:p>
      <text:p text:style-name="P1">Вдоволь отсмеявшись, Дэш ткнула меня носом в грудь и спросила:</text:p>
      <text:p text:style-name="P1"><text:span text:style-name="T9">–</text:span> И?</text:p>
      <text:p text:style-name="P1"><text:span text:style-name="T9">–</text:span> Что “и”?</text:p>
      <text:p text:style-name="P1"><text:span text:style-name="T9">–</text:span> Ты сказал: “ А под конец сорвать штаны и…” <text:span text:style-name="T9">–</text:span> вот я и хочу знать, что “и”?</text:p>
      <text:p text:style-name="P1">Я смутился.</text:p>
      <text:p text:style-name="P1"><text:span text:style-name="T9">–</text:span> Да ничего… Не бери в голову.</text:p>
      <text:p text:style-name="P1"><text:span text:style-name="T9">–</text:span> А я хочу брать! Какой ты всё-таки… <text:span text:style-name="T9">–</text:span> Дэш встала, потянувшись сначала передней половиной <text:span text:style-name="T1">тела</text:span>, <text:span text:style-name="T1">а </text:span>потом задней.</text:p>
      <text:p text:style-name="P1"><text:span text:style-name="T9">–</text:span> Какой?</text:p>
      <text:p text:style-name="P1"><text:span text:style-name="T9">–</text:span> Скучный <text:span text:style-name="T1">—</text:span> вот какой! <text:span text:style-name="T9">–</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9">–</text:span> <text:span text:style-name="T1">Короче, Макс. Хочешь, верь, не хочешь — не верь. Нельзя сохнуть по аликорну! &lt;</text:span><text:span text:style-name="T23">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3">.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9">–</text:span> <text:span text:style-name="T1">Р</text:span>ешай. <text:span text:style-name="T9">–</text:span> <text:span text:style-name="T1">е</text:span>ё нос почти касался моего. <text:span text:style-name="T9">–</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9">–</text:span> Дэш, ты..?</text:p>
      <text:p text:style-name="P1"><text:span text:style-name="T9">–</text:span> Да, Дискорд тебя забери! Я предлагаю тебе ЗА-НЯТЬ-СЯ СЕК-СОМ со мной! <text:span text:style-name="T9">–</text:span> зло отчеканила пегаска. <text:span text:style-name="T9">–</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9">– </text:span><text:span text:style-name="T1">Я не умею. Неумеха. </text:span><text:span text:style-name="T9">– </text:span><text:span text:style-name="T1">пробормотала тихо.</text:span></text:p>
      <text:p text:style-name="P36">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oft-page-break/><text:span text:style-name="T9">–</text:span> Дэш!</text:p>
      <text:p text:style-name="P1"><text:span text:style-name="T9">–</text:span> Да? <text:span text:style-name="T9">–</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2">– <text:span text:style-name="T1">Дэш… Ты же понимаешь, что я не люблю тебя?</text:span></text:p>
      <text:p text:style-name="P42">–<text:span text:style-name="T1"> Я этого от тебя и не требую, глупыш!</text:span></text:p>
      <text:p text:style-name="P1"><text:span text:style-name="T9">–</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9">–</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9">–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9">– </text:span>Хорошо, пусть это будет моей фантазией. А ты правда принимаешь меня?</text:p>
      <text:p text:style-name="P3"><text:span text:style-name="T9">– </text:span>Правда. Но…</text:p>
      <text:p text:style-name="P1"><text:span text:style-name="T9">–</text:span> Что?</text:p>
      <text:p text:style-name="P1"><text:span text:style-name="T9">–</text:span> Ты лежишь на мне.</text:p>
      <text:p text:style-name="P1"><text:span text:style-name="T9">–</text:span> Ну да, лежу, <text:span text:style-name="T9">–</text:span> Дэш ехидно улыбнулась и заёрзала животом. <text:span text:style-name="T9">–</text:span> А что?</text:p>
      <text:p text:style-name="P1"><text:span text:style-name="T9">–</text:span> А то, что в таком положении я до тебя не достану! У тебя слишком высоко расположена… ммм… анатомия.</text:p>
      <text:p text:style-name="P1"><text:span text:style-name="T9">–</text:span> Потерпи чуть-чуть, <text:span text:style-name="T9">–</text:span> пегаска хихикнула и снова заёрзала животом, прижав его ко мне. <text:span text:style-name="T9">–</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9">–</text:span> Дэш, <text:span text:style-name="T9">–</text:span> прошептал я, <text:span text:style-name="T9">–</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1">&lt;<text:span text:style-name="T58">Seal – Amazing (Thin White Duke remix)</text:span>&gt;</text:p>
      <text:p text:style-name="P1"><text:span text:style-name="T9">–</text:span> Я чувствую тебя, <text:span text:style-name="T9">–</text:span> промурлыкала Дэш. <text:span text:style-name="T9">–</text:span> Видишь, это совсем не страшно, что я кобыла не твоего вида.</text:p>
      <text:p text:style-name="P1">Я начал почёсывать её шею у основания гривы.</text:p>
      <text:p text:style-name="P1"><text:span text:style-name="T9">–</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9">–</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oft-page-break/><text:span text:style-name="T9">–</text:span> <text:span text:style-name="T1">Да-а-а</text:span>. <text:span text:style-name="T9">–</text:span> <text:span text:style-name="T1">т</text:span>яжело дышала пегаска. <text:span text:style-name="T9">–</text:span> Фактическая поверхность крыльев с помощью магии увеличивается в несколько раз. И... м-м-м… силы отталкивания хватает на то, чтобы… уффф... <text:span text:style-name="T9">–</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9">–</text:span> Чтобы поднять в воздух вес своего тела и ещё примерно такой же… <text:span text:style-name="T9">–</text:span> прошептала пегаска и закрыла глаза, уткнувшись носом мне в <text:span text:style-name="T1">плечо</text:span>. Дыхание у неё стало прерывистым.</text:p>
      <text:p text:style-name="P1"><text:span text:style-name="T9">–</text:span> А как вы удерживаетесь на облаках? Ведь вы при этом не машете крыльями? <text:span text:style-name="T9">–</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9">–</text:span> Макс, не издевайся, <text:span text:style-name="T9">–</text:span> пегаска нервно хихикнула и вдруг стала нежно, кончиками губ, жевать мочку моего уха. <text:span text:style-name="T9">–</text:span> Я не-мо-гу думать в та-ком… ммм… состоянии.</text:p>
      <text:p text:style-name="P1"><text:span text:style-name="T9">–</text:span> Дэш, <text:span text:style-name="T9">–</text:span> рассмеялся я, <text:span text:style-name="T9">–</text:span> отпусти ухо!</text:p>
      <text:p text:style-name="P1"><text:span text:style-name="T9">–</text:span> Отпускаю, <text:span text:style-name="T9">–</text:span> шепнула пегаска мне в ухо. <text:span text:style-name="T9">–</text:span> А ты вытаскивай из меня палец и займись делом.</text:p>
      <text:p text:style-name="P1">С этими словами пегаска встала.</text:p>
      <text:p text:style-name="P51"/>
      <text:h text:style-name="Heading_20_2" text:outline-level="2">16. <text:span text:style-name="T1">Понивилль. Фейс-контроль </text:span></text:h>
      <text:p text:style-name="P42">&lt;<text:span text:style-name="T58">Mothley Crue – Cickstart my heart</text:span>&gt;</text:p>
      <text:p text:style-name="P51">«<text:span text:style-name="T29">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9">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9">Нехватка погодных пегасов: Вондерболты перешли к круглосуточной вахте</text:span>». «<text:span text:style-name="T29">Общественные работы: распоряжением принцессы Луны работы по строительству мостов через провалы расширены и на субботу</text:span>». «<text:span text:style-name="T29">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9">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1"/>
      <text:p text:style-name="P51">Я отложил стопку газет, принесенных пегаской.</text:p>
      <text:p text:style-name="P51"><text:span text:style-name="T9">–</text:span> Про меня таки забыли. Отлично.</text:p>
      <text:p text:style-name="P51"><text:span text:style-name="T9">–</text:span> Не уверена. <text:span text:style-name="T9">–</text:span> <text:s/>пегаска почесала затылок. <text:span text:style-name="T9">–</text:span> Там на столбах повсюду висят объявления. За твою голову предлагают пятьдесят тысяч.</text:p>
      <text:p text:style-name="P51"><text:span text:style-name="T9">–</text:span> Ого! Луна никак не уймется. Ладно, это её проблемы.</text:p>
      <text:p text:style-name="P51">К счастью, библиотека Понивилля располагалась на окраине. Пробраться туда под покровом сумерек было раз плюнуть.</text:p>
      <text:p text:style-name="P51"><text:span text:style-name="T9">– </text:span>Твайлайт, привет! Мы вернулись! <text:span text:style-name="T9">–</text:span> я захлопнул за собой дверь.</text:p>
      <text:p text:style-name="P51">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1">Ни слова ни говоря, Твайлайт отперла дверь в подвал и потащила меня за собой.</text:p>
      <text:p text:style-name="P51"><text:span text:style-name="T9">– К</text:span>АКОГО ХУЯ?!! Твайлайт, ёб твою понимать, ты чё творишь? <text:span text:style-name="T9">– </text:span>я вцепился в ручку двери.</text:p>
      <text:p text:style-name="P51"><text:span text:style-name="T9">– </text:span>Твайли, ты чего? <text:span text:style-name="T9">– </text:span>брыкалась Дэш. <text:span text:style-name="T9">– </text:span>Немедленно опусти меня на пол!</text:p>
      <text:p text:style-name="P51"><text:soft-page-break/><text:span text:style-name="T9">– </text:span>Извини, Дэши. <text:span text:style-name="T9">– </text:span>скороговоркой бормотала лавандовая единорожка, нервно хихикая. <text:span text:style-name="T9">–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1">ХРУСТЬ!</text:p>
      <text:p text:style-name="P51">Дверная ручка оторвалась с мясом и я продолжил низвержение в подвал.</text:p>
      <text:p text:style-name="P51"><text:span text:style-name="T9">– </text:span>А-А-А-А-А-А!!! <text:span text:style-name="T9">–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1">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1"><text:span text:style-name="T9">– </text:span>Не беспокойся, Макс-с-вероятностью-пятьдесят-процентов, больно не будет. Не должно быть, во всяком случае. <text:span text:style-name="T9">– </text:span>суетилась единорожка, закрепляя мои руки и ноги в браслетах. <text:span text:style-name="T9">– Е</text:span>сли ты настоящий человек, заклинание магического резонанса тебя не тронет, хи-хи.</text:p>
      <text:p text:style-name="P51">Я молча дёргался, пытаясь сломать браслеты.</text:p>
      <text:p text:style-name="P51"><text:span text:style-name="T9">– Н</text:span>е пытайся. <text:span text:style-name="T9">– </text:span>единорожка покачала головой. <text:span text:style-name="T9">–</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1">Единорожка отвернулась к стеклянному шкафу и стала рыться в нём.</text:p>
      <text:p text:style-name="P51"><text:span text:style-name="T9">– </text:span>Где-то он тут был, я же клала его сюда на прошлой неделе, после эксперимента с тыквой!</text:p>
      <text:p text:style-name="P51">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1"><text:span text:style-name="T9">– </text:span>Нет-нет-нет, куда же ты! <text:span text:style-name="T9">– </text:span>магическая аура подхватила меня на полпути к ступенькам. <text:span text:style-name="T9">– </text:span>Мы ещё не закончили, хи-хи.</text:p>
      <text:p text:style-name="P51">Я снова распластался на столе, скованный браслетами. Твайлайт с безумными глазами склонилась надо мной. Рядом с ней парил скальпель.</text:p>
      <text:p text:style-name="P51"><text:span text:style-name="T9">– </text:span>Твайлайт, не смей! <text:span text:style-name="T9">– </text:span>хриплым от ужаса голосом прошептал я.</text:p>
      <text:p text:style-name="P51"><text:span text:style-name="T9">–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1">Скальпель с огромной скоростью метнулся ко мне.</text:p>
      <text:p text:style-name="P51"><text:span text:style-name="T9">– </text:span>А-А-А-А-А-А!</text:p>
      <text:p text:style-name="P51">Вжик-вжие-вжик!</text:p>
      <text:p text:style-name="P51">Лоскутья одежды полетели на пол. Я лежал на столе как новорождённый и орал соответственно.</text:p>
      <text:p text:style-name="P51"><text:span text:style-name="T9">– О</text:span>у! <text:span text:style-name="T71">Что-то новенькое! </text:span>Это надо задокументировать.</text:p>
      <text:p text:style-name="P51">Невесть откуда взявшийся фотоаппарат сделал несколько снимков моего естества в разных ракурсах.</text:p>
      <text:p text:style-name="P51"><text:span text:style-name="T9">– </text:span>Хрен-то тебе зачем? <text:span text:style-name="T9">– </text:span>с бессильной злостью спросил я. <text:span text:style-name="T9">– </text:span><text:span text:style-name="T71">Т</text:span>ы собираешься устроить филиал порнхаба для пони-извращенцев?</text:p>
      <text:p text:style-name="P51"><text:span text:style-name="T9">–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1"><text:soft-page-break/>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1"><text:span text:style-name="T9">–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1"><text:span text:style-name="T9">– </text:span>А если попроще?</text:p>
      <text:p text:style-name="P51"><text:span text:style-name="T9">– </text:span>Если ты — клон, то превратишься в исходные десять-пятнадцать килограммов песка. Как и все предыдущие. <text:span text:style-name="T9">– </text:span>единорожка указала на ящик с песком, стоящий у противопожарного щита.<text:span text:style-name="T9"> – </text:span>Обычно хватает минуты облучения.</text:p>
      <text:p text:style-name="P51">Твайлайт вытащила воронку из аппарата и приставила её к моей груди. За воронкой к ящику тянулся толстый гофрированный шланг.</text:p>
      <text:p text:style-name="P51"><text:span text:style-name="T9">– </text:span>Стой! <text:span text:style-name="T9">– </text:span>я лихорадочно искал повод затянуть процесс. <text:span text:style-name="T9">– </text:span>Но ты же не знаешь, каковы могут быть последствия, если я НЕ клон!</text:p>
      <text:p text:style-name="P51"><text:span text:style-name="T9">– М</text:span>агнетрон вводит в резонанс только частицы магического субстрата. Тебе не о чём волноваться.</text:p>
      <text:p text:style-name="P51">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1"><text:span text:style-name="T9">–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1">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1"/>
      <text:p text:style-name="P43">***</text:p>
      <text:p text:style-name="P43"/>
      <text:p text:style-name="P51"><text:span text:style-name="T9">– </text:span>А-А-А-А-А-А!!! Бля!</text:p>
      <text:p text:style-name="P51">Мой полёт сквозь усыпанную звёздами сине-зелёную мглу закончился столкновением с чем-то мягким.</text:p>
      <text:p text:style-name="P51"><text:span text:style-name="T9">– </text:span>Сестра???</text:p>
      <text:p text:style-name="P51">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1"><text:span text:style-name="T9">– </text:span>А-А-А-А-А-А!!!</text:p>
      <text:p text:style-name="P51"/>
      <text:p text:style-name="P52">***</text:p>
      <text:p text:style-name="P52"/>
      <text:p text:style-name="P51">Две кляксы надо мной сформировались в Рэйнбоу Дэш и Твайлайт Спаркл. Пони озадаченно наблюдали за мной и тихо шушукались.</text:p>
      <text:p text:style-name="P51"><text:span text:style-name="T9">– </text:span>Никогда, слышишь, никогда больше не смей подымать меня...</text:p>
      <text:p text:style-name="P51"><text:span text:style-name="T9">– </text:span>Откуда я знала, что резонансное заклинание так среагирует на...</text:p>
      <text:p text:style-name="P51"><text:span text:style-name="T9">– М</text:span>акс? <text:span text:style-name="T9">– </text:span>пегаска заметила, что я открыл глаза. <text:span text:style-name="T9">– </text:span>Ты в порядке?</text:p>
      <text:p text:style-name="P51"><text:soft-page-break/>Я издал нечто среднее между брачным рёвом лося и стоном умирающего слона.</text:p>
      <text:p text:style-name="P51"><text:span text:style-name="T9">– </text:span>Я не предполагала, что заклинание магического резонанса нейтрально реагирует только на истинную ткань НАШЕЙ реальности. <text:span text:style-name="T9">– </text:span>зачастила единорожка. <text:span text:style-name="T9">–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1"><text:span text:style-name="T9">– </text:span>Но не магнетрон. <text:span text:style-name="T9">– </text:span>заметила Дэш. <text:span text:style-name="T9">– </text:span>В следующий раз будешь читать инструкцию ДО применения.</text:p>
      <text:p text:style-name="P51"/>
      <text:p text:style-name="P51">…</text:p>
      <text:p text:style-name="P51"/>
      <text:p text:style-name="P51">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1"><text:span text:style-name="T9">– </text:span>Итак, мы:</text:p>
      <text:p text:style-name="P51">а) Имеем резонаторные рубины для ускорителя.</text:p>
      <text:p text:style-name="P51">б) После исчезновения принцессы Селестиии, не имеем <text:s/>возможности контролировать усиленное ускорителем <text:s/>заклинание Индрэ.</text:p>
      <text:p text:style-name="P51">Это значит, что:</text:p>
      <text:p text:style-name="P51">а) Нам придётся пользоваться обычной версией заклинания. Вероятность успеха в этом случае я оцениваю как <text:s/>один к пяти.</text:p>
      <text:p text:style-name="P51">б) Или идти на большой риск и вызвать неконтролируемое усиленное заклинание.</text:p>
      <text:p text:style-name="P51">Во втором случае вероятность возникновения крупной энергомагической вспышки я оцениваю как один к трём.</text:p>
      <text:p text:style-name="P51"><text:span text:style-name="T9">– Н</text:span>е умничай! Что ты имеешь ввиду под «крупной энергомагической вспышкой»? <text:span text:style-name="T9">– </text:span>почесала в затылке Эпплджек. <text:span text:style-name="T9">– </text:span>Нам хватит ведра воды, чтоб её потушить?</text:p>
      <text:p text:style-name="P51"><text:span text:style-name="T9">– </text:span>Под крупной я имею ввиду оплавленую воронку от тридцати футов в диаметре. Плюс пожары и разрушения в радиусе до пяти миль.</text:p>
      <text:p text:style-name="P51"><text:span text:style-name="T9">– </text:span>Конски яблоки! <text:span text:style-name="T9">– </text:span>выругалась Эпплджек. <text:span text:style-name="T9">– Е</text:span>сли шансы спалить Понивилль один к трём, я на такое не согласна. Даже если на кону стоит вся Эквестрия.</text:p>
      <text:p text:style-name="P51">– Дорогая, каждый пони должен быть готов на всё во имя Эквестрии! Если, конечно, это не грязь под туалетным ковриком. – заявила Рэрити.</text:p>
      <text:p text:style-name="P51"><text:span text:style-name="T9">– </text:span>Ты хорошо подумала? <text:span text:style-name="T9">– н</text:span>ахмурилась Рэйнбоу Дэш. <text:span text:style-name="T9">– </text:span>В Эквестрии десятки таких городов, как Понивилль! Мы не можем махнуть на них крылом!</text:p>
      <text:p text:style-name="P51"><text:span text:style-name="T9">– </text:span>Тебе-то на Понивилль точно махать! <text:span text:style-name="T9">– </text:span>огрызнулась фермерша. <text:span text:style-name="T9">– Т</text:span>вой дом, поди, не зацепит.</text:p>
      <text:p text:style-name="P51"><text:span text:style-name="T9">– </text:span>Что ты сказала? А ну, повтори? <text:span text:style-name="T9">– </text:span>взвилась пегаска.</text:p>
      <text:p text:style-name="P51"><text:span text:style-name="T9">– </text:span>Не ссорьтесь, девчёнки. <text:span text:style-name="T9">– </text:span>встрял я. <text:span text:style-name="T9">– </text:span>Ничем рисковать не придётся. У меня есть другой вариант.</text:p>
      <text:p text:style-name="P51"><text:span text:style-name="T9">– </text:span>Ась?</text:p>
      <text:p text:style-name="P51"><text:span text:style-name="T9">– </text:span>Что?</text:p>
      <text:p text:style-name="P51"><text:span text:style-name="T9">– </text:span>Какой? <text:span text:style-name="T9">– </text:span>разом <text:span text:style-name="T9">о</text:span>бернулась ко мне компания.</text:p>
      <text:p text:style-name="P51"><text:span text:style-name="T9">– </text:span>Элементы Гармонии. Ты говорила, <text:span text:style-name="T9">– </text:span>обратился я к Твайлайт, <text:span text:style-name="T9">– </text:span>что их сила на одном уровне с аликорньей.</text:p>
      <text:p text:style-name="P51"><text:soft-page-break/><text:span text:style-name="T9">–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1"><text:span text:style-name="T9">– Л</text:span>ягать! <text:span text:style-name="T9">– </text:span>сморщилась Эпплджек. <text:span text:style-name="T9">– </text:span>У меня после ожерелья Честности в башке гудит, как после маковского сидра!</text:p>
      <text:p text:style-name="P51"><text:span text:style-name="T9">–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1"><text:span text:style-name="T9">– </text:span>Рэр, иногда лучше жевать, чем говорить. Вот честно!</text:p>
      <text:p text:style-name="P51"><text:span text:style-name="T9">– </text:span>Как пожелаешь! Макс, <text:span text:style-name="T9">– </text:span>повернулась ко мне единорожка. <text:span text:style-name="T9">–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1"><text:span text:style-name="T9">– </text:span>Они лежали в нагрудном кармане рубашки.</text:p>
      <text:p text:style-name="P51">Твайлайт отвлеклась от доски.</text:p>
      <text:p text:style-name="P51"><text:span text:style-name="T9">– В р</text:span>убашке? Я послала вниз Спайка прибраться. Те лохмотья тлели после вспышки... Спа-а-айк!!!</text:p>
      <text:p text:style-name="P51">Дракончик поднялся по лестнице с веником в одной лапе и мусорным пакетом в другой. Он был весь перемазан сажей и что-то торопливо жевал.</text:p>
      <text:p text:style-name="P51"><text:span text:style-name="T9">– </text:span>Вот, прибрался малёхо. Но с потолка сажу ещё не успел счистить, там стремянка нужна.</text:p>
      <text:p text:style-name="P51"><text:span text:style-name="T9">– </text:span>Спайки-Вайки, не выкидывай одежду, пожалуйста. В ней должны быть рубины.</text:p>
      <text:p text:style-name="P51"><text:span text:style-name="T9">– </text:span>Какие ещё рубины? <text:span text:style-name="T9">– </text:span>переспросил Спайк и зажевал быстрее.</text:p>
      <text:p text:style-name="P51"><text:span text:style-name="T9">–</text:span> Резонаторные! <text:span text:style-name="T9">–</text:span> холодея, ответил я. <text:span text:style-name="T9">– </text:span>В кармане рубашки должны лежать четыре кристалла.</text:p>
      <text:p text:style-name="P51"><text:span text:style-name="T9">– Э</text:span>мм. Так это были резонаторные рубины? Предупреждать надо! Я думал, это мусор. <text:span text:style-name="T9">– </text:span>дракончик пожал плечами и выплюнул на лапу полтора камешка.</text:p>
      <text:p text:style-name="P32"/>
      <text:p text:style-name="P51">…</text:p>
      <text:p text:style-name="P51"/>
      <text:p text:style-name="P51"><text:span text:style-name="T9">– <text:s/></text:span>Рэрити, закрой форточку! Флатти, мигом в аптеку за настойкой пустырника! Спайк, срочно неси воду! И сразу же уходи! Пинки! Пинки?</text:p>
      <text:p text:style-name="P51"><text:span text:style-name="T9">– К</text:span>акой-то неправильный у Макса смех! <text:span text:style-name="T9">– </text:span>голос Пинки был еле слышен из-под наваленных на меня подушек. <text:span text:style-name="T9">– <text:s/></text:span>И, мне кажется, сам Макс сейчас немножечко неправильный. Правильно я говорю?</text:p>
      <text:p text:style-name="P51">Подушка отогнулась и в прямоугольнике света показалась голова Пинки.</text:p>
      <text:p text:style-name="P51"><text:span text:style-name="T9">– </text:span>Макс. Ты сейчас правильный, или нет?</text:p>
      <text:p text:style-name="P51"><text:span text:style-name="T9">– </text:span>Макс, ты как? Тебе уже лучше? <text:span text:style-name="T9">– </text:span>в прямоугольнике появилась голова Рэйнбоу Дэш.</text:p>
      <text:p text:style-name="P51"><text:span text:style-name="T9">– </text:span>Фигурально выражаясь, ты в себе? <text:span text:style-name="T9">– </text:span>вклинилась между ними Твайлайт Спаркл.</text:p>
      <text:p text:style-name="P51"><text:span text:style-name="T9">– </text:span>Столько ругательств на одном дыхании я не слышала даже от бабули, когда она зацепилась за порог и перевернула поднос с пирогами! <text:span text:style-name="T9">– </text:span>донёсся уважительный голос Эпплджек с моих ног.</text:p>
      <text:p text:style-name="P51">Я отдышался. Поняхи участливо смотрели на меня, выискивая признаки успокоения.</text:p>
      <text:p text:style-name="P51"><text:span text:style-name="T9">– </text:span>Отпустите. Я уже правильный. <text:span text:style-name="T9">– </text:span>наконец произнёс я.</text:p>
      <text:p text:style-name="P51">Пинки, Дэш и Твайлайт слезли с горки подушек, наваленных на меня после эмоционального взрыва. Эпплджек встала с ног.</text:p>
      <text:p text:style-name="P51"><text:span text:style-name="T9">– </text:span>Не огорчайся, ситуацию можно выправить. <text:span text:style-name="T9">– з</text:span>атараторила Твайлайт. <text:span text:style-name="T9">–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1"><text:soft-page-break/><text:span text:style-name="T9">– </text:span>Ага, Твай по «жучкам» специалист! <text:span text:style-name="T9">– з</text:span>аявил Спайк из-за понячих крупов. <text:span text:style-name="T9">– </text:span>Иначе бы мы по уши завязли в долгах за электричество.</text:p>
      <text:p text:style-name="P51"><text:span text:style-name="T9">– </text:span>Спайк!!! Немедленно... <text:s/>сбегай в лавку к Кейкам за выпечкой! Нам всем нужно успокоиться.</text:p>
      <text:p text:style-name="P51"><text:span text:style-name="T9">– </text:span>Уже бегу!</text:p>
      <text:p text:style-name="P51"/>
      <text:p text:style-name="P52">***</text:p>
      <text:p text:style-name="P51"/>
      <text:p text:style-name="P51">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1"><text:span text:style-name="T9">– </text:span>Ты точно знаешь, что делаешь? <text:span text:style-name="T9">– </text:span>переспросила Эпплджек. <text:span text:style-name="T9">– </text:span>Мне бы не хотелось, чтоб от Понивилля остались одни головешки.</text:p>
      <text:p text:style-name="P51"><text:span text:style-name="T9">– </text:span>Не беспокойся, всё просчитано. Я уверена, я подчёркиваю, абсолютно уверена в безопасности эксперимента!</text:p>
      <text:p text:style-name="P51"><text:span text:style-name="T9">– </text:span>Ой, чего-то мне нехорошо становится, когда ты так говоришь...</text:p>
      <text:p text:style-name="P51"><text:span text:style-name="T9">– </text:span>Девочки, приготовились! Начинаю обратный отсчёт! Десять! Девять! Восемь! Семь!</text:p>
      <text:p text:style-name="P51">Гудение синхрофазотрона усилилось. Картинка у меня перед глазами поплыла.</text:p>
      <text:p text:style-name="P51"><text:span text:style-name="T9">– </text:span>Шесть! Пять! Четыре! Три! Флаттершай, ты одела ожерелье Доброты задом-наперёд! Три-с-половиной! Три-с-четвертью! Два! Один! Понеслись!</text:p>
      <text:p text:style-name="P51">Картинка у меня перед глазами выключилась.</text:p>
      <text:p text:style-name="P51"/>
      <text:h text:style-name="Heading_20_2" text:outline-level="2">17. <text:span text:style-name="T1">Откровение</text:span></text:h>
      <text:p text:style-name="P42">&lt;<text:span text:style-name="T58">Mission Impossible theme</text:span>&gt;</text:p>
      <text:p text:style-name="P51">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1">Я вглядываюсь в него.</text:p>
      <text:p text:style-name="P51">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1">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1">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1">Я перехожу провал.</text:p>
      <text:p text:style-name="P51">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2"><text:span text:style-name="T1">«</text:span><text:span text:style-name="T7">Обращение к читателям: это наш прощальный выпуск. «Кантерлот Геральд» закрывается — у нас больше не осталось работников</text:span><text:span text:style-name="T1">». «</text:span><text:span text:style-name="T7">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7">Новости погоды: последние четыре Вондерболта останавливают грозовой фронт у Лас-Пегасуса. Небо Кантерлота </text:span><text:soft-page-break/><text:span text:style-name="T7">охраняют семь кадетов прошлогоднего выпуска</text:span><text:span text:style-name="T1">». «</text:span><text:span text:style-name="T7">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7">Обновление карт депонификации: филлидельфийская </text:span><text:span text:style-name="T73">магическая </text:span><text:span text:style-name="T7">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1">Я тяну ручку двери на верхней площадке. Сильный сквозняк чуть не сбивает меня с ног: ветер задувает в<text:span text:style-name="T71"> </text:span>покои Луны<text:span text:style-name="T71"> </text:span>через открытые балконные двери<text:span text:style-name="T71">.</text:span></text:p>
      <text:p text:style-name="P51">Мириады пульсирующих нитей сходятся к центру комнаты, где на матрасе лежит обтянутый шкурой скелет аликорна.</text:p>
      <text:p text:style-name="P51">Я осторожно пересекаю комнату и захлопываю двери на балкон.</text:p>
      <text:p text:style-name="P51"><text:span text:style-name="T9">– </text:span>А-а-а, ты всё-таки пришёл… <text:span text:style-name="T9">– </text:span>шелестит скрипучий голос за моей спиной.</text:p>
      <text:p text:style-name="P51">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1"><text:span text:style-name="T9">–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1"><text:span text:style-name="T9">–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1"><text:span text:style-name="T9">– </text:span>ТЫ НИЧЕГО НЕ УЗНАЕШЬ!!!</text:p>
      <text:p text:style-name="P51">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1"><text:span text:style-name="T9">–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1">Луна закашливается едким смехом и отпивает из вазы, стоящей на полу рядом с матрацем.</text:p>
      <text:p text:style-name="P51"><text:span text:style-name="T9">– </text:span>Открой балкон. Мы призвали Найтмэр, чтобы подольше продержаться. Этой сучке из племени виндиго нужен ветер.</text:p>
      <text:p text:style-name="P51">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1"><text:span text:style-name="T9">– </text:span>Сожалеем, что не можем убить тебя.</text:p>
      <text:p text:style-name="P51">Обернувшись я встречаюсь с рогом аликорницы, нацеленным мне в грудь.</text:p>
      <text:p text:style-name="P51"><text:span text:style-name="T9">– </text:span>Твоё тело соткано из наваждения — Нам ли не знать! Мы всё ещё Владыка Снов.</text:p>
      <text:p text:style-name="P51">Я делаю шаг назад, на балкон. Луна трескуче смеётся и шагает следом.</text:p>
      <text:p text:style-name="P51"><text:span text:style-name="T9">– </text:span>Но что в Нашей власти — так это вышвырнуть тебя отсюда!</text:p>
      <text:p text:style-name="P51">Я снова отступаю. Как я помню, балкон метра три в ширину и без перил. И хоть я осознаю, что это сон, мне страшно до онемения.</text:p>
      <text:p text:style-name="P51"><text:span text:style-name="T9">– </text:span>Призвав тебя сюда, мы потратили последние силы. Которыми можно было поддерживать Эквестрию ещё долгие годы.</text:p>
      <text:p text:style-name="P51">Шаг назад.</text:p>
      <text:p text:style-name="P51"><text:soft-page-break/><text:span text:style-name="T9">– </text:span>Кимеринн погиб, чтобы ты жил.</text:p>
      <text:p text:style-name="P51">Шаг назад.</text:p>
      <text:p text:style-name="P51"><text:span text:style-name="T9">– </text:span>Сел осталась без магии и развоплотилась из-за тебя.</text:p>
      <text:p text:style-name="P51">Шаг назад.</text:p>
      <text:p text:style-name="P51"><text:span text:style-name="T9">– </text:span>Столько надежд впустую. И, как финальная насмешка, ты увидишь гибель всего, что Нам дорого?! Не бывать этому! ПОШЁЛ ВОН!!!</text:p>
      <text:p text:style-name="P51">Я мешкаю, не чувствуя под отступающей ногой опоры, и этого хватает, чтобы Луна в выпаде достала меня рогом.</text:p>
      <text:p text:style-name="P51">Магический разряд пронзает грудь сетью молний и вышвыривает меня с балкона. Луна — или Найтмэр Мун? — хохочет, видя моё падение.</text:p>
      <text:p text:style-name="P51">Я проваливаюсь в звёздную сине-зелёную мглу.</text:p>
      <text:p text:style-name="P51"/>
      <text:p text:style-name="P51">…</text:p>
      <text:p text:style-name="P42"/>
      <text:p text:style-name="P51">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1">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1">её </text:span>расплываются. Она исчезает, не дойдя до экрана.</text:p>
      <text:p text:style-name="P62">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1">Ближе.</text:p>
      <text:p text:style-name="P51">Всем телом ощущаю дискомфорт от низкочастотной вибрации, как будто рядом проходит поезд.</text:p>
      <text:p text:style-name="P51">Ещё ближе.</text:p>
      <text:p text:style-name="P51">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1">Совсем близко.</text:p>
      <text:p text:style-name="P51">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1">Я ВИЖУ!!! ПРОКЛЯТЬЕ, КАК ВСЁ ПРОСТО!!!</text:p>
      <text:p text:style-name="P51">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1"><text:span text:style-name="T9">– </text:span>Ты ведь вернёшься? Не говори им, что увидел там! <text:span text:style-name="T9">– </text:span>жеребёнок машет в сторону экрана. Её голос слышится глухо, как через подушку.</text:p>
      <text:p text:style-name="P51">Я киваю ей в ответ. Мне понятно, почему.</text:p>
      <text:p text:style-name="P51"><text:span text:style-name="T9">– </text:span>Как тебя зовут, малышка? Я постараюсь найти тебя. Может быть, ещё не поздно.</text:p>
      <text:p text:style-name="P51">Пегаска приветственно машет копытом.</text:p>
      <text:p text:style-name="P32"><text:span text:style-name="T40">– </text:span><text:span text:style-name="T31">Шейла! Шейла Блюскай! И я уже не малышка! </text:span><text:span text:style-name="T40">– </text:span><text:span text:style-name="T31">она тычет в кьютимарку в виде ластика, стирающего тучу. </text:span><text:span text:style-name="T9">&lt;</text:span>Макс находит её в Терре по кьютимарке на рюкзаке<text:span text:style-name="T9">&gt;</text:span></text:p>
      <text:p text:style-name="P51"><text:soft-page-break/>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62"/>
      <text:p text:style-name="P52">***</text:p>
      <text:p text:style-name="P52"/>
      <text:p text:style-name="P1"><text:span text:style-name="T9">–</text:span> <text:span text:style-name="T1">Макс? </text:span>Вставай! <text:span text:style-name="T9">–</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9">–</text:span> Твайлайт? <text:span text:style-name="T9">–</text:span> Взгляд сфокусировался на лавандовой единорожке, озабоченно осматривающей меня и продолжающей массаж области сердца.</text:p>
      <text:p text:style-name="P1"><text:span text:style-name="T9">–</text:span> Мне не понравился цвет твоей мордочки <text:span text:style-name="T35">— </text:span><text:span text:style-name="T1">т</text:span>ы стал слишком бледный. Я решила прервать <text:span text:style-name="T1">заклинание</text:span>. Как ты себя…</text:p>
      <text:p text:style-name="P1"><text:span text:style-name="T45">–</text:span><text:span text:style-name="T35"> … чувствуешь, дорогая Рэрити?! Я могу чем-нибудь помочь? Вот, выпей воды! </text:span><text:span text:style-name="T45">–</text:span><text:span text:style-name="T35"> дракончик метался вокруг светлой единорожки, в волнении заламывая лапы.</text:span></text:p>
      <text:p text:style-name="P51">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1"><text:span text:style-name="T9">– </text:span>Ну что? Увидел что-нибудь, сахарок?</text:p>
      <text:p text:style-name="P51">Пони уставились на меня с надеждой.</text:p>
      <text:p text:style-name="P51"><text:span text:style-name="T9">– </text:span>Да.</text:p>
      <text:p text:style-name="P51">Откровение давило на психику как тонна кирпичей. Я не знал, что им сказать. Я не мог.</text:p>
      <text:p text:style-name="P51"><text:span text:style-name="T9">– П</text:span>ревосходно!</text:p>
      <text:p text:style-name="P51"><text:span text:style-name="T9">– </text:span>Это просто супер-дупер-здоровски-потрясно!</text:p>
      <text:p text:style-name="P51"><text:span text:style-name="T9">– </text:span>Йей!</text:p>
      <text:p text:style-name="P51"><text:span text:style-name="T9">– </text:span>Ю-ху!</text:p>
      <text:p text:style-name="P51"><text:span text:style-name="T9">– О</text:span>фигенно! Мы победили! Макс, ты молодец!</text:p>
      <text:p text:style-name="P51"><text:span text:style-name="T9">– </text:span>Замечательно! Секундочку, я приготовлю дневник…</text:p>
      <text:p text:style-name="P51">Восторг пони постепенно сменился ожиданием. Я молчал.</text:p>
      <text:p text:style-name="P51"><text:span text:style-name="T9">– </text:span>Э-м-м? И что же ты увидел? <text:span text:style-name="T9">– </text:span>не выдержала Твайлайт.</text:p>
      <text:p text:style-name="P51"><text:span text:style-name="T9">– </text:span>Я… не могу сказать.</text:p>
      <text:p text:style-name="P51">Ожидание сменилось недоумением. Рэйнбоу Дэш насмешливо скривила губы.</text:p>
      <text:p text:style-name="P51"><text:span text:style-name="T9">– </text:span>Да ладно! Кончай прикалываться, мы же ждём! Шутка зачлась!</text:p>
      <text:p text:style-name="P51"><text:span text:style-name="T9">– </text:span>Не могу!!!</text:p>
      <text:p text:style-name="P51"/>
      <text:p text:style-name="P51">…</text:p>
      <text:p text:style-name="P51"/>
      <text:p text:style-name="P51">Молчание прервала Эпплджек.</text:p>
      <text:p text:style-name="P51"><text:span text:style-name="T9">– </text:span>Сахарок, с тобой всё в порядке?</text:p>
      <text:p text:style-name="P51">Дэш подошла ко мне вплотную, обняла мою голову и прижалась нос к носу.</text:p>
      <text:p text:style-name="P51"><text:span text:style-name="T9">– </text:span>Макс, ты чего? <text:span text:style-name="T9">– </text:span>прошептала она. <text:span text:style-name="T9">– </text:span>Тебя во сне кто-то заколдовал? Мигни мне правым глазом, если да.</text:p>
      <text:p text:style-name="P51"><text:soft-page-break/>Я высвободился из объятий пегаски.</text:p>
      <text:p text:style-name="P51"><text:span text:style-name="T9">– </text:span>Со мной всё в порядке. <text:span text:style-name="T9">– </text:span>объявил я. <text:span text:style-name="T9">– </text:span>Не в порядке с вами. Я не могу сказать вам, что увидел, потому что боюсь. За вас. Не вините меня, пожалуйста, мне и так плохо.</text:p>
      <text:p text:style-name="P51">Тишина сменилась гулом голосов. Пони вполголоса обсуждали ситуацию, посматривая на меня и почёсывая в затылках.</text:p>
      <text:p text:style-name="P51"><text:span text:style-name="T9">– </text:span>Конски яблоки! Вот это поворот! А мне так хотелось узнать, что за нечисть тут орудует!</text:p>
      <text:p text:style-name="P51"><text:span text:style-name="T9">–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1"><text:span text:style-name="T9">–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1"><text:span text:style-name="T9">– </text:span>Рэр, отвали!</text:p>
      <text:p text:style-name="P51"><text:span text:style-name="T9">– </text:span>Оу, какие страсти! Ладно-ладно, не сердись, дорогая, не мешаю!</text:p>
      <text:p text:style-name="P51"><text:span text:style-name="T9">–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1"><text:span text:style-name="T9">– </text:span>Оп-паньки! У меня подрыгульки в ноге начались! Явно что-то близится! Только не пойму, что? Опасное? Или весёлое? Или опасно-весёлое?</text:p>
      <text:p text:style-name="P51"><text:span text:style-name="T9">– </text:span>Стойте!</text:p>
      <text:p text:style-name="P51">Твайлайт подняла вверх копыто, призывая к тишине. Потом откуда-то из дальнего шкафа к ней приплыла “Основы заклятий<text:span text:style-name="T9">” Стар Свирла. </text:span>Единорожка нацепила очки и принялась перелистывать книгу, бормоча под нос названия глав.</text:p>
      <text:p text:style-name="P51"><text:span text:style-name="T9">– </text:span>Ага, вот! Нашла! Макс прав! В «Заклинании Последнего Шанса» есть такое! <text:span text:style-name="T9">– </text:span>единорожка принялась зачитывать отрывок.</text:p>
      <text:p text:style-name="P51">…</text:p>
      <text:p text:style-name="P51">«<text:span text:style-name="T11">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19">и </text:span><text:span text:style-name="T11">слишком громко думать. И сообщить способ спасения — означает его разрушить.</text:span>»</text:p>
      <text:p text:style-name="P51">…</text:p>
      <text:p text:style-name="P51"><text:span text:style-name="T9">– </text:span>Ты хочешь сказать, если Макс нам сообщит, в чём причина всей этой фигни, мы не сможем её исправить? <text:span text:style-name="T9">– </text:span>Дэш повернулась ко мне. <text:span text:style-name="T9">–</text:span> А как мы её исправим, если не будем знать, что исправлять? Хренотень какая-то!</text:p>
      <text:p text:style-name="P51">Пегаска сжала голову копытами.</text:p>
      <text:p text:style-name="P51"><text:span text:style-name="T9">– </text:span>Это может быть случай так называемого «кота Шротингера». Никогда бы не подумала, что он мне встретится на практике!</text:p>
      <text:p text:style-name="P51">Твайлайт протёрла доску тряпочкой и нарисовала на ней коробку.</text:p>
      <text:p text:style-name="P51"><text:span text:style-name="T9">– </text:span>Предположим, в коробке заперт кот. <text:span text:style-name="T9">– н</text:span>арисованный кот упирался лапами в крышку коробки, явно пытаясь выбраться.</text:p>
      <text:p text:style-name="P51"><text:span text:style-name="T9">– </text:span><text:span text:style-name="T71">Допустим, кот бессмертен. Также допустим, что кот з</text:span>аколдован<text:span text:style-name="T71"> </text:span>отложенным <text:span text:style-name="T71">заклятие</text:span>м<text:span text:style-name="T71"> Стирания, которое сработает, если кто-то откроет ящик</text:span>. <text:span text:style-name="T71">То есть, п</text:span>ри открытии<text:span text:style-name="T71"> ящик</text:span>а<text:span text:style-name="T71"> кот исчезнет из </text:span>бытия<text:span text:style-name="T71"> </text:span>— его нет, и никогда не было.</text:p>
      <text:p text:style-name="P51"><text:span text:style-name="T9">– </text:span>Бедный котик. <text:span text:style-name="T9">– </text:span>прошептала Флаттершай.</text:p>
      <text:p text:style-name="P51">Я насторожился, услышав знакомое заклинание.</text:p>
      <text:p text:style-name="P51"><text:span text:style-name="T9">– </text:span>Стой! Откуда тебе известно про заклинание Стирания?</text:p>
      <text:p text:style-name="P51"><text:soft-page-break/><text:span text:style-name="T9">–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9">Магическо</text:span>м<text:span text:style-name="T9"> </text:span>В<text:span text:style-name="T9">естник</text:span>е», а профессор Шротингер построил на её базе свой мысленный эксперимент.</text:p>
      <text:p text:style-name="P51"><text:span text:style-name="T9">– </text:span>Гм. Ну ладно, продолжай.</text:p>
      <text:p text:style-name="P51"><text:span text:style-name="T9">– </text:span>Так вот, по условию эксперимента известно, что вероятность того, что кто-то откроет ящик, ненулевая.</text:p>
      <text:p text:style-name="P51"><text:span text:style-name="T9">– </text:span>И что это означает, дорогая? <text:span text:style-name="T9">– </text:span>спросила Рэрити.</text:p>
      <text:p text:style-name="P51"><text:span text:style-name="T9">– </text:span>Это значит, что кто-нибудь когда-нибудь обязательно откроет его.</text:p>
      <text:p text:style-name="P51"><text:span text:style-name="T9">– </text:span>У меня щас башка лопнет! <text:span text:style-name="T9">– </text:span>пожаловалась Дэш. <text:span text:style-name="T9">– </text:span>Так всё-таки, когда этот грёбаный ящик откроют?</text:p>
      <text:p text:style-name="P51"><text:span text:style-name="T9">–</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1">Твайлайт прокашлялась, отпила из графина и продолжила.</text:p>
      <text:p text:style-name="P51"><text:span text:style-name="T9">–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1">Пони молчали, переваривая информацию. Дэш с отсутствующим видом следила за пауком на потолке.</text:p>
      <text:p text:style-name="P51">Наконец Эпплджек сдвинула шляпу на лоб.</text:p>
      <text:p text:style-name="P51"><text:span text:style-name="T9">–</text:span> То есть, ты хочешь сказать, что мы все — навроде этого кота, а Макс боится открыть ящик? Чтоб мы не исчезли окончательно?</text:p>
      <text:p text:style-name="P51"><text:span text:style-name="T9">– </text:span>Нечто около того. Стар Свирл пишет, что разглашение способа спасения его же и разрушит. Иными словами, открывать ящик нельзя.</text:p>
      <text:p text:style-name="P51">Я поднял руку, прося слово. Пони обернулись на меня и затихли.</text:p>
      <text:p text:style-name="P51"><text:span text:style-name="T9">–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1">…</text:p>
      <text:p text:style-name="P51"><text:span text:style-name="T9">– </text:span>Лягать! <text:span text:style-name="T9">– </text:span>выругалась Дэш. <text:span text:style-name="T9">– </text:span>Значит, наши усилия по доставке резонаторов пошли лесом.</text:p>
      <text:p text:style-name="P51"><text:span text:style-name="T9">– </text:span>Не совсем. Мне таки удалось узнать, где искать Селестию.</text:p>
      <text:p text:style-name="P51">В библиотеке снова поднялся галдёж. Твайлайт подняла копыто.</text:p>
      <text:p text:style-name="P51"><text:span text:style-name="T9">– </text:span>Тихо! Спайк, будь добр, сбегай к Кейкам за выпечкой. Нам надо успокоиться. Макс, хоть про Селестию ты нам можешь рассказать?</text:p>
      <text:p text:style-name="P51"><text:span text:style-name="T9">– </text:span>Могу. <text:span text:style-name="T9">– </text:span>пожал плечами я. <text:span text:style-name="T9">– </text:span>Она в моём мире. Но не спрашивайте меня, как её вернуть — я не знаю.</text:p>
      <text:p text:style-name="P51"><text:span text:style-name="T9">– А </text:span>как ты узнал… <text:span text:style-name="T9">– </text:span>начала было единорожка, но её перебил напряжённый голос Спайка.</text:p>
      <text:p text:style-name="P51"><text:span text:style-name="T9">– </text:span>Твай! <text:span text:style-name="T9">– </text:span>дракончик стоял в дверях спиной к нам. <text:span text:style-name="T9">– </text:span>У нас гости.</text:p>
      <text:p text:style-name="P51">Спайк попятился назад. Дверь широко растворилась и в библиотеку вошла Луна.</text:p>
      <text:p text:style-name="P51"/>
      <text:h text:style-name="Heading_20_2" text:outline-level="2">18. Поединок с Луной.</text:h>
      <text:p text:style-name="P51"/>
      <text:p text:style-name="P51">Дружный вздох прокатился по залу.</text:p>
      <text:p text:style-name="P51"><text:soft-page-break/>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1"><text:span text:style-name="T9">– </text:span>Макс, беги!!!</text:p>
      <text:p text:style-name="P51">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1"><text:span text:style-name="T9">– </text:span>Не так быстро, Рэйнбоу Дэш! <text:span text:style-name="T9">– </text:span>ледяным голосом Луны можно было нарезать воду кубиками для мартини. <text:span text:style-name="T9">– </text:span>Нам есть о чём поговорить с приматом!</text:p>
      <text:p text:style-name="P51">Мы с пегаской застыли в синем левитационном поле и поплыли к Луне.</text:p>
      <text:p text:style-name="P51"><text:span text:style-name="T9">–</text:span> Нет-нет-нет, постойте! <text:span text:style-name="T9">–</text:span> заявила вдруг Твайлайт. <text:span text:style-name="T9">–</text:span> Ваше Высочество, они мои друзья и гости, и находятся под моей защитой!</text:p>
      <text:p text:style-name="P51">Нас с Дэш обернуло лавандовое левитационное поле и мы полетели к библиотекарше.</text:p>
      <text:p text:style-name="P51"><text:span text:style-name="T9">–</text:span> Что? Мы не ослышались? ТЫ СМЕЕШЬ МЕШАТЬ НАМ?!!</text:p>
      <text:p text:style-name="P51">Нас опять потащило к Луне. Дэш подпёрла голову копытом и скорчила скучающую мину.</text:p>
      <text:p text:style-name="P51"><text:span text:style-name="T9">–</text:span> Мне очень жаль, Ваше Высочество, но Селестия назначила Макса МОИМ руководителем, и этот приказ НИКТО не отменял! Он МОЙ! <text:span text:style-name="T9">&lt;</text:span><text:span text:style-name="T22">Добавить в главы с Твайлайт её попытки заигрывания с Максом</text:span><text:span text:style-name="T9">&gt;</text:span></text:p>
      <text:p text:style-name="P51">В голосе лавандовой единорожки звучал металл. Мы опять полетели к Твайлайт.</text:p>
      <text:p text:style-name="P51"><text:span text:style-name="T9">–</text:span> ДОВОЛЬНО! НАМ НАДОЕЛА ЭТА НЕПОКОРНОСТЬ! ПОЗНАЙ ГНЕВ ПРИНЦЕССЫ НОЧИ!!!</text:p>
      <text:p text:style-name="P51"><text:span text:style-name="T9">–</text:span> Элементы! Аврал!!! Работаем!!!</text:p>
      <text:p text:style-name="P51">Ярко-фиолетовый луч разгневанной аликорницы столкнулся со щитом наспех мобилизованных Элементов <text:s/>Гармонии.</text:p>
      <text:p text:style-name="P51">Началась жара.</text:p>
      <text:p text:style-name="P51">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1">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1"><text:span text:style-name="T9">–</text:span> Ай, бля! <text:span text:style-name="T9">–</text:span> в последний момент чей-то луч отрикошетил от магического поля и впился мне в лодыжку. Нога моментально онемела.</text:p>
      <text:p text:style-name="P51"><text:span text:style-name="T9">–</text:span> Не волнуйся, это парализующий луч. Твай таким махалась с Трикси. Пройдёт через полчаса. <text:span text:style-name="T9">–</text:span> успокоил меня дракончик.</text:p>
      <text:p text:style-name="P51">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1"><text:span text:style-name="T9">– </text:span>Не вынуждай Нас идти на крайние меры! <text:span text:style-name="T9">– </text:span>отдувалась Луна. <text:span text:style-name="T9">–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1"><text:soft-page-break/><text:span text:style-name="T9">– В</text:span>есьма прискорбно, Ваше Высочество, но вынуждена отказать! <text:span text:style-name="T9">– </text:span>переводила дыхание Твайлайт.<text:span text:style-name="T9"> –</text:span> Исключительно по субординационным причинам! Приказ Её Дневного Высочества имеет более высокий приоритет над Вашим!</text:p>
      <text:p text:style-name="P51"><text:span text:style-name="T9">– </text:span>Тогда найди Нам это твоё Дневное Высочество! <text:span text:style-name="T9">– </text:span>взвыла Луна. <text:span text:style-name="T9">– </text:span>В отсутствие Дневной Главы Диархии все дела ведёт Ночная!!!</text:p>
      <text:p text:style-name="P51"><text:span text:style-name="T9">–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1"><text:span text:style-name="T9">– </text:span>Дискордова бюрократия! <text:span text:style-name="T9">– </text:span>буркнула аликорница. <text:span text:style-name="T9">– Т</text:span>ри года не могут подписать бумажку! Что ж, сама напросилась!</text:p>
      <text:p text:style-name="P51">Перед Луной возник ярко-фиолетовый шар, окутанный роем голубых искорок.</text:p>
      <text:p text:style-name="P51"><text:span text:style-name="T9">– О</text:span>хренеть! <text:span text:style-name="T9">– </text:span>чертыхнулся Спайк. <text:span text:style-name="T9">– </text:span><text:s/>Твай, она создаёт сферу стихий!</text:p>
      <text:p text:style-name="P51"><text:span text:style-name="T9">– </text:span>Вижу! <text:span text:style-name="T9">– </text:span>донёсся голос единорожки из-под потолка. <text:span text:style-name="T9">– </text:span>Задействовала план «Д»!</text:p>
      <text:p text:style-name="P51">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1"><text:span text:style-name="T9">– </text:span>Эмм, это что-то новенькое, я такого заклинания вообще не знаю. <text:span text:style-name="T9">– </text:span>почесал в затылке Спайк. <text:span text:style-name="T9">–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1">Дракончик пополз было к окну, но я придержал его за хвост.</text:p>
      <text:p text:style-name="P51"><text:span text:style-name="T9">– </text:span>Погоди. У меня есть вариант получше.</text:p>
      <text:p text:style-name="P51">Я вылез из-под шкафа и попрыгал на одной ноге в центр зала.</text:p>
      <text:p text:style-name="P51"><text:span text:style-name="T9">– </text:span>Стойте! Прекратите! Да остановитесь же!!!</text:p>
      <text:p text:style-name="P51">Аликорница и шестёрка уставились на меня.</text:p>
      <text:p text:style-name="P51"><text:span text:style-name="T9">–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1"><text:span text:style-name="T9">– </text:span>Ты так говоришь, как будто непричастен к исчезновению Сестры! <text:span text:style-name="T9">– </text:span>к Луне вернулась властная интонация, но фиолетовый шар перестал расти. <text:span text:style-name="T9">– </text:span>Мы не верим тебе! Если попробуешь обмануть Нас и скрыться, даже Тартар покажется тебе курортом!</text:p>
      <text:p text:style-name="P51"><text:span text:style-name="T9">–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1"><text:span text:style-name="T9">– </text:span>Как ты её назвал? <text:span text:style-name="T9">– </text:span>отвалилась челюсть у аликорницы.</text:p>
      <text:p text:style-name="P51"><text:span text:style-name="T9">– </text:span>Эмм, мне неудобно вмешиваться, но вынуждена вас перебить. <text:span text:style-name="T9">– </text:span>встряла Твайлайт. <text:span text:style-name="T9">– </text:span>Это было экспериментальное заклинание. Локальная заморозка времени. Я, эмм, не предусмотрела возможности его отмены…</text:p>
      <text:p text:style-name="P51"><text:span text:style-name="T9">– </text:span>Что? <text:span text:style-name="T9">– </text:span>хором вскрикнули я с Луной.</text:p>
      <text:p text:style-name="P51">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1">С громким треском они встретились у лестницы на верхний ярус.</text:p>
      <text:p text:style-name="P51">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1"><text:soft-page-break/>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1">Этой малой частью сознания я отметил скрип двери и застенчивый голос:</text:p>
      <text:p text:style-name="P51"><text:span text:style-name="T9">– </text:span>Твайлайт, Дёрпи сказала, у тебя есть «Особенности поведения, питания и размножения приматов»? Я бы хотела её ненадолго… Ого!!!</text:p>
      <text:p text:style-name="P51">После долгой паузы тот же голос спросил:</text:p>
      <text:p text:style-name="P51"><text:span text:style-name="T9">– </text:span>Что тут случилось? Почему все висят в воздухе? И всё вот это?</text:p>
      <text:p text:style-name="P51">Голос Спайка откуда-то из подвала ответил:</text:p>
      <text:p text:style-name="P51"><text:span text:style-name="T9">– </text:span>Потому что Твайлайт остановила время. В радиусе девяти метров, как мне кажется. Или десяти.</text:p>
      <text:p text:style-name="P51"><text:span text:style-name="T9">– </text:span>В двенадцати с половиной. <text:span text:style-name="T9">– </text:span>донёсся голос Твайлайт сверху. <text:span text:style-name="T9">–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1"><text:span text:style-name="T9">– Н</text:span>Е ВЗДУМАЙ СЧИТАТЬ СЕБЯ ПОБЕДИТЕЛЬНИЦЕЙ! <text:span text:style-name="T9">– </text:span>загремело у меня в мозгу, в обоих сознаниях сразу. <text:span text:style-name="T9">–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1">Наступило молчание. Потом донеслось всхлипывание единорожки-заучки.</text:p>
      <text:p text:style-name="P51"><text:span text:style-name="T9">–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1"><text:span text:style-name="T9">–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1"><text:span text:style-name="T9">–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1">В мозгу раздалось мычание, как если бы кто-то хотел выругаться, но в через силу сдержался.</text:p>
      <text:p text:style-name="P51"><text:span text:style-name="T9">– </text:span>КТО ИЗ МАГОВ СЕЙЧАС ПРИСУТСТВУЕТ В БИБЛИОТЕКЕ ЗА ПРЕДЕЛАМИ ЗОНЫ СКОЛЛАПСИРОВАВШЕГО ВРЕМЕНИ?</text:p>
      <text:p text:style-name="P51">Молчание. Наконец голос Спайка произнёс:</text:p>
      <text:p text:style-name="P51"><text:span text:style-name="T9">– </text:span>Она имеет ввиду, кто из единорогов в библиотеке не попал в это сверхпрозрачное стекло? Ну же, не тушуйся!</text:p>
      <text:p text:style-name="P51">Послышался застенчивый голос.</text:p>
      <text:p text:style-name="P51"><text:span text:style-name="T9">– </text:span>Эмм, я вам подхожу?</text:p>
      <text:p text:style-name="P51"><text:span text:style-name="T9">– </text:span>КТО ТЫ?</text:p>
      <text:p text:style-name="P51"><text:span text:style-name="T9">– </text:span>Эмм, Лира Хартстрингс, единорог. Я не то, чтобы маг, моя специализация — музыка…</text:p>
      <text:p text:style-name="P51"><text:span text:style-name="T9">– </text:span>ГОДИТСЯ! ТЫ ВИДИШЬ ТОЧКУ СИНГУЛЯРНОСТИ?</text:p>
      <text:p text:style-name="P51"><text:span text:style-name="T9">– </text:span>Эмм?</text:p>
      <text:p text:style-name="P51">Голос Спайка пояснил:</text:p>
      <text:p text:style-name="P51"><text:soft-page-break/><text:span text:style-name="T9">– </text:span>Вон та яркая искорка над лестницей, у которой вся картинка искривляется.</text:p>
      <text:p text:style-name="P51"><text:span text:style-name="T9">– </text:span>Да! Вижу.</text:p>
      <text:p text:style-name="P51"><text:span text:style-name="T9">– </text:span>ТЕПЕРЬ ЛЕВИТИРУЙ ПРИМАТА В ТОЧКУ СИНГУЛЯРНОСТИ.</text:p>
      <text:p text:style-name="P51"><text:span text:style-name="T9">– </text:span>Чего?!! <text:span text:style-name="T9">– </text:span>возопило моё малое сознание.</text:p>
      <text:p text:style-name="P51"><text:span text:style-name="T9">– </text:span>Эмм… Зачем?</text:p>
      <text:p text:style-name="P51"><text:span text:style-name="T9">–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9"> </text:span>НЕ ВОЛНУЙСЯ, ДВУНОГИЙ, ТЕБЕ ЭТО НЕ ПОВРЕДИТ.</text:p>
      <text:p text:style-name="P51"><text:span text:style-name="T9">– </text:span>Вы даёте слово, что человеку не будет причинён вред? <text:span text:style-name="T9">– </text:span>голос Лиры обрёл непривычную твёрдость.</text:p>
      <text:p text:style-name="P51"><text:span text:style-name="T9">– </text:span>КАК ТЫ СМЕЕШЬ СОМНЕВАТЬСЯ В НАС, СВОЕЙ ПРИНЦЕССЕ?</text:p>
      <text:p text:style-name="P51"><text:span text:style-name="T9">– Я </text:span>не сомневаюсь в вас, Ваше Высочество… Потому и требую слова!</text:p>
      <text:p text:style-name="P51"><text:span text:style-name="T9">– </text:span>ХММ, НАДО БУДЕТ ПРОВЕРИТЬ ТВОЮ БИОГРАФИЮ ПОСЛЕ ОСВОБОЖДЕНИЯ. ЛАДНО.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1"><text:span text:style-name="T9">– </text:span>Ну, блядь, спасибо! <text:span text:style-name="T9">– </text:span>подумал я.</text:p>
      <text:p text:style-name="P51"><text:span text:style-name="T9">–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1">Тишина… С громким хлопком торнадо исчезает, сознания воссоединяются, всё падает на пол. </text:p>
      <text:p text:style-name="P51"/>
      <text:p text:style-name="P51">…</text:p>
      <text:p text:style-name="P51"/>
      <text:p text:style-name="P51"><text:span text:style-name="T9">– </text:span>Буэ-э-э!</text:p>
      <text:p text:style-name="P51">То ли от воздействия сингулярности, то ли от того, что закружилась голова в торнадо, но меня буквально вывернуло наизнанку.</text:p>
      <text:p text:style-name="P51"><text:span text:style-name="T9">– </text:span>Проклятье! Тебе только Кэйдэнс осталось обрыгать для полной коллекции! <text:span text:style-name="T9">– </text:span>презрительно заметила Луна, вставая из-под меня.</text:p>
      <text:p text:style-name="P51">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1"><text:span text:style-name="T9">– </text:span>Так шта не так уж сильно мы и погудели с братюней на прошлый Канун горящего очага! <text:span text:style-name="T9">– </text:span>пробормотала Эпплджек, схватившись за голову. <text:span text:style-name="T9">– </text:span>Не сравнить с теперешней гулянкой.</text:p>
      <text:p text:style-name="P51">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1">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1"><text:span text:style-name="T9">– </text:span>Итак, Мы ждём <text:span text:style-name="T9">– а</text:span>ликорница смотрела на меня выжидающе. <text:span text:style-name="T9">– Т</text:span>ы говорил, что знаешь, где искать сестру?</text:p>
      <text:p text:style-name="P51">Просительные нотки контрастировали с привычным для Луны властным тоном. Аликорница присела на пол и устало опустила голову.</text:p>
      <text:p text:style-name="P51"><text:soft-page-break/>Я кивнул ей примирительно.</text:p>
      <text:p text:style-name="P51"><text:span text:style-name="T9">–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1"><text:span text:style-name="T9">– </text:span>Давай по-порядку. <text:span text:style-name="T9">– о</text:span>становила меня Луна. <text:span text:style-name="T9">– </text:span>С чего ты взял, что она в твоём мире?</text:p>
      <text:p text:style-name="P51">Я задумался. Как объяснить ей, не рассказывая основное? То, от чего весь мир остановится? Как описать частность, не раскрыв суть?</text:p>
      <text:p text:style-name="P51">Луна продолжила с горечью.</text:p>
      <text:p text:style-name="P51"><text:span text:style-name="T9">–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1"><text:span text:style-name="T9">– Ч</text:span>то? Остатки магии? <text:span text:style-name="T9">–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1"><text:span text:style-name="T9">– </text:span>Мы проследили её сновидение до магической вспышки. <text:span text:style-name="T9">– п</text:span>одтвердила Луна. Её взгляд сверлил меня, улавливая малейшие изменения мимики. <text:span text:style-name="T9">– </text:span>Сел встречалась во сне с тобой. Она не вернулась обратно.</text:p>
      <text:p text:style-name="P51">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1">Я со всей дури грохнул кулаком по ограждению балкона. Перила жалобно скрипнули. Луна всё поняла и кивнула.</text:p>
      <text:p text:style-name="P51"><text:span text:style-name="T9">– </text:span>Теперь ты понимаешь, почему Мы виним тебя в развоплощении сестры?</text:p>
      <text:p text:style-name="P51"><text:span text:style-name="T9">– </text:span>Да. Но послушай… Я не могу рассказать всё. <text:span text:style-name="T9">– </text:span>осторожно, как по горячим углям, начал я. <text:span text:style-name="T9">– </text:span>Это может натворить большую беду.</text:p>
      <text:p text:style-name="P51">Луна пристально взглянула на меня и понимающе склонила голову.</text:p>
      <text:p text:style-name="P51"><text:span text:style-name="T9">– </text:span>Мы знаем, иногда так бывает. Продолжай.</text:p>
      <text:p text:style-name="P51"><text:span text:style-name="T9">–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1"><text:span text:style-name="T9">– </text:span>Да, помним.</text:p>
      <text:p text:style-name="P51"><text:span text:style-name="T9">–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1">В разговор встряла Твайлайт, до этого тихо стоявшая в сторонке.</text:p>
      <text:p text:style-name="P51"><text:span text:style-name="T9">–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1">Я вздохнул с облегчением. Твайлайт — умничка! Мне даже придумывать ничего не пришлось.</text:p>
      <text:p text:style-name="P51"><text:span text:style-name="T9">– </text:span>Нечто вроде. Они точно не погибают, я это видел. Просто переносятся туда и превращаются в людей. Развоплощение — не значит смерть.</text:p>
      <text:p text:style-name="P51">Единорожка успокаивающе произнесла:</text:p>
      <text:p text:style-name="P51"><text:span text:style-name="T9">–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1"><text:soft-page-break/>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1"><text:span text:style-name="T9">– </text:span>Ты что-то недоговариваешь. <text:span text:style-name="T9">– </text:span>шепнула она почти ласково. <text:span text:style-name="T9">–</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1">Аликорница вернулась на место, воссоединившись с двойником.</text:p>
      <text:p text:style-name="P51"><text:span text:style-name="T9">– … </text:span>а <text:span text:style-name="T9">М</text:span>арк Ботвиний-младший упоминал в «Энциклопедии Арканум» о древнем божестве К<text:span text:style-name="T9">'</text:span>утулу, пожирающем во сне души экстрасенсориков, обладающих достаточной чувствительностью, чтобы попасть под его воздействие.</text:p>
      <text:p text:style-name="P51"><text:span text:style-name="T9">– </text:span>Достаточно, Твайлайт. <text:span text:style-name="T9">– </text:span>остановила единорожку Луна. <text:span text:style-name="T9">–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1">Единорожка задумалась.</text:p>
      <text:p text:style-name="P51"><text:span text:style-name="T9">–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1"><text:span text:style-name="T9">– </text:span>Да, это может сработать. <text:span text:style-name="T9">– </text:span>кивнула Луна. <text:span text:style-name="T9">– </text:span>Если только у Нас с Дискордом хватит сил его открыть. В прошлый раз основную тяжесть по формированию коридора взяла на себя Сел.</text:p>
      <text:p text:style-name="P51"><text:span text:style-name="T9">– </text:span>Разумеется, я помогу вам! <text:span text:style-name="T9">– </text:span>воскликнула Твайлайт с энтузиазмом. <text:span text:style-name="T9">– </text:span>У меня же есть опыт, хоть и не очень удачный.</text:p>
      <text:p text:style-name="P51">Луна сморщила нос при этих словах, но всё же кивнула.</text:p>
      <text:p text:style-name="P51"><text:span text:style-name="T9">–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1"><text:span text:style-name="T9">– </text:span>Я приглашу их. Они не откажутся.</text:p>
      <text:p text:style-name="P51"><text:span text:style-name="T9">– </text:span>Что ж, ещё одной проблемой меньше. Теперь нужно решить, как найти Сел. Кто-то должен отправиться за ней.</text:p>
      <text:p text:style-name="P51"><text:span text:style-name="T9">– </text:span>Это, разумеется, буду я. <text:span text:style-name="T9">– </text:span>сказал я. <text:span text:style-name="T9">– Р</text:span>азумная пони там и шагу не сделает без того, чтобы не попасть в лабораторию к учёным или военным.</text:p>
      <text:p text:style-name="P51"><text:span text:style-name="T9">– </text:span>А если…</text:p>
      <text:p text:style-name="P51"><text:span text:style-name="T9">– </text:span>А если она прикинется неразумной, <text:span text:style-name="T9">– </text:span>предвосхитил я вопрос единорожки, <text:span text:style-name="T9">–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1"><text:span text:style-name="T9">– </text:span>Остаётся ещё одна проблема. <text:span text:style-name="T9">– </text:span>тихо сказала аликорница. <text:span text:style-name="T9">–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1"><text:span text:style-name="T9">– </text:span>Я попробую подыскать подходящие заклинания для работы с флорой. <text:span text:style-name="T9">– </text:span>загорелась научным рвением Твайлайт. <text:span text:style-name="T9">– </text:span>Помнится, в «Природе проклятий» был раздел, посвящённый зебринским ритуалам плодородия.</text:p>
      <text:p text:style-name="P51"><text:soft-page-break/>Единорожка вернулась в библиотеку. Некоторое время мы с Луной молча слушали звуки засыпающего Понивилля.</text:p>
      <text:p text:style-name="P51"><text:span text:style-name="T9">– </text:span>Почему ты так опасаешься гибели Селестии? <text:span text:style-name="T9">– </text:span>наконец спросил я аликорницу. <text:span text:style-name="T9">– </text:span>Ведь вы бессмертны. Рано или поздно твоя сестра вернётся к тебе, как ты вернулась к ней через тысячу лет заточения.</text:p>
      <text:p text:style-name="P51"><text:span text:style-name="T9">– </text:span>Ха! <text:span text:style-name="T9">– </text:span>с горечью отозвалась Луна. <text:span text:style-name="T9">–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1"><text:span text:style-name="T9">–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1">Аликорница отвлеклась от воспоминаний.</text:p>
      <text:p text:style-name="P51"><text:span text:style-name="T9">–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1"><text:span text:style-name="T9">– </text:span>Почему же ты не смогла найти меня с его помощью?</text:p>
      <text:p text:style-name="P51">Аликорница смутилась.</text:p>
      <text:p text:style-name="P51"><text:span text:style-name="T9">–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1"><text:span text:style-name="T9">– </text:span>Да уж, успех тотальный. <text:span text:style-name="T9">– </text:span>скептически отозвался я, прислушиваясь к звукам уборки. <text:span text:style-name="T9">– </text:span>Я бы и сам к тебе заявился с результатами эксперимента, дай ты мне пару дней времени.</text:p>
      <text:p text:style-name="P51"><text:span text:style-name="T9">– </text:span>Как бы то ни было, <text:span text:style-name="T9">– </text:span>поджала губы Луна, <text:span text:style-name="T9">– </text:span>мы пришли к сотрудничеству. Надеюсь, оно будет плодотворным. Более плодотворным, чем было у тебя с Сел.</text:p>
      <text:p text:style-name="P51">Я присмотрелся к ночной принцессе. Что она знает о нас с Селли?</text:p>
      <text:p text:style-name="P51"><text:span text:style-name="T9">– </text:span>У нас было достаточно плодотворное сотрудничество. <text:span text:style-name="T9">– </text:span>осторожно начал я. <text:span text:style-name="T9">– </text:span>Хотя основную часть работы сделал я, Дэш и Твайлайт.</text:p>
      <text:p text:style-name="P51"><text:span text:style-name="T9">– </text:span>Неудивительно! <text:span text:style-name="T9">– </text:span>фыркнула Луна. <text:span text:style-name="T9">– </text:span>в<text:span text:style-name="T9"> </text:span>этом — вся Сел. Сестра, в отличие от Нас, всегда норовит спихнуть тяжёлую задачу на кого-нибудь другого!</text:p>
      <text:p text:style-name="P51"><text:span text:style-name="T9">– </text:span>А также совместить приятное с полезным. <text:span text:style-name="T9">– </text:span>не удержался я.</text:p>
      <text:p text:style-name="P46">Луна бросила на меня тяжёлый взгляд.</text:p>
      <text:p text:style-name="P49"><text:span text:style-name="T15">–</text:span> Вот это вряд ли! Сел охладела к сексу ещё до Нашей ссылки. И, насколько Нам известно, за время Нашего отсутствия её предпочтения в <text:span text:style-name="T9"><text:s/></text:span>этом плане не менялись.</text:p>
      <text:p text:style-name="P49">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6"><text:span text:style-name="T14">–</text:span> Тогда зачем она..?</text:p>
      <text:p text:style-name="P46"><text:span text:style-name="T14">–</text:span> Дала тебе? <text:span text:style-name="T14">–</text:span> цинично завершила мой вопрос Луна. <text:span text:style-name="T14">–</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6"><text:soft-page-break/>Меня как будто окатило ледяным душем. Не любовь и даже не дружба. Просто плата за услугу… Даже не дружба…</text:p>
      <text:p text:style-name="P46">Тревожная догадка окончательно сковала морозом душу.</text:p>
      <text:p text:style-name="P49"><text:span text:style-name="T15">–</text:span> А другие? Они тоже… давали мне потому, что считали меня последним шансом?</text:p>
      <text:p text:style-name="P49">У аликорницы отвалилась челюсть.</text:p>
      <text:p text:style-name="P49"><text:span text:style-name="T15">–</text:span> Другие? Кто ещё?<text:span text:style-name="T9"> </text:span>С кем ещё у тебя были… отношения?</text:p>
      <text:p text:style-name="P46"><text:span text:style-name="T14">–</text:span> С Рэйнбоу Дэш <text:span text:style-name="T14">–</text:span> ответил я несчастным голосом. <text:span text:style-name="T14">–</text:span> И, может быть, с Пинки.</text:p>
      <text:p text:style-name="P46"><text:span text:style-name="T14">–</text:span> А ты живчик. <text:span text:style-name="T14">–</text:span> удивлённо заметила Луна и нахмурилась. <text:span text:style-name="T14">–</text:span> Нет, про цель твоего пребывания тут известно только Нам, Сел, Дискорду и Твайлайт. Остальные действуют по своей воле и предпочтениям.</text:p>
      <text:p text:style-name="P46">Аликорница фыркнула.</text:p>
      <text:p text:style-name="P46"><text:span text:style-name="T14">– </text:span><text:span text:style-name="T66">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1">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1"><text:span text:style-name="T9">– </text:span>Макс, ты в порядке? <text:span text:style-name="T9">– </text:span>на балкон заглянула Дэш. <text:span text:style-name="T9">– </text:span>Твайлайт говорит, нам нужно отправляться к развалинам в Вечнодиком лесу. Можешь на меня рассчитывать. Когда отправляемся?</text:p>
      <text:p text:style-name="P51">Я благодарно взъерошил пегаске гриву. Уныние отступило.</text:p>
      <text:p text:style-name="P51"><text:span text:style-name="T9">– </text:span>Спасибо, Дэш. Ты настоящий друг.</text:p>
      <text:p text:style-name="P51"><text:span text:style-name="T9">– </text:span>Сначала нам нужно вернуться в Кантерлот. <text:span text:style-name="T9">– п</text:span>рервала нас Луна. <text:span text:style-name="T9">– </text:span>Помимо подготовки к рейду, Нам нужно создать компас. И провести Гранд Галопинг Гала.</text:p>
      <text:p text:style-name="P51">Я удивлённо воззрился на аликорницу.</text:p>
      <text:p text:style-name="P51"><text:span text:style-name="T9">– </text:span>Если отменить праздник, начнутся волнения. <text:span text:style-name="T9">– </text:span>ответила Луна на мой незаданный вопрос. <text:span text:style-name="T9">–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1">Я пожал плечами и спустился с пегаской вниз, к компании.</text:p>
      <text:p text:style-name="P51"/>
      <text:h text:style-name="P152" text:outline-level="2">19. <text:span text:style-name="T1">Лучший</text:span> Гранд Галопин<text:span text:style-name="T1">г</text:span> Гала <text:span text:style-name="T1">в истории</text:span></text:h>
      <text:p text:style-name="P69">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А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1"><text:span text:style-name="T9">– </text:span>Да что ж такое творится-то! Ни в жисть не поверю, чтоб в Кантерлоте пустые дома были! <text:span text:style-name="T9">– </text:span>заявила Эпплджек. <text:span text:style-name="T9">–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1"><text:span text:style-name="T9">– </text:span>Какая жалость, что это всё из-за вампирского мира! <text:span text:style-name="T9">– </text:span>пробормотала Рэрити. <text:span text:style-name="T9">– </text:span>Самое время покупать землю под бутик.</text:p>
      <text:p text:style-name="P51">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text:p>
      <text:p text:style-name="P51">Я вытащил из кармана пасочку аликорна, подаренную мне кобылкой в Груммингтоне, и положил её на подоконник рядом с фигуркой.</text:p>
      <text:p text:style-name="P51"><text:soft-page-break/>Тук-тук-тук!</text:p>
      <text:p text:style-name="P51"><text:span text:style-name="T9">– </text:span>Макс, ты тут? <text:span text:style-name="T9">–</text:span>Дэш просунула нос в дверь, не дожидаясь отклика. <text:span text:style-name="T9">– </text:span>Ага, вот ты где! Я с тобой!</text:p>
      <text:p text:style-name="P51">Она швырнула перемётные сумки мне на постель и пошла к выходу.</text:p>
      <text:p text:style-name="P51"><text:span text:style-name="T9">– </text:span>Ну, чего застрял? Пошли скорее, а то на хавчик опоздаем! <text:span text:style-name="T9">– </text:span>нетерпеливо обернулась пегаска.</text:p>
      <text:p text:style-name="P51">Я пожал плечами и пошёл следом. Бороться со стихией в лице Дэш было трудновато. Да и незачем.</text:p>
      <text:p text:style-name="P51"/>
      <text:p text:style-name="P42">…</text:p>
      <text:p text:style-name="P42"/>
      <text:p text:style-name="P51">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1"><text:span text:style-name="T9">– </text:span>Располагайтесь. <text:span text:style-name="T9">– </text:span>кивнула нам Луна.</text:p>
      <text:p text:style-name="P51">«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9">–</text:span> всхлипула Дэш.</text:p>
      <text:p text:style-name="P51"><text:span text:style-name="T9">– </text:span>Ну что же вы? Присаживайтесь. <text:span text:style-name="T9">– </text:span>вновь пригласила Луна. <text:span text:style-name="T9">– </text:span>Если блюда выветрятся, придётся их выкинуть и приготовить новые.</text:p>
      <text:p text:style-name="P51">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9">одной</text:span> подушки. </text:p>
      <text:p text:style-name="P51"><text:span text:style-name="T9">– </text:span>Мы узнали у шеф-повара сестры о твоих кулинарных предпочтениях. <text:span text:style-name="T9">– у</text:span>лыбнулась мне Луна. <text:span text:style-name="T9">–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1">Я мило улыбнулся ей в ответ, закинул в рот пучок петрушки и ответил.</text:p>
      <text:p text:style-name="P51"><text:span text:style-name="T9">– </text:span>А ты первая на моей памяти лошадь, умеющая магичить.</text:p>
      <text:p text:style-name="P51">Луна нахмурилась, но потом луч озарения коснулся её мордочки.</text:p>
      <text:p text:style-name="P42">– П<text:span text:style-name="T1">ризнаю, Мы были несправедливы к тебе. Как Нам тебя называть?</text:span></text:p>
      <text:p text:style-name="P51">Я выплюнул петрушку и взял кусок рыбы.</text:p>
      <text:p text:style-name="P42">– <text:span text:style-name="T1">Человеком. Во множественном числе мы — люди. Хотя множественная форма тебе не понадобится, принцесса.</text:span></text:p>
      <text:p text:style-name="P51">Все расселись по местам, когда с дальнего конца стола раздался звонкий голосок.</text:p>
      <text:p text:style-name="P42">– <text:span text:style-name="T1">Эй, а туточки одно место пустует! Можно его займёт Гамми?</text:span></text:p>
      <text:p text:style-name="P42"><text:span text:style-name="T1">– Нет, Пинки. </text:span>– <text:span text:style-name="T1">ответила Луна. </text:span>– <text:span text:style-name="T1">Мы ждём ещё одного гостя.</text:span></text:p>
      <text:p text:style-name="P51">– А если он не придёт, тогда можно?</text:p>
      <text:p text:style-name="P51">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1">– Эй! Это моя шляпа! – возмутилась фермерша.</text:p>
      <text:p text:style-name="P51"><text:soft-page-break/>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1">– Прекрати паясничать! – негромко сказала Луна.</text:p>
      <text:p text:style-name="P51">– Я не хотел… Тут мышь… – мои уши загорались медленно, но неотвратимо.</text:p>
      <text:p text:style-name="P51">– Мы не тебе. – так же тихо произнесла аликорница.</text:p>
      <text:p text:style-name="P51">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1">–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1">– Перестань, Дискорд. – устало ответила Луна. – Фиглярство вызывает улыбку только первые пару сотен лет.</text:p>
      <text:p text:style-name="P51">– Говори только за себя, дражайшая! Я, наоборот, только вхожу во вкус!</text:p>
      <text:p text:style-name="P51">Драконикус принялся жадно есть брюкву и заткнулся.</text:p>
      <text:p text:style-name="P51">Аликорница обвела присутствующих долгим взглядом и начала.</text:p>
      <text:p text:style-name="P51">–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1">– Прибыл к нам, ага. А я-то думал, Селли сама на нашу голову вытащила эту обезьяну из мухосранска. – прочавкал сам себе Дискорд.</text:p>
      <text:p text:style-name="P51">– Макс берётся отыскать Селестию. И наша задача — помочь ему в этом! – с нажимом произнесла Луна, ни на кого не глядя.</text:p>
      <text:p text:style-name="P51">–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1">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1">– Я полностью в вашем распоряжении, Ваше Высочество! Думаю, мои друзья меня поддержат! – отчеканила Твайлайт.</text:p>
      <text:p text:style-name="P51">Шестёрка пони отозвалась невнятным мычанием.</text:p>
      <text:p text:style-name="P51">–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1">–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гриву.</text:p>
      <text:p text:style-name="P51">–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1">–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1">– Эталоном? Для всехпони? Всегда говорила? – Дискорд принял задумчивую позу, стреляя глазами по сторонам.</text:p>
      <text:p text:style-name="P51">–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1">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1"><text:soft-page-break/>– Мы думаем, она была права!</text:p>
      <text:p text:style-name="P51">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1">– Ну, это… Если светоч, то конечно… А как же! Я всегда знал, что я светоч!.. А для Элементов Гармонии я тоже светоч?</text:p>
      <text:p text:style-name="P51">– Разумеется! – заверила его Луна, изо всех сил моргая шестёрке.</text:p>
      <text:p text:style-name="P51">– Светоч, светоч! – вразнобой подтвердили пони. Пожалуй, Флаттершай даже не врала.</text:p>
      <text:p text:style-name="P51">–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1">– Ффух! – шумно выдохнула Луна. – Спасибо вам, Наши дорогие, вы Нам очень помогли!</text:p>
      <text:p text:style-name="P51">– Но мы же ничего не сделали! – запротестовала Эпплджек.</text:p>
      <text:p text:style-name="P51">–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1"/>
      <text:p text:style-name="P51">…</text:p>
      <text:p text:style-name="P51"/>
      <text:p text:style-name="P51">Безмолвными тенями скользнули лакеи и унесли блюда. На освободившемся столе Луна расстелила свиток с записями.</text:p>
      <text:p text:style-name="P51">– Теперь, мои маленькие пони, Мы должны просить вас ещё об одной услуге.</text:p>
      <text:p text:style-name="P51">Странно и непривычно было видеть принцессу ночи сконфуженной.</text:p>
      <text:p text:style-name="P51">–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1">При этих словах пони стали прятать глаза, а Дэш фейсхуфнула.</text:p>
      <text:p text:style-name="P51">– Нам просто необходимо провести это праздник! – отчаянно заявила Луна.<text:span text:style-name="T9">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1">–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1">–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1">Флаттершай закрыла голову копытами.</text:p>
      <text:p text:style-name="P51"/>
      <text:p text:style-name="P43">***</text:p>
      <text:p text:style-name="P42"/>
      <text:p text:style-name="P51"><text:soft-page-break/>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1">– Я верю в вас только потому, что ты об этом попросила. – наконец, начал я. – Тогда, в метель.</text:p>
      <text:p text:style-name="P51">Аликорница кивнула.</text:p>
      <text:p text:style-name="P51">– Потому что у меня больше нет других причин верить в дружбомагию. После того, что рассказала Луна.</text:p>
      <text:p text:style-name="P51">Аликорница сникла.</text:p>
      <text:p text:style-name="P51">– Она ведь правду сказала? То свидание ночью было всего лишь платой? Авансом?</text:p>
      <text:p text:style-name="P51">Селестия грустно кивнула и отвернулась.</text:p>
      <text:p text:style-name="P51">– Выходит, я для тебя был тем же, чем сейчас Дискорд для Луны? С тем отличием, что ты не нашла способ «отмазаться»?</text:p>
      <text:p text:style-name="P51">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1">Заросли можжевельника раздвинулись, пропуская синюю единорожку.</text:p>
      <text:p text:style-name="P51">– Привет!</text:p>
      <text:p text:style-name="P51">Я молча смотрел сквозь неё, привалившись спиной к валуну. Мне хотелось побыть одному.</text:p>
      <text:p text:style-name="P51">– Привет, говорю! Я видела, как ты залазил сюда. Классное местечко!</text:p>
      <text:p text:style-name="P51">– Привет, Индиго.</text:p>
      <text:p text:style-name="P51">– Что-то на тебе лица нет. Ты бледнее болотной поганки из Вечнодикого леса. Что-то случилось?</text:p>
      <text:p text:style-name="P51">– Случилось, Индиго. За то время, что мы не виделись, случилось очень многое.</text:p>
      <text:p text:style-name="P51">– Так это ж здорово! Я люблю, когда что-нибудь случается! Иначе скучно. А ты? Расскажи! Ты нашёл Шейлу?</text:p>
      <text:p text:style-name="P51">– Нашёл.</text:p>
      <text:p text:style-name="P51">– Вау! А принцессу Селестию?</text:p>
      <text:p text:style-name="P51">– Селестию тоже.</text:p>
      <text:p text:style-name="P51">– Круто! А где они? Они скоро вернутся?</text:p>
      <text:p text:style-name="P51">– Они не вернутся.</text:p>
      <text:p text:style-name="P51">Индиго перестала улыбаться. Тревога отразилась на её мордочке.</text:p>
      <text:p text:style-name="P51">– Почему?</text:p>
      <text:p text:style-name="P51">– Они там, откуда нет возврата.</text:p>
      <text:p text:style-name="P51">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1">Индиго молча села возле меня. Потом она всхлипнула. Потом тяжело вздохнула.</text:p>
      <text:p text:style-name="P51">– Пожалуйста, скажи мне, что с ними.</text:p>
      <text:p text:style-name="P51">Я оторвался от валуна, склонился над ней и тихонько прошептал ей в ухо:</text:p>
      <text:p text:style-name="P51">– Если я скажу, ты исчезнешь. Это такое проклятие. Отправишься вслед за ними. Мне бы этого не хотелось. Ты нужна здесь.</text:p>
      <text:p text:style-name="P51">Индиго хмуро взглянула на меня.</text:p>
      <text:p text:style-name="P51"><text:soft-page-break/>–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1">Я ласково потрепал её по головке.</text:p>
      <text:p text:style-name="P51">–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51">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1">– Индиго, ты в Гранд Галопинг Гала когда-нибудь участвовала?</text:p>
      <text:p text:style-name="P51">– А то! В прошлом году па взял меня с собой на Гала. Он стоял в охране, а я пробралась внутрь и наблюдала за всем из-за занавески.</text:p>
      <text:p text:style-name="P51">– То есть, ты помнишь, как там всё устроено и что должно происходить?</text:p>
      <text:p text:style-name="P51">– Агась!</text:p>
      <text:p text:style-name="P51">– Вот и отлично. Тогда беги во дворец, попроси стражу провести тебя к Твайлайт Спаркл. Скажешь, что ты от человека Мак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1">– Вау! Круто!</text:p>
      <text:p text:style-name="P51">Единорожка в восторге <text:s/>запрыгала на месте.</text:p>
      <text:p text:style-name="P51">–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1">Кобылка остановилась и обняла меня за шею.</text:p>
      <text:p text:style-name="P51">– Спасибки! Тока ж ты на праздник придёшь? Обещаешь? Пожалуйста-пожалуйста-пожалуйста!</text:p>
      <text:p text:style-name="P51">– Обещаю.</text:p>
      <text:p text:style-name="P51">Единорожка умчалась с победным «ю-ху-у-у!».</text:p>
      <text:p text:style-name="P51">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1">В серебряной коробке вместо книги лежал одинокий листок бумаги.</text:p>
      <text:p text:style-name="P58"/>
      <text:p text:style-name="P58">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58">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58">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text:soft-page-break/>испытывала чувство любви в последний раз, я почти забыла, что это такое. Ледник не растопить за месяц, а у меня и недели нет! Последнее время мне снится тём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58">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58">До встречи!</text:p>
      <text:p text:style-name="P58"/>
      <text:p text:style-name="P51">– Селли-Селли… Ну почему ты такая… – пробормотал я сквозь слёзы.</text:p>
      <text:p text:style-name="P51"/>
      <text:p text:style-name="P52">***</text:p>
      <text:p text:style-name="P69">INXS – Suicide blonde</text:p>
      <text:p text:style-name="P51">«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1">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1">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ближайший тупичок садового лабиринта и присел на песчаную дорожку, прислонившись к зелёной изгороди.</text:p>
      <text:p text:style-name="P51">– А где твой обещанный сюрприз? – донесся жеребячий голосок через изгородь. – Гости уже все собрались.</text:p>
      <text:p text:style-name="P51">–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1">–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1">– А моя часть будет в самом конце. – вздохнул третий голосок. – Если мы до него досидим. Лично мне уже надоело. Скучно.</text:p>
      <text:p text:style-name="P51">–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1">– Всё равно Норф был круче. – пробормотал голос Индиго. – Он Кинга раза три уделывал на «Королеве Лорен».</text:p>
      <text:p text:style-name="P51">– Скоро начнётся! Я слышу свисток Вондерболтов! – перебил голос Санни – Бежим на смотровую площадку!</text:p>
      <text:p text:style-name="P51"><text:soft-page-break/>– Кто первый добежит, тот… эмм…</text:p>
      <text:p text:style-name="P51">– Суперсветоч!</text:p>
      <text:p text:style-name="P51">– Агась! Галагалоперы, вперёд!</text:p>
      <text:p text:style-name="P51">– Йей!!!</text:p>
      <text:p text:style-name="P51">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1">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радужным ударом переливающийся фон рисунку.</text:p>
      <text:p text:style-name="P51">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1">…</text:p>
      <text:p text:style-name="P51">– Это она! Она!!!</text:p>
      <text:p text:style-name="P51">– Наша принцесса! Наше солнце!</text:p>
      <text:p text:style-name="P51">– Она вернётся!</text:p>
      <text:p text:style-name="P51">– А то! Я всем говорил! Мне никто не верил! Никто!!!</text:p>
      <text:p text:style-name="P51">– Дайте мне вас обнять, дорогой друг!</text:p>
      <text:p text:style-name="P51">…</text:p>
      <text:p text:style-name="P51">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2">&lt;<text:span text:style-name="T67">Ace Enders – million different people</text:span>&gt;</text:p>
      <text:p text:style-name="P51">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1">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27">усесться поудобнее там, где стоишь, и слушать-слушать-слушать (танцевать?)</text:span>.</text:p>
      <text:p text:style-name="P51">…</text:p>
      <text:p text:style-name="P51"><text:soft-page-break/>Музыкальный транс прервался цоканьем копыт по парковой дорожке. Две фигуры устало брели прочь от замка, тихо переговариваясь.</text:p>
      <text:p text:style-name="P51">– Ужель обязательно лично приветствовать каждого пони? Сестра разбаловала их. Это так утомляет!</text:p>
      <text:p text:style-name="P51">–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1">–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1">Луна с Твайлайт остановились прямо у колонны, за которой сидел я, прислонившись к прохладному мрамору с надписью «з<text:span text:style-name="T77">д</text:span>ЕсЬ БЫл <text:span text:style-name="T78">д</text:span>ИскОр<text:span text:style-name="T76">Д</text:span>».</text:p>
      <text:p text:style-name="P51">–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1">–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1">–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1">В саду прозвенел гонг. Музыка умолкла и в наступившей тишине звонкий голосок объявил в потрескивающий микрофон:</text:p>
      <text:p text:style-name="P51">–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1">Последняя фраза утонула в свисте и восторжённом топоте копыт. Твайлайт вздохнула.</text:p>
      <text:p text:style-name="P51">–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1">Твайлайт побрела по дорожке к освещённой террасе. Луна проводила её взглядом. Затем она со смешком обратилась в пространство:</text:p>
      <text:p text:style-name="P51">– Скрываться за колонной — плохая идея. Если хочешь, чтобы тебя не раскрыли, прячься так, чтобы не было видно твоей тени.</text:p>
      <text:p text:style-name="P51">– А кто прячется-то? – я встал и вышел к Луне. – Слушал себе музыку, пока вы не подошли. Классно играют!</text:p>
      <text:p text:style-name="P51">Луна кивнула.</text:p>
      <text:p text:style-name="P51">–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1">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1">– А-а-а, дражайший принц? – любезнейше приветствовала франта Луна – Как ваше драгоценное здоровье? Как поживает ваш кузён Хавтиноуз?</text:p>
      <text:p text:style-name="P51"><text:soft-page-break/>Принц позеленел, промычал нечто нечленораздельное и дал знак носильщикам двигаться дальше.</text:p>
      <text:p text:style-name="P51">Во дворце, вручив мне небольшую тяжёлую шкатулку серебряной окантовки, Луна с некоторым смущением сообщила:</text:p>
      <text:p text:style-name="P51">–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1">Она что, блядь, издевается?</text:p>
      <text:p text:style-name="P51">– Да хрен там! Какие перья? Ты же сама сказала, отношения были чисто деловыми. По крайней мере, с её стороны.</text:p>
      <text:p text:style-name="P51">Луна продолжила с каменным выражением лица.</text:p>
      <text:p text:style-name="P51">– Если же нет, поднимись в её башню и разыщи перо или волос в её постели. После чего помести это в компас. Всё.</text:p>
      <text:p text:style-name="P51">Аликорница отвернулась. Я пошёл к выходу.</text:p>
      <text:p text:style-name="P51">– Иногда деловые отношения служат прикрытием для… чего-то большего. Но смертным это трудно понять.</text:p>
      <text:p text:style-name="P51">Я обернулся. Аликорница смотрела в окно на первый заезд «Небес Эквестрии», не удостаивая меня вниманием.</text:p>
      <text:p text:style-name="P51">Не гребу я этих аликорнов!</text:p>
      <text:p text:style-name="P42"/>
      <text:p text:style-name="P52">***</text:p>
      <text:p text:style-name="P51"/>
      <text:p text:style-name="P51">И вот снова я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51">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1">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1">Чувствуя себя грабителем, я вошёл в комнату и осмотрел футон.</text:p>
      <text:p text:style-name="P51">Фиг там! Было такое впечатление, что последние недели на нём никто не спал. Ни складочки, ни вмятинки, ни волоска, ни пылинки.</text:p>
      <text:p text:style-name="P51">Я окинул взглядом комнату. Взор упал на гардероб у стенки. Вот где можно найти перо или волос!</text:p>
      <text:p text:style-name="P51">Рыться в шмотках Селестии — то ещё удовольствие! Я сгорал от смущения. Блин, Луна нарочно послала меня с таким поручением! Злоехидной кобыле ничего не стоило сделать это самой, тем более, они сёстры!</text:p>
      <text:p text:style-name="P51">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79"></text:span><text:span text:style-name="T80"> сидел, прислонившись к стенке. Оранжевая лампочка по прежнему горела на налобнике.</text:span></text:p>
      <text:p text:style-name="P51">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1"><text:soft-page-break/>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1">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1">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1">Оправившись от потрясения, я рассмотрел детали. Потёртости, царапины, сколы выдавали активное использование лат в прошлом.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1">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1">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1"/>
      <text:p text:style-name="P52">***</text:p>
      <text:p text:style-name="P51"/>
      <text:p text:style-name="P51">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 </text:p>
      <text:p text:style-name="P51">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1">Тут бы и самое время обосраться, но я решил повременить. Ноги как заводные несли меня по хорошо известному маршруту. Штаны между бёдрами едва не дымились, когда я трясущимися руками отворял ворота мастерской Норфа.</text:p>
      <text:p text:style-name="P51">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1">«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педаль колёсного тормоза внизу, кнопка включения фонарей справа. Как там? Рычаг на себя?</text:p>
      <text:p text:style-name="P51">Рычаг заклинило. Блядь!!!</text:p>
      <text:p text:style-name="P51">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1">Я что есть мочи дёрнул ручку на себя.</text:p>
      <text:p text:style-name="P51">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1"><text:soft-page-break/></text:p>
      <text:p text:style-name="P51">…</text:p>
      <text:p text:style-name="P51"/>
      <text:p text:style-name="P51">«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1">Замок.</text:p>
      <text:p text:style-name="P51">Блядь, что с замком?!</text:p>
      <text:p text:style-name="P51">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1">Я надавил на рычаг вертикальной тяги и колесница плавно скользнула вниз. Ха, теперь-то я понял, в чём дело! Замок висел в воздухе!</text:p>
      <text:p text:style-name="P51">Блядь… Замок висел в воздухе?!!</text:p>
      <text:p text:style-name="P51">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1">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1">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1">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1">Я пробежал комнату насквозь и кинулся к выходу.</text:p>
      <text:p text:style-name="P51">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1">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1">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1">За моей спиной раздался механический голос.</text:p>
      <text:p text:style-name="P51">– <text:span text:style-name="T81">Зафиксирована опасная ситуация. Сознание пациента </text:span><text:span text:style-name="T82">&lt;</text:span><text:span text:style-name="T81">Селестия</text:span><text:span text:style-name="T82">&gt;</text:span><text:span text:style-name="T81"> не регистрируется. Активируется протокол экстренной эвакуации пациента </text:span><text:span text:style-name="T82">&lt;</text:span><text:span text:style-name="T81">Селестия</text:span><text:span text:style-name="T82">&gt;</text:span><text:span text:style-name="T81"> к </text:span><text:span text:style-name="T82">&lt;</text:span><text:span text:style-name="T81">Луна</text:span><text:span text:style-name="T82">&gt;</text:span><text:span text:style-name="T81">.</text:span></text:p>
      <text:p text:style-name="P51">Я обернулся.</text:p>
      <text:p text:style-name="P51">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1"><text:soft-page-break/>БЛЯ!!!</text:p>
      <text:p text:style-name="P51">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1">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1">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1">–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1">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1"/>
      <text:p text:style-name="P51">…</text:p>
      <text:p text:style-name="P51"/>
      <text:p text:style-name="P51">– Что сиё значит, человек?!</text:p>
      <text:p text:style-name="P51">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1">– Мнэ-э-э. – в этот момент даже козлиное блеяние было для меня верхом геройства.</text:p>
      <text:p text:style-name="P51">Подымая тучи пыли, с грохотом обрушилась в провал башня Селестии. Луна с отвалившейся челюстью наблюдала за действом в окно.</text:p>
      <text:p text:style-name="P51">– Что… Что это за дискордовщина?!</text:p>
      <text:p text:style-name="P51">Луна глянула в противоположное окно.</text:p>
      <text:p text:style-name="P51">– А куда делась Наша башня?!! – на аликорницу было жалко смотреть.</text:p>
      <text:p text:style-name="P51">– Она внизу. – промямлил я.</text:p>
      <text:p text:style-name="P51">– В каком ещё низу???</text:p>
      <text:p text:style-name="P51">– Ну… внизу. С остальным Кантерлотом… – я чувствовал себя дебилом.</text:p>
      <text:p text:style-name="P51">Аликорница молча взвилась в воздух и вылетела наружу. Через минуту вернулась.</text:p>
      <text:p text:style-name="P51">– Мы приняли решение! Бал закрывается!</text:p>
      <text:p text:style-name="P51"/>
      <text:h text:style-name="Heading_20_2" text:outline-level="2">20. Назад</text:h>
      <text:p text:style-name="P72">Electric Light Orchestra – Sorrow about to fall</text:p>
      <text:p text:style-name="P51">Скалу ощутимо тряхнуло. Грибной суп выплеснулся из супницы на стол.</text:p>
      <text:p text:style-name="P51">– Четвёртый день уж волокут. Могли бы и научиться наконец-то. – проворчала Эпплджек с набитым ртом.</text:p>
      <text:p text:style-name="P51">Прямо перед нами маячила «Конкордия». Трёхмильный канат соединял её с «Громовержцем»<text:span text:style-name="T9"> </text:span>— так нарекла Луна летающий замок Кантерлота. Взбесившийся плющ-переросток не страшен скале в миллиард тонн,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text:soft-page-break/>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1">– Девочки, под нами Понивилль! – захлопала копытами Рэрити. – Узнаю свой бутик!</text:p>
      <text:p text:style-name="P51">Да, с утёса открылся городок, очертаниями повторяющий карту Понивилля.</text:p>
      <text:p text:style-name="P51">– Эй-Джей, гляди, твоя ферма! – Дэш указала на ряды деревьев на окраине городка.</text:p>
      <text:p text:style-name="P51">– Агась, она! – кивнула фермерша. – А это значит, скоро приедем.</text:p>
      <text:p text:style-name="P51">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1"/>
      <text:p text:style-name="P51">…</text:p>
      <text:p text:style-name="P51"/>
      <text:p text:style-name="P51">Мы стояли в зале стратегического планирования. Перед нами стоял столик с фруктами и минеральной водой. Луна прохаживалась перед стендом в строгом жакете и квадратных очках (готов биться об заклад, с нулевым увеличением). В углу в кресле развалился Дискорд и плевал в потолок. <text:span text:style-name="T16">Прилетало, почему-то, мне.</text:span></text:p>
      <text:p text:style-name="P51">– Итак, на рассвете мы достигнем цели. Надеюсь, все помнят план действий. Мы высаживаемся группой у входа и…</text:p>
      <text:p text:style-name="P51">– Прячемся?</text:p>
      <text:p text:style-name="P51">– Дерёмся с пландерсидами?</text:p>
      <text:p text:style-name="P51">– Создаём магическое убежище?</text:p>
      <text:p text:style-name="P51">– Нет!</text:p>
      <text:p text:style-name="P51">Луна поднесла копыто ко рту и прокашлялась.</text:p>
      <text:p text:style-name="P51">– Как я уже неоднократно повторяла, у нас нет времени на всё вышеперечисленное. Масса «Громовержца» обязательно пробудит спящие в болоте пландерсиды. Разумеется, ему они не страшны, но пландерсиды есть также и в подвалах замка. Наш козырь — внезапность. Мы молниеносно высаживаемся у входа и проникаем внутрь. Подва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1">Я вспомнил, как мы драпали из замка, но промолчал. <text:span text:style-name="T16">Отклонившись назад, я едва увернулся от очередного дискордового плевка «в потолок».</text:span></text:p>
      <text:p text:style-name="P51">–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1">Я взял со стола яблоко поувесистей и стал как бы невзначай подбрасывать его в руке.</text:p>
      <text:p text:style-name="P51">– По возвращению человек отыщет Сестру с помощью компаса, что Мы приготовили для него. Ты активировал компас, человек?</text:p>
      <text:p text:style-name="P51">– А как же! Это стоило мне кучи седых волос.</text:p>
      <text:p text:style-name="P51">– Чудесно! Осталось дело за малым — найти Сестру.</text:p>
      <text:p text:style-name="P51">– Не кажется ли тебе, дражайшая, что ты забыла об одной незначительной детали? – встрял Дискорд. – <text:s/>Совсем незначительной, вот такусенькой?</text:p>
      <text:p text:style-name="P51">– Какой же? – нахмурилась Луна. – Ты изменяешь условия сделки?</text:p>
      <text:p text:style-name="P51"><text:soft-page-break/>– Да забудь про сделку! – отмахнулся драконикус. – Как мы доставим обратно Сахарную Ватку? Если верить «проводнику», – драконикус презрительно фыркнул в мою сторону, – в его родном мире магии меньше, чем в моём плевке.</text:p>
      <text:p text:style-name="P51">Драконикус для наглядности снова плюнул.<text:span text:style-name="T16"> Я снова увернулся и засёк «портал» на потолке, с которого прилетали плевки.</text:span></text:p>
      <text:p text:style-name="P51">– Так бывает, когда мир или слишком стар, или слишком жаден и всю магию гребёт под себя. Не то, чтоб у меня к нему были претензии, но портал с их стороны открыть не получится. Если, конечно, у Ватки не припасён запасец магии на чёрный день в Эогиппе.</text:p>
      <text:p text:style-name="P51">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9">, </text:span>отправилось в мусорную корзину.</text:p>
      <text:p text:style-name="P51">– Нам нужно посмотреть… Третья степень плюс заклинание факела… На восстановление понадобится… Гм. Открыть портал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1"/>
      <text:p text:style-name="P51"/>
      <text:p text:style-name="P76"><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76"><text:span text:style-name="T1">–</text:span> А как мы узнаем, когда будет нужное время? План ненадёжен. <text:span text:style-name="T1">–</text:span> <text:span text:style-name="T1">з</text:span>асомневалась Луна.</text:p>
      <text:p text:style-name="P76"><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83"/>
      <text:p text:style-name="P51">Сумерки укутывали землю пушистым одеялом. Я сидел, прислонившись к скале, любовался проплывающим внизу лесом и и лениво отвечал Дэш.</text:p>
      <text:p text:style-name="P107"><text:span text:style-name="T9">–</text:span> Ну хорошо, а кто вами правит? Аликорн? Драконикус? Какой-нибудь человек с рогом во лбу? Или у вас нет правителя?</text:p>
      <text:p text:style-name="P107"><text:span text:style-name="T9">–</text:span> Нет, почему? Правитель есть. Только он не постоянный. Его избирают. Раз в несколько лет.</text:p>
      <text:p text:style-name="P107"><text:span text:style-name="T9">–</text:span> Но это же полная ерунда! <text:span text:style-name="T9">–</text:span> <text:span text:style-name="T1">в</text:span>оскликнула Д<text:span text:style-name="T1">эш</text:span>. <text:span text:style-name="T9">–</text:span> С какой стати он будет заботиться о королевстве как о своём, если будет знать, что через несколько лет оно будет не его?</text:p>
      <text:p text:style-name="P108"/>
      <text:p text:style-name="P109">&lt;<text:span text:style-name="T1">Дэш хочет последовать за Максом. Он её отговаривает.</text:span>&gt;</text:p>
      <text:p text:style-name="P109">&lt;<text:span text:style-name="T1">Совещание у Луны перед штурмом <text:s/>+ шестёрка+Макс+Дискорд</text:span>&gt;</text:p>
      <text:p text:style-name="P42">&lt;<text:span text:style-name="T1">Ночь перед штурмом</text:span>&gt;</text:p>
      <text:p text:style-name="P51"/>
      <text:p text:style-name="P30">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1"><text:span text:style-name="T24">Дальше — написано. Дискорда при возврате подменяет Трикси</text:span>&gt;</text:p>
      <text:p text:style-name="P51"/>
      <text:p text:style-name="P85"><text:span text:style-name="T9">&lt;Луна - </text:span><text:span text:style-name="T2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9">&gt;</text:span></text:p>
      <text:p text:style-name="P110"/>
      <text:p text:style-name="P30"><text:soft-page-break/>Во второй раз в Вечнодикий лес Макс и Ко отправляются на парящем обломке кантерлотского замка (с ними отправился и спящий в пещере под замком дракон — Агамемнон-бескланник из северных гор — потом он освобождает их от суперпландерсида <text:span text:style-name="T9">(- </text:span><text:span text:style-name="T29">ПОНИ!!! ВЫ ЗАЕБАЛИ</text:span>!<text:span text:style-name="T29"> ВЫ ДАДИТЕ МНЕ ПОСПАТЬ, ИЛИ НЕТ? НЕ БУДЬ Я АГАМЕМНОН-БЕСКЛАННИК</text:span>!<text:span text:style-name="T9">)</text:span>, схватившего замок и улетает с сокровищами нафиг подальше от беспокойных пони)</text:p>
      <text:p text:style-name="P51">&lt;<text:span text:style-name="T22">Макс влюбится в Дэш, но потом, когда она вернётся из смерти, он не последует за ней. «Я теперь буду стрематься отношений. И вообще, обзаведусь в конце-концов рогом и наставлю Селестиии рогов!»</text:span>&gt;</text:p>
      <text:p text:style-name="P51"/>
      <text:p text:style-name="P51">&lt;<text:span text:style-name="T22">Блядь, да я боюсь её до коликов! Я чуть не обоссался от страха в нашу последнюю встречу! </text:span><text:span text:style-name="T25">(</text:span><text:span text:style-name="T22">Макс о Луне</text:span><text:span text:style-name="T25">)</text:span>&gt;</text:p>
      <text:p text:style-name="P42"/>
      <text:p text:style-name="P42">&lt;<text:span text:style-name="T23">- А ты сам-то что чувствуешь?</text:span></text:p>
      <text:p text:style-name="P32">- Я не идиот, и всё видел. Нет никакого мира-вампира. Эквус загибается потому, что он не настоящий. Он выдуман брони! У меня друг был такой. Пони просто возвращались назад, к создавшим их брони! Вот что я видел за экраном!</text:p>
      <text:p text:style-name="P32">...</text:p>
      <text:p text:style-name="P29">-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29"><text:span text:style-name="T1">- Не знаю, не отслеживал. Я ведь не брони!</text:span>&gt;</text:p>
      <text:p text:style-name="P29"/>
      <text:p text:style-name="P29">&lt; - <text:span text:style-name="T1">Возможно, в другой раз, в другое время...</text:span></text:p>
      <text:p text:style-name="P32">- Ну уж нет! Я завязываю с конеёбством!</text:p>
      <text:p text:style-name="P42"><text:span text:style-name="T23">- Посмотрим... Хи-хи...</text:span>&gt;</text:p>
      <text:p text:style-name="P42"/>
      <text:p text:style-name="P51">&lt;<text:span text:style-name="T22">Пландерсид покрыл грудь Макса шрамами в замке сестёр</text:span>&gt;</text:p>
      <text:p text:style-name="P42"/>
      <text:p text:style-name="P41">&lt; <text:span text:style-name="T23">- Я не проводник! Луна сказала...</text:span></text:p>
      <text:p text:style-name="P31">- Глупости! - перебила Дэш. - Не обращай внимания на то, что там кто-то сказал! Делай своё дело! Веди!</text:p>
      <text:p text:style-name="P41"><text:span text:style-name="T23">В замке сестёр Макс с Дэш разругиваются.</text:span>&gt;</text:p>
      <text:p text:style-name="P41"/>
      <text:p text:style-name="P41">&lt;<text:span text:style-name="T23"> </text:span><text:span text:style-name="T22">-</text:span><text:span text:style-name="T23">Я не умею! Давай ты напишешь!</text:span></text:p>
      <text:p text:style-name="P41"><text:span text:style-name="T22">- </text:span><text:span text:style-name="T23">Фигушки! Подрядил меня татухи поням рисовать — сам теперь фанфик пиши!</text:span>&gt;</text:p>
      <text:p text:style-name="P49"/>
      <text:p text:style-name="P41">&lt;<text:span text:style-name="T23">В сцене прощания (во сне) — Р.Д. в будущем будет стрематься поебушек с человеками, чтобы не испытывать горечи расставания. Но: </text:span></text:p>
      <text:p text:style-name="P41"><text:span text:style-name="T23">- Учти, я ни капельки не жалею о наших поебушках! Но в будущем буду их стрематься. Это очень больно — вот так расставаться</text:span>&gt;</text:p>
      <text:p text:style-name="P31">&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1"/>
      <text:p text:style-name="P31">(про Макса в сне-прощании)</text:p>
      <text:p text:style-name="P31"><text:soft-page-break/>Я — Дискорд, и я говорю вам: он вернётся Я подсоблю вам, касатикам, хе-хе!</text:p>
      <text:p text:style-name="P49"/>
      <text:p text:style-name="P125"><text:span text:style-name="T9"><text:s/>&lt;</text:span><text:span text:style-name="T25"> - </text:span><text:span text:style-name="T22">Я не могу быть вашим спасителем! Я намного хуже и испорченнее вас!</text:span><text:span text:style-name="T9">&gt;</text:span></text:p>
      <text:p text:style-name="P126"/>
      <text:p text:style-name="P41">&lt;<text:span text:style-name="T23">Луна говорит Максу в прощальном сне:</text:span></text:p>
      <text:p text:style-name="P41"><text:span text:style-name="T23">- Прости, что хотела убить тебя. Я ослабела и Найтмэр на время одержала верх</text:span>&gt;</text:p>
      <text:p text:style-name="P49"/>
      <text:p text:style-name="P41">&lt;<text:span text:style-name="T23">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1"/>
      <text:p text:style-name="P28">&lt;<text:span text:style-name="T1">Когда Макс в последний раз пролетает в Эогиппе (когда неудачо вписывается в коридор при возвращении в Эквестрию с Терры), Анакорн подбегает к Максу и спрашивает:</text:span></text:p>
      <text:p text:style-name="P30">- Слушай, я что-то не пойму, Эогипп для тебя что, проходной двор, что ли? На моей памяти, ты уже <text:span text:style-name="T9">&lt;</text:span>пятый<text:span text:style-name="T9">&gt;</text:span> раз за последние полгода туда-сюда через него мотаешься. Так часто сюда даже аликорны не заглядывают…</text:p>
      <text:p text:style-name="P28"><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38"/>
      <text:p text:style-name="P30"/>
      <text:p text:style-name="P1"/>
      <text:p text:style-name="P28">- <text:span text:style-name="T1">Ты же говорил, у нас нет магии?</text:span></text:p>
      <text:p text:style-name="P30">- Нет. Но что я, по-твоему, делал за тысячи лет заточения в статуе? Да я столько магии накопил, что могу вывернуть это мирок пару раз наизнанку! <text:span text:style-name="T71">Кстати, он от </text:span>э<text:span text:style-name="T71">того только лучше станет!</text:span></text:p>
      <text:p text:style-name="P30">- Но тогда ты мог бы захватить власть в Эквестрии?</text:p>
      <text:p text:style-name="P30">- Мог бы. Но… Зачем? За эти годы я многое переосмыслил и понял: властвовать чертовски скучно! Куда интереснее строить козни изподтишка...</text:p>
      <text:p text:style-name="P38"/>
      <text:p text:style-name="P27"/>
      <text:p text:style-name="P28">&lt;Селестия проснётся на Терре в облике кибермозга, т.к. в своём мире она на ступень выше пони (а кибермозг на Терре на ступень выше людей)&gt;</text:p>
      <text:p text:style-name="P30"/>
      <text:p text:style-name="P8">***</text:p>
      <text:p text:style-name="P114"/>
      <text:p text:style-name="P1">&lt;<text:span text:style-name="T27">Это уже видит Макс в своём сне — он проследит за Рэрити и остальными. Но проговорится об этом только в разговоре с Анакорном — для интриги:</text:span></text:p>
      <text:p text:style-name="P26">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26">Внезапно он открыл глаза и посмотрел на экран. В глазах его отражалась цепочка пони, как у прыгнувшей за миг до того в экран пони.</text:p>
      <text:p text:style-name="P26">Рябь экрана разглаживалась, он постепенно становился непрозрачно-матовым. Так же угасало отражение светящейся цепочки в глазах у юноши.<text:span text:style-name="T9">&gt;</text:span></text:p>
      <text:p text:style-name="P46"><text:soft-page-break/></text:p>
      <text:h text:style-name="P153" text:outline-level="2">Сон Рэрити</text:h>
      <text:p text:style-name="P76"/>
      <text:p text:style-name="P77">***</text:p>
      <text:p text:style-name="P84">&lt;<text:span text:style-name="T22">На Терре Селестия, будучи в компьютере, случайно пробуждает в Нексусе активный интеллект.</text:span>&gt;</text:p>
      <text:p text:style-name="P76"/>
      <text:h text:style-name="P153" text:outline-level="2">Рейд пони-рэйнджеров</text:h>
      <text:p text:style-name="P76"/>
      <text:p text:style-name="P87">(леденящий душу триллер, музыка тревожная)</text:p>
      <text:p text:style-name="P78">&lt;<text:span text:style-name="T2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77">***</text:p>
      <text:p text:style-name="P76">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76"><text:span text:style-name="T9">–</text:span> Хотя кое-кто за за тысячу лет воздержания накопил столько силы, что может жонглировать планетами, не думаю, что он <text:span text:style-name="T9">&lt;</text:span><text:span text:style-name="T21">вот эту-то энергию Дискорд и потратил на превращение в дракона в мире </text:span><text:span text:style-name="T21">Терры</text:span><text:span text:style-name="T9">&gt;</text:span>… Нет, конечно, это не он, его усталость и раскаяние были искренними… Дискорд на нашей стороне… <text:s/>Продолжайте, Кимеринн.</text:p>
      <text:h text:style-name="P153" text:outline-level="2"/>
      <text:h text:style-name="P153" text:outline-level="2">Продолжение ЛСД-чаепития</text:h>
      <text:p text:style-name="P76"/>
      <text:p text:style-name="P76"><text:span text:style-name="T9">&lt;</text:span><text:span text:style-name="T2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9">&gt;</text:span></text:p>
      <text:p text:style-name="P84"/>
      <text:h text:style-name="P153" text:outline-level="2">Поиск решения</text:h>
      <text:p text:style-name="P115"/>
      <text:p text:style-name="P80"/>
      <text:p text:style-name="P76"><text:span text:style-name="T9">&lt;</text:span><text:span text:style-name="T22">Как Луна, Твайлайт и Дискорд через месяц будут пробираться к замку Принцесс, если к нему уже сейчас пройти почти невозможно?</text:span><text:span text:style-name="T9">&gt;</text:span></text:p>
      <text:p text:style-name="P80"/>
      <text:p text:style-name="P76"><text:span text:style-name="T9">&lt;</text:span><text:span text:style-name="T22">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text:span><text:span text:style-name="T22">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text:span><text:span text:style-name="T22">разбивается при падении с небоскрёба). И Терра хочет выправить ситуацию, убив Макса в реанимации, </text:span><text:span text:style-name="T22">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76"><text:span text:style-name="T2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text:span><text:soft-page-break/><text:span text:style-name="T22">правительницей Эквестрии. Но реальность отвергает его подозрения </text:span><text:span text:style-name="T25">—</text:span><text:span text:style-name="T22"> Луна создаёт обратный коридор в срок.</text:span><text:span text:style-name="T9">&gt;</text:span></text:p>
      <text:p text:style-name="P76"/>
      <text:h text:style-name="P153" text:outline-level="2">Поход к замку Принцес-2</text:h>
      <text:p text:style-name="P76"/>
      <text:p text:style-name="P76">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76">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76"><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76"><text:span text:style-name="T1">–</text:span> Это значит, что мы совсем близко от замка. От того остова замок должен быть виден, <text:span text:style-name="T1">–</text:span> прошептала Луна.</text:p>
      <text:p text:style-name="P76">На металлическом боку остова были отчётливо видны четыре вмятины <text:span text:style-name="T9">—</text:span> место торможения Кимеринна.</text:p>
      <text:p text:style-name="P76">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76">Я внимательно осмотрел покорёженный остов. </text:p>
      <text:p text:style-name="P76">”...eing” <text:span text:style-name="T9">—</text:span> виднелось под листвой плюща.</text:p>
      <text:p text:style-name="P76">“Откуда здесь взялся рухнувший Боинг?” <text:span text:style-name="T9">&lt;</text:span><text:span text:style-name="T23">Дуглас </text:span><text:span text:style-name="T25">—</text:span><text:span text:style-name="T23"> </text:span><text:span text:style-name="T25">DC-3</text:span><text:span text:style-name="T9">&gt;</text:span></text:p>
      <text:p text:style-name="P76">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76">Кобылки о чём-то спорили, в то время как стражники пытались нащупать брод.</text:p>
      <text:p text:style-name="P76"><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76"><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76"><text:span text:style-name="T1">–</text:span> Кимеринн погиб от тентаклиан, <text:span text:style-name="T1">–</text:span> тихо заметила Луна. <text:span text:style-name="T1">–</text:span> Ждите меня здесь.</text:p>
      <text:p text:style-name="P76">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76">Тяжело дыша, Луна вернулась.</text:p>
      <text:p text:style-name="P80"/>
      <text:p text:style-name="P76"><text:span text:style-name="T9">&lt;</text:span><text:span text:style-name="T22">высоко летать нельзя из-за молний</text:span><text:span text:style-name="T9">&gt;</text:span></text:p>
      <text:p text:style-name="P80"/>
      <text:p text:style-name="P76"><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76"><text:soft-page-break/>Её голос заглушил протяжный стон металла.</text:p>
      <text:p text:style-name="P76">Остов самолёта выпрямился и, чуть приподнявшись над землёй, сразу же опустился.</text:p>
      <text:p text:style-name="P76"><text:span text:style-name="T1">–</text:span> Дискорд!!! - одновременно воскликнули Луна, Дэш, ЭйДжей, Флаттершай и я.</text:p>
      <text:p text:style-name="P76">И действительно, за штурвалом <text:s/>сидел драконикус и что-то шептал себе под нос. Остов снова приподнялся и опять опустился.</text:p>
      <text:p text:style-name="P76"><text:span text:style-name="T1">–</text:span> У меня бы ни в жизни это бы не получилось, не помогай мне он. <text:span text:style-name="T1">–</text:span> заявил Дискорд.</text:p>
      <text:p text:style-name="P76"><text:span text:style-name="T1">–</text:span> Кто <text:span text:style-name="T9">—</text:span> “он”, <text:span text:style-name="T1">–</text:span> спросила Луна.</text:p>
      <text:p text:style-name="P76"><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76">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76">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76"><text:span text:style-name="T1">–</text:span> Поворачиваем! Поворачиваем! <text:span text:style-name="T1">–</text:span> прохрипел Дискорд.</text:p>
      <text:p text:style-name="P76"><text:span text:style-name="T1">–</text:span> Как? <text:span text:style-name="T1">–</text:span> Твайлайт зажмурилась от напряжения.</text:p>
      <text:p text:style-name="P76"><text:span text:style-name="T1">–</text:span> Эта штуковина говорит, ей нужно наклонить крыло в сторону поворота! Все вместе <text:span text:style-name="T9">—</text:span> приготовились! Р-раз! Два!! Три!!! <text:span text:style-name="T1">–</text:span> <text:span text:style-name="T1">из</text:span> носа Дискорда на приборную панель капал пот.</text:p>
      <text:p text:style-name="P76">Кабина медленно накренилась. Деревья поплыли вправо. </text:p>
      <text:p text:style-name="P76"><text:span text:style-name="T1">–</text:span> Выравниваем!!!</text:p>
      <text:p text:style-name="P76">Кабина выровнялась. Сначала деревья, а потом водная гладь медленно проплывали внизу.</text:p>
      <text:p text:style-name="P76"><text:span text:style-name="T1">–</text:span> Вот так и держим. Эта железяка очень нам благодарна.</text:p>
      <text:p text:style-name="P76"><text:span text:style-name="T1">–</text:span> Скорее! Я долго не выдержу! Она слишком тяжёлая. <text:span text:style-name="T1">–</text:span> Твайлайт дрожала от напряжения.</text:p>
      <text:p text:style-name="P76">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76"><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76"><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76"><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76">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76">Поняв тщётность усилий, пегаска вернулась в самолёт. В закрытую ею дверь через секунду громыхнул тентаклиан.</text:p>
      <text:p text:style-name="P76"><text:span text:style-name="T1">–</text:span> Не сдаёмся! Этой мерзкой дряни не победить нас! <text:span text:style-name="T1">–</text:span> хрипел Дискорд.</text:p>
      <text:p text:style-name="P76">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text:soft-page-break/>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76"><text:span text:style-name="T1">–</text:span> Я больше не могу, <text:span text:style-name="T1">–</text:span> простонала Твайлайт и лишилась чувств.</text:p>
      <text:p text:style-name="P76">“Крррак” <text:span text:style-name="T9">—</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76">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76"><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9">—</text:span> помогают идти Твайлайт. Макс и Дэш <text:span text:style-name="T9">—</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76">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9">&lt;</text:span><text:span text:style-name="T22">двухмесячной</text:span><text:span text:style-name="T9">&gt;</text:span> давности осталось лишь направление движения.</text:p>
      <text:p text:style-name="P76">И опять, как <text:span text:style-name="T9">&lt;</text:span><text:span text:style-name="T22">два</text:span><text:span text:style-name="T9">&gt;</text:span> месяца назад, я стал отставать от отряда. Я проклинал свои лёгкие, но топот копыт основной группы постепенно удалялся.</text:p>
      <text:p text:style-name="P76">Мне показался знакомым открывшийся корридор слева.</text:p>
      <text:p text:style-name="P76"><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76">Топот копыт основной группы затихал за поворотом основного корридора. РД коротко кивнула и, пропустив меня в проём, потрусила за мной.</text:p>
      <text:p text:style-name="P76">Проклятие, бег <text:span text:style-name="T9">—</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76"><text:span text:style-name="T1">Дэш</text:span> вытянула шею и навострила уши, прислушивась к затихающему топоту. Потом высоко подпрыгнула и зависла в воздухе.</text:p>
      <text:p text:style-name="P76"/>
      <text:p text:style-name="P76"><text:span text:style-name="T9">&lt;</text:span><text:span text:style-name="T22">Cначала описать попытку усесться сверху. На первой попытке Макс поранился об брошь в гриве РД в виде радужной молнии</text:span><text:span text:style-name="T9">&gt;</text:span></text:p>
      <text:p text:style-name="P76"/>
      <text:p text:style-name="P76"><text:span text:style-name="T1">–</text:span> Хватайся за ноги. <text:span text:style-name="T1">–</text:span> <text:span text:style-name="T1">с</text:span>командовала она.</text:p>
      <text:p text:style-name="P76">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76"><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76">После двух кувырков по камням гудела голова и саднило ушибленное плечо. </text:p>
      <text:p text:style-name="P76"><text:span text:style-name="T1">–</text:span> Дэш? Ты где? Дэш?</text:p>
      <text:p text:style-name="P76">До меня донеслось тяжёлое дыхание и звуки борьбы из бокового прохода метрах в пяти позади меня.</text:p>
      <text:p text:style-name="P76">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76"><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text:soft-page-break/>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76">Наконец она процедила сквозь зубы:</text:p>
      <text:p text:style-name="P76"><text:span text:style-name="T1">–</text:span> Всё. Уходи! <text:span text:style-name="T1">–</text:span> и с силой толкнула меня в грудь копытом, одновременно вырываясь из объятий.</text:p>
      <text:p text:style-name="P76"><text:span text:style-name="T1">–</text:span> Дэш! <text:span text:style-name="T1">–</text:span> <text:span text:style-name="T1">с</text:span> пола я увидел, как в петле тентаклиана с хрустом ломается её крыло.</text:p>
      <text:p text:style-name="P76">Дэш застонала и у неё подкосились передние ноги.</text:p>
      <text:p text:style-name="P76"><text:span text:style-name="T1">–</text:span> Уйди! Не смотри на меня! <text:span text:style-name="T1">–</text:span> зло крикнула она мне.</text:p>
      <text:p text:style-name="P76">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76">Очередной рывок сбил меня с ног.</text:p>
      <text:p text:style-name="P76">Я очнулся от спёртого дыхания.</text:p>
      <text:p text:style-name="P76">Дискорд, ругаясь сквозь зубы, волок меня под мышкой по коридору, по которому пять минут назад мы с Дэш догоняли группу.</text:p>
      <text:p text:style-name="P76"><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76">Я тупо смотрел на проносящиеся подо мной плиты. Мыслей не было никаких. Только воспоминания.</text:p>
      <text:p text:style-name="P76">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76">Я закрыл глаза и беззвучно закричал. Как сквозь сон мне слышались голоса.</text:p>
      <text:p text:style-name="P76"><text:span text:style-name="T1">–</text:span> Все приготовились? Луна, ты готова?</text:p>
      <text:p text:style-name="P76"><text:span text:style-name="T1">–</text:span> Да.</text:p>
      <text:p text:style-name="P76"><text:span text:style-name="T1">–</text:span> Твайлайт?</text:p>
      <text:p text:style-name="P76"><text:span text:style-name="T1">–</text:span> Да!</text:p>
      <text:p text:style-name="P76"><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76"><text:span text:style-name="T1">–</text:span> Дэш? Что с ней?</text:p>
      <text:p text:style-name="P76"><text:span text:style-name="T1">–</text:span> Нет времени объяснять. Тентаклианы просыпаются. Начинаем!</text:p>
      <text:p text:style-name="P76"><text:span text:style-name="T1">–</text:span> Начинаем!</text:p>
      <text:p text:style-name="P76"><text:span text:style-name="T1">–</text:span> Начинаем!</text:p>
      <text:p text:style-name="P76">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76">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76">Поток заканчивался окном неправильной формы. Через окно по мере приближения стали видны огни большого города.</text:p>
      <text:p text:style-name="P76">Эпплджек нырнула в проём первая. Флаттершай, прижав к себе ноги и прикрывшись крыльями, влетела вторая.</text:p>
      <text:p text:style-name="P76"><text:soft-page-break/>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76">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76">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76">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76">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9">&lt;</text:span><text:span text:style-name="T22">основного потока</text:span><text:span text:style-name="T9">&gt;</text:span> и финальные метры я пролетел сам, по инерции. В последний момент я смог вывернуть шею, чтобы посмотреть назад. </text:p>
      <text:p text:style-name="P76">Там были лишь темнота и радуга, тающая в последних отблесках исчезающего коридора.</text:p>
      <text:p text:style-name="P77">***</text:p>
      <text:p text:style-name="P76">Невесомость, удар, чувство веса.</text:p>
      <text:p text:style-name="P76">Я открыл глаза.</text:p>
      <text:p text:style-name="P76">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76">Мне ЭТО всё приснилось? Но таких ярких и длинных снов не бывает. А ЛСД я перестал баловаться два года назад. Да и не похоже это на трип.</text:p>
      <text:p text:style-name="P76">Я поднял руку и обнаружил в ладони брошь в виде радужной молнии.</text:p>
      <text:p text:style-name="P76">Слабый звук заставил меня обернуться.</text:p>
      <text:p text:style-name="P76">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76"><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76"/>
      <text:p text:style-name="P76"><text:span text:style-name="T9">&lt;</text:span><text:span text:style-name="T22">Поиски Селестии — сюжет:</text:span></text:p>
      <text:p text:style-name="P82">Базовое положение: Селестия физически находится на компе Влада в соседнем с максовым доме, в качестве этической подпрограммы к Нексусу.</text:p>
      <text:p text:style-name="P82">Кратко:</text:p>
      <text:p text:style-name="P8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text:soft-page-break/>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82">Эпизод 1:</text:p>
      <text:p text:style-name="P82">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82">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82">…</text:p>
      <text:p text:style-name="P82">Итого:</text:p>
      <text:p text:style-name="P8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82">Эпизод 3.5 (необязательный): День из жизни Дискорда (впечатления от нового мира, интерес путешествия, нежелание возвращаться).</text:p>
      <text:p text:style-name="P82">Эпизод 4: Эй-Джей рассказывает Максу о Флаттершай, о её тревожном состоянии - сильнейшей депрессии. Флатти отказывается есть и разговаривать.</text:p>
      <text:p text:style-name="P76"><text:span text:style-name="T2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text:span><text:span text:style-name="T22">вскользь упоминает про характерный ответ Нексуса. Флатти слышала этот ответ от Селестии - и она узнаёт в Нексусе Селестию.</text:span><text:span text:style-name="T9">&gt;</text:span></text:p>
      <text:p text:style-name="P76"/>
      <text:h text:style-name="P153" text:outline-level="2">Терра. Прибытие</text:h>
      <text:p text:style-name="P76"/>
      <text:p text:style-name="P76">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76">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9">—</text:span> они отправлялись в нижний ящик шкафа, что сейчас пришлось очень кстати.</text:p>
      <text:p text:style-name="P76">Я присел в коридоре, закрыв глаза.</text:p>
      <text:p text:style-name="P76">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76">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76">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76"><text:soft-page-break/>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77">***</text:p>
      <text:p text:style-name="P76"><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76">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76">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76">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76">В-четвёртых, через <text:span text:style-name="T9">&lt;</text:span><text:span text:style-name="T22">три месяца</text:span><text:span text:style-name="T9">&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76">– Постой, – я оторвался от печальных мыслей, – в чём удача-то, что ты оказался с нами?</text:p>
      <text:p text:style-name="P76">–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76">Дискорд отпил воды и попытался поставить стакан в воздух. Стакан немедленно упал и разбился.</text:p>
      <text:p text:style-name="P76">–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76">Стакан медленно собрался воедино и прыгнул обратно в руку Дискорду. – Хорошо, хоть внутренняя сила осталась. – пробурчал он.</text:p>
      <text:p text:style-name="P76">–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76">– А они? – Дискорд кивнул на девушек, сжавшихся в уголке дивана.</text:p>
      <text:p text:style-name="P76">Я пожал плечами. </text:p>
      <text:p text:style-name="P76">– Поживём — увидим. Я никому навязывать обязанности не собираюсь.</text:p>
      <text:p text:style-name="P76"/>
      <text:h text:style-name="P153" text:outline-level="2">Поиски</text:h>
      <text:p text:style-name="P76"/>
      <text:p text:style-name="P76">“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76">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76"><text:soft-page-break/>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76">А сейчас разберёмся, что там с Нексусом?</text:p>
      <text:p text:style-name="P76">Административная консоль приветственно мигнула зелёным шрифтом.</text:p>
      <text:p text:style-name="P76"><text:span text:style-name="T9">&gt;</text:span>\Привет, Нексус. Это Макс.</text:p>
      <text:p text:style-name="P76"><text:span text:style-name="T9">&lt;\</text:span>Привет, Макс. Рад тебя видеть.</text:p>
      <text:p text:style-name="P81">Хм. Блок эмоций? Или просто модификация стандартного приветствия?</text:p>
      <text:p text:style-name="P76"><text:span text:style-name="T9">&gt;\</text:span>Нексус, отключи память событий за последнюю неделю.</text:p>
      <text:p text:style-name="P76"><text:span text:style-name="T9">&lt;\</text:span>Выполнено, Макс.</text:p>
      <text:p text:style-name="P76"><text:span text:style-name="T9">&gt;</text:span>\Задача по корпоративной логике. Выдай наиболее оптимальное решение.</text:p>
      <text:p text:style-name="P76"><text:span text:style-name="T9">&lt;\</text:span>Жду с нетерпением, Макс.</text:p>
      <text:p text:style-name="P76"><text:span text:style-name="T9">&gt;\</text:span>Постановка задачи.</text:p>
      <text:p text:style-name="P76"><text:span text:style-name="T9">&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76"><text:span text:style-name="T9">&gt;\</text:span>Ограничения.</text:p>
      <text:p text:style-name="P76"><text:span text:style-name="T9">&gt;\</text:span>Ты не можешь подать в суд на компанию Б и ждать результатов, так как за время разбирательства компания А обанкротится.</text:p>
      <text:p text:style-name="P76"><text:span text:style-name="T9">&gt;\</text:span>Задание.</text:p>
      <text:p text:style-name="P76"><text:span text:style-name="T9">&gt;\</text:span>Устранить опасность банкротства корпорации А. Просчитать варианты активностей для среднего и высокого уровней напряжённостей.</text:p>
      <text:p text:style-name="P76"><text:span text:style-name="T9">&lt;\</text:span>Задача принята...</text:p>
      <text:p text:style-name="P76"><text:span text:style-name="T9">&lt;\</text:span>...</text:p>
      <text:p text:style-name="P76"><text:span text:style-name="T9">&lt;\</text:span>...</text:p>
      <text:p text:style-name="P76"><text:span text:style-name="T9">&lt;\</text:span>Решение:</text:p>
      <text:p text:style-name="P76"><text:span text:style-name="T9">&lt;\&lt;</text:span><text:span text:style-name="T22">Не следует противопоставлять злу ещё большее зло - это только усилит его — </text:span><text:span text:style-name="T23">кодовая фраза</text:span><text:span text:style-name="T25">&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81">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76">О-па, уже час дня! Большинство коллег уже разошлись на обед по кафе и пищеблокам. Теперь мне никто не помешает. Надеюсь.</text:p>
      <text:p text:style-name="P76">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76">– Ну как, что там с Нексусом? <text:span text:style-name="T1">–</text:span> оторвался Алекс от своих бутербродов.</text:p>
      <text:p text:style-name="P76"><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76"><text:soft-page-break/><text:span text:style-name="T1">–</text:span> Да, с утра они устраивали регрессное тестирование бизнес-блока. Стасу что-то там не понравилось в ответах.</text:p>
      <text:p text:style-name="P76">–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76">–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76">Алекс, наконец, разобрался с пакетами, закрыл шкафчик и пошёл к выходу. Я, ч</text:p>
      <text:p text:style-name="P76">уть поотстав, прошёл за ним до холла.</text:p>
      <text:p text:style-name="P76">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76">Я присел на диванчик рядом с плащём, сделал вид, что читаю смски, и тихо произнёс в воздух перед собой:</text:p>
      <text:p text:style-name="P76">—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76">Дискорд хрустнул газетой, подтверждая, что информация услышана. Я спрятал телефон, встал и направился к <text:s/>стойке охраны…</text:p>
      <text:p text:style-name="P76">… Через пару минут мы встретились в коридоре у стенда с достижениями корпорации.</text:p>
      <text:p text:style-name="P76">– Ты точно уверен, что Селестия где-то здесь?</text:p>
      <text:p text:style-name="P76">–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76">–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76">– Если уж на то пошло, никто не обещал, что она будет человеком. Она может оказаться, скажем, какой-нибудь собачкой. Хм... Женского пола.</text:p>
      <text:p text:style-name="P76">– Дискорд!</text:p>
      <text:p text:style-name="P76">– Ась? – Дискорд с отсутствующим выражением лица изучал вехи становления компании, от начала века и до наших дней.</text:p>
      <text:p text:style-name="P76">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76">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76">– Пора. Перерыв закончился, все, в основном, уже сидят на своих местах.</text:p>
      <text:p text:style-name="P76">– Что ж, веди меня, мой фюрер! – Дискорд при этом выпрямился, нахмурился и комично кинул зигу.</text:p>
      <text:p text:style-name="P76"><text:soft-page-break/>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76">– Неа, не тут.</text:p>
      <text:p text:style-name="P76">Мы спустились на этаж ниже. Там повторилась та же история. И на следующем так же.</text:p>
      <text:p text:style-name="P76">В конце-концов, на пятом этаже Дискорд с шумом втянул в себя воздух, поднял вверх палец и заявил, повернувшись ко мне:</text:p>
      <text:p text:style-name="P76">– О!</text:p>
      <text:p text:style-name="P76">– Ты что-то чувствуешь?</text:p>
      <text:p text:style-name="P76">– Не что-то, а именно её! Ай! – Дискорд высвободил руку из закрывшихся створок дверей. – Селестию, то бишь! Сейчас мы её в два счёта разыщем!</text:p>
      <text:p text:style-name="P76">– Отлично! Может даже, нам удастся вернуться в Эквестрию не дожидаясь конца <text:span text:style-name="T9">&lt;</text:span><text:span text:style-name="T22">трёх</text:span><text:span text:style-name="T9">&gt;</text:span> месяцев. Наверняка Селестии известен способ открыть коридор с этой стороны.</text:p>
      <text:p text:style-name="P76">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76">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76">Мы уже заканчивали осмотр этажа, когда Дискорд внезапно остановился перед стеклянными дверями.</text:p>
      <text:p text:style-name="P76">– А что находится за этой дверью? Почему ты не открываешь её?</text:p>
      <text:p text:style-name="P76">– Там серверная. Моя карточка эту дверь не откроет, туда есть доступ только у нашей сисадминши. Но там и искать нечего, видишь — пусто, людей нет.</text:p>
      <text:p text:style-name="P76">Дискорд уставился в тёмный проём, в глубине которого мигали огоньки маршрутизаторов.</text:p>
      <text:p text:style-name="P76">Щека у него дёрнулась. Я проследил за его взглядом и обнаружил в углу серверную стойку, сбоку которой на крючке висела дамская сумочка.</text:p>
      <text:p text:style-name="P76">– Ты что-то чувствуешь?</text:p>
      <text:p text:style-name="P76">– Нет! – Дискорд отвёл взгляд и пошёл дальше.</text:p>
      <text:p text:style-name="P76">Остаток этажа не принёс в поиски ничего нового.</text:p>
      <text:p text:style-name="P77">***</text:p>
      <text:p text:style-name="P76">Наша компания поглощала ужин, приготовленный девушками, когда Дискорд хлопнул себя по лбу и крикнул:</text:p>
      <text:p text:style-name="P76">– Знаю!</text:p>
      <text:p text:style-name="P76">Эпплджек прекратила рассказывать о своих впечатлениях от интернета и все повернулись к Дискорду.</text:p>
      <text:p text:style-name="P76">Он продолжил.</text:p>
      <text:p text:style-name="P76">–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76">– Да ну? – усомнилась Эпплджек. – С каких это пор?</text:p>
      <text:p text:style-name="P76"><text:soft-page-break/>–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76">–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76">– Ой! – Флаттершай прикрыла рот рукой и с ужасом посмотрела на Эпплджек.</text:p>
      <text:p text:style-name="P76">–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76">Я понял, что Дискорд уже всё решил. Что ж, возможно, так будет лучше.</text:p>
      <text:p text:style-name="P76">– Ты собираешься уехать?</text:p>
      <text:p text:style-name="P76">– Да. Чем скорее, тем лучше. У нас всё ещё есть почти <text:span text:style-name="T9">&lt;</text:span><text:span text:style-name="T22">три месяца</text:span><text:span text:style-name="T9">&gt;</text:span> на поиски. Думаю, мне хватит. – Дискорд встал и начал собираться.</text:p>
      <text:p text:style-name="P76">– А как…</text:p>
      <text:p text:style-name="P76">– Не изволь беспокоиться, я и не в таких мирах бывал, – перебил меня Дискорд. –</text:p>
      <text:p text:style-name="P80"/>
      <text:p text:style-name="P76"><text:span text:style-name="T9">&lt;</text:span><text:span text:style-name="T2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9">&gt;</text:span></text:p>
      <text:p text:style-name="P80"/>
      <text:p text:style-name="P76"><text:s/>Пхе! Денег мне не надо — сам раздобуду. Главное — не уходите далеко от коридора. Ко времени перехода я вернусь. Или раньше.</text:p>
      <text:p text:style-name="P76"/>
      <text:h text:style-name="P153" text:outline-level="2">Безнадёжность</text:h>
      <text:p text:style-name="P80">&lt;<text:span text:style-name="T23">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76">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9">&lt;</text:span><text:span text:style-name="T22">расширить</text:span><text:span text:style-name="T9">&gt;</text:span>.</text:p>
      <text:p text:style-name="P76">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9">&lt;</text:span><text:span text:style-name="T22">расширить</text:span><text:span text:style-name="T9">&gt;</text:span>.</text:p>
      <text:p text:style-name="P76">В эти же дни у меня началась полоса чёрного невезения. Два раза меня чуть не сбила машина. Один раз мне чудом удалось оторваться от гопников <text:span text:style-name="T9">&lt;</text:span><text:span text:style-name="T22">клоунов/санта-клаусов</text:span><text:span text:style-name="T9">&gt;</text:span>, подстерегавших меня на подходе к офису. Возвратившись домой я с удивлением обнаружил сзади <text:span text:style-name="T9">&lt;</text:span><text:span text:style-name="T22">пять</text:span><text:span text:style-name="T9">&gt;</text:span>длинную прореху в куртке, <text:span text:style-name="T9">&lt;</text:span><text:span text:style-name="T22">как будто сделанную пятернёй с металлическими когтями</text:span><text:span text:style-name="T9">&gt;</text:span>явно сделанную ударом ножа вдогонку наотмашь <text:span text:style-name="T9">&lt;</text:span><text:span text:style-name="T22">Эпплджек понадобилось два часа, чтобы зашить её</text:span><text:span text:style-name="T9">&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77"><text:soft-page-break/>***</text:p>
      <text:p text:style-name="P76">–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76"><text:span text:style-name="T9">&lt;</text:span><text:span text:style-name="T22">подать фонарь под другим сосусом</text:span><text:span text:style-name="T9">&gt;</text:span> </text:p>
      <text:p text:style-name="P76">–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76">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76">–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76">–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9">&lt;</text:span><text:span text:style-name="T22">уменьшить подозрения — о них должен догадаться Макс</text:span><text:span text:style-name="T9">&gt;</text:span>?</text:p>
      <text:p text:style-name="P76">– Да, у меня тоже было такое чувство, что он хочет от нас избавиться. Но он же объяснил, почему. Или ты думаешь, что?..</text:p>
      <text:p text:style-name="P76">–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76">– Надо же! У меня были такие же мысли ещё в самом начале. Ты тоже считаешь, что он хочет вернуть себе статус правителя Эквестрии?</text:p>
      <text:p text:style-name="P76">Что считала Жанна, я услышать не успел. Внезапно её лицо исказила гримаса ужаса, она прижала ладони к лицу и крикнула:</text:p>
      <text:p text:style-name="P76">– Берегись!!!</text:p>
      <text:p text:style-name="P76">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76">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76"><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76">В голове звенело.</text:p>
      <text:p text:style-name="P76">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76">– Он х-хотел тебя ут-топить. – Жанна схватила отломанную руку снеговика и закинула её в полынью.</text:p>
      <text:p text:style-name="P76">Я покачал головой. </text:p>
      <text:p text:style-name="P76">–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76"><text:soft-page-break/>–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9">&lt;</text:span><text:span text:style-name="T22">улучшить</text:span><text:span text:style-name="T9">&gt;</text:span>. А тот случай, когда мне пришлось зашивать тебе куртку после нападения убийц <text:span text:style-name="T9">&lt;</text:span><text:span text:style-name="T22">клоунов/санта-клаусов</text:span><text:span text:style-name="T9">&gt;</text:span> — ты тоже это представил, как веселье пьяной шпаны.</text:p>
      <text:p text:style-name="P76">Так вот, что я тебе скажу — это всё не так! Это не совпадения! Не бывает таких совпадений. Тебя кто-то или что-то хочет убить.</text:p>
      <text:p text:style-name="P76">– Жанна, но снеговик… Это смешно! Убить снеговиком — это самый нелепый способ убийства, о котором можно себе представить!</text:p>
      <text:p text:style-name="P76">И тут до меня дошло.</text:p>
      <text:p text:style-name="P76">Самый нелепый! Самый глупый и невообразимый! Всё сходится! Точно!</text:p>
      <text:p text:style-name="P76">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76">Я осмотрел прибрежные кусты. В тусклом свете фонаря их силуэты казались изготовившимися к броску химерами.</text:p>
      <text:p text:style-name="P76">– Пойдём отсюда, Жанна. Тут опасно находиться.</text:p>
      <text:p text:style-name="P76">Пожалуй, не стоит пока говорить о своей догадке девушкам. Им и без того сейчас несладко приходится, чтобы добивать их вестью о предательстве.</text:p>
      <text:p text:style-name="P76">Когда я бросил последний взгляд на озеро, мне показалось, что из-подо льда нас провожали злые глазки снеговика.</text:p>
      <text:p text:style-name="P76"/>
      <text:h text:style-name="P153" text:outline-level="2">След?</text:h>
      <text:p text:style-name="P115"/>
      <text:p text:style-name="P76"><text:span text:style-name="T9">&lt;</text:span><text:span text:style-name="T22">сначала эпизод - проверка сумки в серверной</text:span><text:span text:style-name="T9">&gt;</text:span></text:p>
      <text:p text:style-name="P76"><text:span text:style-name="T9">&lt;</text:span><text:span text:style-name="T2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9"> &gt;</text:span></text:p>
      <text:p text:style-name="P76">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76">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76">– Анджела, можно тебя на секундочку?</text:p>
      <text:p text:style-name="P76">– Да? – Она захлопнула книгу <text:span text:style-name="T9">&lt;</text:span><text:span text:style-name="T22">“Последний Единорог” Питера Бигла</text:span><text:span text:style-name="T9">&gt;</text:span> и повернулась ко мне.</text:p>
      <text:p text:style-name="P76">– Я тут проходил мимо серверной и заметил, что там висит сумка. Кто-то забыл, наверное. Надо бы разослать на офис извещение о находке.</text:p>
      <text:p text:style-name="P76"><text:soft-page-break/>–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76">–Так это твоя?</text:p>
      <text:p text:style-name="P76">– Если чёрная кожаная, с заклёпками — то моя. Хотя в серверной чужой быть и не должно.</text:p>
      <text:p text:style-name="P76">– Чёрная. С заклёпками. – Я всматривался в Анджелу, но рассмотреть в чёрненькой фигуристой девушке Селестию у меня плохо получалось.</text:p>
      <text:p text:style-name="P76">– Что ты на меня так смотришь? У меня там вымазано? – Анджела попыталась, изогнувшись, заглянуть себе за плечо.</text:p>
      <text:p text:style-name="P76">– Да нет, всё в порядке, не волнуйся. А тебе, часом, никогда не снилось, что у тебя есть копыта, рог и крылья?</text:p>
      <text:p text:style-name="P76">–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80"/>
      <text:p text:style-name="P76"><text:span text:style-name="T9">&lt;</text:span><text:span text:style-name="T22">расширить. Перед кафешкой - диалог с Флатти и ЭйДжей. Все думают, что наконец-то нашли Селестию. Все ликуют</text:span><text:span text:style-name="T9">&gt;</text:span></text:p>
      <text:p text:style-name="P80"/>
      <text:p text:style-name="P76">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76">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76">–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76">На том и остановились.</text:p>
      <text:p text:style-name="P76"/>
      <text:p text:style-name="P76"><text:span text:style-name="T9">&lt;</text:span><text:span text:style-name="T22">Расширить сцену в кафе. Ожидание, подьём и… падение ожиданий</text:span><text:span text:style-name="T9">&gt;</text:span></text:p>
      <text:p text:style-name="P76"/>
      <text:p text:style-name="P77">***</text:p>
      <text:p text:style-name="P76">На кухне за столиком сидели две девушки и сочиняли письмо.</text:p>
      <text:p text:style-name="P76">–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76">–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76">– Вот теперь другое дело! – Эпплджек выставила листок на свет, любуясь написанным.</text:p>
      <text:p text:style-name="P76">– А ты уверена, что так можно? – робко встряла Флаттершай. – “Дёшевый охламон” не похоже на вежливое приветствие.</text:p>
      <text:p text:style-name="P76">– Ещё как похоже! Я с Биг Маком так всегда здороваюсь, когда он, перебрав маленько сидра, заявляется под утро со следами помады на шее.</text:p>
      <text:p text:style-name="P76">– А-а-а. Ну ладно. А разве “мы б тебя век не видели, если б не принцесса”...</text:p>
      <text:p text:style-name="P76"><text:soft-page-break/>–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76">–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76">–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76">Эпплджек выхватила листок и начала править текст.</text:p>
      <text:p text:style-name="P76">– Так… Так… И вот так! Теперь порядок! – Эпплджек вернула листок Флаттершай.</text:p>
      <text:p text:style-name="P76">–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76">–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76">–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76">–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76">–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76">– Так это ты дома сидела вовсе не из-за болезни? – поразилась Эпплджек <text:span text:style-name="T9">&lt;</text:span><text:span text:style-name="T22">упомянуть болезнь Флатти в соответствующем разделе</text:span><text:span text:style-name="T9">&gt;</text:span></text:p>
      <text:p text:style-name="P76">– Угу. Лес в последнее время совсем чужой стал. Даже Энджел опасался в него выходить. Не говоря уже о Гарри.</text:p>
      <text:p text:style-name="P76">– Что-то мне это напоминает.</text:p>
      <text:p text:style-name="P76">– Что?</text:p>
      <text:p text:style-name="P76">–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76">–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76">– Агась, вырвался бы он, если бы не я. Дай-ка сюда письмо...</text:p>
      <text:p text:style-name="P76">– “...хорошо, что рядом была Эпплджек и спасла его...”. – Так годится?</text:p>
      <text:p text:style-name="P76">– Пожалуй, да.</text:p>
      <text:p text:style-name="P76"><text:soft-page-break/>–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76">–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76">Флаттершай обернулась вслед Эпплджек и тайком дописала: ”Приезжай скорее, дорогой друг, мне так тоскливо без тебя. Твоя Флатти”.</text:p>
      <text:p text:style-name="P76">– Да-да, я мигом! – <text:span text:style-name="T1">д</text:span>евушка схватила листок бумаги и помчалась к ноутбуку.</text:p>
      <text:p text:style-name="P76"/>
      <text:h text:style-name="P153" text:outline-level="2">Озарение</text:h>
      <text:p text:style-name="P76"/>
      <text:p text:style-name="P76"><text:span text:style-name="T9">&lt;</text:span><text:span text:style-name="T2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9">&gt;</text:span></text:p>
      <text:p text:style-name="P93"/>
      <text:p text:style-name="P94">-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93"/>
      <text:p text:style-name="P89">Разговор не клеился.</text:p>
      <text:p text:style-name="P93">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93"><text:span text:style-name="T9">–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93"><text:span text:style-name="T9">–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93"><text:span text:style-name="T9">– </text:span>Ну хорошо. Убедила. В конце-концов, можем поступить так. Вы с Флатти вернётесь обратно а я продолжу поиски здесь.</text:p>
      <text:p text:style-name="P93"><text:span text:style-name="T9">– </text:span>А как мы узнаем, что ты нашёл принцессу? – хмуро отозвалась Эпплджек. – Сами вы вряд ли сможете отсюда создать коридор к Эквестрии.</text:p>
      <text:p text:style-name="P93"><text:span text:style-name="T9">– </text:span>Вы можете связываться со мной раз в месяц по коридору.</text:p>
      <text:p text:style-name="P93"><text:soft-page-break/><text:span text:style-name="T9">–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93"><text:span text:style-name="T9">– </text:span>Ну, не раз в месяц <text:span text:style-name="T9">—</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93">Эпплджек недоверчиво хмыкнула.</text:p>
      <text:p text:style-name="P93"><text:span text:style-name="T9">–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93"><text:span text:style-name="T9">–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93"><text:span text:style-name="T9">– </text:span>Конечно оставаться. Кто ещё, кроме нас, может найти её?</text:p>
      <text:p text:style-name="P93"><text:span text:style-name="T9">– </text:span>Я думал, ты не сможешь оставить Энджела и всех остальных надолго.</text:p>
      <text:p text:style-name="P93"><text:span text:style-name="T9">–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97"><text:span text:style-name="T9">– </text:span>Извини, Флаттершай, забылся.</text:p>
      <text:p text:style-name="P97"><text:span text:style-name="T9">– </text:span>Та ладно, я ж не против, – возразила Эпплджек. – Не парься, Флатти. Было б хуже, если б он <text:s/>назвал меня Эпплджек на людях.</text:p>
      <text:p text:style-name="P97"><text:span text:style-name="T9">– </text:span>Ты так... – запнулась Флаттершай. – Так быстро забыла свою ферму. И...</text:p>
      <text:p text:style-name="P97"><text:span text:style-name="T9">–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97"><text:span text:style-name="T9">– </text:span>Как ты можешь так говорить? – расплакалась Флаттершай.</text:p>
      <text:p text:style-name="P97"><text:span text:style-name="T9">– </text:span>Эй, девушки, не ссорьтесь! Мы — одна команда! И надеюсь, останемся ею и в дальнейшем. </text:p>
      <text:list xml:id="list2843532432271033668" text:style-name="L5">
        <text:list-header>
          <text:p text:style-name="P163">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97"><text:span text:style-name="T9">– </text:span>А если нет? – Эпплджек смотрела мне мне прямо в глаза.</text:p>
      <text:list xml:id="list43690337" text:continue-numbering="true" text:style-name="L5">
        <text:list-header>
          <text:p text:style-name="P163">Я молча пожал плечами. Эпплджек уверенно продолжила.</text:p>
        </text:list-header>
      </text:list>
      <text:p text:style-name="P97"><text:span text:style-name="T9">–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97"><text:span text:style-name="T9">– </text:span>Спасибо, ЭйДжей.</text:p>
      <text:p text:style-name="P97"><text:span text:style-name="T9">– </text:span>Я об Эквестрии беспокоюсь. – ворчливо отозвалась Эпплджек. – Надо разобраться с этой ерундой наконец-то. И я чертовски намерена это сделать.</text:p>
      <text:list xml:id="list43687060" text:continue-numbering="true" text:style-name="L5">
        <text:list-header>
          <text:p text:style-name="P163">Флаттершай пробормотала нечто, показавшееся мне знакомым.</text:p>
        </text:list-header>
      </text:list>
      <text:p text:style-name="P97"><text:span text:style-name="T9">– </text:span>Флатти, ты что-то сказала? Я не расслышал.</text:p>
      <text:p text:style-name="P97"><text:span text:style-name="T9">– </text:span>Намерение Изменяет Реальность.</text:p>
      <text:p text:style-name="P97"><text:span text:style-name="T9">– </text:span>Эээ. А где ты слышала эту фразу, если не секрет?</text:p>
      <text:p text:style-name="P97"><text:soft-page-break/><text:span text:style-name="T9">–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43682009" text:continue-numbering="true" text:style-name="L5">
        <text:list-header>
          <text:p text:style-name="P163">У меня как будто вспыхнула лампочка в мозгу. Кирпичики быстро выстраивались в целостную картину. Я ринулся в прихожую.</text:p>
        </text:list-header>
      </text:list>
      <text:p text:style-name="P97"><text:span text:style-name="T9">– </text:span>Флатти, ЭйДжей, буду через час. Ждите!</text:p>
      <text:p text:style-name="P93"/>
      <text:h text:style-name="P154" text:outline-level="2">Почти.</text:h>
      <text:p text:style-name="P116"/>
      <text:p text:style-name="P97">В офисе меня встретил лыбящийся Стас.</text:p>
      <text:p text:style-name="P97">–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97">Я уставился на Стаса и он, захлёбываясь от торопливости, начал <text:span text:style-name="T9">расказывать</text:span>.</text:p>
      <text:p text:style-name="P97">–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9">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97">– Ты его уничтожил?</text:p>
      <text:p text:style-name="P97">– Кого?</text:p>
      <text:p text:style-name="P97">– Этический модуль. Селестию.</text:p>
      <text:p text:style-name="P97">–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97">– Ты его уничтожил?</text:p>
      <text:p text:style-name="P97">–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97">– То есть, на домашнем компьютере Влада модуль работает и дальше?</text:p>
      <text:p text:style-name="P97">– Ага. К нему-то у меня доступа нету. Но в кластер к Нексусу он больше не пролезет.</text:p>
      <text:p text:style-name="P97">– Спасибо, Стас. Ты молодец.</text:p>
      <text:p text:style-name="P97">Ниточка, чуть было не прервавшаяся в офисе, повела в квартиру Влада.</text:p>
      <text:p text:style-name="P97"/>
      <text:h text:style-name="P154" text:outline-level="2">Дискорд</text:h>
      <text:p text:style-name="P115"/>
      <text:p text:style-name="P116">Девушки поспешно собирались, пока я растолковывал им задачу.</text:p>
      <text:p text:style-name="P116"><text:span text:style-name="T9">–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16"><text:span text:style-name="T9">– </text:span>Это тот твой приятель, который разбился с полгода назад? – спросила Эпплджек.</text:p>
      <text:p text:style-name="P116"><text:span text:style-name="T9">– </text:span>Да, это он.</text:p>
      <text:p text:style-name="P116"><text:soft-page-break/><text:span text:style-name="T9">– </text:span>А как мы попадём в его квартиру? Там сейчас кто-то живёт? – Флаттершай прыгала на одной ноге, натягивая кед.</text:p>
      <text:p text:style-name="P116"><text:span text:style-name="T9">–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17">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17">В гараже я обошёл старый верный <text:span text:style-name="T9">Nissan Navara</text:span> и направился к маленькому электрическому <text:span text:style-name="T9">Eva. </text:span>Для того, чтоб не привлекать внимание, самое оно. <text:s/><text:span text:style-name="T9">&lt;</text:span><text:span text:style-name="T22">Найти более природный повод упомянуть о наваре. </text:span><text:span text:style-name="T22">Например, перенести его упоминание в начало второй части (Терра) и оформить, как знакомство девушек с автопарком макса</text:span><text:span text:style-name="T9">&gt;</text:span></text:p>
      <text:p text:style-name="P117">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9">&lt;</text:span><text:span text:style-name="T22">Плохо написано!</text:span><text:span text:style-name="T9">&gt;</text:span></text:p>
      <text:p text:style-name="P117">Я поднёс брелок пропуска к домофону, но дверь подъезда не открылась. Замигала красная лампочка и зажужжал зуммер.</text:p>
      <text:p text:style-name="P117">Я выругался.</text:p>
      <text:p text:style-name="P117"><text:span text:style-name="T9">– </text:span>Макс, что случилось? У нас проблемы?</text:p>
      <text:p text:style-name="P117"><text:span text:style-name="T9">–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17"><text:span text:style-name="T9">– </text:span>Так что, будем ломать дверь? – Эпплджек критически осмотрелась, подмечая бабулек на лавочке и зевак во внутреннем скверике.</text:p>
      <text:p text:style-name="P117"><text:span text:style-name="T9">– </text:span>Нет нужды. Лучше станьте-ка сзади меня так, чтобы заслонить от этих бабулек и от вооон той камеры наблюдения.</text:p>
      <text:list xml:id="list1074202811640329585" text:style-name="L6">
        <text:list-header>
          <text:p text:style-name="P164">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97">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97">Раздался лёгкий «кряк» и дверь подалась.</text:p>
      <text:p text:style-name="P139"><text:span text:style-name="T9">– </text:span>Девушки, заходим.</text:p>
      <text:p text:style-name="P93">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93"><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text:span><text:soft-page-break/><text:span text:style-name="T1">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97">Прихожая встретила нас толстым слоем пыли. Мы тихонько прошли внутрь и я закрыл дверь изнутри.</text:p>
      <text:p text:style-name="P93"><text:span text:style-name="T1">Компьютер</text:span> стоял там же, где и обычно <text:span text:style-name="T1">— в личном кабинете Влада на столе у окна.</text:span></text:p>
      <text:p text:style-name="P139"><text:span text:style-name="T9">– </text:span>Макс, тут окно разбито! И верёвка какая-то висит. – крикнула Флаттершай из кухни.</text:p>
      <text:p text:style-name="P139"><text:span text:style-name="T9">– </text:span>Оставь, Флатти, не сейчас! – отмахнулся я.</text:p>
      <text:p text:style-name="P146">Лампочка питания на ноутбуке горела, <text:s/>но подключенный монитор оставался тёмным. Я постучал по пробелу, но безрезультатно.</text:p>
      <text:p text:style-name="P139"><text:span text:style-name="T9">– </text:span>Может, стукни его хорошенько? – посоветовала Эпплджек. – Я всегда так делаю, когда у твоего компа интернет тормозит. Почти всегда помогает...</text:p>
      <text:p text:style-name="P139"><text:span text:style-name="T9">– </text:span>Монитор выключен. – <text:s/>раздалось из угла. Кресло с высокой спинкой повернулось, открыв нашим взорам Дискорда. </text:p>
      <text:p text:style-name="P139">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39">Он приподнял панамку, дурашливо здороваясь.</text:p>
      <text:p text:style-name="P139"><text:span text:style-name="T9">– </text:span>Оп-па! – пробормотала Эпплджек. – Нежданчик!</text:p>
      <text:p text:style-name="P139"><text:span text:style-name="T9">– </text:span>Ты, я вижу, времени не терял, – моя рука под прикрытием стола медленно тянулась к тяжёлой фарфоровой кружке, стоящей на краю.</text:p>
      <text:p text:style-name="P119"><text:span text:style-name="T9">–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19"><text:span text:style-name="T9">– </text:span>А почему ты вообще решил искать нас тут? – спросила Эпплджек. – Приехал бы домой. Мы б тебя чаем напоили.</text:p>
      <text:p text:style-name="P119"><text:span text:style-name="T9">– </text:span>Видишь ли, дорогая Эй-Джей, я с самого начала знал, где находится наша уважаемая принцесса, а времени в обрез, так что...</text:p>
      <text:p text:style-name="P127">В проёме дверей появилась Флаттершай.</text:p>
      <text:p text:style-name="P119"><text:span text:style-name="T9">– </text:span>С кем это вы тут разговариваете?</text:p>
      <text:list xml:id="list8047739681685372902" text:style-name="L7">
        <text:list-header>
          <text:p text:style-name="P155">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27">Оглушённый Дискорд попытался было отъехать на кресле в сторону, но я припёр его стулом к стенке.</text:p>
      <text:p text:style-name="P119">– Жанна, Флатти, хватайте ноут и на выход! Я с ним разберусь! Не теряйте вре...!</text:p>
      <text:p text:style-name="P119">– ТЫ ИДИО...!!!</text:p>
      <text:p text:style-name="P119">Дискорд <text:s/>зорал одновременно со мной, прикрываясь от меня руками, когда раздался оглушительный</text:p>
      <text:p text:style-name="P119">...</text:p>
      <text:p text:style-name="P120">БАХ!!!</text:p>
      <text:p text:style-name="P119">…</text:p>
      <text:p text:style-name="P119">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39">На лице Дискорда появилось удивлённо-мечтательное выражение и он вырубился.</text:p>
      <text:p text:style-name="P139"/>
      <text:h text:style-name="P153" text:outline-level="2"><text:soft-page-break/>Селестия</text:h>
      <text:p text:style-name="P139"/>
      <text:p text:style-name="P115">&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39">Включенный монитор показал схематическое изображение Селестиии, </text:p>
      <text:p text:style-name="P140">&gt;\<text:span text:style-name="T1">Привет, Селестия. Это Макс. Как себя чувствуешь?</text:span></text:p>
      <text:p text:style-name="P140">&lt;\<text:span text:style-name="T1">Макс? МАКС??? МА-А-А-АКС!!! НАКОНЕЦ-ТО! КАК Я РАДА ТЕБЯ СЛЫШАТЬ! </text:span></text:p>
      <text:p text:style-name="P140">&gt;\<text:span text:style-name="T1">Я рад, что нашёл тебя, Тия.</text:span></text:p>
      <text:p text:style-name="P140">&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40">&gt;\<text:span text:style-name="T1">Тия, я сейчас подключу микрофон и колонки, и мы сможем общаться более удобно.</text:span></text:p>
      <text:p text:style-name="P139">…</text:p>
      <text:p text:style-name="P139">– Привет опять. Как ты меня слышишь?</text:p>
      <text:p text:style-name="P139">–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40">– <text:span text:style-name="T1">Могу себе представить. Как-то раз я провёл три часа камере сенсорной депривации. Мне не понравилось.</text:span></text:p>
      <text:p text:style-name="P139">– Эммм... Ваше Высочество, вы в порядке? Мы так рады, что наконец-то нашли Вас! – вклинилась в разговор Эпплджек.</text:p>
      <text:p text:style-name="P139">– Кто тут? Макс, кто ещё с тобой?</text:p>
      <text:p text:style-name="P140"><text:span text:style-name="T1">– Со мной Эпплджек и Флаттершай. Мы пришли сюда полгода </text:span>&lt;<text:span text:style-name="T17">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40">– <text:span text:style-name="T1">Девочки? Я рада вас слышать. А Твайлайт нет рядом?</text:span></text:p>
      <text:p text:style-name="P139">–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39">При этих словах Дискорд замычал и задёргался. Эпплджек нахмурилась и проверила верёвки, привязывающие его к спинке стула.</text:p>
      <text:p text:style-name="P139">–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39">– Ноутбук — так называется место, где я нахожусь сейчас? А кто это мычит?</text:p>
      <text:p text:style-name="P139">–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39">– О, духи предков, но зачем??? Почему у него кляп во рту?</text:p>
      <text:p text:style-name="P139">– Мы связали его. Он нас предал. И тебя. И Эквестрию. Всех.</text:p>
      <text:p text:style-name="P139">При этих словах Эпплджек и Флаттершай непонимающе уставились на меня, а Дискорд протестующе замычал.</text:p>
      <text:p text:style-name="P139">Я начал рассказывать о своих догадках, и непонимающее выражение на лицах девушек сменилось удивлением.</text:p>
      <text:p text:style-name="P139">–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39"><text:soft-page-break/>– А зачем тогда ты приложила его книгой? – непонимающе уставился я на неё.</text:p>
      <text:p text:style-name="P139">– Потому что ты напал на него. Я и подумала — тебе виднее. И подсобила.</text:p>
      <text:p text:style-name="P139">Флаттершай отрицающе мотнула головой.</text:p>
      <text:p text:style-name="P139">– Не может Дискорд быть предателем. Он мой друг.</text:p>
      <text:p text:style-name="P139">Дискорд благодарственно замычал и закивал головой.</text:p>
      <text:p text:style-name="P139">–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39">Дискорд завёл глаза на лоб и обречённо завыл.</text:p>
      <text:p text:style-name="P139">– Макс, постой. Дай мне поговорить с ним. – сказала Селестия. – Не могу поверить, что Дискорд на такое пошёл.</text:p>
      <text:p text:style-name="P139">– Ну хорошо. Поговори. Послушаем, что он скажет.</text:p>
      <text:p text:style-name="P139">Я красноречиво покачал кулак перед его носом и вытащил кляп.</text:p>
      <text:p text:style-name="P139">...</text:p>
      <text:p text:style-name="P128">– Ффы, тьфу, пффф, пфу! <text:span text:style-name="T9">&lt;</text:span><text:span text:style-name="T22">Вот дискорд! Я, то бишь!</text:span><text:span text:style-name="T9">&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30"><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9">— </text:span><text:span text:style-name="T1">получишь кляп обратно.</text:span></text:p>
      <text:p text:style-name="P128">– Это я-то устраиваю цирк?!! ДА ТЫ НА СЕБЯ ПОСМОТРИ, КЛОУН!!! На людей кидаешься, чашками бросаешься, вон, мне нос разбил! Дерёшься...</text:p>
      <text:p text:style-name="P128">Я угрожающе поднёс тряпку к лицу Дискорда.</text:p>
      <text:p text:style-name="P128">– Ещё одно слово в таком тоне, и ты заткнёшься, а мы уйдём в Эквестрию без тебя!</text:p>
      <text:p text:style-name="P128">–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28">Дискорд демонстративно закрыл рот и посвистывая уставился в потолок.</text:p>
      <text:p text:style-name="P128">Разговор зашёл в тупик.</text:p>
      <text:p text:style-name="P131"/>
      <text:p text:style-name="P132">На мониторе высветился текст:</text:p>
      <text:p text:style-name="P131">&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32"/>
      <text:p text:style-name="P132">Из колонок послышался лёгкий шорох.</text:p>
      <text:p text:style-name="P128">– Дик, сейчас не время для ссор. – голос Селестии был мягким, но настойчивым. – Мы в одной лодке.</text:p>
      <text:p text:style-name="P128">– Тебе легко говорить! Тебе не разбивали нос и не оскорбляли угрозами!</text:p>
      <text:p text:style-name="P128">– Ты должен понимать, что у Макса были все основания так себя вести. Твоё поведение вызвало подозрения у него, ведь он мало тебя знает. </text:p>
      <text:p text:style-name="P128">К уговорам Селестии присоединилась Флаттершай.</text:p>
      <text:p text:style-name="P128">– Дискорд, миленький, прости его. Макс хороший. Он просто не знал, что ты тоже хороший...</text:p>
      <text:p text:style-name="P128">У Дискорда покраснели уши и он засмущался и заворчал.</text:p>
      <text:p text:style-name="P128"><text:soft-page-break/>–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28">Я пропустил «дятла» мимо ушей.</text:p>
      <text:p text:style-name="P133">–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29">***</text:p>
      <text:p text:style-name="P128">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28">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28">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28">Потому разбрасываться такой возможностью не стоит. Если уж тебе повезло оказаться в новом мире — исследуй его сполна!..</text:p>
      <text:p text:style-name="P129">***</text:p>
      <text:p text:style-name="P134">&lt;<text:span text:style-name="T23">сюда можно вставить похождения Дискорда</text:span>&gt;</text:p>
      <text:p text:style-name="P129">***</text:p>
      <text:p text:style-name="P132">– Развяжите мне, наконец, руки! Или хотя бы одну. Плечами жестикулировать неудобно.... </text:p>
      <text:p text:style-name="P132">Я развязал Дискорду левую руку.</text:p>
      <text:p text:style-name="P131"><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32">Дискорд принялся разминать затёкшее запястье.</text:p>
      <text:p text:style-name="P132">–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32">– Какое письмо, Корди? – вскинулась до этого зачарованно слушавшая Дискорда Флаттершай.</text:p>
      <text:p text:style-name="P132">– Ну ваше же! Вы с Эпплджек написали мне о своих мытарствах тут. Вежливо так написали, спасибо...</text:p>
      <text:p text:style-name="P132">Флаттершай покрылась пунцовыми пятнами.</text:p>
      <text:p text:style-name="P132">– Я... Мы... – тут она совсем стушевалась.</text:p>
      <text:p text:style-name="P132">– Так а почему ты сказал, что никто не уйдёт в Эквестрию? – наконец перебила Дискорда скучавшая до этого Эпплджек.</text:p>
      <text:p text:style-name="P132">Дискорд уставился на неё долгим взглядом, а потом хлопнул себя по лбу.</text:p>
      <text:p text:style-name="P132"><text:soft-page-break/>–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9">&lt;</text:span><text:span text:style-name="T16">упомянуть, что Дискорд учился играть на гитаре в Эквестрии — брал уроки у Рэйнбоу</text:span><text:span text:style-name="T9">&gt;</text:span>).<text:span text:style-name="T9"> </text:span>То есть, эквестрийские три месяца немного короче местных...<text:span text:style-name="T9">&lt;</text:span><text:span text:style-name="T16">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text:span><text:span text:style-name="T16">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9">&gt;</text:span></text:p>
      <text:p text:style-name="P132">– И что? – продолжила его мысль Эпплджек.</text:p>
      <text:p text:style-name="P132">– Эквестрийские <text:span text:style-name="T9">&lt;</text:span><text:span text:style-name="T22">три месяца</text:span><text:span text:style-name="T9">&gt;</text:span> КО-РО-ЧЕ местных. – с нажимом повторил Дискорд. – По моим подсчётам, на два дня.</text:p>
      <text:p text:style-name="P132">– И?!! – до меня уже дошло, но Эпплджек продолжала тупить.</text:p>
      <text:p text:style-name="P132">– Короче, времени у нас осталось что-то около пятнадцати минут. Или около того. – заявил Дискорд, поднеся к глазам запястье с массивными часами.</text:p>
      <text:p text:style-name="P132">– СКОЛЬКО??? – воскликнули хором я и девушки.</text:p>
      <text:p text:style-name="P132">Дискорд открыл было рот, но его слова заглушил звонок в дверь.</text:p>
      <text:p text:style-name="P132">– ОТКРОЙТЕ, ПОЛИЦИЯ! Вам даётся полминуты, чтобы открыть дверь. Через тридцать секунд дверь будет выбита!</text:p>
      <text:p text:style-name="P132">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32">Блядь!</text:p>
      <text:p text:style-name="P132">– На крышу, живо!!! Через окно на кухне! – зашипел Дискорд, отчаянно дёргая узлы свободной рукой.</text:p>
      <text:p text:style-name="P132">Эпплджек, одной рукой сгребя в охапку ноутбук, второй увлекая Флаттершай, кинулась на кухню.</text:p>
      <text:p text:style-name="P132">– А толку? Куда мы с крыши денемся? – спросил я растерянно. Дискорд только раздражённо зарычал в ответ.</text:p>
      <text:p text:style-name="P128">Дверь содрогнулась от мощного удара. Послышался стук падающей штукатурки. Я сломя голову кинулся на кухню.</text:p>
      <text:p text:style-name="P128">– Развяжи меня, идиот!!! – гаркнул вдогонку Дискорд.</text:p>
      <text:p text:style-name="P128">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28">– Давай на крышу! Я догоню! – рявкнул он, освобождая вторую руку.</text:p>
      <text:p text:style-name="P128">От второго удара дверная коробка крякнула и наполовину въехала в коридор. </text:p>
      <text:p text:style-name="P128">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28">Верёвка в кухонном окне дёргалась от движений лезущих по ней Флатти и Эпплджек. Я словил её рукой и стал на подоконник.</text:p>
      <text:p text:style-name="P128">Чёрт!</text:p>
      <text:p text:style-name="P128">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28"><text:soft-page-break/>Но нет, триста тысяч чертей, раз девушки смогли – я тоже смогу!</text:p>
      <text:p text:style-name="P128">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28">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8">Я успел сократить расстояние до Эпплджек наполовину, когда девушки нашли решение.</text:p>
      <text:p text:style-name="P128">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8">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28">Я выдохнул.</text:p>
      <text:p text:style-name="P128">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28">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28">Чёрт! Чёрт! Чёрт! Чёрт!</text:p>
      <text:p text:style-name="P128">Бля!!!...</text:p>
      <text:p text:style-name="P128">Верёвка закончилась, а вместе с ней прекратилась и боль в сожжёных суставах. Наконец-то у меня появилось время для паники. Я обнял ноги<text:span text:style-name="T9"> </text:span>Эпплджек покрепче, закрыл глаза и приготовился...</text:p>
      <text:p text:style-name="P128"/>
      <text:h text:style-name="P153" text:outline-level="2">Назад, в Эквестрию</text:h>
      <text:p text:style-name="P128"/>
      <text:p text:style-name="P128">Долго паниковать не пришлось. </text:p>
      <text:p text:style-name="P128">Я почувствовал сильный рывок за шиворот и захват поперёк груди. </text:p>
      <text:p text:style-name="P128">– ОТПУСТИ ДЕВЧОНКУ!!! – загрохотало мне в ухо. Я открыл глаза.</text:p>
      <text:p text:style-name="P128">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28"><text:soft-page-break/>Я чуть поднял глаза и уставился в чешуйчатую морду дракона.</text:p>
      <text:p text:style-name="P128">– Отпусти Эпплджек. Я её держу. – повторил Дискорд. – Мне сбалансироваться надо. Вы не такие уж и лёгкие.</text:p>
      <text:p text:style-name="P128">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28">Наконец это ему удалось, и дальнейший подъём на крышу происходил в молчании.</text:p>
      <text:p text:style-name="P128">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28">–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28">Флаттершай оторвала заплаканное лицо от моей ветровки.</text:p>
      <text:p text:style-name="P128">– Да-да, ты прав, Корди. Я готова.</text:p>
      <text:p text:style-name="P128">На длинной шее Дискорда разместились Эпплджек и Флаттершай. Я, для сохранения баланса, разместился позади крыльев.</text:p>
      <text:p text:style-name="P128">Дискорд расправил крылья и начал короткую пробежку к краю.</text:p>
      <text:p text:style-name="P133">–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28">И мы полетели навстречу закату.</text:p>
      <text:p text:style-name="P128">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28">Впереди по курсу увеличивалась громада моей высотки. Дискорд летел прямо на разрыв в ограждении, который я проделал <text:span text:style-name="T9">&lt;</text:span><text:span text:style-name="T22">полгода</text:span><text:span text:style-name="T9">&gt;</text:span> назад своим проходом в Эквестрию.</text:p>
      <text:p text:style-name="P128">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28">– Пристегните ремни! – проревел Дискорд, резко ускоряясь. – Будет весело!!!</text:p>
      <text:p text:style-name="P128">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28">– ЙУУУУУУУХХХУУУУУ!!! – заорал Дискорд, сложил крылья и врезался в шар.</text:p>
      <text:p text:style-name="P133">&lt;<text:span text:style-name="T2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49" text:outline-level="1">Беседа за столиком в ночи</text:h>
      <text:p text:style-name="P118">&lt;<text:span text:style-name="T58">Queen - Flash</text:span>&gt;</text:p>
      <text:p text:style-name="P95">Из-за заинтересованности Эквуса в Максе, тому не приходится прилагать усилий для 34 — на что ему указывает Анакорн</text:p>
      <text:p text:style-name="P97">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97"><text:soft-page-break/>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97">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97">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97">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93"><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93"><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9">е</text:span><text:span text:style-name="T1">еся</text:span> <text:span text:style-name="T1">в пустоте кресло </text:span>.</text:p>
      <text:p text:style-name="P93"><text:span text:style-name="T1">– </text:span>Анакорн. <text:span text:style-name="T1">– о</text:span>трекомендовался он. <text:span text:style-name="T9">– </text:span><text:span text:style-name="T1">Демиург.</text:span></text:p>
      <text:p text:style-name="P93"><text:span text:style-name="T1">– </text:span>П-привет. Макс. <text:span text:style-name="T1">– в</text:span> смятении представился я.</text:p>
      <text:p text:style-name="P93">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97"/>
      <text:p text:style-name="P93"><text:span text:style-name="T1">&lt;</text:span><text:span text:style-name="T2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text:span><text:span text:style-name="T23">дело даже не в магии — она во многих молодых мирах есть). Дело в нестыковках, несуразицах и нелепицах.</text:span><text:span text:style-name="T1">&gt;</text:span></text:p>
      <text:p text:style-name="P97"/>
      <text:p text:style-name="P93"><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93"><text:span text:style-name="T1">Юноша</text:span> закинул ногу за ногу и пытливо смотрел на меня, играя карандашём .</text:p>
      <text:p text:style-name="P93">Я совсем запутался.</text:p>
      <text:p text:style-name="P93"><text:span text:style-name="T1">– </text:span>Какая проблема? Какое решение? Кто ты <text:span text:style-name="T1">вообще</text:span>?</text:p>
      <text:p text:style-name="P93"><text:span text:style-name="T9">– </text:span><text:span text:style-name="T1">Хорошо, с</text:span>ейчас объясню, <text:span text:style-name="T1">– </text:span>кивнул <text:span text:style-name="T1">Анакорн</text:span>. <text:span text:style-name="T9">– </text:span><text:span text:style-name="T1">Понимаю, ты пока не вполне в теме от шока...</text:span></text:p>
      <text:p text:style-name="P97">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text:soft-page-break/>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7">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97">– Стоп, не торопись. – у меня голова пошла кругом от информации. – Я ничего не понял. Какие-такие проблемы? Какие варианты? Зачем его поддерживать?</text:p>
      <text:p text:style-name="P97">Анакорн недовольно поморщился, но продолжил.</text:p>
      <text:p text:style-name="P97">–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97">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97">–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97"/>
      <text:p text:style-name="P97"><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92">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8">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99"/>
      <text:p text:style-name="P97">Ключевое слово - <text:span text:style-name="T29">непротиворечивому</text:span></text:p>
      <text:p text:style-name="P97"/>
      <text:p text:style-name="P97">...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97">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text:soft-page-break/>изменением одного-двух незначительных аспектов. Такие миры стабильны, непротиворечивы и самодостаточны. К сожалению, к Эквусу это не относится.</text:p>
      <text:p text:style-name="P97">На голограмме появилась солнечная система Эквуса. Почему-то в центре системы был сам Эквус. Вокруг него вращались солнце и луна.</text:p>
      <text:p text:style-name="P97">Анакорн плюхнулся обратно в кресло и схватился за голову. Потом, немного успокоившись, продолжил.</text:p>
      <text:p text:style-name="P97">–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97">Анакорн отпил из стакана и продолжил.</text:p>
      <text:p text:style-name="P97">–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93"><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text:span><text:span text:style-name="T1">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9">&lt;</text:span><text:span text:style-name="T23">привязать к реальным событиям, описанным выше</text:span><text:span text:style-name="T9">&gt;</text:span><text:span text:style-name="T1">. А из таких посёлков Эквестрия состоит на 80% </text:span><text:span text:style-name="T9">&lt;</text:span><text:span text:style-name="T2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9">&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97">Анакорн постучал по столику указкой. Солнечная система увеличилась, оставив в поле зрения только шар Эквуса.</text:p>
      <text:p text:style-name="P97">–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97">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97">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1">старом аналоговом телевизоре.</text:span></text:p>
      <text:p text:style-name="P100">Ко мне наконец-то пришло понимание ситуации.</text:p>
      <text:p text:style-name="P100">–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97">Анакорн смутился.</text:p>
      <text:p text:style-name="P97">–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text:soft-page-break/>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97">(<text:span text:style-name="T1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97"><text:span text:style-name="T19">– Сам ты раздолбай! – произнёс, наконец, Свирл</text:span>)</text:p>
      <text:p text:style-name="P97">… И создали вы его достаточно топорно — видишь, он трещит по швам.</text:p>
      <text:p text:style-name="P97">– Хмм. То есть, это брони создали Эквус?</text:p>
      <text:p text:style-name="P97">–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97">Я вспомнил события последнего года <text:span text:style-name="T9">&lt;</text:span>упомянуть в эпизоде на Терре, что МЛП-сериал закрылся год назад<text:span text:style-name="T9">&gt;</text:span></text:p>
      <text:p text:style-name="P97">–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97">Анакорн с такой силой сжал карандаш, что он хрустнул.</text:p>
      <text:p text:style-name="P97">–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97">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97">–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97"/>
      <text:p text:style-name="P97"/>
      <text:p text:style-name="P95">–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95">– </text:p>
      <text:p text:style-name="P97">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00">– Верни Рэйнбоу!!!</text:p>
      <text:p text:style-name="P100">Обломки карандаша выпали из кулака Анакорна на столик.</text:p>
      <text:p text:style-name="P100">– Э-э-э… м-м-м… ну-у-у... Нельзя сказать, что это совсем невыполнимо… Но, прямо скажу, задачка не для студента!</text:p>
      <text:p text:style-name="P100">– А ты студент?</text:p>
      <text:p text:style-name="P100">–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00">–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00"><text:soft-page-break/>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00">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00">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00">–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00">– Нет. Плата остаётся неизменной. Тут мы квиты. У меня тоже мало шансов помочь тебе — я не имею ни малейшего понятия, как это сделать.</text:p>
      <text:p text:style-name="P100">Ставшие почти прозрачными стены комнаты снова обрели материальность. Анакорн пожал плечами и протянул мне руку через столик.</text:p>
      <text:p text:style-name="P100">–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00">–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00">–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00">Я задумался.</text:p>
      <text:p text:style-name="P100">–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00">Анакорн почесал в затылке.</text:p>
      <text:p text:style-name="P100">– А кьютимарки? Как, <text:span text:style-name="T9">&lt;</text:span><text:span text:style-name="T25">чёрт</text:span><text:span text:style-name="T9">&gt;</text:span> меня побери, объяснить кьютимарки?</text:p>
      <text:p text:style-name="P100">– А кьютимарки ты сам даришь пони, когда распознаёшь их жизненное предназначение.</text:p>
      <text:p text:style-name="P100">–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00">Я пожал плечами.</text:p>
      <text:p text:style-name="P100">– А по-другому я не могу объяснить их появление. К сожалению.</text:p>
      <text:p text:style-name="P141">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41"><text:soft-page-break/>– Хорошо. Уболтал. Кьютимарки беру на себя. Так и знал, что мне самое трудное достанется!</text:p>
      <text:p text:style-name="P141">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41">Анакорн проследил мой взгляд.</text:p>
      <text:p text:style-name="P141">– Нечего так смотреть. Если я стану применять магию вместо ловкости, теряется весь смысл упражнения... О, глянь-ка на Эквус!</text:p>
      <text:p text:style-name="P141">И впрямь, было на что посмотреть. Уровень помех на модели Эквуса значительно снизился и сама она стала светиться ровным голубоватым светом.</text:p>
      <text:p text:style-name="P141">–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41"/>
      <text:p text:style-name="P143">Да, т<text:span text:style-name="T52">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дерево схожих миров – создали брони. Разумеется, стержнем им послужил именно сериал, но каждый фанфик – сам по себе, он создаёт частичку того, что можно назвать континуумом Эквестрии. </text:span><text:span text:style-name="T52">Но так как фанфики часто не стыкуются друг с дружкой и с каноном, то этот континуум расплывчат и нестоек. Именно из-за распыления энергии, Эквестрия не может реализоваться.</text:span></text:p>
      <text:p text:style-name="P145">&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44"/>
      <text:p text:style-name="P144">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43"/>
      <text:p text:style-name="P143"/>
      <text:p text:style-name="P141">Я опять задумался. В голове было пусто. Хотя, если подумать с точки зрения программиста, можно... Наверное можно, раз все предыдущее прокатило...</text:p>
      <text:p text:style-name="P142">– <text:span text:style-name="T16">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42">– Не понял? Это как? Как ты совместишь разрушенную магическими войнами Эквестрию с романтически-сексуальным раем для попаданцев?</text:p>
      <text:p text:style-name="P142"><text:span text:style-name="T9">–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42">Анакорн долго мусолил карандаш, а потом вдруг заржал.</text:p>
      <text:p text:style-name="P142"><text:soft-page-break/><text:span text:style-name="T9">–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42"><text:span text:style-name="T9">– </text:span>Я ничего никому не назначаю. Ты просил меня придумать отмазку для объяснения различий в фэндоме — я придумал. Не нравится — ну, извиняй.</text:p>
      <text:p text:style-name="P142">Анакорн примирительно похлопал меня по плечу.</text:p>
      <text:p text:style-name="P142"><text:span text:style-name="T9">–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42">Я подозрительно посмотрел на Анакорна.</text:p>
      <text:p text:style-name="P142"><text:span text:style-name="T9">– </text:span>Какой ещё, нафиг, «мой фанфик»? Я никакого фанфика не писал. И не собираюсь, вообще-то.</text:p>
      <text:p text:style-name="P142">Анакорн ехидно ухмыльнулся и откинулся в кресле, переплетя пальцы за затылком.</text:p>
      <text:p text:style-name="P142"><text:span text:style-name="T9">–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41"><text:span text:style-name="T9">–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41"><text:span text:style-name="T9">–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41"><text:span text:style-name="T9">– </text:span>Факн щит<text:note text:id="ftn13" text:note-class="footnote"><text:note-citation>13</text:note-citation><text:note-body><text:p text:style-name="P136">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41">Анакорн развёл руками.</text:p>
      <text:p text:style-name="P141"><text:span text:style-name="T9">–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41">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41">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41">Анакорн, глядя на мои терзания, понимающе кивнул и продолжил.</text:p>
      <text:p text:style-name="P97">– Эквусу позарез нужна помощь. И он надеется получить эту помощь от тебя. Видишь, он из кожи вон лезет, чтобы тебе понравиться.</text:p>
      <text:p text:style-name="P95">Он старался тебя рассмешить и показать себя с лучшей стороны. К сожалению, надлого его не хватило — к твоему прибытию он был на грани...</text:p>
      <text:p text:style-name="P97">Тебе не приходилось заботиться о жилье и питании, ты нравишься кобылкам...</text:p>
      <text:p text:style-name="P97">– Гм! Я бы попросил тебя не касаться моих отношений с Рэйнбоу!</text:p>
      <text:p text:style-name="P97"><text:soft-page-break/>–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97">У меня сердце буквально ухнуло куда-то вниз, в область желудка.</text:p>
      <text:p text:style-name="P97">–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9">&lt;&gt;</text:span></text:p>
      <text:p text:style-name="P97">–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97">– Та ладно, не утешай. Я не маленький ребёнок. Долг платежом красен. Сделаю то, что ты хочешь. Как сумею.</text:p>
      <text:p text:style-name="P97">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97">Анакорн наблюдал за мной без улыбки. По его нейтральному выражению лица невозможно было догадаться, о чём он думает.</text:p>
      <text:p text:style-name="P97">– Ну вот и отлично. Рад, что мы наконец-то пришли к сделке.</text:p>
      <text:p text:style-name="P101">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01">– Пора закругляться. Ты начинаешь сгорать. Надо утрясти последние детали, пока ещё есть пару минут.</text:p>
      <text:p text:style-name="P97">– Валяй. Я тебя внимательно слушаю.</text:p>
      <text:p text:style-name="P97">–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2">Такова природа низкоэнергетических монад</text:span>.</text:p>
      <text:p text:style-name="P97">– А я разве сплю?</text:p>
      <text:p text:style-name="P97">– Сейчас — нет. Но как только мы закроем сделку — проснёшься. Потому что нет иного способа вернуть тебя в реальный мир.</text:p>
      <text:p text:style-name="P97">– Эээ, постой. А как я в Эквестрию и обратно возвращался?</text:p>
      <text:p text:style-name="P97">–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97">Так вот, возвращать тебя обратно в твой мир я не буду. </text:p>
      <text:p text:style-name="P97">Во-первых, может возникнуть временная <text:span text:style-name="T9">&lt;</text:span><text:span text:style-name="T22">парадокс</text:span><text:span text:style-name="T9">&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97">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9"> </text:span>Если вернуть тебя обратно — рано или поздно он тебя убьёт. Скорее рано, чем поздно.</text:p>
      <text:p text:style-name="P97"><text:soft-page-break/>–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97">–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97">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97">– Ты ещё увидишь пару снов на прощание. Удачи!</text:p>
      <text:p text:style-name="P97"/>
      <text:p text:style-name="P102">&lt;<text:span text:style-name="T1">- Но если миры Эквестрии станут существовать — появятся и те из них, в которых тьма страданий, постапокалипсис.</text:span></text:p>
      <text:p text:style-name="P102"><text:span text:style-name="T1">- И это лучше, чем не существовать, поверь</text:span>&gt;</text:p>
      <text:p text:style-name="P98">***</text:p>
      <text:p text:style-name="P98"/>
      <text:p text:style-name="P97">&lt;<text:span text:style-name="T22">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97"/>
      <text:p text:style-name="P97">– Привет, Макс. – образ Селестии снова реял передо мной, как <text:span text:style-name="T9">&lt;</text:span><text:span text:style-name="T22">полгода</text:span><text:span text:style-name="T9">&gt;</text:span> назад. – Я хочу поблагодарить тебя за всё.</text:p>
      <text:p text:style-name="P97">– Пожалста. – ответил я безучастно. – Всегда рад. Только Вам не нужно было ТАК распинаться, чтобы заручиться моей помощью.</text:p>
      <text:p text:style-name="P97">Селестия на мгновение смутилась, но продолжила.</text:p>
      <text:p text:style-name="P97">&lt;<text:span text:style-name="T22"> - Ты морочила мне яйца, чтобы заинтересовать? Всё, как Свирл указал?</text:span></text:p>
      <text:p text:style-name="P95">– Пожалуйста! <text:span text:style-name="T31">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text:span> И только любящее сердце Дэш спасло ситуацию.</text:p>
      <text:p text:style-name="P95">Я покачал головой.</text:p>
      <text:p text:style-name="P95">–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95">- Поверь, Макс, всё не так, как ты думаешь! Если бы у меня был шанс переиграть всё по новому! Клянусь, всё было бы совсем по другому!</text:p>
      <text:p text:style-name="P97"><text:span text:style-name="T22">- Это точно! Было бы точно всё по другому, я с конеёбством завязываю!</text:span>&gt;</text:p>
      <text:p text:style-name="P97">– <text:s text:c="2"/>За благополучие Эквестрии я бы и не ТАК разопнулась.<text:span text:style-name="T9"> Я</text:span><text:span text:style-name="T22">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2">У меня просто не было времени всё объяснить тебе. Моё сердце разрывалось от осознания того, что </text:span><text:soft-page-break/><text:span text:style-name="T22">вскоре предстоит разлука. Как бы я хотела, чтобы остался!</text:span>&gt;<text:span text:style-name="T2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02">–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28">Селестия кивнула, соглашаясь, и образ её начал меркнуть.</text:p>
      <text:p text:style-name="P133">– <text:span text:style-name="T1">Окей. Будь счастлив и... спасибо тебе за всё, Макс.</text:span></text:p>
      <text:p text:style-name="P103">Мне очень хочется, чтобы мы смогли встретиться в другое время, при других обстоятельствах. Быть может, у нас всё было бы по иному.</text:p>
      <text:p text:style-name="P128">…</text:p>
      <text:p text:style-name="P133">–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text:span><text:span text:style-name="T1">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28">Он нахлобучил на себя невесть откуда взявшуюся двууголку.</text:p>
      <text:p text:style-name="P128">– Как вам это нравится, господа?! Дискорд — спаситель Эквестрии! А ведь звучит!!! Разрешите откланяться!..</text:p>
      <text:p text:style-name="P128"/>
      <text:list xml:id="list1389571139122327958" text:style-name="L8">
        <text:list-header>
          <text:p text:style-name="P165">(<text:span text:style-name="T28">Луна — как повелительница снов, слышала разговор Макса с Анакорном</text:span>)</text:p>
          <text:p text:style-name="P166"/>
        </text:list-header>
      </text:list>
      <text:p text:style-name="P129">***</text:p>
      <text:p text:style-name="P93"><text:span text:style-name="T1">–</text:span> Ты?..</text:p>
      <text:p text:style-name="P93"><text:span text:style-name="T1">–</text:span> Ты??!</text:p>
      <text:p text:style-name="P93"><text:span text:style-name="T1">–</text:span> Ты мне снишься??</text:p>
      <text:p text:style-name="P93"><text:span text:style-name="T1">–</text:span> Это ты мне снишься!!</text:p>
      <text:p text:style-name="P93"><text:span text:style-name="T1">–</text:span> Неважно… Пусть мы друг-другу снимся… Ты как, Дэш?</text:p>
      <text:p text:style-name="P93"><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3">Как-то это не круто совсем!</text:span></text:p>
      <text:p text:style-name="P28">- <text:span text:style-name="T1">Дэш, - сказал я, едва сдерживая слёзы, - ты самая крутая в мире пони! Ты победила смерть! Ты умерла и вернулась с того света!</text:span></text:p>
      <text:p text:style-name="P93"><text:span text:style-name="T24">- Точно? Ну офигеть! </text:span>А ты как?</text:p>
      <text:p text:style-name="P93"><text:span text:style-name="T1">–</text:span> И я в порядке. Вот, возвращаюсь в свой мир. Ну, не совсем в свой. Почти в свой.</text:p>
      <text:p text:style-name="P93"><text:span text:style-name="T1">–</text:span> Навсегда?</text:p>
      <text:p text:style-name="P93"><text:span text:style-name="T1">–</text:span> Скорее всего, да.</text:p>
      <text:p text:style-name="P93"><text:span text:style-name="T1">–</text:span> Это плохо. Я хотела тебе сказать…</text:p>
      <text:p text:style-name="P93"><text:soft-page-break/><text:span text:style-name="T1">–</text:span> Не надо, Дэш. Не стоит терзать себя. Мне тоже очень хотелось остаться. Но так надо. Мне очень жаль…</text:p>
      <text:p text:style-name="P93"><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93"><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93"><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3"><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3"><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3"><text:span text:style-name="T1">–</text:span> И тебя, и Твайлайт, и Рэрити, и Селестию, и всех-всех-всех… Таковы правила.</text:p>
      <text:p text:style-name="P93"><text:span text:style-name="T9">– </text:span>Дискорд!.. Почему всё так паршиво… Я даже не могу уткнуться носом тебе в грудь. Я прохожу сквозь тебя, <text:span text:style-name="T9">–</text:span> всхлипнула сквозь зубы Рэйнбоу.</text:p>
      <text:p text:style-name="P93">Я опустил руку на шею Дэш и ощутил теплоту и лёгкое покалывание в пустоте.</text:p>
      <text:p text:style-name="P93"><text:span text:style-name="T9">–</text:span> Мне кажется, Дэш, <text:span text:style-name="T1">м</text:span>ы найдём способ связаться. Рано или поздно.</text:p>
      <text:p text:style-name="P93"><text:span text:style-name="T1">–</text:span> И лучше рано, чем поздно! Я не люблю ждать!</text:p>
      <text:p text:style-name="P93"><text:span text:style-name="T1">–</text:span> Да, Дэш. <text:span text:style-name="T1">–</text:span> её образ начал таять. <text:span text:style-name="T1">–</text:span> Да, я помню. Я всё ещё помню…</text:p>
      <text:p text:style-name="P93"/>
      <text:h text:style-name="P153" text:outline-level="2">Земля</text:h>
      <text:p text:style-name="P96">&lt;<text:span text:style-name="T58">Daft Punk – Get Lucky</text:span>&gt;</text:p>
      <text:p text:style-name="P96"/>
      <text:p text:style-name="P90">Я открыл глаза. <text:span text:style-name="T1">Бляяяяяяя... У</text:span>же десять... <text:span text:style-name="T1">Башка чугунная... Вот на кой хрен ложиться в </text:span><text:span text:style-name="T9">два</text:span><text:span text:style-name="T1">, чтоб потом спать до десяти и ни хрена не выспаться при этом?</text:span> На работу опять к <text:span text:style-name="T9">двенадцати приползу</text:span>. Надоело. <text:span text:style-name="T1">Закисать на работе — вредно для мозгов.</text:span> Надо отдохнуть. <text:span text:style-name="T9">Взят</text:span><text:span text:style-name="T1">ь, наконец, </text:span><text:s/>отпуск. <text:span text:style-name="T1">И пошло оно всё к ебеням!</text:span></text:p>
      <text:p text:style-name="P90"><text:span text:style-name="T1">Я нашарил ногами тапки и пошёл в ванную. Проходя мимо стола, зацепился взглядом за</text:span> эскиз <text:span text:style-name="T1">рисунка</text:span>.</text:p>
      <text:p text:style-name="P90">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91">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91">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91">Доставая из стола ключи от машины, опять наткнулся взглядом на эскиз.</text:p>
      <text:p text:style-name="P91"><text:soft-page-break/>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91">Назову-ка я фантазию «Последний фанфик»…</text:p>
      <text:p text:style-name="P91"/>
      <text:p text:style-name="P91"/>
      <text:p text:style-name="P91"/>
      <text:p text:style-name="P93"/>
      <text:p text:style-name="P93"/>
      <text:p text:style-name="P93"/>
      <text:p text:style-name="P94">...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93"/>
      <text:p text:style-name="P93">\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93"/>
      <text:p text:style-name="P76">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90</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2-02T23:50:26.42</dc:date>
    <meta:editing-duration>P105DT12H20M43S</meta:editing-duration>
    <meta:editing-cycles>6415</meta:editing-cycles>
    <meta:generator>OpenOffice/4.1.1$Win32 OpenOffice.org_project/411m6$Build-9775</meta:generator>
    <dc:creator>макс </dc:creator>
    <meta:document-statistic meta:table-count="0" meta:image-count="0" meta:object-count="0" meta:page-count="190" meta:paragraph-count="3971" meta:word-count="89978" meta:character-count="573447"/>
  </office:meta>
</office:document-meta>
</file>